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5.1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84.6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Joanna Kennedy Formal photo colour.jpg</text:p>
          </table:table-cell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string" calcext:value-type="string">
            <text:p>Rebecca Sparkes.jpg</text:p>
          </table:table-cell>
          <table:table-cell office:value-type="float" office:value="570" calcext:value-type="float">
            <text:p>570</text:p>
          </table:table-cell>
        </table:table-row>
        <table:table-row table:style-name="ro1">
          <table:table-cell office:value-type="string" calcext:value-type="string">
            <text:p>Martin_pic.JPG</text:p>
          </table:table-cell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string" calcext:value-type="string">
            <text:p>Owen_pic.jpg</text:p>
          </table:table-cell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string" calcext:value-type="string">
            <text:p>Sandra pic (2).JPG</text:p>
          </table:table-cell>
          <table:table-cell office:value-type="float" office:value="574" calcext:value-type="float">
            <text:p>574</text:p>
          </table:table-cell>
        </table:table-row>
        <table:table-row table:style-name="ro1">
          <table:table-cell office:value-type="string" calcext:value-type="string">
            <text:p>Liz Morrow.JPG</text:p>
          </table:table-cell>
          <table:table-cell office:value-type="float" office:value="575" calcext:value-type="float">
            <text:p>575</text:p>
          </table:table-cell>
        </table:table-row>
        <table:table-row table:style-name="ro1">
          <table:table-cell office:value-type="string" calcext:value-type="string">
            <text:p>Matt pic.jpg</text:p>
          </table:table-cell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string" calcext:value-type="string">
            <text:p>Jane Whaley_pic.JPG</text:p>
          </table:table-cell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string" calcext:value-type="string">
            <text:p>Sarah Mann.JPG</text:p>
          </table:table-cell>
          <table:table-cell office:value-type="float" office:value="578" calcext:value-type="float">
            <text:p>578</text:p>
          </table:table-cell>
        </table:table-row>
        <table:table-row table:style-name="ro1">
          <table:table-cell office:value-type="string" calcext:value-type="string">
            <text:p>Alison Taggart pic.JPG</text:p>
          </table:table-cell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string" calcext:value-type="string">
            <text:p>Maria pic (2).JPG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string" calcext:value-type="string">
            <text:p>Robert.jpg</text:p>
          </table:table-cell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string" calcext:value-type="string">
            <text:p>ElizabethNeville.jpg</text:p>
          </table:table-cell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string" calcext:value-type="string">
            <text:p>IMG_4506-med.jpg</text:p>
          </table:table-cell>
          <table:table-cell office:value-type="float" office:value="583" calcext:value-type="float">
            <text:p>583</text:p>
          </table:table-cell>
        </table:table-row>
        <table:table-row table:style-name="ro1">
          <table:table-cell office:value-type="string" calcext:value-type="string">
            <text:p>JamesStewart.jpg</text:p>
          </table:table-cell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string" calcext:value-type="string">
            <text:p>John Gieve.jpg</text:p>
          </table:table-cell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string" calcext:value-type="string">
            <text:p>Lord Waldegrave_pic.jpg</text:p>
          </table:table-cell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string" calcext:value-type="string">
            <text:p>Lynne Berry.jpg</text:p>
          </table:table-cell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string" calcext:value-type="string">
            <text:p>Malcom Evans Cropped.jpg</text:p>
          </table:table-cell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string" calcext:value-type="string">
            <text:p>Prof Dame Julia King 1.jpg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string" calcext:value-type="string">
            <text:p>RalphWaller.jpg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string" calcext:value-type="string">
            <text:p>Salley Vickers.jpg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string" calcext:value-type="string">
            <text:p>Sally Davies.jpg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string" calcext:value-type="string">
            <text:p>SimonPearce_pic.jpg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string" calcext:value-type="string">
            <text:p>Adelina Gavrila.jpg</text:p>
          </table:table-cell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string" calcext:value-type="string">
            <text:p>Cathy Jamieson.JPG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string" calcext:value-type="string">
            <text:p>Chris Dixon.JPG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string" calcext:value-type="string">
            <text:p>Florence Hazrat photo.jpg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Laura Castells Navarro photo smaller.jpg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Laura Schuhmacher Photo New.jpg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string" calcext:value-type="string">
            <text:p>Navjot Sangwan photo.jpg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string" calcext:value-type="string">
            <text:p>Neil Sadler.jpg</text:p>
          </table:table-cell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string" calcext:value-type="string">
            <text:p>Rebecca Black photo.JPG</text:p>
          </table:table-cell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string" calcext:value-type="string">
            <text:p>Sam Fowles Photo.jpg</text:p>
          </table:table-cell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string" calcext:value-type="string">
            <text:p>map.png</text:p>
          </table:table-cell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string" calcext:value-type="string">
            <text:p>lake.jpg</text:p>
          </table:table-cell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string" calcext:value-type="string">
            <text:p>Wedding &amp; Celebrations.jpg</text:p>
          </table:table-cell>
          <table:table-cell office:value-type="float" office:value="615" calcext:value-type="float">
            <text:p>615</text:p>
          </table:table-cell>
        </table:table-row>
        <table:table-row table:style-name="ro1">
          <table:table-cell office:value-type="string" calcext:value-type="string">
            <text:p>Lecture Attendees.jpg</text:p>
          </table:table-cell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string" calcext:value-type="string">
            <text:p>Services.jpg</text:p>
          </table:table-cell>
          <table:table-cell office:value-type="float" office:value="618" calcext:value-type="float">
            <text:p>618</text:p>
          </table:table-cell>
        </table:table-row>
        <table:table-row table:style-name="ro1">
          <table:table-cell office:value-type="string" calcext:value-type="string">
            <text:p>Grooms House.jpg</text:p>
          </table:table-cell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string" calcext:value-type="string">
            <text:p>Large Twin.jpg</text:p>
          </table:table-cell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string" calcext:value-type="string">
            <text:p>Cumberland Lodge Garden.jpg</text:p>
          </table:table-cell>
          <table:table-cell office:value-type="float" office:value="625" calcext:value-type="float">
            <text:p>625</text:p>
          </table:table-cell>
        </table:table-row>
        <table:table-row table:style-name="ro1">
          <table:table-cell office:value-type="string" calcext:value-type="string">
            <text:p>Cumberland Lodge Garden_0.jpg</text:p>
          </table:table-cell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string" calcext:value-type="string">
            <text:p>Denning.jpg</text:p>
          </table:table-cell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string" calcext:value-type="string">
            <text:p>Flitcroft.jpg</text:p>
          </table:table-cell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string" calcext:value-type="string">
            <text:p>Grooms-House.jpg</text:p>
          </table:table-cell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string" calcext:value-type="string">
            <text:p>american-bridge.jpg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string" calcext:value-type="string">
            <text:p>Janet-Atherton-Tuscan-Landscape.jpg</text:p>
          </table:table-cell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string" calcext:value-type="string">
            <text:p>runnymede-logo.jpg</text:p>
          </table:table-cell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string" calcext:value-type="string">
            <text:p>Queens-Belfast-Logo.jpg</text:p>
          </table:table-cell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string" calcext:value-type="string">
            <text:p>Tom-Kirkwood.jpg</text:p>
          </table:table-cell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string" calcext:value-type="string">
            <text:p>LSE.jpg</text:p>
          </table:table-cell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string" calcext:value-type="string">
            <text:p>Alasdair Pinkerton.jpg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string" calcext:value-type="string">
            <text:p>Alasdair Pinkerton_0.jpg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string" calcext:value-type="string">
            <text:p>rhu-london.jpg</text:p>
          </table:table-cell>
          <table:table-cell office:value-type="float" office:value="657" calcext:value-type="float">
            <text:p>657</text:p>
          </table:table-cell>
        </table:table-row>
        <table:table-row table:style-name="ro1">
          <table:table-cell office:value-type="string" calcext:value-type="string">
            <text:p>rad-logo.png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string" calcext:value-type="string">
            <text:p>Royal Academy of Dance_0.png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string" calcext:value-type="string">
            <text:p>Jane Whaley_pic.jpg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string" calcext:value-type="string">
            <text:p>Claire Agius.jpg</text:p>
          </table:table-cell>
          <table:table-cell office:value-type="float" office:value="742" calcext:value-type="float">
            <text:p>742</text:p>
          </table:table-cell>
        </table:table-row>
        <table:table-row table:style-name="ro1">
          <table:table-cell office:value-type="string" calcext:value-type="string">
            <text:p>Lorna Hardy.jpg</text:p>
          </table:table-cell>
          <table:table-cell office:value-type="float" office:value="743" calcext:value-type="float">
            <text:p>743</text:p>
          </table:table-cell>
        </table:table-row>
        <table:table-row table:style-name="ro1">
          <table:table-cell office:value-type="string" calcext:value-type="string">
            <text:p>HRH_Queen.jpg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string" calcext:value-type="string">
            <text:p>Houses of Parliament.jpg</text:p>
          </table:table-cell>
          <table:table-cell office:value-type="float" office:value="823" calcext:value-type="float">
            <text:p>823</text:p>
          </table:table-cell>
        </table:table-row>
        <table:table-row table:style-name="ro1">
          <table:table-cell office:value-type="string" calcext:value-type="string">
            <text:p>Christmas Dinner Smaller.jpg</text:p>
          </table:table-cell>
          <table:table-cell office:value-type="float" office:value="824" calcext:value-type="float">
            <text:p>824</text:p>
          </table:table-cell>
        </table:table-row>
        <table:table-row table:style-name="ro1">
          <table:table-cell office:value-type="string" calcext:value-type="string">
            <text:p>Cumberland Lodge Student Christmas Group Photograph.jpg</text:p>
          </table:table-cell>
          <table:table-cell office:value-type="float" office:value="825" calcext:value-type="float">
            <text:p>825</text:p>
          </table:table-cell>
        </table:table-row>
        <table:table-row table:style-name="ro1">
          <table:table-cell office:value-type="string" calcext:value-type="string">
            <text:p>Divided Brain Conference Image Small.jpg</text:p>
          </table:table-cell>
          <table:table-cell office:value-type="float" office:value="827" calcext:value-type="float">
            <text:p>827</text:p>
          </table:table-cell>
        </table:table-row>
        <table:table-row table:style-name="ro1">
          <table:table-cell office:value-type="string" calcext:value-type="string">
            <text:p>Iain McGilchrist Landscape Image.jpg</text:p>
          </table:table-cell>
          <table:table-cell office:value-type="float" office:value="832" calcext:value-type="float">
            <text:p>832</text:p>
          </table:table-cell>
        </table:table-row>
        <table:table-row table:style-name="ro1">
          <table:table-cell office:value-type="string" calcext:value-type="string">
            <text:p>Iain McGilchrist Confernece Image.jpg</text:p>
          </table:table-cell>
          <table:table-cell office:value-type="float" office:value="833" calcext:value-type="float">
            <text:p>833</text:p>
          </table:table-cell>
        </table:table-row>
        <table:table-row table:style-name="ro1">
          <table:table-cell office:value-type="string" calcext:value-type="string">
            <text:p>Economy and Social Justice.jpg</text:p>
          </table:table-cell>
          <table:table-cell office:value-type="float" office:value="868" calcext:value-type="float">
            <text:p>868</text:p>
          </table:table-cell>
        </table:table-row>
        <table:table-row table:style-name="ro1">
          <table:table-cell office:value-type="string" calcext:value-type="string">
            <text:p>Childrens health logo.jpg</text:p>
          </table:table-cell>
          <table:table-cell office:value-type="float" office:value="869" calcext:value-type="float">
            <text:p>869</text:p>
          </table:table-cell>
        </table:table-row>
        <table:table-row table:style-name="ro1">
          <table:table-cell office:value-type="string" calcext:value-type="string">
            <text:p>Police Tape Image 210x170.jpg</text:p>
          </table:table-cell>
          <table:table-cell office:value-type="float" office:value="870" calcext:value-type="float">
            <text:p>870</text:p>
          </table:table-cell>
        </table:table-row>
        <table:table-row table:style-name="ro1">
          <table:table-cell office:value-type="string" calcext:value-type="string">
            <text:p>Bill Knight Image.jpg</text:p>
          </table:table-cell>
          <table:table-cell office:value-type="float" office:value="872" calcext:value-type="float">
            <text:p>872</text:p>
          </table:table-cell>
        </table:table-row>
        <table:table-row table:style-name="ro1">
          <table:table-cell office:value-type="string" calcext:value-type="string">
            <text:p>Man and Water Bottles Image 210x130.jpg</text:p>
          </table:table-cell>
          <table:table-cell office:value-type="float" office:value="873" calcext:value-type="float">
            <text:p>873</text:p>
          </table:table-cell>
        </table:table-row>
        <table:table-row table:style-name="ro1">
          <table:table-cell office:value-type="string" calcext:value-type="string">
            <text:p>Simon Howard Presentation Front Cover.jpg</text:p>
          </table:table-cell>
          <table:table-cell office:value-type="float" office:value="877" calcext:value-type="float">
            <text:p>877</text:p>
          </table:table-cell>
        </table:table-row>
        <table:table-row table:style-name="ro1">
          <table:table-cell office:value-type="string" calcext:value-type="string">
            <text:p>Heem Shukla Presentation Front Cover.jpg</text:p>
          </table:table-cell>
          <table:table-cell office:value-type="float" office:value="879" calcext:value-type="float">
            <text:p>879</text:p>
          </table:table-cell>
        </table:table-row>
        <table:table-row table:style-name="ro1">
          <table:table-cell office:value-type="string" calcext:value-type="string">
            <text:p>Heem Shukla Presentation Front Cover_0.jpg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string" calcext:value-type="string">
            <text:p>Sally McManus Presentation Front Cover.jpg</text:p>
          </table:table-cell>
          <table:table-cell office:value-type="float" office:value="882" calcext:value-type="float">
            <text:p>882</text:p>
          </table:table-cell>
        </table:table-row>
        <table:table-row table:style-name="ro1">
          <table:table-cell office:value-type="string" calcext:value-type="string">
            <text:p>KBR Logo Low Res.jpg</text:p>
          </table:table-cell>
          <table:table-cell office:value-type="float" office:value="889" calcext:value-type="float">
            <text:p>889</text:p>
          </table:table-cell>
        </table:table-row>
        <table:table-row table:style-name="ro1">
          <table:table-cell office:value-type="string" calcext:value-type="string">
            <text:p>Police Mutual Logo.JPG</text:p>
          </table:table-cell>
          <table:table-cell office:value-type="float" office:value="892" calcext:value-type="float">
            <text:p>892</text:p>
          </table:table-cell>
        </table:table-row>
        <table:table-row table:style-name="ro1">
          <table:table-cell office:value-type="string" calcext:value-type="string">
            <text:p>IMG_5570.jpg</text:p>
          </table:table-cell>
          <table:table-cell office:value-type="float" office:value="893" calcext:value-type="float">
            <text:p>893</text:p>
          </table:table-cell>
        </table:table-row>
        <table:table-row table:style-name="ro1">
          <table:table-cell office:value-type="string" calcext:value-type="string">
            <text:p>Sortbroget_dansk_malkerace.jpg</text:p>
          </table:table-cell>
          <table:table-cell office:value-type="float" office:value="895" calcext:value-type="float">
            <text:p>895</text:p>
          </table:table-cell>
        </table:table-row>
        <table:table-row table:style-name="ro1">
          <table:table-cell office:value-type="string" calcext:value-type="string">
            <text:p>Thinking Faith Image_0.jpg</text:p>
          </table:table-cell>
          <table:table-cell office:value-type="float" office:value="902" calcext:value-type="float">
            <text:p>902</text:p>
          </table:table-cell>
        </table:table-row>
        <table:table-row table:style-name="ro1">
          <table:table-cell office:value-type="string" calcext:value-type="string">
            <text:p>london-947381_640.jpg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string" calcext:value-type="string">
            <text:p>Logo.png</text:p>
          </table:table-cell>
          <table:table-cell office:value-type="float" office:value="921" calcext:value-type="float">
            <text:p>921</text:p>
          </table:table-cell>
        </table:table-row>
        <table:table-row table:style-name="ro1">
          <table:table-cell office:value-type="string" calcext:value-type="string">
            <text:p>Inspiration.jpg</text:p>
          </table:table-cell>
          <table:table-cell office:value-type="float" office:value="924" calcext:value-type="float">
            <text:p>924</text:p>
          </table:table-cell>
        </table:table-row>
        <table:table-row table:style-name="ro1">
          <table:table-cell office:value-type="string" calcext:value-type="string">
            <text:p>James Clerk Maxwell_caricature_colour.jpg</text:p>
          </table:table-cell>
          <table:table-cell office:value-type="float" office:value="926" calcext:value-type="float">
            <text:p>926</text:p>
          </table:table-cell>
        </table:table-row>
        <table:table-row table:style-name="ro1">
          <table:table-cell office:value-type="string" calcext:value-type="string">
            <text:p>Internet.png</text:p>
          </table:table-cell>
          <table:table-cell office:value-type="float" office:value="929" calcext:value-type="float">
            <text:p>929</text:p>
          </table:table-cell>
        </table:table-row>
        <table:table-row table:style-name="ro1">
          <table:table-cell office:value-type="string" calcext:value-type="string">
            <text:p>Faerie Queene Image.jpg</text:p>
          </table:table-cell>
          <table:table-cell office:value-type="float" office:value="931" calcext:value-type="float">
            <text:p>931</text:p>
          </table:table-cell>
        </table:table-row>
        <table:table-row table:style-name="ro1">
          <table:table-cell office:value-type="string" calcext:value-type="string">
            <text:p>Religion and Secularisation.jpg</text:p>
          </table:table-cell>
          <table:table-cell office:value-type="float" office:value="933" calcext:value-type="float">
            <text:p>933</text:p>
          </table:table-cell>
        </table:table-row>
        <table:table-row table:style-name="ro1">
          <table:table-cell office:value-type="string" calcext:value-type="string">
            <text:p>Religion and the News.jpg</text:p>
          </table:table-cell>
          <table:table-cell office:value-type="float" office:value="935" calcext:value-type="float">
            <text:p>935</text:p>
          </table:table-cell>
        </table:table-row>
        <table:table-row table:style-name="ro1">
          <table:table-cell office:value-type="string" calcext:value-type="string">
            <text:p>Religion and the News Paper.jpg</text:p>
          </table:table-cell>
          <table:table-cell office:value-type="float" office:value="939" calcext:value-type="float">
            <text:p>939</text:p>
          </table:table-cell>
        </table:table-row>
        <table:table-row table:style-name="ro1">
          <table:table-cell office:value-type="string" calcext:value-type="string">
            <text:p>Religious Education.jpg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string" calcext:value-type="string">
            <text:p>LAtiva.jpg</text:p>
          </table:table-cell>
          <table:table-cell office:value-type="float" office:value="942" calcext:value-type="float">
            <text:p>942</text:p>
          </table:table-cell>
        </table:table-row>
        <table:table-row table:style-name="ro1">
          <table:table-cell office:value-type="string" calcext:value-type="string">
            <text:p>A boy jumps enlarged.jpg</text:p>
          </table:table-cell>
          <table:table-cell office:value-type="float" office:value="944" calcext:value-type="float">
            <text:p>944</text:p>
          </table:table-cell>
        </table:table-row>
        <table:table-row table:style-name="ro1">
          <table:table-cell office:value-type="string" calcext:value-type="string">
            <text:p>Beyond the Campus.jpg</text:p>
          </table:table-cell>
          <table:table-cell office:value-type="float" office:value="946" calcext:value-type="float">
            <text:p>946</text:p>
          </table:table-cell>
        </table:table-row>
        <table:table-row table:style-name="ro1">
          <table:table-cell office:value-type="string" calcext:value-type="string">
            <text:p>Book.jpg</text:p>
          </table:table-cell>
          <table:table-cell office:value-type="float" office:value="949" calcext:value-type="float">
            <text:p>949</text:p>
          </table:table-cell>
        </table:table-row>
        <table:table-row table:style-name="ro1">
          <table:table-cell office:value-type="string" calcext:value-type="string">
            <text:p>1304505299RabindranathTagore.jpg</text:p>
          </table:table-cell>
          <table:table-cell office:value-type="float" office:value="951" calcext:value-type="float">
            <text:p>951</text:p>
          </table:table-cell>
        </table:table-row>
        <table:table-row table:style-name="ro1">
          <table:table-cell office:value-type="string" calcext:value-type="string">
            <text:p>Bayeux image 600x180.jpg</text:p>
          </table:table-cell>
          <table:table-cell office:value-type="float" office:value="954" calcext:value-type="float">
            <text:p>954</text:p>
          </table:table-cell>
        </table:table-row>
        <table:table-row table:style-name="ro1">
          <table:table-cell office:value-type="string" calcext:value-type="string">
            <text:p>Bayeux 210x130.jpg</text:p>
          </table:table-cell>
          <table:table-cell office:value-type="float" office:value="955" calcext:value-type="float">
            <text:p>955</text:p>
          </table:table-cell>
        </table:table-row>
        <table:table-row table:style-name="ro1">
          <table:table-cell office:value-type="string" calcext:value-type="string">
            <text:p>Crisis in University.jpg</text:p>
          </table:table-cell>
          <table:table-cell office:value-type="float" office:value="956" calcext:value-type="float">
            <text:p>956</text:p>
          </table:table-cell>
        </table:table-row>
        <table:table-row table:style-name="ro1">
          <table:table-cell office:value-type="string" calcext:value-type="string">
            <text:p>Books.jpg</text:p>
          </table:table-cell>
          <table:table-cell office:value-type="float" office:value="958" calcext:value-type="float">
            <text:p>958</text:p>
          </table:table-cell>
        </table:table-row>
        <table:table-row table:style-name="ro1">
          <table:table-cell office:value-type="string" calcext:value-type="string">
            <text:p>OXford Univesity.jpg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string" calcext:value-type="string">
            <text:p>IBM logo small.jpg</text:p>
          </table:table-cell>
          <table:table-cell office:value-type="float" office:value="968" calcext:value-type="float">
            <text:p>968</text:p>
          </table:table-cell>
        </table:table-row>
        <table:table-row table:style-name="ro1">
          <table:table-cell office:value-type="string" calcext:value-type="string">
            <text:p>Dr Tim Brain Cover.jpg</text:p>
          </table:table-cell>
          <table:table-cell office:value-type="float" office:value="987" calcext:value-type="float">
            <text:p>987</text:p>
          </table:table-cell>
        </table:table-row>
        <table:table-row table:style-name="ro1">
          <table:table-cell office:value-type="string" calcext:value-type="string">
            <text:p>Divided Brain Conference Image Small_0.jpg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Population and Ethics Final Logo.jpg</text:p>
          </table:table-cell>
          <table:table-cell office:value-type="float" office:value="1004" calcext:value-type="float">
            <text:p>1004</text:p>
          </table:table-cell>
        </table:table-row>
        <table:table-row table:style-name="ro1">
          <table:table-cell office:value-type="string" calcext:value-type="string">
            <text:p>Garden Path.jpg</text:p>
          </table:table-cell>
          <table:table-cell office:value-type="float" office:value="1306" calcext:value-type="float">
            <text:p>1306</text:p>
          </table:table-cell>
        </table:table-row>
        <table:table-row table:style-name="ro1">
          <table:table-cell office:value-type="string" calcext:value-type="string">
            <text:p>Surveillance.jpg</text:p>
          </table:table-cell>
          <table:table-cell office:value-type="float" office:value="1307" calcext:value-type="float">
            <text:p>1307</text:p>
          </table:table-cell>
        </table:table-row>
        <table:table-row table:style-name="ro1">
          <table:table-cell office:value-type="string" calcext:value-type="string">
            <text:p>Drugs and Harm 285 x 140.jpg</text:p>
          </table:table-cell>
          <table:table-cell office:value-type="float" office:value="1309" calcext:value-type="float">
            <text:p>1309</text:p>
          </table:table-cell>
        </table:table-row>
        <table:table-row table:style-name="ro1">
          <table:table-cell office:value-type="string" calcext:value-type="string">
            <text:p>Drugs.jpg</text:p>
          </table:table-cell>
          <table:table-cell office:value-type="float" office:value="1311" calcext:value-type="float">
            <text:p>1311</text:p>
          </table:table-cell>
        </table:table-row>
        <table:table-row table:style-name="ro1">
          <table:table-cell office:value-type="string" calcext:value-type="string">
            <text:p>Fear.jpg</text:p>
          </table:table-cell>
          <table:table-cell office:value-type="float" office:value="1314" calcext:value-type="float">
            <text:p>1314</text:p>
          </table:table-cell>
        </table:table-row>
        <table:table-row table:style-name="ro1">
          <table:table-cell office:value-type="string" calcext:value-type="string">
            <text:p>Target.png</text:p>
          </table:table-cell>
          <table:table-cell office:value-type="float" office:value="1315" calcext:value-type="float">
            <text:p>1315</text:p>
          </table:table-cell>
        </table:table-row>
        <table:table-row table:style-name="ro1">
          <table:table-cell office:value-type="string" calcext:value-type="string">
            <text:p>Prison.jpg</text:p>
          </table:table-cell>
          <table:table-cell office:value-type="float" office:value="1317" calcext:value-type="float">
            <text:p>1317</text:p>
          </table:table-cell>
        </table:table-row>
        <table:table-row table:style-name="ro1">
          <table:table-cell office:value-type="string" calcext:value-type="string">
            <text:p>Domestic Violence.png</text:p>
          </table:table-cell>
          <table:table-cell office:value-type="float" office:value="1319" calcext:value-type="float">
            <text:p>1319</text:p>
          </table:table-cell>
        </table:table-row>
        <table:table-row table:style-name="ro1">
          <table:table-cell office:value-type="string" calcext:value-type="string">
            <text:p>NEighbourhood.jpg</text:p>
          </table:table-cell>
          <table:table-cell office:value-type="float" office:value="1321" calcext:value-type="float">
            <text:p>1321</text:p>
          </table:table-cell>
        </table:table-row>
        <table:table-row table:style-name="ro1">
          <table:table-cell office:value-type="string" calcext:value-type="string">
            <text:p>People Are Police.jpg</text:p>
          </table:table-cell>
          <table:table-cell office:value-type="float" office:value="1326" calcext:value-type="float">
            <text:p>1326</text:p>
          </table:table-cell>
        </table:table-row>
        <table:table-row table:style-name="ro1">
          <table:table-cell office:value-type="string" calcext:value-type="string">
            <text:p>Prison_0.jpg</text:p>
          </table:table-cell>
          <table:table-cell office:value-type="float" office:value="1327" calcext:value-type="float">
            <text:p>1327</text:p>
          </table:table-cell>
        </table:table-row>
        <table:table-row table:style-name="ro1">
          <table:table-cell office:value-type="string" calcext:value-type="string">
            <text:p>Lock.jpg</text:p>
          </table:table-cell>
          <table:table-cell office:value-type="float" office:value="1328" calcext:value-type="float">
            <text:p>1328</text:p>
          </table:table-cell>
        </table:table-row>
        <table:table-row table:style-name="ro1">
          <table:table-cell office:value-type="string" calcext:value-type="string">
            <text:p>Police Bike.jpg</text:p>
          </table:table-cell>
          <table:table-cell office:value-type="float" office:value="1330" calcext:value-type="float">
            <text:p>1330</text:p>
          </table:table-cell>
        </table:table-row>
        <table:table-row table:style-name="ro1">
          <table:table-cell office:value-type="string" calcext:value-type="string">
            <text:p>Handcuffs White Background 210x130.jpg</text:p>
          </table:table-cell>
          <table:table-cell office:value-type="float" office:value="1332" calcext:value-type="float">
            <text:p>1332</text:p>
          </table:table-cell>
        </table:table-row>
        <table:table-row table:style-name="ro1">
          <table:table-cell office:value-type="string" calcext:value-type="string">
            <text:p>Handcuffs-Black.jpg</text:p>
          </table:table-cell>
          <table:table-cell office:value-type="float" office:value="1334" calcext:value-type="float">
            <text:p>1334</text:p>
          </table:table-cell>
        </table:table-row>
        <table:table-row table:style-name="ro1">
          <table:table-cell office:value-type="string" calcext:value-type="string">
            <text:p>Police parade.jpg</text:p>
          </table:table-cell>
          <table:table-cell office:value-type="float" office:value="1336" calcext:value-type="float">
            <text:p>1336</text:p>
          </table:table-cell>
        </table:table-row>
        <table:table-row table:style-name="ro1">
          <table:table-cell office:value-type="string" calcext:value-type="string">
            <text:p>Cop March.jpg</text:p>
          </table:table-cell>
          <table:table-cell office:value-type="float" office:value="1337" calcext:value-type="float">
            <text:p>1337</text:p>
          </table:table-cell>
        </table:table-row>
        <table:table-row table:style-name="ro1">
          <table:table-cell office:value-type="string" calcext:value-type="string">
            <text:p>death flowers.jpg</text:p>
          </table:table-cell>
          <table:table-cell office:value-type="float" office:value="1339" calcext:value-type="float">
            <text:p>1339</text:p>
          </table:table-cell>
        </table:table-row>
        <table:table-row table:style-name="ro1">
          <table:table-cell office:value-type="string" calcext:value-type="string">
            <text:p>Bioethics icon.jpg</text:p>
          </table:table-cell>
          <table:table-cell office:value-type="float" office:value="1343" calcext:value-type="float">
            <text:p>1343</text:p>
          </table:table-cell>
        </table:table-row>
        <table:table-row table:style-name="ro1">
          <table:table-cell office:value-type="string" calcext:value-type="string">
            <text:p>dna.jpg</text:p>
          </table:table-cell>
          <table:table-cell office:value-type="float" office:value="1345" calcext:value-type="float">
            <text:p>1345</text:p>
          </table:table-cell>
        </table:table-row>
        <table:table-row table:style-name="ro1">
          <table:table-cell office:value-type="string" calcext:value-type="string">
            <text:p>HIV image 210.jpg</text:p>
          </table:table-cell>
          <table:table-cell office:value-type="float" office:value="1347" calcext:value-type="float">
            <text:p>1347</text:p>
          </table:table-cell>
        </table:table-row>
        <table:table-row table:style-name="ro1">
          <table:table-cell office:value-type="string" calcext:value-type="string">
            <text:p>Stethoscope cropped.jpg</text:p>
          </table:table-cell>
          <table:table-cell office:value-type="float" office:value="1349" calcext:value-type="float">
            <text:p>1349</text:p>
          </table:table-cell>
        </table:table-row>
        <table:table-row table:style-name="ro1">
          <table:table-cell office:value-type="string" calcext:value-type="string">
            <text:p>Conference image.jpg</text:p>
          </table:table-cell>
          <table:table-cell office:value-type="float" office:value="1351" calcext:value-type="float">
            <text:p>1351</text:p>
          </table:table-cell>
        </table:table-row>
        <table:table-row table:style-name="ro1">
          <table:table-cell office:value-type="string" calcext:value-type="string">
            <text:p>hands-981400_1920.jpg</text:p>
          </table:table-cell>
          <table:table-cell office:value-type="float" office:value="1353" calcext:value-type="float">
            <text:p>1353</text:p>
          </table:table-cell>
        </table:table-row>
        <table:table-row table:style-name="ro1">
          <table:table-cell office:value-type="string" calcext:value-type="string">
            <text:p>liverpool-1078854_1920.jpg</text:p>
          </table:table-cell>
          <table:table-cell office:value-type="float" office:value="1354" calcext:value-type="float">
            <text:p>1354</text:p>
          </table:table-cell>
        </table:table-row>
        <table:table-row table:style-name="ro1">
          <table:table-cell office:value-type="string" calcext:value-type="string">
            <text:p>cc social determinants logo.jpg</text:p>
          </table:table-cell>
          <table:table-cell office:value-type="float" office:value="1355" calcext:value-type="float">
            <text:p>1355</text:p>
          </table:table-cell>
        </table:table-row>
        <table:table-row table:style-name="ro1">
          <table:table-cell office:value-type="string" calcext:value-type="string">
            <text:p>family silhouette composite.png</text:p>
          </table:table-cell>
          <table:table-cell office:value-type="float" office:value="1356" calcext:value-type="float">
            <text:p>1356</text:p>
          </table:table-cell>
        </table:table-row>
        <table:table-row table:style-name="ro1">
          <table:table-cell office:value-type="string" calcext:value-type="string">
            <text:p>T Helper Cell.png</text:p>
          </table:table-cell>
          <table:table-cell office:value-type="float" office:value="1358" calcext:value-type="float">
            <text:p>1358</text:p>
          </table:table-cell>
        </table:table-row>
        <table:table-row table:style-name="ro1">
          <table:table-cell office:value-type="string" calcext:value-type="string">
            <text:p>Rural Population.jpg</text:p>
          </table:table-cell>
          <table:table-cell office:value-type="float" office:value="1360" calcext:value-type="float">
            <text:p>1360</text:p>
          </table:table-cell>
        </table:table-row>
        <table:table-row table:style-name="ro1">
          <table:table-cell office:value-type="string" calcext:value-type="string">
            <text:p>Antarctic.jpg</text:p>
          </table:table-cell>
          <table:table-cell office:value-type="float" office:value="1362" calcext:value-type="float">
            <text:p>1362</text:p>
          </table:table-cell>
        </table:table-row>
        <table:table-row table:style-name="ro1">
          <table:table-cell office:value-type="string" calcext:value-type="string">
            <text:p>Johannesburg.jpg</text:p>
          </table:table-cell>
          <table:table-cell office:value-type="float" office:value="1364" calcext:value-type="float">
            <text:p>1364</text:p>
          </table:table-cell>
        </table:table-row>
        <table:table-row table:style-name="ro1">
          <table:table-cell office:value-type="string" calcext:value-type="string">
            <text:p>Climate logo 140x285.jpg</text:p>
          </table:table-cell>
          <table:table-cell office:value-type="float" office:value="1366" calcext:value-type="float">
            <text:p>1366</text:p>
          </table:table-cell>
        </table:table-row>
        <table:table-row table:style-name="ro1">
          <table:table-cell office:value-type="string" calcext:value-type="string">
            <text:p>Climate Change.jpg</text:p>
          </table:table-cell>
          <table:table-cell office:value-type="float" office:value="1367" calcext:value-type="float">
            <text:p>1367</text:p>
          </table:table-cell>
        </table:table-row>
        <table:table-row table:style-name="ro1">
          <table:table-cell office:value-type="string" calcext:value-type="string">
            <text:p>Arts Funding.jpg</text:p>
          </table:table-cell>
          <table:table-cell office:value-type="float" office:value="1369" calcext:value-type="float">
            <text:p>1369</text:p>
          </table:table-cell>
        </table:table-row>
        <table:table-row table:style-name="ro1">
          <table:table-cell office:value-type="string" calcext:value-type="string">
            <text:p>Sunset.jpg</text:p>
          </table:table-cell>
          <table:table-cell office:value-type="float" office:value="1371" calcext:value-type="float">
            <text:p>1371</text:p>
          </table:table-cell>
        </table:table-row>
        <table:table-row table:style-name="ro1">
          <table:table-cell office:value-type="string" calcext:value-type="string">
            <text:p>Gender.png</text:p>
          </table:table-cell>
          <table:table-cell office:value-type="float" office:value="1373" calcext:value-type="float">
            <text:p>1373</text:p>
          </table:table-cell>
        </table:table-row>
        <table:table-row table:style-name="ro1">
          <table:table-cell office:value-type="string" calcext:value-type="string">
            <text:p>Squeezed Britain.jpg</text:p>
          </table:table-cell>
          <table:table-cell office:value-type="float" office:value="1375" calcext:value-type="float">
            <text:p>1375</text:p>
          </table:table-cell>
        </table:table-row>
        <table:table-row table:style-name="ro1">
          <table:table-cell office:value-type="string" calcext:value-type="string">
            <text:p>Minority Rights.jpg</text:p>
          </table:table-cell>
          <table:table-cell office:value-type="float" office:value="1377" calcext:value-type="float">
            <text:p>1377</text:p>
          </table:table-cell>
        </table:table-row>
        <table:table-row table:style-name="ro1">
          <table:table-cell office:value-type="string" calcext:value-type="string">
            <text:p>Why Languages Matter.png</text:p>
          </table:table-cell>
          <table:table-cell office:value-type="float" office:value="1379" calcext:value-type="float">
            <text:p>1379</text:p>
          </table:table-cell>
        </table:table-row>
        <table:table-row table:style-name="ro1">
          <table:table-cell office:value-type="string" calcext:value-type="string">
            <text:p>European Regional Politics.png</text:p>
          </table:table-cell>
          <table:table-cell office:value-type="float" office:value="1381" calcext:value-type="float">
            <text:p>1381</text:p>
          </table:table-cell>
        </table:table-row>
        <table:table-row table:style-name="ro1">
          <table:table-cell office:value-type="string" calcext:value-type="string">
            <text:p>Corporate Social Responsibility.jpg</text:p>
          </table:table-cell>
          <table:table-cell office:value-type="float" office:value="1383" calcext:value-type="float">
            <text:p>1383</text:p>
          </table:table-cell>
        </table:table-row>
        <table:table-row table:style-name="ro1">
          <table:table-cell office:value-type="string" calcext:value-type="string">
            <text:p>Translation.png</text:p>
          </table:table-cell>
          <table:table-cell office:value-type="float" office:value="1385" calcext:value-type="float">
            <text:p>1385</text:p>
          </table:table-cell>
        </table:table-row>
        <table:table-row table:style-name="ro1">
          <table:table-cell office:value-type="string" calcext:value-type="string">
            <text:p>Free Speech and the Internet.jpg</text:p>
          </table:table-cell>
          <table:table-cell office:value-type="float" office:value="1388" calcext:value-type="float">
            <text:p>1388</text:p>
          </table:table-cell>
        </table:table-row>
        <table:table-row table:style-name="ro1">
          <table:table-cell office:value-type="string" calcext:value-type="string">
            <text:p>Future of the Third Sector.jpg</text:p>
          </table:table-cell>
          <table:table-cell office:value-type="float" office:value="1390" calcext:value-type="float">
            <text:p>1390</text:p>
          </table:table-cell>
        </table:table-row>
        <table:table-row table:style-name="ro1">
          <table:table-cell office:value-type="string" calcext:value-type="string">
            <text:p>The New Politics of Belonging.jpg</text:p>
          </table:table-cell>
          <table:table-cell office:value-type="float" office:value="1392" calcext:value-type="float">
            <text:p>1392</text:p>
          </table:table-cell>
        </table:table-row>
        <table:table-row table:style-name="ro1">
          <table:table-cell office:value-type="string" calcext:value-type="string">
            <text:p>Swing.jpg</text:p>
          </table:table-cell>
          <table:table-cell office:value-type="float" office:value="1394" calcext:value-type="float">
            <text:p>1394</text:p>
          </table:table-cell>
        </table:table-row>
        <table:table-row table:style-name="ro1">
          <table:table-cell office:value-type="string" calcext:value-type="string">
            <text:p>Children\'s Rights.jpg</text:p>
          </table:table-cell>
          <table:table-cell office:value-type="float" office:value="1396" calcext:value-type="float">
            <text:p>1396</text:p>
          </table:table-cell>
        </table:table-row>
        <table:table-row table:style-name="ro1">
          <table:table-cell office:value-type="string" calcext:value-type="string">
            <text:p>teaching-661748_1920.jpg</text:p>
          </table:table-cell>
          <table:table-cell office:value-type="float" office:value="1398" calcext:value-type="float">
            <text:p>1398</text:p>
          </table:table-cell>
        </table:table-row>
        <table:table-row table:style-name="ro1">
          <table:table-cell office:value-type="string" calcext:value-type="string">
            <text:p>Workplace Organisation.jpg</text:p>
          </table:table-cell>
          <table:table-cell office:value-type="float" office:value="1399" calcext:value-type="float">
            <text:p>1399</text:p>
          </table:table-cell>
        </table:table-row>
        <table:table-row table:style-name="ro1">
          <table:table-cell office:value-type="string" calcext:value-type="string">
            <text:p>clock-70189_1920.jpg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reconnoiter-60779_1920.jpg</text:p>
          </table:table-cell>
          <table:table-cell office:value-type="float" office:value="1401" calcext:value-type="float">
            <text:p>1401</text:p>
          </table:table-cell>
        </table:table-row>
        <table:table-row table:style-name="ro1">
          <table:table-cell office:value-type="string" calcext:value-type="string">
            <text:p>heart-care-1040248_1280.png</text:p>
          </table:table-cell>
          <table:table-cell office:value-type="float" office:value="1402" calcext:value-type="float">
            <text:p>1402</text:p>
          </table:table-cell>
        </table:table-row>
        <table:table-row table:style-name="ro1">
          <table:table-cell office:value-type="string" calcext:value-type="string">
            <text:p>niki-de-saint-phalle-67684_1920.jpg</text:p>
          </table:table-cell>
          <table:table-cell office:value-type="float" office:value="1403" calcext:value-type="float">
            <text:p>1403</text:p>
          </table:table-cell>
        </table:table-row>
        <table:table-row table:style-name="ro1">
          <table:table-cell office:value-type="string" calcext:value-type="string">
            <text:p>baby-390941_1920.jpg</text:p>
          </table:table-cell>
          <table:table-cell office:value-type="float" office:value="1404" calcext:value-type="float">
            <text:p>1404</text:p>
          </table:table-cell>
        </table:table-row>
        <table:table-row table:style-name="ro1">
          <table:table-cell office:value-type="string" calcext:value-type="string">
            <text:p>children-516342_1920.jpg</text:p>
          </table:table-cell>
          <table:table-cell office:value-type="float" office:value="1405" calcext:value-type="float">
            <text:p>1405</text:p>
          </table:table-cell>
        </table:table-row>
        <table:table-row table:style-name="ro1">
          <table:table-cell office:value-type="string" calcext:value-type="string">
            <text:p>conference-room-768441_1920.jpg</text:p>
          </table:table-cell>
          <table:table-cell office:value-type="float" office:value="1406" calcext:value-type="float">
            <text:p>1406</text:p>
          </table:table-cell>
        </table:table-row>
        <table:table-row table:style-name="ro1">
          <table:table-cell office:value-type="string" calcext:value-type="string">
            <text:p>achievement-18134_1920.jpg</text:p>
          </table:table-cell>
          <table:table-cell office:value-type="float" office:value="1407" calcext:value-type="float">
            <text:p>1407</text:p>
          </table:table-cell>
        </table:table-row>
        <table:table-row table:style-name="ro1">
          <table:table-cell office:value-type="string" calcext:value-type="string">
            <text:p>balance-865817_1920.jpg</text:p>
          </table:table-cell>
          <table:table-cell office:value-type="float" office:value="1408" calcext:value-type="float">
            <text:p>1408</text:p>
          </table:table-cell>
        </table:table-row>
        <table:table-row table:style-name="ro1">
          <table:table-cell office:value-type="string" calcext:value-type="string">
            <text:p>continents-695162_1920.jpg</text:p>
          </table:table-cell>
          <table:table-cell office:value-type="float" office:value="1409" calcext:value-type="float">
            <text:p>1409</text:p>
          </table:table-cell>
        </table:table-row>
        <table:table-row table:style-name="ro1">
          <table:table-cell office:value-type="string" calcext:value-type="string">
            <text:p>africa-657774_1280.jpg</text:p>
          </table:table-cell>
          <table:table-cell office:value-type="float" office:value="1411" calcext:value-type="float">
            <text:p>1411</text:p>
          </table:table-cell>
        </table:table-row>
        <table:table-row table:style-name="ro1">
          <table:table-cell office:value-type="string" calcext:value-type="string">
            <text:p>circle-1270671_1280.png</text:p>
          </table:table-cell>
          <table:table-cell office:value-type="float" office:value="1412" calcext:value-type="float">
            <text:p>1412</text:p>
          </table:table-cell>
        </table:table-row>
        <table:table-row table:style-name="ro1">
          <table:table-cell office:value-type="string" calcext:value-type="string">
            <text:p>architecture-2671_1920.jpg</text:p>
          </table:table-cell>
          <table:table-cell office:value-type="float" office:value="1413" calcext:value-type="float">
            <text:p>1413</text:p>
          </table:table-cell>
        </table:table-row>
        <table:table-row table:style-name="ro1">
          <table:table-cell office:value-type="string" calcext:value-type="string">
            <text:p>st-pauls-cathedral-652629_1920.jpg</text:p>
          </table:table-cell>
          <table:table-cell office:value-type="float" office:value="1414" calcext:value-type="float">
            <text:p>1414</text:p>
          </table:table-cell>
        </table:table-row>
        <table:table-row table:style-name="ro1">
          <table:table-cell office:value-type="string" calcext:value-type="string">
            <text:p>three-1325105_1280.png</text:p>
          </table:table-cell>
          <table:table-cell office:value-type="float" office:value="1415" calcext:value-type="float">
            <text:p>1415</text:p>
          </table:table-cell>
        </table:table-row>
        <table:table-row table:style-name="ro1">
          <table:table-cell office:value-type="string" calcext:value-type="string">
            <text:p>neighborhood-802074_1920.jpg</text:p>
          </table:table-cell>
          <table:table-cell office:value-type="float" office:value="1416" calcext:value-type="float">
            <text:p>1416</text:p>
          </table:table-cell>
        </table:table-row>
        <table:table-row table:style-name="ro1">
          <table:table-cell office:value-type="string" calcext:value-type="string">
            <text:p>Ethnic Inequalities Conference Logo Small File Size.jpg</text:p>
          </table:table-cell>
          <table:table-cell office:value-type="float" office:value="1417" calcext:value-type="float">
            <text:p>1417</text:p>
          </table:table-cell>
        </table:table-row>
        <table:table-row table:style-name="ro1">
          <table:table-cell office:value-type="string" calcext:value-type="string">
            <text:p>CODE large.jpg</text:p>
          </table:table-cell>
          <table:table-cell office:value-type="float" office:value="1419" calcext:value-type="float">
            <text:p>1419</text:p>
          </table:table-cell>
        </table:table-row>
        <table:table-row table:style-name="ro1">
          <table:table-cell office:value-type="string" calcext:value-type="string">
            <text:p>Code Logo Small.jpg</text:p>
          </table:table-cell>
          <table:table-cell office:value-type="float" office:value="1420" calcext:value-type="float">
            <text:p>1420</text:p>
          </table:table-cell>
        </table:table-row>
        <table:table-row table:style-name="ro1">
          <table:table-cell office:value-type="string" calcext:value-type="string">
            <text:p>Tufyal Choudhury Cover.jpg</text:p>
          </table:table-cell>
          <table:table-cell office:value-type="float" office:value="1444" calcext:value-type="float">
            <text:p>1444</text:p>
          </table:table-cell>
        </table:table-row>
        <table:table-row table:style-name="ro1">
          <table:table-cell office:value-type="string" calcext:value-type="string">
            <text:p>Mental Health Logo with white background.jpg</text:p>
          </table:table-cell>
          <table:table-cell office:value-type="float" office:value="1445" calcext:value-type="float">
            <text:p>1445</text:p>
          </table:table-cell>
        </table:table-row>
        <table:table-row table:style-name="ro1">
          <table:table-cell office:value-type="string" calcext:value-type="string">
            <text:p>Cumberland Logo December.png</text:p>
          </table:table-cell>
          <table:table-cell office:value-type="float" office:value="1446" calcext:value-type="float">
            <text:p>1446</text:p>
          </table:table-cell>
        </table:table-row>
        <table:table-row table:style-name="ro1">
          <table:table-cell office:value-type="string" calcext:value-type="string">
            <text:p>Centre for the Study of Existential Risk.png</text:p>
          </table:table-cell>
          <table:table-cell office:value-type="float" office:value="1468" calcext:value-type="float">
            <text:p>1468</text:p>
          </table:table-cell>
        </table:table-row>
        <table:table-row table:style-name="ro1">
          <table:table-cell office:value-type="string" calcext:value-type="string">
            <text:p>Royal Economic Society.png</text:p>
          </table:table-cell>
          <table:table-cell office:value-type="float" office:value="1471" calcext:value-type="float">
            <text:p>1471</text:p>
          </table:table-cell>
        </table:table-row>
        <table:table-row table:style-name="ro1">
          <table:table-cell office:value-type="string" calcext:value-type="string">
            <text:p>Violence Against Women Conference Logo Large.jpg</text:p>
          </table:table-cell>
          <table:table-cell office:value-type="float" office:value="1473" calcext:value-type="float">
            <text:p>1473</text:p>
          </table:table-cell>
        </table:table-row>
        <table:table-row table:style-name="ro1">
          <table:table-cell office:value-type="string" calcext:value-type="string">
            <text:p>IMG_9776.jpg</text:p>
          </table:table-cell>
          <table:table-cell office:value-type="float" office:value="1477" calcext:value-type="float">
            <text:p>1477</text:p>
          </table:table-cell>
        </table:table-row>
        <table:table-row table:style-name="ro1">
          <table:table-cell office:value-type="string" calcext:value-type="string">
            <text:p>Architecture.jpg</text:p>
          </table:table-cell>
          <table:table-cell office:value-type="float" office:value="1478" calcext:value-type="float">
            <text:p>1478</text:p>
          </table:table-cell>
        </table:table-row>
        <table:table-row table:style-name="ro1">
          <table:table-cell office:value-type="string" calcext:value-type="string">
            <text:p>The Role of the Arts.jpg</text:p>
          </table:table-cell>
          <table:table-cell office:value-type="float" office:value="1482" calcext:value-type="float">
            <text:p>1482</text:p>
          </table:table-cell>
        </table:table-row>
        <table:table-row table:style-name="ro1">
          <table:table-cell office:value-type="string" calcext:value-type="string">
            <text:p>The Sopa Opera.jpg</text:p>
          </table:table-cell>
          <table:table-cell office:value-type="float" office:value="1483" calcext:value-type="float">
            <text:p>1483</text:p>
          </table:table-cell>
        </table:table-row>
        <table:table-row table:style-name="ro1">
          <table:table-cell office:value-type="string" calcext:value-type="string">
            <text:p>What Are Museums For.jpg</text:p>
          </table:table-cell>
          <table:table-cell office:value-type="float" office:value="1484" calcext:value-type="float">
            <text:p>1484</text:p>
          </table:table-cell>
        </table:table-row>
        <table:table-row table:style-name="ro1">
          <table:table-cell office:value-type="string" calcext:value-type="string">
            <text:p>Alcohol.jpg</text:p>
          </table:table-cell>
          <table:table-cell office:value-type="float" office:value="1485" calcext:value-type="float">
            <text:p>1485</text:p>
          </table:table-cell>
        </table:table-row>
        <table:table-row table:style-name="ro1">
          <table:table-cell office:value-type="string" calcext:value-type="string">
            <text:p>Drink and Disorder.jpg</text:p>
          </table:table-cell>
          <table:table-cell office:value-type="float" office:value="1486" calcext:value-type="float">
            <text:p>1486</text:p>
          </table:table-cell>
        </table:table-row>
        <table:table-row table:style-name="ro1">
          <table:table-cell office:value-type="string" calcext:value-type="string">
            <text:p>Marriage.jpg</text:p>
          </table:table-cell>
          <table:table-cell office:value-type="float" office:value="1487" calcext:value-type="float">
            <text:p>1487</text:p>
          </table:table-cell>
        </table:table-row>
        <table:table-row table:style-name="ro1">
          <table:table-cell office:value-type="string" calcext:value-type="string">
            <text:p>Ageing.jpg</text:p>
          </table:table-cell>
          <table:table-cell office:value-type="float" office:value="1488" calcext:value-type="float">
            <text:p>1488</text:p>
          </table:table-cell>
        </table:table-row>
        <table:table-row table:style-name="ro1">
          <table:table-cell office:value-type="string" calcext:value-type="string">
            <text:p>Stehoscope.png</text:p>
          </table:table-cell>
          <table:table-cell office:value-type="float" office:value="1489" calcext:value-type="float">
            <text:p>1489</text:p>
          </table:table-cell>
        </table:table-row>
        <table:table-row table:style-name="ro1">
          <table:table-cell office:value-type="string" calcext:value-type="string">
            <text:p>NHS Logo.png</text:p>
          </table:table-cell>
          <table:table-cell office:value-type="float" office:value="1490" calcext:value-type="float">
            <text:p>1490</text:p>
          </table:table-cell>
        </table:table-row>
        <table:table-row table:style-name="ro1">
          <table:table-cell office:value-type="string" calcext:value-type="string">
            <text:p>Waiting Room.jpg</text:p>
          </table:table-cell>
          <table:table-cell office:value-type="float" office:value="1491" calcext:value-type="float">
            <text:p>1491</text:p>
          </table:table-cell>
        </table:table-row>
        <table:table-row table:style-name="ro1">
          <table:table-cell office:value-type="string" calcext:value-type="string">
            <text:p>NHS Collaboration.jpg</text:p>
          </table:table-cell>
          <table:table-cell office:value-type="float" office:value="1492" calcext:value-type="float">
            <text:p>1492</text:p>
          </table:table-cell>
        </table:table-row>
        <table:table-row table:style-name="ro1">
          <table:table-cell office:value-type="string" calcext:value-type="string">
            <text:p>NHS Standards of Care.jpg</text:p>
          </table:table-cell>
          <table:table-cell office:value-type="float" office:value="1493" calcext:value-type="float">
            <text:p>1493</text:p>
          </table:table-cell>
        </table:table-row>
        <table:table-row table:style-name="ro1">
          <table:table-cell office:value-type="string" calcext:value-type="string">
            <text:p>Christians and Muslims.jpg</text:p>
          </table:table-cell>
          <table:table-cell office:value-type="float" office:value="1494" calcext:value-type="float">
            <text:p>1494</text:p>
          </table:table-cell>
        </table:table-row>
        <table:table-row table:style-name="ro1">
          <table:table-cell office:value-type="string" calcext:value-type="string">
            <text:p>Islam the British Experience.jpg</text:p>
          </table:table-cell>
          <table:table-cell office:value-type="float" office:value="1496" calcext:value-type="float">
            <text:p>1496</text:p>
          </table:table-cell>
        </table:table-row>
        <table:table-row table:style-name="ro1">
          <table:table-cell office:value-type="string" calcext:value-type="string">
            <text:p>Religion and Society.jpg</text:p>
          </table:table-cell>
          <table:table-cell office:value-type="float" office:value="1497" calcext:value-type="float">
            <text:p>1497</text:p>
          </table:table-cell>
        </table:table-row>
        <table:table-row table:style-name="ro1">
          <table:table-cell office:value-type="string" calcext:value-type="string">
            <text:p>Reawakening.jpg</text:p>
          </table:table-cell>
          <table:table-cell office:value-type="float" office:value="1498" calcext:value-type="float">
            <text:p>1498</text:p>
          </table:table-cell>
        </table:table-row>
        <table:table-row table:style-name="ro1">
          <table:table-cell office:value-type="string" calcext:value-type="string">
            <text:p>World Christianity.jpg</text:p>
          </table:table-cell>
          <table:table-cell office:value-type="float" office:value="1499" calcext:value-type="float">
            <text:p>1499</text:p>
          </table:table-cell>
        </table:table-row>
        <table:table-row table:style-name="ro1">
          <table:table-cell office:value-type="string" calcext:value-type="string">
            <text:p>Being British.jpg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string" calcext:value-type="string">
            <text:p>Making Cities Work.jpg</text:p>
          </table:table-cell>
          <table:table-cell office:value-type="float" office:value="1501" calcext:value-type="float">
            <text:p>1501</text:p>
          </table:table-cell>
        </table:table-row>
        <table:table-row table:style-name="ro1">
          <table:table-cell office:value-type="string" calcext:value-type="string">
            <text:p>Policing the Environment.jpg</text:p>
          </table:table-cell>
          <table:table-cell office:value-type="float" office:value="1502" calcext:value-type="float">
            <text:p>1502</text:p>
          </table:table-cell>
        </table:table-row>
        <table:table-row table:style-name="ro1">
          <table:table-cell office:value-type="string" calcext:value-type="string">
            <text:p>The Environment Debate.jpg</text:p>
          </table:table-cell>
          <table:table-cell office:value-type="float" office:value="1503" calcext:value-type="float">
            <text:p>1503</text:p>
          </table:table-cell>
        </table:table-row>
        <table:table-row table:style-name="ro1">
          <table:table-cell office:value-type="string" calcext:value-type="string">
            <text:p>New Politics of Economy.jpg</text:p>
          </table:table-cell>
          <table:table-cell office:value-type="float" office:value="1504" calcext:value-type="float">
            <text:p>1504</text:p>
          </table:table-cell>
        </table:table-row>
        <table:table-row table:style-name="ro1">
          <table:table-cell office:value-type="string" calcext:value-type="string">
            <text:p>Urban Growth.jpg</text:p>
          </table:table-cell>
          <table:table-cell office:value-type="float" office:value="1505" calcext:value-type="float">
            <text:p>1505</text:p>
          </table:table-cell>
        </table:table-row>
        <table:table-row table:style-name="ro1">
          <table:table-cell office:value-type="string" calcext:value-type="string">
            <text:p>Iman Azzi Photo.jpg</text:p>
          </table:table-cell>
          <table:table-cell office:value-type="float" office:value="1506" calcext:value-type="float">
            <text:p>1506</text:p>
          </table:table-cell>
        </table:table-row>
        <table:table-row table:style-name="ro1">
          <table:table-cell office:value-type="string" calcext:value-type="string">
            <text:p>Harriet Hoffler Photo.jpg</text:p>
          </table:table-cell>
          <table:table-cell office:value-type="float" office:value="1507" calcext:value-type="float">
            <text:p>1507</text:p>
          </table:table-cell>
        </table:table-row>
        <table:table-row table:style-name="ro1">
          <table:table-cell office:value-type="string" calcext:value-type="string">
            <text:p>Rebecca Love Photo.jpg</text:p>
          </table:table-cell>
          <table:table-cell office:value-type="float" office:value="1508" calcext:value-type="float">
            <text:p>1508</text:p>
          </table:table-cell>
        </table:table-row>
        <table:table-row table:style-name="ro1">
          <table:table-cell office:value-type="string" calcext:value-type="string">
            <text:p>Nick Thompson Photo.jpg</text:p>
          </table:table-cell>
          <table:table-cell office:value-type="float" office:value="1509" calcext:value-type="float">
            <text:p>1509</text:p>
          </table:table-cell>
        </table:table-row>
        <table:table-row table:style-name="ro1">
          <table:table-cell office:value-type="string" calcext:value-type="string">
            <text:p>Liisa Tuhkanen Photo.png</text:p>
          </table:table-cell>
          <table:table-cell office:value-type="float" office:value="1510" calcext:value-type="float">
            <text:p>1510</text:p>
          </table:table-cell>
        </table:table-row>
        <table:table-row table:style-name="ro1">
          <table:table-cell office:value-type="string" calcext:value-type="string">
            <text:p>Michael Veale Photo.jpg</text:p>
          </table:table-cell>
          <table:table-cell office:value-type="float" office:value="1511" calcext:value-type="float">
            <text:p>1511</text:p>
          </table:table-cell>
        </table:table-row>
        <table:table-row table:style-name="ro1">
          <table:table-cell office:value-type="string" calcext:value-type="string">
            <text:p>Travis Elborough Book Cover.png</text:p>
          </table:table-cell>
          <table:table-cell office:value-type="float" office:value="1514" calcext:value-type="float">
            <text:p>1514</text:p>
          </table:table-cell>
        </table:table-row>
        <table:table-row table:style-name="ro1">
          <table:table-cell office:value-type="string" calcext:value-type="string">
            <text:p>Windsor Festival Logo Gold Smaller.jpg</text:p>
          </table:table-cell>
          <table:table-cell office:value-type="float" office:value="1515" calcext:value-type="float">
            <text:p>1515</text:p>
          </table:table-cell>
        </table:table-row>
        <table:table-row table:style-name="ro1">
          <table:table-cell office:value-type="string" calcext:value-type="string">
            <text:p>Adrian Tinniswood Book Cover Smaller.jpg</text:p>
          </table:table-cell>
          <table:table-cell office:value-type="float" office:value="1516" calcext:value-type="float">
            <text:p>1516</text:p>
          </table:table-cell>
        </table:table-row>
        <table:table-row table:style-name="ro1">
          <table:table-cell office:value-type="string" calcext:value-type="string">
            <text:p>Windsor Festival Logo Gold Smaller_0.jpg</text:p>
          </table:table-cell>
          <table:table-cell office:value-type="float" office:value="1517" calcext:value-type="float">
            <text:p>1517</text:p>
          </table:table-cell>
        </table:table-row>
        <table:table-row table:style-name="ro1">
          <table:table-cell office:value-type="string" calcext:value-type="string">
            <text:p>Adrian Tinniswood Book Cover Smaller_0.jpg</text:p>
          </table:table-cell>
          <table:table-cell office:value-type="float" office:value="1518" calcext:value-type="float">
            <text:p>1518</text:p>
          </table:table-cell>
        </table:table-row>
        <table:table-row table:style-name="ro1">
          <table:table-cell office:value-type="string" calcext:value-type="string">
            <text:p>Madeleine Bunting Book Cover Smaller.jpg</text:p>
          </table:table-cell>
          <table:table-cell office:value-type="float" office:value="1519" calcext:value-type="float">
            <text:p>1519</text:p>
          </table:table-cell>
        </table:table-row>
        <table:table-row table:style-name="ro1">
          <table:table-cell office:value-type="string" calcext:value-type="string">
            <text:p>Windsor Festival Logo Gold Smaller_1.jpg</text:p>
          </table:table-cell>
          <table:table-cell office:value-type="float" office:value="1520" calcext:value-type="float">
            <text:p>1520</text:p>
          </table:table-cell>
        </table:table-row>
        <table:table-row table:style-name="ro1">
          <table:table-cell office:value-type="string" calcext:value-type="string">
            <text:p>Sarah Gristwood Book Cover.jpg</text:p>
          </table:table-cell>
          <table:table-cell office:value-type="float" office:value="1521" calcext:value-type="float">
            <text:p>1521</text:p>
          </table:table-cell>
        </table:table-row>
        <table:table-row table:style-name="ro1">
          <table:table-cell office:value-type="string" calcext:value-type="string">
            <text:p>Windsor Festival Logo Gold Smaller_3.jpg</text:p>
          </table:table-cell>
          <table:table-cell office:value-type="float" office:value="1523" calcext:value-type="float">
            <text:p>1523</text:p>
          </table:table-cell>
        </table:table-row>
        <table:table-row table:style-name="ro1">
          <table:table-cell office:value-type="string" calcext:value-type="string">
            <text:p>Professor Sir Partha Dasgupta Official.jpg</text:p>
          </table:table-cell>
          <table:table-cell office:value-type="float" office:value="1524" calcext:value-type="float">
            <text:p>1524</text:p>
          </table:table-cell>
        </table:table-row>
        <table:table-row table:style-name="ro1">
          <table:table-cell office:value-type="string" calcext:value-type="string">
            <text:p>Crime and Disorder.jpg</text:p>
          </table:table-cell>
          <table:table-cell office:value-type="float" office:value="1533" calcext:value-type="float">
            <text:p>1533</text:p>
          </table:table-cell>
        </table:table-row>
        <table:table-row table:style-name="ro1">
          <table:table-cell office:value-type="string" calcext:value-type="string">
            <text:p>Criminal Justice and the Media.jpg</text:p>
          </table:table-cell>
          <table:table-cell office:value-type="float" office:value="1534" calcext:value-type="float">
            <text:p>1534</text:p>
          </table:table-cell>
        </table:table-row>
        <table:table-row table:style-name="ro1">
          <table:table-cell office:value-type="string" calcext:value-type="string">
            <text:p>Drugs Where Next.jpg</text:p>
          </table:table-cell>
          <table:table-cell office:value-type="float" office:value="1535" calcext:value-type="float">
            <text:p>1535</text:p>
          </table:table-cell>
        </table:table-row>
        <table:table-row table:style-name="ro1">
          <table:table-cell office:value-type="string" calcext:value-type="string">
            <text:p>Homeless.jpg</text:p>
          </table:table-cell>
          <table:table-cell office:value-type="float" office:value="1536" calcext:value-type="float">
            <text:p>1536</text:p>
          </table:table-cell>
        </table:table-row>
        <table:table-row table:style-name="ro1">
          <table:table-cell office:value-type="string" calcext:value-type="string">
            <text:p>Policing and Safety.jpg</text:p>
          </table:table-cell>
          <table:table-cell office:value-type="float" office:value="1537" calcext:value-type="float">
            <text:p>1537</text:p>
          </table:table-cell>
        </table:table-row>
        <table:table-row table:style-name="ro1">
          <table:table-cell office:value-type="string" calcext:value-type="string">
            <text:p>Prisons in the Community.jpg</text:p>
          </table:table-cell>
          <table:table-cell office:value-type="float" office:value="1538" calcext:value-type="float">
            <text:p>1538</text:p>
          </table:table-cell>
        </table:table-row>
        <table:table-row table:style-name="ro1">
          <table:table-cell office:value-type="string" calcext:value-type="string">
            <text:p>Responding to Domestic Violence.jpg</text:p>
          </table:table-cell>
          <table:table-cell office:value-type="float" office:value="1539" calcext:value-type="float">
            <text:p>1539</text:p>
          </table:table-cell>
        </table:table-row>
        <table:table-row table:style-name="ro1">
          <table:table-cell office:value-type="string" calcext:value-type="string">
            <text:p>Victims\' Rights.jpg</text:p>
          </table:table-cell>
          <table:table-cell office:value-type="float" office:value="1540" calcext:value-type="float">
            <text:p>1540</text:p>
          </table:table-cell>
        </table:table-row>
        <table:table-row table:style-name="ro1">
          <table:table-cell office:value-type="string" calcext:value-type="string">
            <text:p>Youth Offenders.jpg</text:p>
          </table:table-cell>
          <table:table-cell office:value-type="float" office:value="1541" calcext:value-type="float">
            <text:p>1541</text:p>
          </table:table-cell>
        </table:table-row>
        <table:table-row table:style-name="ro1">
          <table:table-cell office:value-type="string" calcext:value-type="string">
            <text:p>Cumberland Lodge Police Conference Image 2016 Small_0.jpg</text:p>
          </table:table-cell>
          <table:table-cell office:value-type="float" office:value="1542" calcext:value-type="float">
            <text:p>1542</text:p>
          </table:table-cell>
        </table:table-row>
        <table:table-row table:style-name="ro1">
          <table:table-cell office:value-type="string" calcext:value-type="string">
            <text:p>Post School Learning.jpg</text:p>
          </table:table-cell>
          <table:table-cell office:value-type="float" office:value="1543" calcext:value-type="float">
            <text:p>1543</text:p>
          </table:table-cell>
        </table:table-row>
        <table:table-row table:style-name="ro1">
          <table:table-cell office:value-type="string" calcext:value-type="string">
            <text:p>British Muslims and State Education.jpg</text:p>
          </table:table-cell>
          <table:table-cell office:value-type="float" office:value="1544" calcext:value-type="float">
            <text:p>1544</text:p>
          </table:table-cell>
        </table:table-row>
        <table:table-row table:style-name="ro1">
          <table:table-cell office:value-type="string" calcext:value-type="string">
            <text:p>Celebrating Racial Diversity.jpg</text:p>
          </table:table-cell>
          <table:table-cell office:value-type="float" office:value="1545" calcext:value-type="float">
            <text:p>1545</text:p>
          </table:table-cell>
        </table:table-row>
        <table:table-row table:style-name="ro1">
          <table:table-cell office:value-type="string" calcext:value-type="string">
            <text:p>Commonwealth Higher Education_0.jpg</text:p>
          </table:table-cell>
          <table:table-cell office:value-type="float" office:value="1547" calcext:value-type="float">
            <text:p>1547</text:p>
          </table:table-cell>
        </table:table-row>
        <table:table-row table:style-name="ro1">
          <table:table-cell office:value-type="string" calcext:value-type="string">
            <text:p>Overseas Students.jpg</text:p>
          </table:table-cell>
          <table:table-cell office:value-type="float" office:value="1548" calcext:value-type="float">
            <text:p>1548</text:p>
          </table:table-cell>
        </table:table-row>
        <table:table-row table:style-name="ro1">
          <table:table-cell office:value-type="string" calcext:value-type="string">
            <text:p>Values in Commonwealth Education.jpg</text:p>
          </table:table-cell>
          <table:table-cell office:value-type="float" office:value="1549" calcext:value-type="float">
            <text:p>1549</text:p>
          </table:table-cell>
        </table:table-row>
        <table:table-row table:style-name="ro1">
          <table:table-cell office:value-type="string" calcext:value-type="string">
            <text:p>What Are Universities For.jpg</text:p>
          </table:table-cell>
          <table:table-cell office:value-type="float" office:value="1550" calcext:value-type="float">
            <text:p>1550</text:p>
          </table:table-cell>
        </table:table-row>
        <table:table-row table:style-name="ro1">
          <table:table-cell office:value-type="string" calcext:value-type="string">
            <text:p>An Asian Agenda for British Public Policy.jpg</text:p>
          </table:table-cell>
          <table:table-cell office:value-type="float" office:value="1551" calcext:value-type="float">
            <text:p>1551</text:p>
          </table:table-cell>
        </table:table-row>
        <table:table-row table:style-name="ro1">
          <table:table-cell office:value-type="string" calcext:value-type="string">
            <text:p>Britain</text:p>
          </table:table-cell>
          <table:table-cell office:value-type="float" office:value="1552" calcext:value-type="float">
            <text:p>1552</text:p>
          </table:table-cell>
        </table:table-row>
        <table:table-row table:style-name="ro1">
          <table:table-cell office:value-type="string" calcext:value-type="string">
            <text:p>Crime Reduction.png</text:p>
          </table:table-cell>
          <table:table-cell office:value-type="float" office:value="1553" calcext:value-type="float">
            <text:p>1553</text:p>
          </table:table-cell>
        </table:table-row>
        <table:table-row table:style-name="ro1">
          <table:table-cell office:value-type="string" calcext:value-type="string">
            <text:p>Serving the People.jpg</text:p>
          </table:table-cell>
          <table:table-cell office:value-type="float" office:value="1554" calcext:value-type="float">
            <text:p>1554</text:p>
          </table:table-cell>
        </table:table-row>
        <table:table-row table:style-name="ro1">
          <table:table-cell office:value-type="string" calcext:value-type="string">
            <text:p>The End of Britain.png</text:p>
          </table:table-cell>
          <table:table-cell office:value-type="float" office:value="1555" calcext:value-type="float">
            <text:p>1555</text:p>
          </table:table-cell>
        </table:table-row>
        <table:table-row table:style-name="ro1">
          <table:table-cell office:value-type="string" calcext:value-type="string">
            <text:p>Democratic Society.jpg</text:p>
          </table:table-cell>
          <table:table-cell office:value-type="float" office:value="1556" calcext:value-type="float">
            <text:p>1556</text:p>
          </table:table-cell>
        </table:table-row>
        <table:table-row table:style-name="ro1">
          <table:table-cell office:value-type="string" calcext:value-type="string">
            <text:p>British Society for Population Studies.jpg</text:p>
          </table:table-cell>
          <table:table-cell office:value-type="float" office:value="1559" calcext:value-type="float">
            <text:p>1559</text:p>
          </table:table-cell>
        </table:table-row>
        <table:table-row table:style-name="ro1">
          <table:table-cell office:value-type="string" calcext:value-type="string">
            <text:p>Year of the Family.jpg</text:p>
          </table:table-cell>
          <table:table-cell office:value-type="float" office:value="1563" calcext:value-type="float">
            <text:p>1563</text:p>
          </table:table-cell>
        </table:table-row>
        <table:table-row table:style-name="ro1">
          <table:table-cell office:value-type="string" calcext:value-type="string">
            <text:p>Children and Young People at Risk.jpg</text:p>
          </table:table-cell>
          <table:table-cell office:value-type="float" office:value="1564" calcext:value-type="float">
            <text:p>1564</text:p>
          </table:table-cell>
        </table:table-row>
        <table:table-row table:style-name="ro1">
          <table:table-cell office:value-type="string" calcext:value-type="string">
            <text:p>Turning the Tider.png</text:p>
          </table:table-cell>
          <table:table-cell office:value-type="float" office:value="1565" calcext:value-type="float">
            <text:p>1565</text:p>
          </table:table-cell>
        </table:table-row>
        <table:table-row table:style-name="ro1">
          <table:table-cell office:value-type="string" calcext:value-type="string">
            <text:p>Troublesome Adolescent.jpg</text:p>
          </table:table-cell>
          <table:table-cell office:value-type="float" office:value="1566" calcext:value-type="float">
            <text:p>1566</text:p>
          </table:table-cell>
        </table:table-row>
        <table:table-row table:style-name="ro1">
          <table:table-cell office:value-type="string" calcext:value-type="string">
            <text:p>Sir Mark Walport Front Cover.jpg</text:p>
          </table:table-cell>
          <table:table-cell office:value-type="float" office:value="1567" calcext:value-type="float">
            <text:p>1567</text:p>
          </table:table-cell>
        </table:table-row>
        <table:table-row table:style-name="ro1">
          <table:table-cell office:value-type="string" calcext:value-type="string">
            <text:p>Sir Mark Walport Front Cover Square_0.jpg</text:p>
          </table:table-cell>
          <table:table-cell office:value-type="float" office:value="1569" calcext:value-type="float">
            <text:p>1569</text:p>
          </table:table-cell>
        </table:table-row>
        <table:table-row table:style-name="ro1">
          <table:table-cell office:value-type="string" calcext:value-type="string">
            <text:p>BFG dream bottles at Cumberland Lodge (3) web use.jpg</text:p>
          </table:table-cell>
          <table:table-cell office:value-type="float" office:value="1572" calcext:value-type="float">
            <text:p>1572</text:p>
          </table:table-cell>
        </table:table-row>
        <table:table-row table:style-name="ro1">
          <table:table-cell office:value-type="string" calcext:value-type="string">
            <text:p>BFG dream bottles at Cumberland Lodge (3) web use_0.jpg</text:p>
          </table:table-cell>
          <table:table-cell office:value-type="float" office:value="1573" calcext:value-type="float">
            <text:p>1573</text:p>
          </table:table-cell>
        </table:table-row>
        <table:table-row table:style-name="ro1">
          <table:table-cell office:value-type="string" calcext:value-type="string">
            <text:p>BFG dream bottles at Cumberland Lodge (3) web use_1.jpg</text:p>
          </table:table-cell>
          <table:table-cell office:value-type="float" office:value="1574" calcext:value-type="float">
            <text:p>1574</text:p>
          </table:table-cell>
        </table:table-row>
        <table:table-row table:style-name="ro1">
          <table:table-cell office:value-type="string" calcext:value-type="string">
            <text:p>Society for Applied Philosophy.gif</text:p>
          </table:table-cell>
          <table:table-cell office:value-type="float" office:value="1575" calcext:value-type="float">
            <text:p>1575</text:p>
          </table:table-cell>
        </table:table-row>
        <table:table-row table:style-name="ro1">
          <table:table-cell office:value-type="string" calcext:value-type="string">
            <text:p>Jaunt - by Penny Warden from \'Strictly Movement\' exhibition.jpg</text:p>
          </table:table-cell>
          <table:table-cell office:value-type="float" office:value="1576" calcext:value-type="float">
            <text:p>1576</text:p>
          </table:table-cell>
        </table:table-row>
        <table:table-row table:style-name="ro1">
          <table:table-cell office:value-type="string" calcext:value-type="string">
            <text:p>Jaunt - by Penny Warden from \'Strictly Movement\' exhibition.jpg</text:p>
          </table:table-cell>
          <table:table-cell office:value-type="float" office:value="1577" calcext:value-type="float">
            <text:p>1577</text:p>
          </table:table-cell>
        </table:table-row>
        <table:table-row table:style-name="ro1">
          <table:table-cell office:value-type="string" calcext:value-type="string">
            <text:p>Jaunt - by Penny Warden from \'Strictly Movement\' exhibition_0.jpg</text:p>
          </table:table-cell>
          <table:table-cell office:value-type="float" office:value="1581" calcext:value-type="float">
            <text:p>1581</text:p>
          </table:table-cell>
        </table:table-row>
        <table:table-row table:style-name="ro1">
          <table:table-cell office:value-type="string" calcext:value-type="string">
            <text:p>Jaunt - by Penny Warden from \'Strictly Movement\' exhibition_0.jpg</text:p>
          </table:table-cell>
          <table:table-cell office:value-type="float" office:value="1582" calcext:value-type="float">
            <text:p>1582</text:p>
          </table:table-cell>
        </table:table-row>
        <table:table-row table:style-name="ro1">
          <table:table-cell office:value-type="string" calcext:value-type="string">
            <text:p>Fervour.jpg</text:p>
          </table:table-cell>
          <table:table-cell office:value-type="float" office:value="1584" calcext:value-type="float">
            <text:p>1584</text:p>
          </table:table-cell>
        </table:table-row>
        <table:table-row table:style-name="ro1">
          <table:table-cell office:value-type="string" calcext:value-type="string">
            <text:p>Hula.jpg</text:p>
          </table:table-cell>
          <table:table-cell office:value-type="float" office:value="1586" calcext:value-type="float">
            <text:p>1586</text:p>
          </table:table-cell>
        </table:table-row>
        <table:table-row table:style-name="ro1">
          <table:table-cell office:value-type="string" calcext:value-type="string">
            <text:p>Enticement.jpg</text:p>
          </table:table-cell>
          <table:table-cell office:value-type="float" office:value="1588" calcext:value-type="float">
            <text:p>1588</text:p>
          </table:table-cell>
        </table:table-row>
        <table:table-row table:style-name="ro1">
          <table:table-cell office:value-type="string" calcext:value-type="string">
            <text:p>Ethnic Inequalities conference.jpg</text:p>
          </table:table-cell>
          <table:table-cell office:value-type="float" office:value="1600" calcext:value-type="float">
            <text:p>1600</text:p>
          </table:table-cell>
        </table:table-row>
        <table:table-row table:style-name="ro1">
          <table:table-cell office:value-type="string" calcext:value-type="string">
            <text:p>Commonwealth Scholarships Logo.png</text:p>
          </table:table-cell>
          <table:table-cell office:value-type="float" office:value="1601" calcext:value-type="float">
            <text:p>1601</text:p>
          </table:table-cell>
        </table:table-row>
        <table:table-row table:style-name="ro1">
          <table:table-cell office:value-type="string" calcext:value-type="string">
            <text:p>Rebecca Birks - web.jpg</text:p>
          </table:table-cell>
          <table:table-cell office:value-type="float" office:value="1602" calcext:value-type="float">
            <text:p>1602</text:p>
          </table:table-cell>
        </table:table-row>
        <table:table-row table:style-name="ro1">
          <table:table-cell office:value-type="string" calcext:value-type="string">
            <text:p>Rachel Smillie</text:p>
          </table:table-cell>
          <table:table-cell office:value-type="float" office:value="1603" calcext:value-type="float">
            <text:p>1603</text:p>
          </table:table-cell>
        </table:table-row>
        <table:table-row table:style-name="ro1">
          <table:table-cell office:value-type="string" calcext:value-type="string">
            <text:p>Emma Albery</text:p>
          </table:table-cell>
          <table:table-cell office:value-type="float" office:value="1604" calcext:value-type="float">
            <text:p>1604</text:p>
          </table:table-cell>
        </table:table-row>
        <table:table-row table:style-name="ro1">
          <table:table-cell office:value-type="string" calcext:value-type="string">
            <text:p>Cumberland Lodge Lo_Res-7.jpg</text:p>
          </table:table-cell>
          <table:table-cell office:value-type="float" office:value="1618" calcext:value-type="float">
            <text:p>1618</text:p>
          </table:table-cell>
        </table:table-row>
        <table:table-row table:style-name="ro1">
          <table:table-cell office:value-type="string" calcext:value-type="string">
            <text:p>Shami Chakrabarti (Oct 2016).jpg</text:p>
          </table:table-cell>
          <table:table-cell office:value-type="float" office:value="1619" calcext:value-type="float">
            <text:p>1619</text:p>
          </table:table-cell>
        </table:table-row>
        <table:table-row table:style-name="ro1">
          <table:table-cell office:value-type="string" calcext:value-type="string">
            <text:p>Sara Thornton.jpg</text:p>
          </table:table-cell>
          <table:table-cell office:value-type="float" office:value="1621" calcext:value-type="float">
            <text:p>1621</text:p>
          </table:table-cell>
        </table:table-row>
        <table:table-row table:style-name="ro1">
          <table:table-cell office:value-type="string" calcext:value-type="string">
            <text:p>ed newell preferred 12.07.16_0.jpg</text:p>
          </table:table-cell>
          <table:table-cell office:value-type="float" office:value="1645" calcext:value-type="float">
            <text:p>1645</text:p>
          </table:table-cell>
        </table:table-row>
        <table:table-row table:style-name="ro1">
          <table:table-cell office:value-type="string" calcext:value-type="string">
            <text:p>Population and Ethics Final Logo_1.jpg</text:p>
          </table:table-cell>
          <table:table-cell office:value-type="float" office:value="1656" calcext:value-type="float">
            <text:p>1656</text:p>
          </table:table-cell>
        </table:table-row>
        <table:table-row table:style-name="ro1">
          <table:table-cell office:value-type="string" calcext:value-type="string">
            <text:p>Amy Buller Scan - Small.jpg</text:p>
          </table:table-cell>
          <table:table-cell office:value-type="float" office:value="1667" calcext:value-type="float">
            <text:p>1667</text:p>
          </table:table-cell>
        </table:table-row>
        <table:table-row table:style-name="ro1">
          <table:table-cell office:value-type="string" calcext:value-type="string">
            <text:p>The God Slot speakers Nov 16.JPG</text:p>
          </table:table-cell>
          <table:table-cell office:value-type="float" office:value="1668" calcext:value-type="float">
            <text:p>1668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1669" calcext:value-type="float">
            <text:p>1669</text:p>
          </table:table-cell>
        </table:table-row>
        <table:table-row table:style-name="ro1">
          <table:table-cell office:value-type="string" calcext:value-type="string">
            <text:p>Christmas card low res.jpg</text:p>
          </table:table-cell>
          <table:table-cell office:value-type="float" office:value="1670" calcext:value-type="float">
            <text:p>1670</text:p>
          </table:table-cell>
        </table:table-row>
        <table:table-row table:style-name="ro1">
          <table:table-cell office:value-type="string" calcext:value-type="string">
            <text:p>Thought for the Day.jpg</text:p>
          </table:table-cell>
          <table:table-cell office:value-type="float" office:value="1672" calcext:value-type="float">
            <text:p>1672</text:p>
          </table:table-cell>
        </table:table-row>
        <table:table-row table:style-name="ro1">
          <table:table-cell office:value-type="string" calcext:value-type="string">
            <text:p>IMGP0201.jpg</text:p>
          </table:table-cell>
          <table:table-cell office:value-type="float" office:value="1673" calcext:value-type="float">
            <text:p>1673</text:p>
          </table:table-cell>
        </table:table-row>
        <table:table-row table:style-name="ro1">
          <table:table-cell office:value-type="string" calcext:value-type="string">
            <text:p>Kat Eghdamian - Research Associate.JPG</text:p>
          </table:table-cell>
          <table:table-cell office:value-type="float" office:value="1680" calcext:value-type="float">
            <text:p>1680</text:p>
          </table:table-cell>
        </table:table-row>
        <table:table-row table:style-name="ro1">
          <table:table-cell office:value-type="string" calcext:value-type="string">
            <text:p>4star Self Catering VisitEngland small 72dpi.jpg</text:p>
          </table:table-cell>
          <table:table-cell office:value-type="float" office:value="1689" calcext:value-type="float">
            <text:p>1689</text:p>
          </table:table-cell>
        </table:table-row>
        <table:table-row table:style-name="ro1">
          <table:table-cell office:value-type="string" calcext:value-type="string">
            <text:p>Discourses of Empire &amp; Commonwealth book cover.jpg</text:p>
          </table:table-cell>
          <table:table-cell office:value-type="float" office:value="1691" calcext:value-type="float">
            <text:p>1691</text:p>
          </table:table-cell>
        </table:table-row>
        <table:table-row table:style-name="ro1">
          <table:table-cell office:value-type="string" calcext:value-type="string">
            <text:p>Ethnic Inequalities Conference Logo Small File Size_0.jpg</text:p>
          </table:table-cell>
          <table:table-cell office:value-type="float" office:value="1694" calcext:value-type="float">
            <text:p>1694</text:p>
          </table:table-cell>
        </table:table-row>
        <table:table-row table:style-name="ro1">
          <table:table-cell office:value-type="string" calcext:value-type="string">
            <text:p>Life Beyond the PhD Image.jpg</text:p>
          </table:table-cell>
          <table:table-cell office:value-type="float" office:value="1695" calcext:value-type="float">
            <text:p>1695</text:p>
          </table:table-cell>
        </table:table-row>
        <table:table-row table:style-name="ro1">
          <table:table-cell office:value-type="string" calcext:value-type="string">
            <text:p>Population ethics - 2nd image.jpg</text:p>
          </table:table-cell>
          <table:table-cell office:value-type="float" office:value="1696" calcext:value-type="float">
            <text:p>1696</text:p>
          </table:table-cell>
        </table:table-row>
        <table:table-row table:style-name="ro1">
          <table:table-cell office:value-type="string" calcext:value-type="string">
            <text:p>Ethnic inequality - 2nd image.jpg</text:p>
          </table:table-cell>
          <table:table-cell office:value-type="float" office:value="1697" calcext:value-type="float">
            <text:p>1697</text:p>
          </table:table-cell>
        </table:table-row>
        <table:table-row table:style-name="ro1">
          <table:table-cell office:value-type="string" calcext:value-type="string">
            <text:p>Ethnic inequality - 3rd image.jpg</text:p>
          </table:table-cell>
          <table:table-cell office:value-type="float" office:value="1698" calcext:value-type="float">
            <text:p>1698</text:p>
          </table:table-cell>
        </table:table-row>
        <table:table-row table:style-name="ro1">
          <table:table-cell office:value-type="string" calcext:value-type="string">
            <text:p>cl-friends-pos-cmyk small 72dpi.jpg</text:p>
          </table:table-cell>
          <table:table-cell office:value-type="float" office:value="1700" calcext:value-type="float">
            <text:p>1700</text:p>
          </table:table-cell>
        </table:table-row>
        <table:table-row table:style-name="ro1">
          <table:table-cell office:value-type="string" calcext:value-type="string">
            <text:p>Nicola Sharp-Jeffs - Research Associate.jpg</text:p>
          </table:table-cell>
          <table:table-cell office:value-type="float" office:value="1701" calcext:value-type="float">
            <text:p>1701</text:p>
          </table:table-cell>
        </table:table-row>
        <table:table-row table:style-name="ro1">
          <table:table-cell office:value-type="string" calcext:value-type="string">
            <text:p>Violence Against Women Conference Logo Large_0.jpg</text:p>
          </table:table-cell>
          <table:table-cell office:value-type="float" office:value="1702" calcext:value-type="float">
            <text:p>1702</text:p>
          </table:table-cell>
        </table:table-row>
        <table:table-row table:style-name="ro1">
          <table:table-cell office:value-type="string" calcext:value-type="string">
            <text:p>CL 70th anniversary full colour jpeg logo - low res.jpeg</text:p>
          </table:table-cell>
          <table:table-cell office:value-type="float" office:value="1705" calcext:value-type="float">
            <text:p>1705</text:p>
          </table:table-cell>
        </table:table-row>
        <table:table-row table:style-name="ro1">
          <table:table-cell office:value-type="string" calcext:value-type="string">
            <text:p>CL 70th anniversary logo on light artichoke background 2 rectangular.png</text:p>
          </table:table-cell>
          <table:table-cell office:value-type="float" office:value="1716" calcext:value-type="float">
            <text:p>1716</text:p>
          </table:table-cell>
        </table:table-row>
        <table:table-row table:style-name="ro1">
          <table:table-cell office:value-type="string" calcext:value-type="string">
            <text:p>CL 70th anniversary logo on light artichoke background 2 rectangular_0.png</text:p>
          </table:table-cell>
          <table:table-cell office:value-type="float" office:value="1717" calcext:value-type="float">
            <text:p>1717</text:p>
          </table:table-cell>
        </table:table-row>
        <table:table-row table:style-name="ro1">
          <table:table-cell office:value-type="string" calcext:value-type="string">
            <text:p>CL 70th anniversary logo on light artichoke background 2 rectangular 2.png</text:p>
          </table:table-cell>
          <table:table-cell office:value-type="float" office:value="1718" calcext:value-type="float">
            <text:p>1718</text:p>
          </table:table-cell>
        </table:table-row>
        <table:table-row table:style-name="ro1">
          <table:table-cell office:value-type="string" calcext:value-type="string">
            <text:p>0Grant.jpg</text:p>
          </table:table-cell>
          <table:table-cell office:value-type="float" office:value="1719" calcext:value-type="float">
            <text:p>1719</text:p>
          </table:table-cell>
        </table:table-row>
        <table:table-row table:style-name="ro1">
          <table:table-cell office:value-type="string" calcext:value-type="string">
            <text:p>Flowers small 72dpi.jpg</text:p>
          </table:table-cell>
          <table:table-cell office:value-type="float" office:value="1723" calcext:value-type="float">
            <text:p>1723</text:p>
          </table:table-cell>
        </table:table-row>
        <table:table-row table:style-name="ro1">
          <table:table-cell office:value-type="string" calcext:value-type="string">
            <text:p>Amy Buller cropped.jpg</text:p>
          </table:table-cell>
          <table:table-cell office:value-type="float" office:value="1724" calcext:value-type="float">
            <text:p>1724</text:p>
          </table:table-cell>
        </table:table-row>
        <table:table-row table:style-name="ro1">
          <table:table-cell office:value-type="string" calcext:value-type="string">
            <text:p>SCAN0898_001 crop.jpg</text:p>
          </table:table-cell>
          <table:table-cell office:value-type="float" office:value="1725" calcext:value-type="float">
            <text:p>1725</text:p>
          </table:table-cell>
        </table:table-row>
        <table:table-row table:style-name="ro1">
          <table:table-cell office:value-type="string" calcext:value-type="string">
            <text:p>INDI.jpg</text:p>
          </table:table-cell>
          <table:table-cell office:value-type="float" office:value="1730" calcext:value-type="float">
            <text:p>1730</text:p>
          </table:table-cell>
        </table:table-row>
        <table:table-row table:style-name="ro1">
          <table:table-cell office:value-type="string" calcext:value-type="string">
            <text:p>Mahrukh Bashir 1.jpg</text:p>
          </table:table-cell>
          <table:table-cell office:value-type="float" office:value="1732" calcext:value-type="float">
            <text:p>1732</text:p>
          </table:table-cell>
        </table:table-row>
        <table:table-row table:style-name="ro1">
          <table:table-cell office:value-type="string" calcext:value-type="string">
            <text:p>Lucy Temple - JUBILEE.jpg</text:p>
          </table:table-cell>
          <table:table-cell office:value-type="float" office:value="1737" calcext:value-type="float">
            <text:p>1737</text:p>
          </table:table-cell>
        </table:table-row>
        <table:table-row table:style-name="ro1">
          <table:table-cell office:value-type="string" calcext:value-type="string">
            <text:p>Lucy Temple - INDI.jpg</text:p>
          </table:table-cell>
          <table:table-cell office:value-type="float" office:value="1739" calcext:value-type="float">
            <text:p>1739</text:p>
          </table:table-cell>
        </table:table-row>
        <table:table-row table:style-name="ro1">
          <table:table-cell office:value-type="string" calcext:value-type="string">
            <text:p>The Cross-Cultural Legacy with chapter by Alastair Niven - Dec 16_0.jpg</text:p>
          </table:table-cell>
          <table:table-cell office:value-type="float" office:value="1748" calcext:value-type="float">
            <text:p>1748</text:p>
          </table:table-cell>
        </table:table-row>
        <table:table-row table:style-name="ro1">
          <table:table-cell office:value-type="string" calcext:value-type="string">
            <text:p>PC080179.jpg</text:p>
          </table:table-cell>
          <table:table-cell office:value-type="float" office:value="1749" calcext:value-type="float">
            <text:p>1749</text:p>
          </table:table-cell>
        </table:table-row>
        <table:table-row table:style-name="ro1">
          <table:table-cell office:value-type="string" calcext:value-type="string">
            <text:p>PC080244.jpg</text:p>
          </table:table-cell>
          <table:table-cell office:value-type="float" office:value="1750" calcext:value-type="float">
            <text:p>1750</text:p>
          </table:table-cell>
        </table:table-row>
        <table:table-row table:style-name="ro1">
          <table:table-cell office:value-type="string" calcext:value-type="string">
            <text:p>PC080235.jpg</text:p>
          </table:table-cell>
          <table:table-cell office:value-type="float" office:value="1751" calcext:value-type="float">
            <text:p>1751</text:p>
          </table:table-cell>
        </table:table-row>
        <table:table-row table:style-name="ro1">
          <table:table-cell office:value-type="string" calcext:value-type="string">
            <text:p>PC080233.jpg</text:p>
          </table:table-cell>
          <table:table-cell office:value-type="float" office:value="1752" calcext:value-type="float">
            <text:p>1752</text:p>
          </table:table-cell>
        </table:table-row>
        <table:table-row table:style-name="ro1">
          <table:table-cell office:value-type="string" calcext:value-type="string">
            <text:p>PC080235_0.jpg</text:p>
          </table:table-cell>
          <table:table-cell office:value-type="float" office:value="1753" calcext:value-type="float">
            <text:p>1753</text:p>
          </table:table-cell>
        </table:table-row>
        <table:table-row table:style-name="ro1">
          <table:table-cell office:value-type="string" calcext:value-type="string">
            <text:p>PC080210.jpg</text:p>
          </table:table-cell>
          <table:table-cell office:value-type="float" office:value="1754" calcext:value-type="float">
            <text:p>1754</text:p>
          </table:table-cell>
        </table:table-row>
        <table:table-row table:style-name="ro1">
          <table:table-cell office:value-type="string" calcext:value-type="string">
            <text:p>PC080192.jpg</text:p>
          </table:table-cell>
          <table:table-cell office:value-type="float" office:value="1755" calcext:value-type="float">
            <text:p>1755</text:p>
          </table:table-cell>
        </table:table-row>
        <table:table-row table:style-name="ro1">
          <table:table-cell office:value-type="string" calcext:value-type="string">
            <text:p>PC080230.jpg</text:p>
          </table:table-cell>
          <table:table-cell office:value-type="float" office:value="1756" calcext:value-type="float">
            <text:p>1756</text:p>
          </table:table-cell>
        </table:table-row>
        <table:table-row table:style-name="ro1">
          <table:table-cell office:value-type="string" calcext:value-type="string">
            <text:p>PC080202.jpg</text:p>
          </table:table-cell>
          <table:table-cell office:value-type="float" office:value="1757" calcext:value-type="float">
            <text:p>1757</text:p>
          </table:table-cell>
        </table:table-row>
        <table:table-row table:style-name="ro1">
          <table:table-cell office:value-type="string" calcext:value-type="string">
            <text:p>PC080217.jpg</text:p>
          </table:table-cell>
          <table:table-cell office:value-type="float" office:value="1758" calcext:value-type="float">
            <text:p>1758</text:p>
          </table:table-cell>
        </table:table-row>
        <table:table-row table:style-name="ro1">
          <table:table-cell office:value-type="string" calcext:value-type="string">
            <text:p>PC080197.jpg</text:p>
          </table:table-cell>
          <table:table-cell office:value-type="float" office:value="1759" calcext:value-type="float">
            <text:p>1759</text:p>
          </table:table-cell>
        </table:table-row>
        <table:table-row table:style-name="ro1">
          <table:table-cell office:value-type="string" calcext:value-type="string">
            <text:p>PB300158 edit.jpg</text:p>
          </table:table-cell>
          <table:table-cell office:value-type="float" office:value="1760" calcext:value-type="float">
            <text:p>1760</text:p>
          </table:table-cell>
        </table:table-row>
        <table:table-row table:style-name="ro1">
          <table:table-cell office:value-type="string" calcext:value-type="string">
            <text:p>PB290087.jpg</text:p>
          </table:table-cell>
          <table:table-cell office:value-type="float" office:value="1762" calcext:value-type="float">
            <text:p>1762</text:p>
          </table:table-cell>
        </table:table-row>
        <table:table-row table:style-name="ro1">
          <table:table-cell office:value-type="string" calcext:value-type="string">
            <text:p>PB300139 edit.jpg</text:p>
          </table:table-cell>
          <table:table-cell office:value-type="float" office:value="1765" calcext:value-type="float">
            <text:p>1765</text:p>
          </table:table-cell>
        </table:table-row>
        <table:table-row table:style-name="ro1">
          <table:table-cell office:value-type="string" calcext:value-type="string">
            <text:p>PB300153 edit.jpg</text:p>
          </table:table-cell>
          <table:table-cell office:value-type="float" office:value="1766" calcext:value-type="float">
            <text:p>1766</text:p>
          </table:table-cell>
        </table:table-row>
        <table:table-row table:style-name="ro1">
          <table:table-cell office:value-type="string" calcext:value-type="string">
            <text:p>PB300142 edit.jpg</text:p>
          </table:table-cell>
          <table:table-cell office:value-type="float" office:value="1767" calcext:value-type="float">
            <text:p>1767</text:p>
          </table:table-cell>
        </table:table-row>
        <table:table-row table:style-name="ro1">
          <table:table-cell office:value-type="string" calcext:value-type="string">
            <text:p>PB300133 edit.jpg</text:p>
          </table:table-cell>
          <table:table-cell office:value-type="float" office:value="1768" calcext:value-type="float">
            <text:p>1768</text:p>
          </table:table-cell>
        </table:table-row>
        <table:table-row table:style-name="ro1">
          <table:table-cell office:value-type="string" calcext:value-type="string">
            <text:p>PB300116 edit 2.jpg</text:p>
          </table:table-cell>
          <table:table-cell office:value-type="float" office:value="1770" calcext:value-type="float">
            <text:p>1770</text:p>
          </table:table-cell>
        </table:table-row>
        <table:table-row table:style-name="ro1">
          <table:table-cell office:value-type="string" calcext:value-type="string">
            <text:p>PB300124 edit 3.jpg</text:p>
          </table:table-cell>
          <table:table-cell office:value-type="float" office:value="1771" calcext:value-type="float">
            <text:p>1771</text:p>
          </table:table-cell>
        </table:table-row>
        <table:table-row table:style-name="ro1">
          <table:table-cell office:value-type="string" calcext:value-type="string">
            <text:p>PB300125 edit_0.jpg</text:p>
          </table:table-cell>
          <table:table-cell office:value-type="float" office:value="1772" calcext:value-type="float">
            <text:p>1772</text:p>
          </table:table-cell>
        </table:table-row>
        <table:table-row table:style-name="ro1">
          <table:table-cell office:value-type="string" calcext:value-type="string">
            <text:p>PB300109_0.jpg</text:p>
          </table:table-cell>
          <table:table-cell office:value-type="float" office:value="1773" calcext:value-type="float">
            <text:p>1773</text:p>
          </table:table-cell>
        </table:table-row>
        <table:table-row table:style-name="ro1">
          <table:table-cell office:value-type="string" calcext:value-type="string">
            <text:p>Handbook image.jpg</text:p>
          </table:table-cell>
          <table:table-cell office:value-type="float" office:value="1775" calcext:value-type="float">
            <text:p>1775</text:p>
          </table:table-cell>
        </table:table-row>
        <table:table-row table:style-name="ro1">
          <table:table-cell office:value-type="string" calcext:value-type="string">
            <text:p>cumberland_lodge_conference_day-5.jpg</text:p>
          </table:table-cell>
          <table:table-cell office:value-type="float" office:value="1776" calcext:value-type="float">
            <text:p>1776</text:p>
          </table:table-cell>
        </table:table-row>
        <table:table-row table:style-name="ro1">
          <table:table-cell office:value-type="string" calcext:value-type="string">
            <text:p>161217_CLXmas_179.jpg</text:p>
          </table:table-cell>
          <table:table-cell office:value-type="float" office:value="1777" calcext:value-type="float">
            <text:p>1777</text:p>
          </table:table-cell>
        </table:table-row>
        <table:table-row table:style-name="ro1">
          <table:table-cell office:value-type="string" calcext:value-type="string">
            <text:p>P1060515.jpg</text:p>
          </table:table-cell>
          <table:table-cell office:value-type="float" office:value="1778" calcext:value-type="float">
            <text:p>1778</text:p>
          </table:table-cell>
        </table:table-row>
        <table:table-row table:style-name="ro1">
          <table:table-cell office:value-type="string" calcext:value-type="string">
            <text:p>Cumberland_Lodge_Rooms_2_(24_of_74) smaller.jpg</text:p>
          </table:table-cell>
          <table:table-cell office:value-type="float" office:value="1790" calcext:value-type="float">
            <text:p>1790</text:p>
          </table:table-cell>
        </table:table-row>
        <table:table-row table:style-name="ro1">
          <table:table-cell office:value-type="string" calcext:value-type="string">
            <text:p>Rowan Williams 72dpi.jpg</text:p>
          </table:table-cell>
          <table:table-cell office:value-type="float" office:value="1792" calcext:value-type="float">
            <text:p>1792</text:p>
          </table:table-cell>
        </table:table-row>
        <table:table-row table:style-name="ro1">
          <table:table-cell office:value-type="string" calcext:value-type="string">
            <text:p>161216_CLXmas__0022.jpg</text:p>
          </table:table-cell>
          <table:table-cell office:value-type="float" office:value="1796" calcext:value-type="float">
            <text:p>1796</text:p>
          </table:table-cell>
        </table:table-row>
        <table:table-row table:style-name="ro1">
          <table:table-cell office:value-type="string" calcext:value-type="string">
            <text:p>161217_CLXmas_347.jpg</text:p>
          </table:table-cell>
          <table:table-cell office:value-type="float" office:value="1797" calcext:value-type="float">
            <text:p>1797</text:p>
          </table:table-cell>
        </table:table-row>
        <table:table-row table:style-name="ro1">
          <table:table-cell office:value-type="string" calcext:value-type="string">
            <text:p>161217_CLXmas_215.jpg</text:p>
          </table:table-cell>
          <table:table-cell office:value-type="float" office:value="1798" calcext:value-type="float">
            <text:p>1798</text:p>
          </table:table-cell>
        </table:table-row>
        <table:table-row table:style-name="ro1">
          <table:table-cell office:value-type="string" calcext:value-type="string">
            <text:p>Mahrukh Bashir art (square 96dpi).jpg</text:p>
          </table:table-cell>
          <table:table-cell office:value-type="float" office:value="1799" calcext:value-type="float">
            <text:p>1799</text:p>
          </table:table-cell>
        </table:table-row>
        <table:table-row table:style-name="ro1">
          <table:table-cell office:value-type="string" calcext:value-type="string">
            <text:p>Eliminating Slavery (square).jpg</text:p>
          </table:table-cell>
          <table:table-cell office:value-type="float" office:value="1800" calcext:value-type="float">
            <text:p>1800</text:p>
          </table:table-cell>
        </table:table-row>
        <table:table-row table:style-name="ro1">
          <table:table-cell office:value-type="string" calcext:value-type="string">
            <text:p>Martin Parsons (square 72dpi).jpg</text:p>
          </table:table-cell>
          <table:table-cell office:value-type="float" office:value="1801" calcext:value-type="float">
            <text:p>1801</text:p>
          </table:table-cell>
        </table:table-row>
        <table:table-row table:style-name="ro1">
          <table:table-cell office:value-type="string" calcext:value-type="string">
            <text:p>Rowan Williams 72dpi.jpg</text:p>
          </table:table-cell>
          <table:table-cell office:value-type="float" office:value="1802" calcext:value-type="float">
            <text:p>1802</text:p>
          </table:table-cell>
        </table:table-row>
        <table:table-row table:style-name="ro1">
          <table:table-cell office:value-type="string" calcext:value-type="string">
            <text:p>161216_CLXmas__0009.jpg</text:p>
          </table:table-cell>
          <table:table-cell office:value-type="float" office:value="1804" calcext:value-type="float">
            <text:p>1804</text:p>
          </table:table-cell>
        </table:table-row>
        <table:table-row table:style-name="ro1">
          <table:table-cell office:value-type="string" calcext:value-type="string">
            <text:p>The Mews in summer (72dpi).jpg</text:p>
          </table:table-cell>
          <table:table-cell office:value-type="float" office:value="1806" calcext:value-type="float">
            <text:p>1806</text:p>
          </table:table-cell>
        </table:table-row>
        <table:table-row table:style-name="ro1">
          <table:table-cell office:value-type="string" calcext:value-type="string">
            <text:p>Social Inequalities image (square crop 72dpi).jpg</text:p>
          </table:table-cell>
          <table:table-cell office:value-type="float" office:value="1808" calcext:value-type="float">
            <text:p>1808</text:p>
          </table:table-cell>
        </table:table-row>
        <table:table-row table:style-name="ro1">
          <table:table-cell office:value-type="string" calcext:value-type="string">
            <text:p>DSC_0157 (72dpi).jpg</text:p>
          </table:table-cell>
          <table:table-cell office:value-type="float" office:value="1809" calcext:value-type="float">
            <text:p>1809</text:p>
          </table:table-cell>
        </table:table-row>
        <table:table-row table:style-name="ro1">
          <table:table-cell office:value-type="string" calcext:value-type="string">
            <text:p>The Patron\'s Fund.png</text:p>
          </table:table-cell>
          <table:table-cell office:value-type="float" office:value="1811" calcext:value-type="float">
            <text:p>1811</text:p>
          </table:table-cell>
        </table:table-row>
        <table:table-row table:style-name="ro1">
          <table:table-cell office:value-type="string" calcext:value-type="string">
            <text:p>The Patron\'s Fund square logo.jpg</text:p>
          </table:table-cell>
          <table:table-cell office:value-type="float" office:value="1812" calcext:value-type="float">
            <text:p>1812</text:p>
          </table:table-cell>
        </table:table-row>
        <table:table-row table:style-name="ro1">
          <table:table-cell office:value-type="string" calcext:value-type="string">
            <text:p>Hannah Breeze (2) for web.jpg</text:p>
          </table:table-cell>
          <table:table-cell office:value-type="float" office:value="1813" calcext:value-type="float">
            <text:p>1813</text:p>
          </table:table-cell>
        </table:table-row>
        <table:table-row table:style-name="ro1">
          <table:table-cell office:value-type="string" calcext:value-type="string">
            <text:p>P2030693-2.jpg</text:p>
          </table:table-cell>
          <table:table-cell office:value-type="float" office:value="1817" calcext:value-type="float">
            <text:p>1817</text:p>
          </table:table-cell>
        </table:table-row>
        <table:table-row table:style-name="ro1">
          <table:table-cell office:value-type="string" calcext:value-type="string">
            <text:p>P2030698-2.jpg</text:p>
          </table:table-cell>
          <table:table-cell office:value-type="float" office:value="1818" calcext:value-type="float">
            <text:p>1818</text:p>
          </table:table-cell>
        </table:table-row>
        <table:table-row table:style-name="ro1">
          <table:table-cell office:value-type="string" calcext:value-type="string">
            <text:p>Amy Buller cropped_0.jpg</text:p>
          </table:table-cell>
          <table:table-cell office:value-type="float" office:value="1820" calcext:value-type="float">
            <text:p>1820</text:p>
          </table:table-cell>
        </table:table-row>
        <table:table-row table:style-name="ro1">
          <table:table-cell office:value-type="string" calcext:value-type="string">
            <text:p>Darkness Over Germany Original Cover (1943) wide.png</text:p>
          </table:table-cell>
          <table:table-cell office:value-type="float" office:value="1821" calcext:value-type="float">
            <text:p>1821</text:p>
          </table:table-cell>
        </table:table-row>
        <table:table-row table:style-name="ro1">
          <table:table-cell office:value-type="string" calcext:value-type="string">
            <text:p>Amy Buller cropped 2.jpg</text:p>
          </table:table-cell>
          <table:table-cell office:value-type="float" office:value="1822" calcext:value-type="float">
            <text:p>1822</text:p>
          </table:table-cell>
        </table:table-row>
        <table:table-row table:style-name="ro1">
          <table:table-cell office:value-type="string" calcext:value-type="string">
            <text:p>P2090830.jpg</text:p>
          </table:table-cell>
          <table:table-cell office:value-type="float" office:value="1823" calcext:value-type="float">
            <text:p>1823</text:p>
          </table:table-cell>
        </table:table-row>
        <table:table-row table:style-name="ro1">
          <table:table-cell office:value-type="string" calcext:value-type="string">
            <text:p>Freedom of religion (square crop).jpg</text:p>
          </table:table-cell>
          <table:table-cell office:value-type="float" office:value="1826" calcext:value-type="float">
            <text:p>1826</text:p>
          </table:table-cell>
        </table:table-row>
        <table:table-row table:style-name="ro1">
          <table:table-cell office:value-type="string" calcext:value-type="string">
            <text:p>Fine dining (square).jpg</text:p>
          </table:table-cell>
          <table:table-cell office:value-type="float" office:value="1832" calcext:value-type="float">
            <text:p>1832</text:p>
          </table:table-cell>
        </table:table-row>
        <table:table-row table:style-name="ro1">
          <table:table-cell office:value-type="string" calcext:value-type="string">
            <text:p>St Georges Chapel</text:p>
          </table:table-cell>
          <table:table-cell office:value-type="float" office:value="1834" calcext:value-type="float">
            <text:p>1834</text:p>
          </table:table-cell>
        </table:table-row>
        <table:table-row table:style-name="ro1">
          <table:table-cell office:value-type="string" calcext:value-type="string">
            <text:p>Violence Against Women Conference Logo Large_1.jpg</text:p>
          </table:table-cell>
          <table:table-cell office:value-type="float" office:value="1836" calcext:value-type="float">
            <text:p>1836</text:p>
          </table:table-cell>
        </table:table-row>
        <table:table-row table:style-name="ro1">
          <table:table-cell office:value-type="string" calcext:value-type="string">
            <text:p>in the jungle new size (square crop for web).jpg</text:p>
          </table:table-cell>
          <table:table-cell office:value-type="float" office:value="1837" calcext:value-type="float">
            <text:p>1837</text:p>
          </table:table-cell>
        </table:table-row>
        <table:table-row table:style-name="ro1">
          <table:table-cell office:value-type="string" calcext:value-type="string">
            <text:p>dancing lady (square crop).jpg</text:p>
          </table:table-cell>
          <table:table-cell office:value-type="float" office:value="1839" calcext:value-type="float">
            <text:p>1839</text:p>
          </table:table-cell>
        </table:table-row>
        <table:table-row table:style-name="ro1">
          <table:table-cell office:value-type="string" calcext:value-type="string">
            <text:p>Buckley 06_After The Monsoon_27x20cm (square crop).jpg</text:p>
          </table:table-cell>
          <table:table-cell office:value-type="float" office:value="1841" calcext:value-type="float">
            <text:p>1841</text:p>
          </table:table-cell>
        </table:table-row>
        <table:table-row table:style-name="ro1">
          <table:table-cell office:value-type="string" calcext:value-type="string">
            <text:p>Monsoon Leaves_by Samantha Buckley_water based pigments on Wasli paper_30x24cm (square crop).jpg</text:p>
          </table:table-cell>
          <table:table-cell office:value-type="float" office:value="1842" calcext:value-type="float">
            <text:p>1842</text:p>
          </table:table-cell>
        </table:table-row>
        <table:table-row table:style-name="ro1">
          <table:table-cell office:value-type="string" calcext:value-type="string">
            <text:p>Charles Anson 2 (72dpi).jpg</text:p>
          </table:table-cell>
          <table:table-cell office:value-type="float" office:value="1851" calcext:value-type="float">
            <text:p>1851</text:p>
          </table:table-cell>
        </table:table-row>
        <table:table-row table:style-name="ro1">
          <table:table-cell office:value-type="string" calcext:value-type="string">
            <text:p>Sally Dewar 2017.jpg</text:p>
          </table:table-cell>
          <table:table-cell office:value-type="float" office:value="1852" calcext:value-type="float">
            <text:p>1852</text:p>
          </table:table-cell>
        </table:table-row>
        <table:table-row table:style-name="ro1">
          <table:table-cell office:value-type="string" calcext:value-type="string">
            <text:p>Group Photo.jpg</text:p>
          </table:table-cell>
          <table:table-cell office:value-type="float" office:value="1856" calcext:value-type="float">
            <text:p>1856</text:p>
          </table:table-cell>
        </table:table-row>
        <table:table-row table:style-name="ro1">
          <table:table-cell office:value-type="string" calcext:value-type="string">
            <text:p>Book burning image - square crop (Shutterstock standard licence 2017).jpg</text:p>
          </table:table-cell>
          <table:table-cell office:value-type="float" office:value="1861" calcext:value-type="float">
            <text:p>1861</text:p>
          </table:table-cell>
        </table:table-row>
        <table:table-row table:style-name="ro1">
          <table:table-cell office:value-type="string" calcext:value-type="string">
            <text:p>VAW - Image 2 (Smaller) square canvas.jpg</text:p>
          </table:table-cell>
          <table:table-cell office:value-type="float" office:value="1866" calcext:value-type="float">
            <text:p>1866</text:p>
          </table:table-cell>
        </table:table-row>
        <table:table-row table:style-name="ro1">
          <table:table-cell office:value-type="string" calcext:value-type="string">
            <text:p>Apprentices 1-2.jpg</text:p>
          </table:table-cell>
          <table:table-cell office:value-type="float" office:value="1867" calcext:value-type="float">
            <text:p>1867</text:p>
          </table:table-cell>
        </table:table-row>
        <table:table-row table:style-name="ro1">
          <table:table-cell office:value-type="string" calcext:value-type="string">
            <text:p>P3080885-2.jpg</text:p>
          </table:table-cell>
          <table:table-cell office:value-type="float" office:value="1868" calcext:value-type="float">
            <text:p>1868</text:p>
          </table:table-cell>
        </table:table-row>
        <table:table-row table:style-name="ro1">
          <table:table-cell office:value-type="string" calcext:value-type="string">
            <text:p>Holy Trinity Garrison Church Windsor square crop.jpg</text:p>
          </table:table-cell>
          <table:table-cell office:value-type="float" office:value="1870" calcext:value-type="float">
            <text:p>1870</text:p>
          </table:table-cell>
        </table:table-row>
        <table:table-row table:style-name="ro1">
          <table:table-cell office:value-type="string" calcext:value-type="string">
            <text:p>Baroness Helena Kennedy 72dpi.jpg</text:p>
          </table:table-cell>
          <table:table-cell office:value-type="float" office:value="1871" calcext:value-type="float">
            <text:p>1871</text:p>
          </table:table-cell>
        </table:table-row>
        <table:table-row table:style-name="ro1">
          <table:table-cell office:value-type="string" calcext:value-type="string">
            <text:p>Rowan Williams 72dpi_0.jpg</text:p>
          </table:table-cell>
          <table:table-cell office:value-type="float" office:value="1872" calcext:value-type="float">
            <text:p>1872</text:p>
          </table:table-cell>
        </table:table-row>
        <table:table-row table:style-name="ro1">
          <table:table-cell office:value-type="string" calcext:value-type="string">
            <text:p>Maiken Umbach.jpg</text:p>
          </table:table-cell>
          <table:table-cell office:value-type="float" office:value="1873" calcext:value-type="float">
            <text:p>1873</text:p>
          </table:table-cell>
        </table:table-row>
        <table:table-row table:style-name="ro1">
          <table:table-cell office:value-type="string" calcext:value-type="string">
            <text:p>Kurt Barling.jpeg</text:p>
          </table:table-cell>
          <table:table-cell office:value-type="float" office:value="1874" calcext:value-type="float">
            <text:p>1874</text:p>
          </table:table-cell>
        </table:table-row>
        <table:table-row table:style-name="ro1">
          <table:table-cell office:value-type="string" calcext:value-type="string">
            <text:p>Sally Dewar.jpg</text:p>
          </table:table-cell>
          <table:table-cell office:value-type="float" office:value="1876" calcext:value-type="float">
            <text:p>1876</text:p>
          </table:table-cell>
        </table:table-row>
        <table:table-row table:style-name="ro1">
          <table:table-cell office:value-type="string" calcext:value-type="string">
            <text:p>Tariq Modood.jpg</text:p>
          </table:table-cell>
          <table:table-cell office:value-type="float" office:value="1879" calcext:value-type="float">
            <text:p>1879</text:p>
          </table:table-cell>
        </table:table-row>
        <table:table-row table:style-name="ro1">
          <table:table-cell office:value-type="string" calcext:value-type="string">
            <text:p>Nicholas_Stern_026 for web.jpg</text:p>
          </table:table-cell>
          <table:table-cell office:value-type="float" office:value="1880" calcext:value-type="float">
            <text:p>1880</text:p>
          </table:table-cell>
        </table:table-row>
        <table:table-row table:style-name="ro1">
          <table:table-cell office:value-type="string" calcext:value-type="string">
            <text:p>Janis Reeves Handbook Image web.jpg</text:p>
          </table:table-cell>
          <table:table-cell office:value-type="float" office:value="1881" calcext:value-type="float">
            <text:p>1881</text:p>
          </table:table-cell>
        </table:table-row>
        <table:table-row table:style-name="ro1">
          <table:table-cell office:value-type="string" calcext:value-type="string">
            <text:p>Annual Report 2015-16 cover image.JPG</text:p>
          </table:table-cell>
          <table:table-cell office:value-type="float" office:value="1891" calcext:value-type="float">
            <text:p>1891</text:p>
          </table:table-cell>
        </table:table-row>
        <table:table-row table:style-name="ro1">
          <table:table-cell office:value-type="string" calcext:value-type="string">
            <text:p>The Mews in summer (72dpi).jpg</text:p>
          </table:table-cell>
          <table:table-cell office:value-type="float" office:value="1892" calcext:value-type="float">
            <text:p>1892</text:p>
          </table:table-cell>
        </table:table-row>
        <table:table-row table:style-name="ro1">
          <table:table-cell office:value-type="string" calcext:value-type="string">
            <text:p>The Arrow of History image shutterstock_67626964 (web).jpg</text:p>
          </table:table-cell>
          <table:table-cell office:value-type="float" office:value="1894" calcext:value-type="float">
            <text:p>1894</text:p>
          </table:table-cell>
        </table:table-row>
        <table:table-row table:style-name="ro1">
          <table:table-cell office:value-type="string" calcext:value-type="string">
            <text:p>Daniel-Finkelstein (Google 1).jpg</text:p>
          </table:table-cell>
          <table:table-cell office:value-type="float" office:value="1895" calcext:value-type="float">
            <text:p>1895</text:p>
          </table:table-cell>
        </table:table-row>
        <table:table-row table:style-name="ro1">
          <table:table-cell office:value-type="string" calcext:value-type="string">
            <text:p>CL 70th anniversary logo on light artichoke background 2 rectangular 2_0.png</text:p>
          </table:table-cell>
          <table:table-cell office:value-type="float" office:value="1899" calcext:value-type="float">
            <text:p>1899</text:p>
          </table:table-cell>
        </table:table-row>
        <table:table-row table:style-name="ro1">
          <table:table-cell office:value-type="string" calcext:value-type="string">
            <text:p>Flowers small 72dpi.jpg</text:p>
          </table:table-cell>
          <table:table-cell office:value-type="float" office:value="1908" calcext:value-type="float">
            <text:p>1908</text:p>
          </table:table-cell>
        </table:table-row>
        <table:table-row table:style-name="ro1">
          <table:table-cell office:value-type="string" calcext:value-type="string">
            <text:p>Cumberland_Lodge_3_(25_of_49) Library (web).jpg</text:p>
          </table:table-cell>
          <table:table-cell office:value-type="float" office:value="1909" calcext:value-type="float">
            <text:p>1909</text:p>
          </table:table-cell>
        </table:table-row>
        <table:table-row table:style-name="ro1">
          <table:table-cell office:value-type="string" calcext:value-type="string">
            <text:p>Summer Special rate graphic (square).png</text:p>
          </table:table-cell>
          <table:table-cell office:value-type="float" office:value="1910" calcext:value-type="float">
            <text:p>1910</text:p>
          </table:table-cell>
        </table:table-row>
        <table:table-row table:style-name="ro1">
          <table:table-cell office:value-type="string" calcext:value-type="string">
            <text:p>Summer Special rate graphic (for web).png</text:p>
          </table:table-cell>
          <table:table-cell office:value-type="float" office:value="1911" calcext:value-type="float">
            <text:p>1911</text:p>
          </table:table-cell>
        </table:table-row>
        <table:table-row table:style-name="ro1">
          <table:table-cell office:value-type="string" calcext:value-type="string">
            <text:p>Prince\'s Trust International Leaders Programme 2017 group photo (2).jpg</text:p>
          </table:table-cell>
          <table:table-cell office:value-type="float" office:value="1918" calcext:value-type="float">
            <text:p>1918</text:p>
          </table:table-cell>
        </table:table-row>
        <table:table-row table:style-name="ro1">
          <table:table-cell office:value-type="string" calcext:value-type="string">
            <text:p>Delegates in Conference Room <text:s/>(Sub Home page slider (610x300px)).JPG</text:p>
          </table:table-cell>
          <table:table-cell office:value-type="float" office:value="1919" calcext:value-type="float">
            <text:p>1919</text:p>
          </table:table-cell>
        </table:table-row>
        <table:table-row table:style-name="ro1">
          <table:table-cell office:value-type="string" calcext:value-type="string">
            <text:p>Julia Unwin - Speaker at Inequalities &amp; Social Cohesion seminar 28 Mar 2017 (web).jpg</text:p>
          </table:table-cell>
          <table:table-cell office:value-type="float" office:value="1920" calcext:value-type="float">
            <text:p>1920</text:p>
          </table:table-cell>
        </table:table-row>
        <table:table-row table:style-name="ro1">
          <table:table-cell office:value-type="string" calcext:value-type="string">
            <text:p>Front door of Lodge (web).jpg</text:p>
          </table:table-cell>
          <table:table-cell office:value-type="float" office:value="1921" calcext:value-type="float">
            <text:p>1921</text:p>
          </table:table-cell>
        </table:table-row>
        <table:table-row table:style-name="ro1">
          <table:table-cell office:value-type="string" calcext:value-type="string">
            <text:p>Baroness Butler-Sloss.jpg</text:p>
          </table:table-cell>
          <table:table-cell office:value-type="float" office:value="1922" calcext:value-type="float">
            <text:p>1922</text:p>
          </table:table-cell>
        </table:table-row>
        <table:table-row table:style-name="ro1">
          <table:table-cell office:value-type="string" calcext:value-type="string">
            <text:p>Baroness Butler-Sloss (2).jpg</text:p>
          </table:table-cell>
          <table:table-cell office:value-type="float" office:value="1923" calcext:value-type="float">
            <text:p>1923</text:p>
          </table:table-cell>
        </table:table-row>
        <table:table-row table:style-name="ro1">
          <table:table-cell office:value-type="string" calcext:value-type="string">
            <text:p>Social Inequalities image (square crop 72dpi)_0.jpg</text:p>
          </table:table-cell>
          <table:table-cell office:value-type="float" office:value="1928" calcext:value-type="float">
            <text:p>1928</text:p>
          </table:table-cell>
        </table:table-row>
        <table:table-row table:style-name="ro1">
          <table:table-cell office:value-type="string" calcext:value-type="string">
            <text:p>Theodore Zeldin photo (official</text:p>
          </table:table-cell>
          <table:table-cell office:value-type="float" office:value="1929" calcext:value-type="float">
            <text:p>1929</text:p>
          </table:table-cell>
        </table:table-row>
        <table:table-row table:style-name="ro1">
          <table:table-cell office:value-type="string" calcext:value-type="string">
            <text:p>Jane Bailey 1-2.jpg</text:p>
          </table:table-cell>
          <table:table-cell office:value-type="float" office:value="1931" calcext:value-type="float">
            <text:p>1931</text:p>
          </table:table-cell>
        </table:table-row>
        <table:table-row table:style-name="ro1">
          <table:table-cell office:value-type="string" calcext:value-type="string">
            <text:p>cumberland_lodge_conference_day-8_0.jpg</text:p>
          </table:table-cell>
          <table:table-cell office:value-type="float" office:value="1934" calcext:value-type="float">
            <text:p>1934</text:p>
          </table:table-cell>
        </table:table-row>
        <table:table-row table:style-name="ro1">
          <table:table-cell office:value-type="string" calcext:value-type="string">
            <text:p>DSC_0147 web.jpg</text:p>
          </table:table-cell>
          <table:table-cell office:value-type="float" office:value="1937" calcext:value-type="float">
            <text:p>1937</text:p>
          </table:table-cell>
        </table:table-row>
        <table:table-row table:style-name="ro1">
          <table:table-cell office:value-type="string" calcext:value-type="string">
            <text:p>cumberland-lodge-pos-rgb.jpg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>
          <table:table-cell office:value-type="string" calcext:value-type="string">
            <text:p>FoRB first retreat group photo on Tapestry Hall steps</text:p>
          </table:table-cell>
          <table:table-cell office:value-type="float" office:value="1956" calcext:value-type="float">
            <text:p>1956</text:p>
          </table:table-cell>
        </table:table-row>
        <table:table-row table:style-name="ro1">
          <table:table-cell office:value-type="string" calcext:value-type="string">
            <text:p>Sara Thornton_0.jpg</text:p>
          </table:table-cell>
          <table:table-cell office:value-type="float" office:value="1957" calcext:value-type="float">
            <text:p>1957</text:p>
          </table:table-cell>
        </table:table-row>
        <table:table-row table:style-name="ro1">
          <table:table-cell office:value-type="string" calcext:value-type="string">
            <text:p>stargardt.jpg</text:p>
          </table:table-cell>
          <table:table-cell office:value-type="float" office:value="1980" calcext:value-type="float">
            <text:p>1980</text:p>
          </table:table-cell>
        </table:table-row>
        <table:table-row table:style-name="ro1">
          <table:table-cell office:value-type="string" calcext:value-type="string">
            <text:p>Tamsin_Shot_10180.jpg</text:p>
          </table:table-cell>
          <table:table-cell office:value-type="float" office:value="1982" calcext:value-type="float">
            <text:p>1982</text:p>
          </table:table-cell>
        </table:table-row>
        <table:table-row table:style-name="ro1">
          <table:table-cell office:value-type="string" calcext:value-type="string">
            <text:p>LordSkidelsky-03.jpg</text:p>
          </table:table-cell>
          <table:table-cell office:value-type="float" office:value="2005" calcext:value-type="float">
            <text:p>2005</text:p>
          </table:table-cell>
        </table:table-row>
        <table:table-row table:style-name="ro1">
          <table:table-cell office:value-type="string" calcext:value-type="string">
            <text:p>Elizabeth Morrow photo.jpg</text:p>
          </table:table-cell>
          <table:table-cell office:value-type="float" office:value="2006" calcext:value-type="float">
            <text:p>2006</text:p>
          </table:table-cell>
        </table:table-row>
        <table:table-row table:style-name="ro1">
          <table:table-cell office:value-type="string" calcext:value-type="string">
            <text:p>Iman Monawar.jpg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string" calcext:value-type="string">
            <text:p>Aoife McLoughlin-2.jpg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P6010133 square crop for web.jpg</text:p>
          </table:table-cell>
          <table:table-cell office:value-type="float" office:value="2026" calcext:value-type="float">
            <text:p>2026</text:p>
          </table:table-cell>
        </table:table-row>
        <table:table-row table:style-name="ro1">
          <table:table-cell office:value-type="string" calcext:value-type="string">
            <text:p>P6010133.jpg</text:p>
          </table:table-cell>
          <table:table-cell office:value-type="float" office:value="2033" calcext:value-type="float">
            <text:p>2033</text:p>
          </table:table-cell>
        </table:table-row>
        <table:table-row table:style-name="ro1">
          <table:table-cell office:value-type="string" calcext:value-type="string">
            <text:p>eduction low res.jpg</text:p>
          </table:table-cell>
          <table:table-cell office:value-type="float" office:value="2034" calcext:value-type="float">
            <text:p>2034</text:p>
          </table:table-cell>
        </table:table-row>
        <table:table-row table:style-name="ro1">
          <table:table-cell office:value-type="string" calcext:value-type="string">
            <text:p>VAW - Image 2 (Smaller).jpg</text:p>
          </table:table-cell>
          <table:table-cell office:value-type="float" office:value="2035" calcext:value-type="float">
            <text:p>2035</text:p>
          </table:table-cell>
        </table:table-row>
        <table:table-row table:style-name="ro1">
          <table:table-cell office:value-type="string" calcext:value-type="string">
            <text:p>DSC_0099 web crop.jpg</text:p>
          </table:table-cell>
          <table:table-cell office:value-type="float" office:value="2051" calcext:value-type="float">
            <text:p>2051</text:p>
          </table:table-cell>
        </table:table-row>
        <table:table-row table:style-name="ro1">
          <table:table-cell office:value-type="string" calcext:value-type="string">
            <text:p>conference image website_0.jpg</text:p>
          </table:table-cell>
          <table:table-cell office:value-type="float" office:value="2052" calcext:value-type="float">
            <text:p>2052</text:p>
          </table:table-cell>
        </table:table-row>
        <table:table-row table:style-name="ro1">
          <table:table-cell office:value-type="string" calcext:value-type="string">
            <text:p>chain crop.jpg</text:p>
          </table:table-cell>
          <table:table-cell office:value-type="float" office:value="2057" calcext:value-type="float">
            <text:p>2057</text:p>
          </table:table-cell>
        </table:table-row>
        <table:table-row table:style-name="ro1">
          <table:table-cell office:value-type="string" calcext:value-type="string">
            <text:p>chain crop_0.jpg</text:p>
          </table:table-cell>
          <table:table-cell office:value-type="float" office:value="2058" calcext:value-type="float">
            <text:p>2058</text:p>
          </table:table-cell>
        </table:table-row>
        <table:table-row table:style-name="ro1">
          <table:table-cell office:value-type="string" calcext:value-type="string">
            <text:p>Greg Hurst</text:p>
          </table:table-cell>
          <table:table-cell office:value-type="float" office:value="2061" calcext:value-type="float">
            <text:p>2061</text:p>
          </table:table-cell>
        </table:table-row>
        <table:table-row table:style-name="ro1">
          <table:table-cell office:value-type="string" calcext:value-type="string">
            <text:p>Ruth Scott 3 - Jan 2017 square crop.jpg</text:p>
          </table:table-cell>
          <table:table-cell office:value-type="float" office:value="2062" calcext:value-type="float">
            <text:p>2062</text:p>
          </table:table-cell>
        </table:table-row>
        <table:table-row table:style-name="ro1">
          <table:table-cell office:value-type="string" calcext:value-type="string">
            <text:p>Cumberland_Lodge_11th_June_2017_(026_of_210) web.jpg</text:p>
          </table:table-cell>
          <table:table-cell office:value-type="float" office:value="2071" calcext:value-type="float">
            <text:p>2071</text:p>
          </table:table-cell>
        </table:table-row>
        <table:table-row table:style-name="ro1">
          <table:table-cell office:value-type="string" calcext:value-type="string">
            <text:p>chain crop_1.jpg</text:p>
          </table:table-cell>
          <table:table-cell office:value-type="float" office:value="2096" calcext:value-type="float">
            <text:p>2096</text:p>
          </table:table-cell>
        </table:table-row>
        <table:table-row table:style-name="ro1">
          <table:table-cell office:value-type="string" calcext:value-type="string">
            <text:p>chain-690088_1920_2.jpg</text:p>
          </table:table-cell>
          <table:table-cell office:value-type="float" office:value="2098" calcext:value-type="float">
            <text:p>2098</text:p>
          </table:table-cell>
        </table:table-row>
        <table:table-row table:style-name="ro1">
          <table:table-cell office:value-type="string" calcext:value-type="string">
            <text:p>logo.png</text:p>
          </table:table-cell>
          <table:table-cell office:value-type="float" office:value="2101" calcext:value-type="float">
            <text:p>2101</text:p>
          </table:table-cell>
        </table:table-row>
        <table:table-row table:style-name="ro1">
          <table:table-cell office:value-type="string" calcext:value-type="string">
            <text:p>logo_0.png</text:p>
          </table:table-cell>
          <table:table-cell office:value-type="float" office:value="2102" calcext:value-type="float">
            <text:p>2102</text:p>
          </table:table-cell>
        </table:table-row>
        <table:table-row table:style-name="ro1">
          <table:table-cell office:value-type="string" calcext:value-type="string">
            <text:p>logo_1.png</text:p>
          </table:table-cell>
          <table:table-cell office:value-type="float" office:value="2103" calcext:value-type="float">
            <text:p>2103</text:p>
          </table:table-cell>
        </table:table-row>
        <table:table-row table:style-name="ro1">
          <table:table-cell office:value-type="string" calcext:value-type="string">
            <text:p>logo_2.png</text:p>
          </table:table-cell>
          <table:table-cell office:value-type="float" office:value="2104" calcext:value-type="float">
            <text:p>2104</text:p>
          </table:table-cell>
        </table:table-row>
        <table:table-row table:style-name="ro1">
          <table:table-cell office:value-type="string" calcext:value-type="string">
            <text:p>logo_3.png</text:p>
          </table:table-cell>
          <table:table-cell office:value-type="float" office:value="2105" calcext:value-type="float">
            <text:p>2105</text:p>
          </table:table-cell>
        </table:table-row>
        <table:table-row table:style-name="ro1">
          <table:table-cell office:value-type="string" calcext:value-type="string">
            <text:p>P7160647.jpg</text:p>
          </table:table-cell>
          <table:table-cell office:value-type="float" office:value="2107" calcext:value-type="float">
            <text:p>2107</text:p>
          </table:table-cell>
        </table:table-row>
        <table:table-row table:style-name="ro1">
          <table:table-cell office:value-type="string" calcext:value-type="string">
            <text:p>bfg 2 v2 low res.jpg</text:p>
          </table:table-cell>
          <table:table-cell office:value-type="float" office:value="2108" calcext:value-type="float">
            <text:p>2108</text:p>
          </table:table-cell>
        </table:table-row>
        <table:table-row table:style-name="ro1">
          <table:table-cell office:value-type="string" calcext:value-type="string">
            <text:p>hands bolds.jpg</text:p>
          </table:table-cell>
          <table:table-cell office:value-type="float" office:value="2111" calcext:value-type="float">
            <text:p>2111</text:p>
          </table:table-cell>
        </table:table-row>
        <table:table-row table:style-name="ro1">
          <table:table-cell office:value-type="string" calcext:value-type="string">
            <text:p>eduction low res_0.jpg</text:p>
          </table:table-cell>
          <table:table-cell office:value-type="float" office:value="2215" calcext:value-type="float">
            <text:p>2215</text:p>
          </table:table-cell>
        </table:table-row>
        <table:table-row table:style-name="ro1">
          <table:table-cell office:value-type="string" calcext:value-type="string">
            <text:p>eduction low res_2.jpg</text:p>
          </table:table-cell>
          <table:table-cell office:value-type="float" office:value="2218" calcext:value-type="float">
            <text:p>2218</text:p>
          </table:table-cell>
        </table:table-row>
        <table:table-row table:style-name="ro1">
          <table:table-cell office:value-type="string" calcext:value-type="string">
            <text:p>shutterstock_441658117.jpg</text:p>
          </table:table-cell>
          <table:table-cell office:value-type="float" office:value="2274" calcext:value-type="float">
            <text:p>2274</text:p>
          </table:table-cell>
        </table:table-row>
        <table:table-row table:style-name="ro1">
          <table:table-cell office:value-type="string" calcext:value-type="string">
            <text:p>Small_0.jpg</text:p>
          </table:table-cell>
          <table:table-cell office:value-type="float" office:value="2276" calcext:value-type="float">
            <text:p>2276</text:p>
          </table:table-cell>
        </table:table-row>
        <table:table-row table:style-name="ro1">
          <table:table-cell office:value-type="string" calcext:value-type="string">
            <text:p>Violence Against Women Conference Logo Landscape.jpg</text:p>
          </table:table-cell>
          <table:table-cell office:value-type="float" office:value="2295" calcext:value-type="float">
            <text:p>2295</text:p>
          </table:table-cell>
        </table:table-row>
        <table:table-row table:style-name="ro1">
          <table:table-cell office:value-type="string" calcext:value-type="string">
            <text:p>Francesca Menichellin (small image).jpg</text:p>
          </table:table-cell>
          <table:table-cell office:value-type="float" office:value="2321" calcext:value-type="float">
            <text:p>2321</text:p>
          </table:table-cell>
        </table:table-row>
        <table:table-row table:style-name="ro1">
          <table:table-cell office:value-type="string" calcext:value-type="string">
            <text:p>rsz_dsc_7520.jpg</text:p>
          </table:table-cell>
          <table:table-cell office:value-type="float" office:value="2370" calcext:value-type="float">
            <text:p>2370</text:p>
          </table:table-cell>
        </table:table-row>
        <table:table-row table:style-name="ro1">
          <table:table-cell office:value-type="string" calcext:value-type="string">
            <text:p>Matt pic.jpg</text:p>
          </table:table-cell>
          <table:table-cell office:value-type="float" office:value="2371" calcext:value-type="float">
            <text:p>2371</text:p>
          </table:table-cell>
        </table:table-row>
        <table:table-row table:style-name="ro1">
          <table:table-cell office:value-type="string" calcext:value-type="string">
            <text:p>Edit Nell rearing - Gem Hall.jpg</text:p>
          </table:table-cell>
          <table:table-cell office:value-type="float" office:value="2380" calcext:value-type="float">
            <text:p>2380</text:p>
          </table:table-cell>
        </table:table-row>
        <table:table-row table:style-name="ro1">
          <table:table-cell office:value-type="string" calcext:value-type="string">
            <text:p>Edit Nell rearing - Gem Hall_0.jpg</text:p>
          </table:table-cell>
          <table:table-cell office:value-type="float" office:value="2381" calcext:value-type="float">
            <text:p>2381</text:p>
          </table:table-cell>
        </table:table-row>
        <table:table-row table:style-name="ro1">
          <table:table-cell office:value-type="string" calcext:value-type="string">
            <text:p>IMGP0298cropped_0.jpg</text:p>
          </table:table-cell>
          <table:table-cell office:value-type="float" office:value="2414" calcext:value-type="float">
            <text:p>2414</text:p>
          </table:table-cell>
        </table:table-row>
        <table:table-row table:style-name="ro1">
          <table:table-cell office:value-type="string" calcext:value-type="string">
            <text:p>191011-079cropped.jpg</text:p>
          </table:table-cell>
          <table:table-cell office:value-type="float" office:value="2415" calcext:value-type="float">
            <text:p>2415</text:p>
          </table:table-cell>
        </table:table-row>
        <table:table-row table:style-name="ro1">
          <table:table-cell office:value-type="string" calcext:value-type="string">
            <text:p>P8161019 - Landscape (Web).jpg</text:p>
          </table:table-cell>
          <table:table-cell office:value-type="float" office:value="2431" calcext:value-type="float">
            <text:p>2431</text:p>
          </table:table-cell>
        </table:table-row>
        <table:table-row table:style-name="ro1">
          <table:table-cell office:value-type="string" calcext:value-type="string">
            <text:p>P8161019 - Landscape (Web).jpg</text:p>
          </table:table-cell>
          <table:table-cell office:value-type="float" office:value="2434" calcext:value-type="float">
            <text:p>2434</text:p>
          </table:table-cell>
        </table:table-row>
        <table:table-row table:style-name="ro1">
          <table:table-cell office:value-type="string" calcext:value-type="string">
            <text:p>shutterstock_441658117_1.jpg</text:p>
          </table:table-cell>
          <table:table-cell office:value-type="float" office:value="2472" calcext:value-type="float">
            <text:p>2472</text:p>
          </table:table-cell>
        </table:table-row>
        <table:table-row table:style-name="ro1">
          <table:table-cell office:value-type="string" calcext:value-type="string">
            <text:p>1882 edward with young george christian helena etc.jpg</text:p>
          </table:table-cell>
          <table:table-cell office:value-type="float" office:value="2566" calcext:value-type="float">
            <text:p>2566</text:p>
          </table:table-cell>
        </table:table-row>
        <table:table-row table:style-name="ro1">
          <table:table-cell office:value-type="string" calcext:value-type="string">
            <text:p>1200px-Russian_Imperial_Family_1913.jpg</text:p>
          </table:table-cell>
          <table:table-cell office:value-type="float" office:value="2568" calcext:value-type="float">
            <text:p>2568</text:p>
          </table:table-cell>
        </table:table-row>
        <table:table-row table:style-name="ro1">
          <table:table-cell office:value-type="string" calcext:value-type="string">
            <text:p>A Generationm without Hate_11.jpg</text:p>
          </table:table-cell>
          <table:table-cell office:value-type="float" office:value="2579" calcext:value-type="float">
            <text:p>2579</text:p>
          </table:table-cell>
        </table:table-row>
        <table:table-row table:style-name="ro1">
          <table:table-cell office:value-type="string" calcext:value-type="string">
            <text:p>Small.jpg</text:p>
          </table:table-cell>
          <table:table-cell office:value-type="float" office:value="2580" calcext:value-type="float">
            <text:p>2580</text:p>
          </table:table-cell>
        </table:table-row>
        <table:table-row table:style-name="ro1">
          <table:table-cell office:value-type="string" calcext:value-type="string">
            <text:p>British flag eroding.jpg</text:p>
          </table:table-cell>
          <table:table-cell office:value-type="float" office:value="2584" calcext:value-type="float">
            <text:p>2584</text:p>
          </table:table-cell>
        </table:table-row>
        <table:table-row table:style-name="ro1">
          <table:table-cell office:value-type="string" calcext:value-type="string">
            <text:p>Book covers collage.jpg</text:p>
          </table:table-cell>
          <table:table-cell office:value-type="float" office:value="2585" calcext:value-type="float">
            <text:p>2585</text:p>
          </table:table-cell>
        </table:table-row>
        <table:table-row table:style-name="ro1">
          <table:table-cell office:value-type="string" calcext:value-type="string">
            <text:p>Windsor Festival Logo Black.jpg</text:p>
          </table:table-cell>
          <table:table-cell office:value-type="float" office:value="2586" calcext:value-type="float">
            <text:p>2586</text:p>
          </table:table-cell>
        </table:table-row>
        <table:table-row table:style-name="ro1">
          <table:table-cell office:value-type="string" calcext:value-type="string">
            <text:p>SHAMI - Roddy Paine.jpg</text:p>
          </table:table-cell>
          <table:table-cell office:value-type="float" office:value="2587" calcext:value-type="float">
            <text:p>2587</text:p>
          </table:table-cell>
        </table:table-row>
        <table:table-row table:style-name="ro1">
          <table:table-cell office:value-type="string" calcext:value-type="string">
            <text:p>Windsor Festival Logo Black.jpg</text:p>
          </table:table-cell>
          <table:table-cell office:value-type="float" office:value="2588" calcext:value-type="float">
            <text:p>2588</text:p>
          </table:table-cell>
        </table:table-row>
        <table:table-row table:style-name="ro1">
          <table:table-cell office:value-type="string" calcext:value-type="string">
            <text:p>Salley Vickers_1.jpg</text:p>
          </table:table-cell>
          <table:table-cell office:value-type="float" office:value="2597" calcext:value-type="float">
            <text:p>2597</text:p>
          </table:table-cell>
        </table:table-row>
        <table:table-row table:style-name="ro1">
          <table:table-cell office:value-type="string" calcext:value-type="string">
            <text:p>SHAMI - Roddy Paine_1.jpg</text:p>
          </table:table-cell>
          <table:table-cell office:value-type="float" office:value="2600" calcext:value-type="float">
            <text:p>2600</text:p>
          </table:table-cell>
        </table:table-row>
        <table:table-row table:style-name="ro1">
          <table:table-cell office:value-type="string" calcext:value-type="string">
            <text:p>Windsor Festival Logo Black_4.jpg</text:p>
          </table:table-cell>
          <table:table-cell office:value-type="float" office:value="2601" calcext:value-type="float">
            <text:p>2601</text:p>
          </table:table-cell>
        </table:table-row>
        <table:table-row table:style-name="ro1">
          <table:table-cell office:value-type="string" calcext:value-type="string">
            <text:p>Salley Vickers_3.jpg</text:p>
          </table:table-cell>
          <table:table-cell office:value-type="float" office:value="2603" calcext:value-type="float">
            <text:p>2603</text:p>
          </table:table-cell>
        </table:table-row>
        <table:table-row table:style-name="ro1">
          <table:table-cell office:value-type="string" calcext:value-type="string">
            <text:p>Windsor Festival Logo Black_0.jpg</text:p>
          </table:table-cell>
          <table:table-cell office:value-type="float" office:value="2604" calcext:value-type="float">
            <text:p>2604</text:p>
          </table:table-cell>
        </table:table-row>
        <table:table-row table:style-name="ro1">
          <table:table-cell office:value-type="string" calcext:value-type="string">
            <text:p>Windsor Festival Logo Black_3.jpg</text:p>
          </table:table-cell>
          <table:table-cell office:value-type="float" office:value="2606" calcext:value-type="float">
            <text:p>2606</text:p>
          </table:table-cell>
        </table:table-row>
        <table:table-row table:style-name="ro1">
          <table:table-cell office:value-type="string" calcext:value-type="string">
            <text:p>Dennison-Matthew crop_0.jpg</text:p>
          </table:table-cell>
          <table:table-cell office:value-type="float" office:value="2609" calcext:value-type="float">
            <text:p>2609</text:p>
          </table:table-cell>
        </table:table-row>
        <table:table-row table:style-name="ro1">
          <table:table-cell office:value-type="string" calcext:value-type="string">
            <text:p>Windsor Festival Logo Black_2.jpg</text:p>
          </table:table-cell>
          <table:table-cell office:value-type="float" office:value="2611" calcext:value-type="float">
            <text:p>2611</text:p>
          </table:table-cell>
        </table:table-row>
        <table:table-row table:style-name="ro1">
          <table:table-cell office:value-type="string" calcext:value-type="string">
            <text:p>Pankhurst crop.jpg</text:p>
          </table:table-cell>
          <table:table-cell office:value-type="float" office:value="2613" calcext:value-type="float">
            <text:p>2613</text:p>
          </table:table-cell>
        </table:table-row>
        <table:table-row table:style-name="ro1">
          <table:table-cell office:value-type="string" calcext:value-type="string">
            <text:p>Conference image no black line.jpg</text:p>
          </table:table-cell>
          <table:table-cell office:value-type="float" office:value="2629" calcext:value-type="float">
            <text:p>2629</text:p>
          </table:table-cell>
        </table:table-row>
        <table:table-row table:style-name="ro1">
          <table:table-cell office:value-type="string" calcext:value-type="string">
            <text:p>Resized for Web FINAL.jpg</text:p>
          </table:table-cell>
          <table:table-cell office:value-type="float" office:value="2631" calcext:value-type="float">
            <text:p>2631</text:p>
          </table:table-cell>
        </table:table-row>
        <table:table-row table:style-name="ro1">
          <table:table-cell office:value-type="string" calcext:value-type="string">
            <text:p>CCJ Logo jpg.jpg</text:p>
          </table:table-cell>
          <table:table-cell office:value-type="float" office:value="2632" calcext:value-type="float">
            <text:p>2632</text:p>
          </table:table-cell>
        </table:table-row>
        <table:table-row table:style-name="ro1">
          <table:table-cell office:value-type="string" calcext:value-type="string">
            <text:p>Cumberland Lodge.jpg</text:p>
          </table:table-cell>
          <table:table-cell office:value-type="float" office:value="2639" calcext:value-type="float">
            <text:p>2639</text:p>
          </table:table-cell>
        </table:table-row>
        <table:table-row table:style-name="ro1">
          <table:table-cell office:value-type="string" calcext:value-type="string">
            <text:p>shutterstock_441658117_2.jpg</text:p>
          </table:table-cell>
          <table:table-cell office:value-type="float" office:value="2658" calcext:value-type="float">
            <text:p>2658</text:p>
          </table:table-cell>
        </table:table-row>
        <table:table-row table:style-name="ro1">
          <table:table-cell office:value-type="string" calcext:value-type="string">
            <text:p>Anthony-Heath-pic-2.jpg</text:p>
          </table:table-cell>
          <table:table-cell office:value-type="float" office:value="2688" calcext:value-type="float">
            <text:p>2688</text:p>
          </table:table-cell>
        </table:table-row>
        <table:table-row table:style-name="ro1">
          <table:table-cell office:value-type="string" calcext:value-type="string">
            <text:p>Shelina Janmohamed web.jpg</text:p>
          </table:table-cell>
          <table:table-cell office:value-type="float" office:value="2692" calcext:value-type="float">
            <text:p>2692</text:p>
          </table:table-cell>
        </table:table-row>
        <table:table-row table:style-name="ro1">
          <table:table-cell office:value-type="string" calcext:value-type="string">
            <text:p>Nasar.jpg</text:p>
          </table:table-cell>
          <table:table-cell office:value-type="float" office:value="2694" calcext:value-type="float">
            <text:p>2694</text:p>
          </table:table-cell>
        </table:table-row>
        <table:table-row table:style-name="ro1">
          <table:table-cell office:value-type="string" calcext:value-type="string">
            <text:p>James Nazaroo photo_0.jpg</text:p>
          </table:table-cell>
          <table:table-cell office:value-type="float" office:value="2695" calcext:value-type="float">
            <text:p>2695</text:p>
          </table:table-cell>
        </table:table-row>
        <table:table-row table:style-name="ro1">
          <table:table-cell office:value-type="string" calcext:value-type="string">
            <text:p>Patrick Vernon.jpg</text:p>
          </table:table-cell>
          <table:table-cell office:value-type="float" office:value="2696" calcext:value-type="float">
            <text:p>2696</text:p>
          </table:table-cell>
        </table:table-row>
        <table:table-row table:style-name="ro1">
          <table:table-cell office:value-type="string" calcext:value-type="string">
            <text:p>Profile - Zamila Bunglawala (3).jpg</text:p>
          </table:table-cell>
          <table:table-cell office:value-type="float" office:value="2698" calcext:value-type="float">
            <text:p>2698</text:p>
          </table:table-cell>
        </table:table-row>
        <table:table-row table:style-name="ro1">
          <table:table-cell office:value-type="string" calcext:value-type="string">
            <text:p>Sunder web.jpg</text:p>
          </table:table-cell>
          <table:table-cell office:value-type="float" office:value="2699" calcext:value-type="float">
            <text:p>2699</text:p>
          </table:table-cell>
        </table:table-row>
        <table:table-row table:style-name="ro1">
          <table:table-cell office:value-type="string" calcext:value-type="string">
            <text:p>Lucinda Platt photo.jpg</text:p>
          </table:table-cell>
          <table:table-cell office:value-type="float" office:value="2700" calcext:value-type="float">
            <text:p>2700</text:p>
          </table:table-cell>
        </table:table-row>
        <table:table-row table:style-name="ro1">
          <table:table-cell office:value-type="string" calcext:value-type="string">
            <text:p>claire alexander photo 2018.jpg</text:p>
          </table:table-cell>
          <table:table-cell office:value-type="float" office:value="2701" calcext:value-type="float">
            <text:p>2701</text:p>
          </table:table-cell>
        </table:table-row>
        <table:table-row table:style-name="ro1">
          <table:table-cell office:value-type="string" calcext:value-type="string">
            <text:p>Anne Wafula Strike.jpg FINAL.jpg</text:p>
          </table:table-cell>
          <table:table-cell office:value-type="float" office:value="2703" calcext:value-type="float">
            <text:p>2703</text:p>
          </table:table-cell>
        </table:table-row>
        <table:table-row table:style-name="ro1">
          <table:table-cell office:value-type="string" calcext:value-type="string">
            <text:p>Panel incl Ellena Moriarty CUP.jpg</text:p>
          </table:table-cell>
          <table:table-cell office:value-type="float" office:value="2706" calcext:value-type="float">
            <text:p>2706</text:p>
          </table:table-cell>
        </table:table-row>
        <table:table-row table:style-name="ro1">
          <table:table-cell office:value-type="string" calcext:value-type="string">
            <text:p>Grace Davie 1.jpg</text:p>
          </table:table-cell>
          <table:table-cell office:value-type="float" office:value="2707" calcext:value-type="float">
            <text:p>2707</text:p>
          </table:table-cell>
        </table:table-row>
        <table:table-row table:style-name="ro1">
          <table:table-cell office:value-type="string" calcext:value-type="string">
            <text:p>web banner.png</text:p>
          </table:table-cell>
          <table:table-cell office:value-type="float" office:value="2711" calcext:value-type="float">
            <text:p>2711</text:p>
          </table:table-cell>
        </table:table-row>
        <table:table-row table:style-name="ro1">
          <table:table-cell office:value-type="string" calcext:value-type="string">
            <text:p>web banner_0.png</text:p>
          </table:table-cell>
          <table:table-cell office:value-type="float" office:value="2712" calcext:value-type="float">
            <text:p>2712</text:p>
          </table:table-cell>
        </table:table-row>
        <table:table-row table:style-name="ro1">
          <table:table-cell office:value-type="string" calcext:value-type="string">
            <text:p>web banner 2.jpg</text:p>
          </table:table-cell>
          <table:table-cell office:value-type="float" office:value="2713" calcext:value-type="float">
            <text:p>2713</text:p>
          </table:table-cell>
        </table:table-row>
        <table:table-row table:style-name="ro1">
          <table:table-cell office:value-type="string" calcext:value-type="string">
            <text:p>web banner_1.png</text:p>
          </table:table-cell>
          <table:table-cell office:value-type="float" office:value="2714" calcext:value-type="float">
            <text:p>2714</text:p>
          </table:table-cell>
        </table:table-row>
        <table:table-row table:style-name="ro1">
          <table:table-cell office:value-type="string" calcext:value-type="string">
            <text:p>web banner_2.png</text:p>
          </table:table-cell>
          <table:table-cell office:value-type="float" office:value="2715" calcext:value-type="float">
            <text:p>2715</text:p>
          </table:table-cell>
        </table:table-row>
        <table:table-row table:style-name="ro1">
          <table:table-cell office:value-type="string" calcext:value-type="string">
            <text:p>FoRB image for Keep in Touch tile_0.jpg</text:p>
          </table:table-cell>
          <table:table-cell office:value-type="float" office:value="2728" calcext:value-type="float">
            <text:p>2728</text:p>
          </table:table-cell>
        </table:table-row>
        <table:table-row table:style-name="ro1">
          <table:table-cell office:value-type="string" calcext:value-type="string">
            <text:p>DSC_9923_edited.jpg</text:p>
          </table:table-cell>
          <table:table-cell office:value-type="float" office:value="2729" calcext:value-type="float">
            <text:p>2729</text:p>
          </table:table-cell>
        </table:table-row>
        <table:table-row table:style-name="ro1">
          <table:table-cell office:value-type="string" calcext:value-type="string">
            <text:p>Conference image no black line_0.jpg</text:p>
          </table:table-cell>
          <table:table-cell office:value-type="float" office:value="2732" calcext:value-type="float">
            <text:p>2732</text:p>
          </table:table-cell>
        </table:table-row>
        <table:table-row table:style-name="ro1">
          <table:table-cell office:value-type="string" calcext:value-type="string">
            <text:p>Christmas Tapestry Hall - by Sandor Pomozi (Dec 16) - low-res file.jpg</text:p>
          </table:table-cell>
          <table:table-cell office:value-type="float" office:value="2734" calcext:value-type="float">
            <text:p>2734</text:p>
          </table:table-cell>
        </table:table-row>
        <table:table-row table:style-name="ro1">
          <table:table-cell office:value-type="string" calcext:value-type="string">
            <text:p>Conference image difficult histories .jpg</text:p>
          </table:table-cell>
          <table:table-cell office:value-type="float" office:value="2740" calcext:value-type="float">
            <text:p>2740</text:p>
          </table:table-cell>
        </table:table-row>
        <table:table-row table:style-name="ro1">
          <table:table-cell office:value-type="string" calcext:value-type="string">
            <text:p>Conference image no black line_1.jpg</text:p>
          </table:table-cell>
          <table:table-cell office:value-type="float" office:value="2759" calcext:value-type="float">
            <text:p>2759</text:p>
          </table:table-cell>
        </table:table-row>
        <table:table-row table:style-name="ro1">
          <table:table-cell office:value-type="string" calcext:value-type="string">
            <text:p>Police web.jpg</text:p>
          </table:table-cell>
          <table:table-cell office:value-type="float" office:value="2771" calcext:value-type="float">
            <text:p>2771</text:p>
          </table:table-cell>
        </table:table-row>
        <table:table-row table:style-name="ro1">
          <table:table-cell office:value-type="string" calcext:value-type="string">
            <text:p>KBR Website_0.png</text:p>
          </table:table-cell>
          <table:table-cell office:value-type="float" office:value="2774" calcext:value-type="float">
            <text:p>2774</text:p>
          </table:table-cell>
        </table:table-row>
        <table:table-row table:style-name="ro1">
          <table:table-cell office:value-type="string" calcext:value-type="string">
            <text:p>Conference image no black line_2.jpg</text:p>
          </table:table-cell>
          <table:table-cell office:value-type="float" office:value="2775" calcext:value-type="float">
            <text:p>2775</text:p>
          </table:table-cell>
        </table:table-row>
        <table:table-row table:style-name="ro1">
          <table:table-cell office:value-type="string" calcext:value-type="string">
            <text:p>British flag eroding_0.jpg</text:p>
          </table:table-cell>
          <table:table-cell office:value-type="float" office:value="2778" calcext:value-type="float">
            <text:p>2778</text:p>
          </table:table-cell>
        </table:table-row>
        <table:table-row table:style-name="ro1">
          <table:table-cell office:value-type="string" calcext:value-type="string">
            <text:p>Kiri.jpg</text:p>
          </table:table-cell>
          <table:table-cell office:value-type="float" office:value="2784" calcext:value-type="float">
            <text:p>2784</text:p>
          </table:table-cell>
        </table:table-row>
        <table:table-row table:style-name="ro1">
          <table:table-cell office:value-type="string" calcext:value-type="string">
            <text:p>Working Identities.jpg</text:p>
          </table:table-cell>
          <table:table-cell office:value-type="float" office:value="2786" calcext:value-type="float">
            <text:p>2786</text:p>
          </table:table-cell>
        </table:table-row>
        <table:table-row table:style-name="ro1">
          <table:table-cell office:value-type="string" calcext:value-type="string">
            <text:p>Conference Image Working Identities.jpg</text:p>
          </table:table-cell>
          <table:table-cell office:value-type="float" office:value="2787" calcext:value-type="float">
            <text:p>2787</text:p>
          </table:table-cell>
        </table:table-row>
        <table:table-row table:style-name="ro1">
          <table:table-cell office:value-type="string" calcext:value-type="string">
            <text:p>Conference Image Working Identities_0.jpg</text:p>
          </table:table-cell>
          <table:table-cell office:value-type="float" office:value="2788" calcext:value-type="float">
            <text:p>2788</text:p>
          </table:table-cell>
        </table:table-row>
        <table:table-row table:style-name="ro1">
          <table:table-cell office:value-type="string" calcext:value-type="string">
            <text:p>Sarah Churchill web.jpg</text:p>
          </table:table-cell>
          <table:table-cell office:value-type="float" office:value="2793" calcext:value-type="float">
            <text:p>2793</text:p>
          </table:table-cell>
        </table:table-row>
        <table:table-row table:style-name="ro1">
          <table:table-cell office:value-type="string" calcext:value-type="string">
            <text:p>19th Century Lodge_reduced.jpg</text:p>
          </table:table-cell>
          <table:table-cell office:value-type="float" office:value="2794" calcext:value-type="float">
            <text:p>2794</text:p>
          </table:table-cell>
        </table:table-row>
        <table:table-row table:style-name="ro1">
          <table:table-cell office:value-type="string" calcext:value-type="string">
            <text:p>DSC_1017.jpg</text:p>
          </table:table-cell>
          <table:table-cell office:value-type="float" office:value="2801" calcext:value-type="float">
            <text:p>2801</text:p>
          </table:table-cell>
        </table:table-row>
        <table:table-row table:style-name="ro1">
          <table:table-cell office:value-type="string" calcext:value-type="string">
            <text:p>DwYhaDYX0AA--AV.jpg</text:p>
          </table:table-cell>
          <table:table-cell office:value-type="float" office:value="2802" calcext:value-type="float">
            <text:p>2802</text:p>
          </table:table-cell>
        </table:table-row>
        <table:table-row table:style-name="ro1">
          <table:table-cell office:value-type="string" calcext:value-type="string">
            <text:p>IMG_0438.jpg</text:p>
          </table:table-cell>
          <table:table-cell office:value-type="float" office:value="2803" calcext:value-type="float">
            <text:p>2803</text:p>
          </table:table-cell>
        </table:table-row>
        <table:table-row table:style-name="ro1">
          <table:table-cell office:value-type="string" calcext:value-type="string">
            <text:p>DwYhaDYX0AA--AV.jpg</text:p>
          </table:table-cell>
          <table:table-cell office:value-type="float" office:value="2804" calcext:value-type="float">
            <text:p>2804</text:p>
          </table:table-cell>
        </table:table-row>
        <table:table-row table:style-name="ro1">
          <table:table-cell office:value-type="string" calcext:value-type="string">
            <text:p>181008_CLPostTruth_29_0.jpg</text:p>
          </table:table-cell>
          <table:table-cell office:value-type="float" office:value="2810" calcext:value-type="float">
            <text:p>2810</text:p>
          </table:table-cell>
        </table:table-row>
        <table:table-row table:style-name="ro1">
          <table:table-cell office:value-type="string" calcext:value-type="string">
            <text:p>Pictionary LR.jpg</text:p>
          </table:table-cell>
          <table:table-cell office:value-type="float" office:value="2824" calcext:value-type="float">
            <text:p>2824</text:p>
          </table:table-cell>
        </table:table-row>
        <table:table-row table:style-name="ro1">
          <table:table-cell office:value-type="string" calcext:value-type="string">
            <text:p>Students chatting 2018 LR.jpg</text:p>
          </table:table-cell>
          <table:table-cell office:value-type="float" office:value="2827" calcext:value-type="float">
            <text:p>2827</text:p>
          </table:table-cell>
        </table:table-row>
        <table:table-row table:style-name="ro1">
          <table:table-cell office:value-type="string" calcext:value-type="string">
            <text:p>Crackers LR.jpg</text:p>
          </table:table-cell>
          <table:table-cell office:value-type="float" office:value="2829" calcext:value-type="float">
            <text:p>2829</text:p>
          </table:table-cell>
        </table:table-row>
        <table:table-row table:style-name="ro1">
          <table:table-cell office:value-type="string" calcext:value-type="string">
            <text:p>Around the clock LR.jpg</text:p>
          </table:table-cell>
          <table:table-cell office:value-type="float" office:value="2833" calcext:value-type="float">
            <text:p>2833</text:p>
          </table:table-cell>
        </table:table-row>
        <table:table-row table:style-name="ro1">
          <table:table-cell office:value-type="string" calcext:value-type="string">
            <text:p>DSC_9505_edited small.jpg</text:p>
          </table:table-cell>
          <table:table-cell office:value-type="float" office:value="2839" calcext:value-type="float">
            <text:p>2839</text:p>
          </table:table-cell>
        </table:table-row>
        <table:table-row table:style-name="ro1">
          <table:table-cell office:value-type="string" calcext:value-type="string">
            <text:p>John Madejski.png</text:p>
          </table:table-cell>
          <table:table-cell office:value-type="float" office:value="2864" calcext:value-type="float">
            <text:p>2864</text:p>
          </table:table-cell>
        </table:table-row>
        <table:table-row table:style-name="ro1">
          <table:table-cell office:value-type="string" calcext:value-type="string">
            <text:p>Conference image difficult histories _0.jpg</text:p>
          </table:table-cell>
          <table:table-cell office:value-type="float" office:value="2873" calcext:value-type="float">
            <text:p>2873</text:p>
          </table:table-cell>
        </table:table-row>
        <table:table-row table:style-name="ro1">
          <table:table-cell office:value-type="string" calcext:value-type="string">
            <text:p>Working Identities_0.jpg</text:p>
          </table:table-cell>
          <table:table-cell office:value-type="float" office:value="2885" calcext:value-type="float">
            <text:p>2885</text:p>
          </table:table-cell>
        </table:table-row>
        <table:table-row table:style-name="ro1">
          <table:table-cell office:value-type="string" calcext:value-type="string">
            <text:p>Conference Image Working Identities_1.jpg</text:p>
          </table:table-cell>
          <table:table-cell office:value-type="float" office:value="2886" calcext:value-type="float">
            <text:p>2886</text:p>
          </table:table-cell>
        </table:table-row>
        <table:table-row table:style-name="ro1">
          <table:table-cell office:value-type="string" calcext:value-type="string">
            <text:p>Digital Inclusion Image FINAL web.jpg</text:p>
          </table:table-cell>
          <table:table-cell office:value-type="float" office:value="3144" calcext:value-type="float">
            <text:p>3144</text:p>
          </table:table-cell>
        </table:table-row>
      </table:table>
      <table:table table:name="Sheet2" table:style-name="ta1">
        <table:table-column table:style-name="co3" table:default-cell-style-name="Default"/>
        <table:table-row table:style-name="ro1">
          <table:table-cell table:formula="of:=COM.MICROSOFT.CONCAT(&quot;update file_managed set file_managed='&quot;; [$Sheet1.A1]; &quot;' where fid = &quot;; [$Sheet1.B1];&quot;;&quot;)" office:value-type="string" office:string-value="update file_managed set file_managed='Joanna Kennedy Formal photo colour.jpg' where fid = 566;" calcext:value-type="string">
            <text:p>update file_managed set file_managed='Joanna Kennedy Formal photo colour.jpg' where fid = 566;</text:p>
          </table:table-cell>
        </table:table-row>
        <table:table-row table:style-name="ro1">
          <table:table-cell table:formula="of:=COM.MICROSOFT.CONCAT(&quot;update file_managed set file_managed='&quot;; [$Sheet1.A2]; &quot;' where fid = &quot;; [$Sheet1.B2];&quot;;&quot;)" office:value-type="string" office:string-value="update file_managed set file_managed='Rebecca Sparkes.jpg' where fid = 570;" calcext:value-type="string">
            <text:p>update file_managed set file_managed='Rebecca Sparkes.jpg' where fid = 570;</text:p>
          </table:table-cell>
        </table:table-row>
        <table:table-row table:style-name="ro1">
          <table:table-cell table:formula="of:=COM.MICROSOFT.CONCAT(&quot;update file_managed set file_managed='&quot;; [$Sheet1.A3]; &quot;' where fid = &quot;; [$Sheet1.B3];&quot;;&quot;)" office:value-type="string" office:string-value="update file_managed set file_managed='Martin_pic.JPG' where fid = 572;" calcext:value-type="string">
            <text:p>update file_managed set file_managed='Martin_pic.JPG' where fid = 572;</text:p>
          </table:table-cell>
        </table:table-row>
        <table:table-row table:style-name="ro1">
          <table:table-cell table:formula="of:=COM.MICROSOFT.CONCAT(&quot;update file_managed set file_managed='&quot;; [$Sheet1.A4]; &quot;' where fid = &quot;; [$Sheet1.B4];&quot;;&quot;)" office:value-type="string" office:string-value="update file_managed set file_managed='Owen_pic.jpg' where fid = 573;" calcext:value-type="string">
            <text:p>update file_managed set file_managed='Owen_pic.jpg' where fid = 573;</text:p>
          </table:table-cell>
        </table:table-row>
        <table:table-row table:style-name="ro1">
          <table:table-cell table:formula="of:=COM.MICROSOFT.CONCAT(&quot;update file_managed set file_managed='&quot;; [$Sheet1.A5]; &quot;' where fid = &quot;; [$Sheet1.B5];&quot;;&quot;)" office:value-type="string" office:string-value="update file_managed set file_managed='Sandra pic (2).JPG' where fid = 574;" calcext:value-type="string">
            <text:p>update file_managed set file_managed='Sandra pic (2).JPG' where fid = 574;</text:p>
          </table:table-cell>
        </table:table-row>
        <table:table-row table:style-name="ro1">
          <table:table-cell table:formula="of:=COM.MICROSOFT.CONCAT(&quot;update file_managed set file_managed='&quot;; [$Sheet1.A6]; &quot;' where fid = &quot;; [$Sheet1.B6];&quot;;&quot;)" office:value-type="string" office:string-value="update file_managed set file_managed='Liz Morrow.JPG' where fid = 575;" calcext:value-type="string">
            <text:p>update file_managed set file_managed='Liz Morrow.JPG' where fid = 575;</text:p>
          </table:table-cell>
        </table:table-row>
        <table:table-row table:style-name="ro1">
          <table:table-cell table:formula="of:=COM.MICROSOFT.CONCAT(&quot;update file_managed set file_managed='&quot;; [$Sheet1.A7]; &quot;' where fid = &quot;; [$Sheet1.B7];&quot;;&quot;)" office:value-type="string" office:string-value="update file_managed set file_managed='Matt pic.jpg' where fid = 576;" calcext:value-type="string">
            <text:p>update file_managed set file_managed='Matt pic.jpg' where fid = 576;</text:p>
          </table:table-cell>
        </table:table-row>
        <table:table-row table:style-name="ro1">
          <table:table-cell table:formula="of:=COM.MICROSOFT.CONCAT(&quot;update file_managed set file_managed='&quot;; [$Sheet1.A8]; &quot;' where fid = &quot;; [$Sheet1.B8];&quot;;&quot;)" office:value-type="string" office:string-value="update file_managed set file_managed='Jane Whaley_pic.JPG' where fid = 577;" calcext:value-type="string">
            <text:p>update file_managed set file_managed='Jane Whaley_pic.JPG' where fid = 577;</text:p>
          </table:table-cell>
        </table:table-row>
        <table:table-row table:style-name="ro1">
          <table:table-cell table:formula="of:=COM.MICROSOFT.CONCAT(&quot;update file_managed set file_managed='&quot;; [$Sheet1.A9]; &quot;' where fid = &quot;; [$Sheet1.B9];&quot;;&quot;)" office:value-type="string" office:string-value="update file_managed set file_managed='Sarah Mann.JPG' where fid = 578;" calcext:value-type="string">
            <text:p>update file_managed set file_managed='Sarah Mann.JPG' where fid = 578;</text:p>
          </table:table-cell>
        </table:table-row>
        <table:table-row table:style-name="ro1">
          <table:table-cell table:formula="of:=COM.MICROSOFT.CONCAT(&quot;update file_managed set file_managed='&quot;; [$Sheet1.A10]; &quot;' where fid = &quot;; [$Sheet1.B10];&quot;;&quot;)" office:value-type="string" office:string-value="update file_managed set file_managed='Alison Taggart pic.JPG' where fid = 579;" calcext:value-type="string">
            <text:p>update file_managed set file_managed='Alison Taggart pic.JPG' where fid = 579;</text:p>
          </table:table-cell>
        </table:table-row>
        <table:table-row table:style-name="ro1">
          <table:table-cell table:formula="of:=COM.MICROSOFT.CONCAT(&quot;update file_managed set file_managed='&quot;; [$Sheet1.A11]; &quot;' where fid = &quot;; [$Sheet1.B11];&quot;;&quot;)" office:value-type="string" office:string-value="update file_managed set file_managed='Maria pic (2).JPG' where fid = 580;" calcext:value-type="string">
            <text:p>update file_managed set file_managed='Maria pic (2).JPG' where fid = 580;</text:p>
          </table:table-cell>
        </table:table-row>
        <table:table-row table:style-name="ro1">
          <table:table-cell table:formula="of:=COM.MICROSOFT.CONCAT(&quot;update file_managed set file_managed='&quot;; [$Sheet1.A12]; &quot;' where fid = &quot;; [$Sheet1.B12];&quot;;&quot;)" office:value-type="string" office:string-value="update file_managed set file_managed='Robert.jpg' where fid = 581;" calcext:value-type="string">
            <text:p>update file_managed set file_managed='Robert.jpg' where fid = 581;</text:p>
          </table:table-cell>
        </table:table-row>
        <table:table-row table:style-name="ro1">
          <table:table-cell table:formula="of:=COM.MICROSOFT.CONCAT(&quot;update file_managed set file_managed='&quot;; [$Sheet1.A13]; &quot;' where fid = &quot;; [$Sheet1.B13];&quot;;&quot;)" office:value-type="string" office:string-value="update file_managed set file_managed='ElizabethNeville.jpg' where fid = 582;" calcext:value-type="string">
            <text:p>update file_managed set file_managed='ElizabethNeville.jpg' where fid = 582;</text:p>
          </table:table-cell>
        </table:table-row>
        <table:table-row table:style-name="ro1">
          <table:table-cell table:formula="of:=COM.MICROSOFT.CONCAT(&quot;update file_managed set file_managed='&quot;; [$Sheet1.A14]; &quot;' where fid = &quot;; [$Sheet1.B14];&quot;;&quot;)" office:value-type="string" office:string-value="update file_managed set file_managed='IMG_4506-med.jpg' where fid = 583;" calcext:value-type="string">
            <text:p>update file_managed set file_managed='IMG_4506-med.jpg' where fid = 583;</text:p>
          </table:table-cell>
        </table:table-row>
        <table:table-row table:style-name="ro1">
          <table:table-cell table:formula="of:=COM.MICROSOFT.CONCAT(&quot;update file_managed set file_managed='&quot;; [$Sheet1.A15]; &quot;' where fid = &quot;; [$Sheet1.B15];&quot;;&quot;)" office:value-type="string" office:string-value="update file_managed set file_managed='JamesStewart.jpg' where fid = 584;" calcext:value-type="string">
            <text:p>update file_managed set file_managed='JamesStewart.jpg' where fid = 584;</text:p>
          </table:table-cell>
        </table:table-row>
        <table:table-row table:style-name="ro1">
          <table:table-cell table:formula="of:=COM.MICROSOFT.CONCAT(&quot;update file_managed set file_managed='&quot;; [$Sheet1.A16]; &quot;' where fid = &quot;; [$Sheet1.B16];&quot;;&quot;)" office:value-type="string" office:string-value="update file_managed set file_managed='John Gieve.jpg' where fid = 585;" calcext:value-type="string">
            <text:p>update file_managed set file_managed='John Gieve.jpg' where fid = 585;</text:p>
          </table:table-cell>
        </table:table-row>
        <table:table-row table:style-name="ro1">
          <table:table-cell table:formula="of:=COM.MICROSOFT.CONCAT(&quot;update file_managed set file_managed='&quot;; [$Sheet1.A17]; &quot;' where fid = &quot;; [$Sheet1.B17];&quot;;&quot;)" office:value-type="string" office:string-value="update file_managed set file_managed='Lord Waldegrave_pic.jpg' where fid = 586;" calcext:value-type="string">
            <text:p>update file_managed set file_managed='Lord Waldegrave_pic.jpg' where fid = 586;</text:p>
          </table:table-cell>
        </table:table-row>
        <table:table-row table:style-name="ro1">
          <table:table-cell table:formula="of:=COM.MICROSOFT.CONCAT(&quot;update file_managed set file_managed='&quot;; [$Sheet1.A18]; &quot;' where fid = &quot;; [$Sheet1.B18];&quot;;&quot;)" office:value-type="string" office:string-value="update file_managed set file_managed='Lynne Berry.jpg' where fid = 587;" calcext:value-type="string">
            <text:p>update file_managed set file_managed='Lynne Berry.jpg' where fid = 587;</text:p>
          </table:table-cell>
        </table:table-row>
        <table:table-row table:style-name="ro1">
          <table:table-cell table:formula="of:=COM.MICROSOFT.CONCAT(&quot;update file_managed set file_managed='&quot;; [$Sheet1.A19]; &quot;' where fid = &quot;; [$Sheet1.B19];&quot;;&quot;)" office:value-type="string" office:string-value="update file_managed set file_managed='Malcom Evans Cropped.jpg' where fid = 588;" calcext:value-type="string">
            <text:p>update file_managed set file_managed='Malcom Evans Cropped.jpg' where fid = 588;</text:p>
          </table:table-cell>
        </table:table-row>
        <table:table-row table:style-name="ro1">
          <table:table-cell table:formula="of:=COM.MICROSOFT.CONCAT(&quot;update file_managed set file_managed='&quot;; [$Sheet1.A20]; &quot;' where fid = &quot;; [$Sheet1.B20];&quot;;&quot;)" office:value-type="string" office:string-value="update file_managed set file_managed='Prof Dame Julia King 1.jpg' where fid = 589;" calcext:value-type="string">
            <text:p>update file_managed set file_managed='Prof Dame Julia King 1.jpg' where fid = 589;</text:p>
          </table:table-cell>
        </table:table-row>
        <table:table-row table:style-name="ro1">
          <table:table-cell table:formula="of:=COM.MICROSOFT.CONCAT(&quot;update file_managed set file_managed='&quot;; [$Sheet1.A21]; &quot;' where fid = &quot;; [$Sheet1.B21];&quot;;&quot;)" office:value-type="string" office:string-value="update file_managed set file_managed='RalphWaller.jpg' where fid = 590;" calcext:value-type="string">
            <text:p>update file_managed set file_managed='RalphWaller.jpg' where fid = 590;</text:p>
          </table:table-cell>
        </table:table-row>
        <table:table-row table:style-name="ro1">
          <table:table-cell table:formula="of:=COM.MICROSOFT.CONCAT(&quot;update file_managed set file_managed='&quot;; [$Sheet1.A22]; &quot;' where fid = &quot;; [$Sheet1.B22];&quot;;&quot;)" office:value-type="string" office:string-value="update file_managed set file_managed='Salley Vickers.jpg' where fid = 591;" calcext:value-type="string">
            <text:p>update file_managed set file_managed='Salley Vickers.jpg' where fid = 591;</text:p>
          </table:table-cell>
        </table:table-row>
        <table:table-row table:style-name="ro1">
          <table:table-cell table:formula="of:=COM.MICROSOFT.CONCAT(&quot;update file_managed set file_managed='&quot;; [$Sheet1.A23]; &quot;' where fid = &quot;; [$Sheet1.B23];&quot;;&quot;)" office:value-type="string" office:string-value="update file_managed set file_managed='Sally Davies.jpg' where fid = 592;" calcext:value-type="string">
            <text:p>update file_managed set file_managed='Sally Davies.jpg' where fid = 592;</text:p>
          </table:table-cell>
        </table:table-row>
        <table:table-row table:style-name="ro1">
          <table:table-cell table:formula="of:=COM.MICROSOFT.CONCAT(&quot;update file_managed set file_managed='&quot;; [$Sheet1.A24]; &quot;' where fid = &quot;; [$Sheet1.B24];&quot;;&quot;)" office:value-type="string" office:string-value="update file_managed set file_managed='SimonPearce_pic.jpg' where fid = 593;" calcext:value-type="string">
            <text:p>update file_managed set file_managed='SimonPearce_pic.jpg' where fid = 593;</text:p>
          </table:table-cell>
        </table:table-row>
        <table:table-row table:style-name="ro1">
          <table:table-cell table:formula="of:=COM.MICROSOFT.CONCAT(&quot;update file_managed set file_managed='&quot;; [$Sheet1.A25]; &quot;' where fid = &quot;; [$Sheet1.B25];&quot;;&quot;)" office:value-type="string" office:string-value="update file_managed set file_managed='Adelina Gavrila.jpg' where fid = 596;" calcext:value-type="string">
            <text:p>update file_managed set file_managed='Adelina Gavrila.jpg' where fid = 596;</text:p>
          </table:table-cell>
        </table:table-row>
        <table:table-row table:style-name="ro1">
          <table:table-cell table:formula="of:=COM.MICROSOFT.CONCAT(&quot;update file_managed set file_managed='&quot;; [$Sheet1.A26]; &quot;' where fid = &quot;; [$Sheet1.B26];&quot;;&quot;)" office:value-type="string" office:string-value="update file_managed set file_managed='Cathy Jamieson.JPG' where fid = 597;" calcext:value-type="string">
            <text:p>update file_managed set file_managed='Cathy Jamieson.JPG' where fid = 597;</text:p>
          </table:table-cell>
        </table:table-row>
        <table:table-row table:style-name="ro1">
          <table:table-cell table:formula="of:=COM.MICROSOFT.CONCAT(&quot;update file_managed set file_managed='&quot;; [$Sheet1.A27]; &quot;' where fid = &quot;; [$Sheet1.B27];&quot;;&quot;)" office:value-type="string" office:string-value="update file_managed set file_managed='Chris Dixon.JPG' where fid = 598;" calcext:value-type="string">
            <text:p>update file_managed set file_managed='Chris Dixon.JPG' where fid = 598;</text:p>
          </table:table-cell>
        </table:table-row>
        <table:table-row table:style-name="ro1">
          <table:table-cell table:formula="of:=COM.MICROSOFT.CONCAT(&quot;update file_managed set file_managed='&quot;; [$Sheet1.A28]; &quot;' where fid = &quot;; [$Sheet1.B28];&quot;;&quot;)" office:value-type="string" office:string-value="update file_managed set file_managed='Florence Hazrat photo.jpg' where fid = 599;" calcext:value-type="string">
            <text:p>update file_managed set file_managed='Florence Hazrat photo.jpg' where fid = 599;</text:p>
          </table:table-cell>
        </table:table-row>
        <table:table-row table:style-name="ro1">
          <table:table-cell table:formula="of:=COM.MICROSOFT.CONCAT(&quot;update file_managed set file_managed='&quot;; [$Sheet1.A29]; &quot;' where fid = &quot;; [$Sheet1.B29];&quot;;&quot;)" office:value-type="string" office:string-value="update file_managed set file_managed='Laura Castells Navarro photo smaller.jpg' where fid = 600;" calcext:value-type="string">
            <text:p>update file_managed set file_managed='Laura Castells Navarro photo smaller.jpg' where fid = 600;</text:p>
          </table:table-cell>
        </table:table-row>
        <table:table-row table:style-name="ro1">
          <table:table-cell table:formula="of:=COM.MICROSOFT.CONCAT(&quot;update file_managed set file_managed='&quot;; [$Sheet1.A30]; &quot;' where fid = &quot;; [$Sheet1.B30];&quot;;&quot;)" office:value-type="string" office:string-value="update file_managed set file_managed='Laura Schuhmacher Photo New.jpg' where fid = 601;" calcext:value-type="string">
            <text:p>update file_managed set file_managed='Laura Schuhmacher Photo New.jpg' where fid = 601;</text:p>
          </table:table-cell>
        </table:table-row>
        <table:table-row table:style-name="ro1">
          <table:table-cell table:formula="of:=COM.MICROSOFT.CONCAT(&quot;update file_managed set file_managed='&quot;; [$Sheet1.A31]; &quot;' where fid = &quot;; [$Sheet1.B31];&quot;;&quot;)" office:value-type="string" office:string-value="update file_managed set file_managed='Navjot Sangwan photo.jpg' where fid = 602;" calcext:value-type="string">
            <text:p>update file_managed set file_managed='Navjot Sangwan photo.jpg' where fid = 602;</text:p>
          </table:table-cell>
        </table:table-row>
        <table:table-row table:style-name="ro1">
          <table:table-cell table:formula="of:=COM.MICROSOFT.CONCAT(&quot;update file_managed set file_managed='&quot;; [$Sheet1.A32]; &quot;' where fid = &quot;; [$Sheet1.B32];&quot;;&quot;)" office:value-type="string" office:string-value="update file_managed set file_managed='Neil Sadler.jpg' where fid = 603;" calcext:value-type="string">
            <text:p>update file_managed set file_managed='Neil Sadler.jpg' where fid = 603;</text:p>
          </table:table-cell>
        </table:table-row>
        <table:table-row table:style-name="ro1">
          <table:table-cell table:formula="of:=COM.MICROSOFT.CONCAT(&quot;update file_managed set file_managed='&quot;; [$Sheet1.A33]; &quot;' where fid = &quot;; [$Sheet1.B33];&quot;;&quot;)" office:value-type="string" office:string-value="update file_managed set file_managed='Rebecca Black photo.JPG' where fid = 604;" calcext:value-type="string">
            <text:p>update file_managed set file_managed='Rebecca Black photo.JPG' where fid = 604;</text:p>
          </table:table-cell>
        </table:table-row>
        <table:table-row table:style-name="ro1">
          <table:table-cell table:formula="of:=COM.MICROSOFT.CONCAT(&quot;update file_managed set file_managed='&quot;; [$Sheet1.A34]; &quot;' where fid = &quot;; [$Sheet1.B34];&quot;;&quot;)" office:value-type="string" office:string-value="update file_managed set file_managed='Sam Fowles Photo.jpg' where fid = 605;" calcext:value-type="string">
            <text:p>update file_managed set file_managed='Sam Fowles Photo.jpg' where fid = 605;</text:p>
          </table:table-cell>
        </table:table-row>
        <table:table-row table:style-name="ro1">
          <table:table-cell table:formula="of:=COM.MICROSOFT.CONCAT(&quot;update file_managed set file_managed='&quot;; [$Sheet1.A35]; &quot;' where fid = &quot;; [$Sheet1.B35];&quot;;&quot;)" office:value-type="string" office:string-value="update file_managed set file_managed='map.png' where fid = 611;" calcext:value-type="string">
            <text:p>update file_managed set file_managed='map.png' where fid = 611;</text:p>
          </table:table-cell>
        </table:table-row>
        <table:table-row table:style-name="ro1">
          <table:table-cell table:formula="of:=COM.MICROSOFT.CONCAT(&quot;update file_managed set file_managed='&quot;; [$Sheet1.A36]; &quot;' where fid = &quot;; [$Sheet1.B36];&quot;;&quot;)" office:value-type="string" office:string-value="update file_managed set file_managed='lake.jpg' where fid = 614;" calcext:value-type="string">
            <text:p>update file_managed set file_managed='lake.jpg' where fid = 614;</text:p>
          </table:table-cell>
        </table:table-row>
        <table:table-row table:style-name="ro1">
          <table:table-cell table:formula="of:=COM.MICROSOFT.CONCAT(&quot;update file_managed set file_managed='&quot;; [$Sheet1.A37]; &quot;' where fid = &quot;; [$Sheet1.B37];&quot;;&quot;)" office:value-type="string" office:string-value="update file_managed set file_managed='Wedding &amp; Celebrations.jpg' where fid = 615;" calcext:value-type="string">
            <text:p>update file_managed set file_managed='Wedding &amp; Celebrations.jpg' where fid = 615;</text:p>
          </table:table-cell>
        </table:table-row>
        <table:table-row table:style-name="ro1">
          <table:table-cell table:formula="of:=COM.MICROSOFT.CONCAT(&quot;update file_managed set file_managed='&quot;; [$Sheet1.A38]; &quot;' where fid = &quot;; [$Sheet1.B38];&quot;;&quot;)" office:value-type="string" office:string-value="update file_managed set file_managed='Lecture Attendees.jpg' where fid = 617;" calcext:value-type="string">
            <text:p>update file_managed set file_managed='Lecture Attendees.jpg' where fid = 617;</text:p>
          </table:table-cell>
        </table:table-row>
        <table:table-row table:style-name="ro1">
          <table:table-cell table:formula="of:=COM.MICROSOFT.CONCAT(&quot;update file_managed set file_managed='&quot;; [$Sheet1.A39]; &quot;' where fid = &quot;; [$Sheet1.B39];&quot;;&quot;)" office:value-type="string" office:string-value="update file_managed set file_managed='Services.jpg' where fid = 618;" calcext:value-type="string">
            <text:p>update file_managed set file_managed='Services.jpg' where fid = 618;</text:p>
          </table:table-cell>
        </table:table-row>
        <table:table-row table:style-name="ro1">
          <table:table-cell table:formula="of:=COM.MICROSOFT.CONCAT(&quot;update file_managed set file_managed='&quot;; [$Sheet1.A40]; &quot;' where fid = &quot;; [$Sheet1.B40];&quot;;&quot;)" office:value-type="string" office:string-value="update file_managed set file_managed='Grooms House.jpg' where fid = 619;" calcext:value-type="string">
            <text:p>update file_managed set file_managed='Grooms House.jpg' where fid = 619;</text:p>
          </table:table-cell>
        </table:table-row>
        <table:table-row table:style-name="ro1">
          <table:table-cell table:formula="of:=COM.MICROSOFT.CONCAT(&quot;update file_managed set file_managed='&quot;; [$Sheet1.A41]; &quot;' where fid = &quot;; [$Sheet1.B41];&quot;;&quot;)" office:value-type="string" office:string-value="update file_managed set file_managed='Large Twin.jpg' where fid = 621;" calcext:value-type="string">
            <text:p>update file_managed set file_managed='Large Twin.jpg' where fid = 621;</text:p>
          </table:table-cell>
        </table:table-row>
        <table:table-row table:style-name="ro1">
          <table:table-cell table:formula="of:=COM.MICROSOFT.CONCAT(&quot;update file_managed set file_managed='&quot;; [$Sheet1.A42]; &quot;' where fid = &quot;; [$Sheet1.B42];&quot;;&quot;)" office:value-type="string" office:string-value="update file_managed set file_managed='Cumberland Lodge Garden.jpg' where fid = 625;" calcext:value-type="string">
            <text:p>update file_managed set file_managed='Cumberland Lodge Garden.jpg' where fid = 625;</text:p>
          </table:table-cell>
        </table:table-row>
        <table:table-row table:style-name="ro1">
          <table:table-cell table:formula="of:=COM.MICROSOFT.CONCAT(&quot;update file_managed set file_managed='&quot;; [$Sheet1.A43]; &quot;' where fid = &quot;; [$Sheet1.B43];&quot;;&quot;)" office:value-type="string" office:string-value="update file_managed set file_managed='Cumberland Lodge Garden_0.jpg' where fid = 626;" calcext:value-type="string">
            <text:p>update file_managed set file_managed='Cumberland Lodge Garden_0.jpg' where fid = 626;</text:p>
          </table:table-cell>
        </table:table-row>
        <table:table-row table:style-name="ro1">
          <table:table-cell table:formula="of:=COM.MICROSOFT.CONCAT(&quot;update file_managed set file_managed='&quot;; [$Sheet1.A44]; &quot;' where fid = &quot;; [$Sheet1.B44];&quot;;&quot;)" office:value-type="string" office:string-value="update file_managed set file_managed='Denning.jpg' where fid = 637;" calcext:value-type="string">
            <text:p>update file_managed set file_managed='Denning.jpg' where fid = 637;</text:p>
          </table:table-cell>
        </table:table-row>
        <table:table-row table:style-name="ro1">
          <table:table-cell table:formula="of:=COM.MICROSOFT.CONCAT(&quot;update file_managed set file_managed='&quot;; [$Sheet1.A45]; &quot;' where fid = &quot;; [$Sheet1.B45];&quot;;&quot;)" office:value-type="string" office:string-value="update file_managed set file_managed='Flitcroft.jpg' where fid = 638;" calcext:value-type="string">
            <text:p>update file_managed set file_managed='Flitcroft.jpg' where fid = 638;</text:p>
          </table:table-cell>
        </table:table-row>
        <table:table-row table:style-name="ro1">
          <table:table-cell table:formula="of:=COM.MICROSOFT.CONCAT(&quot;update file_managed set file_managed='&quot;; [$Sheet1.A46]; &quot;' where fid = &quot;; [$Sheet1.B46];&quot;;&quot;)" office:value-type="string" office:string-value="update file_managed set file_managed='Grooms-House.jpg' where fid = 639;" calcext:value-type="string">
            <text:p>update file_managed set file_managed='Grooms-House.jpg' where fid = 639;</text:p>
          </table:table-cell>
        </table:table-row>
        <table:table-row table:style-name="ro1">
          <table:table-cell table:formula="of:=COM.MICROSOFT.CONCAT(&quot;update file_managed set file_managed='&quot;; [$Sheet1.A47]; &quot;' where fid = &quot;; [$Sheet1.B47];&quot;;&quot;)" office:value-type="string" office:string-value="update file_managed set file_managed='american-bridge.jpg' where fid = 640;" calcext:value-type="string">
            <text:p>update file_managed set file_managed='american-bridge.jpg' where fid = 640;</text:p>
          </table:table-cell>
        </table:table-row>
        <table:table-row table:style-name="ro1">
          <table:table-cell table:formula="of:=COM.MICROSOFT.CONCAT(&quot;update file_managed set file_managed='&quot;; [$Sheet1.A48]; &quot;' where fid = &quot;; [$Sheet1.B48];&quot;;&quot;)" office:value-type="string" office:string-value="update file_managed set file_managed='Janet-Atherton-Tuscan-Landscape.jpg' where fid = 642;" calcext:value-type="string">
            <text:p>update file_managed set file_managed='Janet-Atherton-Tuscan-Landscape.jpg' where fid = 642;</text:p>
          </table:table-cell>
        </table:table-row>
        <table:table-row table:style-name="ro1">
          <table:table-cell table:formula="of:=COM.MICROSOFT.CONCAT(&quot;update file_managed set file_managed='&quot;; [$Sheet1.A49]; &quot;' where fid = &quot;; [$Sheet1.B49];&quot;;&quot;)" office:value-type="string" office:string-value="update file_managed set file_managed='runnymede-logo.jpg' where fid = 648;" calcext:value-type="string">
            <text:p>update file_managed set file_managed='runnymede-logo.jpg' where fid = 648;</text:p>
          </table:table-cell>
        </table:table-row>
        <table:table-row table:style-name="ro1">
          <table:table-cell table:formula="of:=COM.MICROSOFT.CONCAT(&quot;update file_managed set file_managed='&quot;; [$Sheet1.A50]; &quot;' where fid = &quot;; [$Sheet1.B50];&quot;;&quot;)" office:value-type="string" office:string-value="update file_managed set file_managed='Queens-Belfast-Logo.jpg' where fid = 649;" calcext:value-type="string">
            <text:p>update file_managed set file_managed='Queens-Belfast-Logo.jpg' where fid = 649;</text:p>
          </table:table-cell>
        </table:table-row>
        <table:table-row table:style-name="ro1">
          <table:table-cell table:formula="of:=COM.MICROSOFT.CONCAT(&quot;update file_managed set file_managed='&quot;; [$Sheet1.A51]; &quot;' where fid = &quot;; [$Sheet1.B51];&quot;;&quot;)" office:value-type="string" office:string-value="update file_managed set file_managed='Tom-Kirkwood.jpg' where fid = 651;" calcext:value-type="string">
            <text:p>update file_managed set file_managed='Tom-Kirkwood.jpg' where fid = 651;</text:p>
          </table:table-cell>
        </table:table-row>
        <table:table-row table:style-name="ro1">
          <table:table-cell table:formula="of:=COM.MICROSOFT.CONCAT(&quot;update file_managed set file_managed='&quot;; [$Sheet1.A52]; &quot;' where fid = &quot;; [$Sheet1.B52];&quot;;&quot;)" office:value-type="string" office:string-value="update file_managed set file_managed='LSE.jpg' where fid = 652;" calcext:value-type="string">
            <text:p>update file_managed set file_managed='LSE.jpg' where fid = 652;</text:p>
          </table:table-cell>
        </table:table-row>
        <table:table-row table:style-name="ro1">
          <table:table-cell table:formula="of:=COM.MICROSOFT.CONCAT(&quot;update file_managed set file_managed='&quot;; [$Sheet1.A53]; &quot;' where fid = &quot;; [$Sheet1.B53];&quot;;&quot;)" office:value-type="string" office:string-value="update file_managed set file_managed='Alasdair Pinkerton.jpg' where fid = 655;" calcext:value-type="string">
            <text:p>update file_managed set file_managed='Alasdair Pinkerton.jpg' where fid = 655;</text:p>
          </table:table-cell>
        </table:table-row>
        <table:table-row table:style-name="ro1">
          <table:table-cell table:formula="of:=COM.MICROSOFT.CONCAT(&quot;update file_managed set file_managed='&quot;; [$Sheet1.A54]; &quot;' where fid = &quot;; [$Sheet1.B54];&quot;;&quot;)" office:value-type="string" office:string-value="update file_managed set file_managed='Alasdair Pinkerton_0.jpg' where fid = 656;" calcext:value-type="string">
            <text:p>update file_managed set file_managed='Alasdair Pinkerton_0.jpg' where fid = 656;</text:p>
          </table:table-cell>
        </table:table-row>
        <table:table-row table:style-name="ro1">
          <table:table-cell table:formula="of:=COM.MICROSOFT.CONCAT(&quot;update file_managed set file_managed='&quot;; [$Sheet1.A55]; &quot;' where fid = &quot;; [$Sheet1.B55];&quot;;&quot;)" office:value-type="string" office:string-value="update file_managed set file_managed='rhu-london.jpg' where fid = 657;" calcext:value-type="string">
            <text:p>update file_managed set file_managed='rhu-london.jpg' where fid = 657;</text:p>
          </table:table-cell>
        </table:table-row>
        <table:table-row table:style-name="ro1">
          <table:table-cell table:formula="of:=COM.MICROSOFT.CONCAT(&quot;update file_managed set file_managed='&quot;; [$Sheet1.A56]; &quot;' where fid = &quot;; [$Sheet1.B56];&quot;;&quot;)" office:value-type="string" office:string-value="update file_managed set file_managed='rad-logo.png' where fid = 659;" calcext:value-type="string">
            <text:p>update file_managed set file_managed='rad-logo.png' where fid = 659;</text:p>
          </table:table-cell>
        </table:table-row>
        <table:table-row table:style-name="ro1">
          <table:table-cell table:formula="of:=COM.MICROSOFT.CONCAT(&quot;update file_managed set file_managed='&quot;; [$Sheet1.A57]; &quot;' where fid = &quot;; [$Sheet1.B57];&quot;;&quot;)" office:value-type="string" office:string-value="update file_managed set file_managed='Royal Academy of Dance_0.png' where fid = 660;" calcext:value-type="string">
            <text:p>update file_managed set file_managed='Royal Academy of Dance_0.png' where fid = 660;</text:p>
          </table:table-cell>
        </table:table-row>
        <table:table-row table:style-name="ro1">
          <table:table-cell table:formula="of:=COM.MICROSOFT.CONCAT(&quot;update file_managed set file_managed='&quot;; [$Sheet1.A58]; &quot;' where fid = &quot;; [$Sheet1.B58];&quot;;&quot;)" office:value-type="string" office:string-value="update file_managed set file_managed='Jane Whaley_pic.jpg' where fid = 741;" calcext:value-type="string">
            <text:p>update file_managed set file_managed='Jane Whaley_pic.jpg' where fid = 741;</text:p>
          </table:table-cell>
        </table:table-row>
        <table:table-row table:style-name="ro1">
          <table:table-cell table:formula="of:=COM.MICROSOFT.CONCAT(&quot;update file_managed set file_managed='&quot;; [$Sheet1.A59]; &quot;' where fid = &quot;; [$Sheet1.B59];&quot;;&quot;)" office:value-type="string" office:string-value="update file_managed set file_managed='Claire Agius.jpg' where fid = 742;" calcext:value-type="string">
            <text:p>update file_managed set file_managed='Claire Agius.jpg' where fid = 742;</text:p>
          </table:table-cell>
        </table:table-row>
        <table:table-row table:style-name="ro1">
          <table:table-cell table:formula="of:=COM.MICROSOFT.CONCAT(&quot;update file_managed set file_managed='&quot;; [$Sheet1.A60]; &quot;' where fid = &quot;; [$Sheet1.B60];&quot;;&quot;)" office:value-type="string" office:string-value="update file_managed set file_managed='Lorna Hardy.jpg' where fid = 743;" calcext:value-type="string">
            <text:p>update file_managed set file_managed='Lorna Hardy.jpg' where fid = 743;</text:p>
          </table:table-cell>
        </table:table-row>
        <table:table-row table:style-name="ro1">
          <table:table-cell table:formula="of:=COM.MICROSOFT.CONCAT(&quot;update file_managed set file_managed='&quot;; [$Sheet1.A61]; &quot;' where fid = &quot;; [$Sheet1.B61];&quot;;&quot;)" office:value-type="string" office:string-value="update file_managed set file_managed='HRH_Queen.jpg' where fid = 744;" calcext:value-type="string">
            <text:p>update file_managed set file_managed='HRH_Queen.jpg' where fid = 744;</text:p>
          </table:table-cell>
        </table:table-row>
        <table:table-row table:style-name="ro1">
          <table:table-cell table:formula="of:=COM.MICROSOFT.CONCAT(&quot;update file_managed set file_managed='&quot;; [$Sheet1.A62]; &quot;' where fid = &quot;; [$Sheet1.B62];&quot;;&quot;)" office:value-type="string" office:string-value="update file_managed set file_managed='Houses of Parliament.jpg' where fid = 823;" calcext:value-type="string">
            <text:p>update file_managed set file_managed='Houses of Parliament.jpg' where fid = 823;</text:p>
          </table:table-cell>
        </table:table-row>
        <table:table-row table:style-name="ro1">
          <table:table-cell table:formula="of:=COM.MICROSOFT.CONCAT(&quot;update file_managed set file_managed='&quot;; [$Sheet1.A63]; &quot;' where fid = &quot;; [$Sheet1.B63];&quot;;&quot;)" office:value-type="string" office:string-value="update file_managed set file_managed='Christmas Dinner Smaller.jpg' where fid = 824;" calcext:value-type="string">
            <text:p>update file_managed set file_managed='Christmas Dinner Smaller.jpg' where fid = 824;</text:p>
          </table:table-cell>
        </table:table-row>
        <table:table-row table:style-name="ro1">
          <table:table-cell table:formula="of:=COM.MICROSOFT.CONCAT(&quot;update file_managed set file_managed='&quot;; [$Sheet1.A64]; &quot;' where fid = &quot;; [$Sheet1.B64];&quot;;&quot;)" office:value-type="string" office:string-value="update file_managed set file_managed='Cumberland Lodge Student Christmas Group Photograph.jpg' where fid = 825;" calcext:value-type="string">
            <text:p>update file_managed set file_managed='Cumberland Lodge Student Christmas Group Photograph.jpg' where fid = 825;</text:p>
          </table:table-cell>
        </table:table-row>
        <table:table-row table:style-name="ro1">
          <table:table-cell table:formula="of:=COM.MICROSOFT.CONCAT(&quot;update file_managed set file_managed='&quot;; [$Sheet1.A65]; &quot;' where fid = &quot;; [$Sheet1.B65];&quot;;&quot;)" office:value-type="string" office:string-value="update file_managed set file_managed='Divided Brain Conference Image Small.jpg' where fid = 827;" calcext:value-type="string">
            <text:p>update file_managed set file_managed='Divided Brain Conference Image Small.jpg' where fid = 827;</text:p>
          </table:table-cell>
        </table:table-row>
        <table:table-row table:style-name="ro1">
          <table:table-cell table:formula="of:=COM.MICROSOFT.CONCAT(&quot;update file_managed set file_managed='&quot;; [$Sheet1.A66]; &quot;' where fid = &quot;; [$Sheet1.B66];&quot;;&quot;)" office:value-type="string" office:string-value="update file_managed set file_managed='Iain McGilchrist Landscape Image.jpg' where fid = 832;" calcext:value-type="string">
            <text:p>update file_managed set file_managed='Iain McGilchrist Landscape Image.jpg' where fid = 832;</text:p>
          </table:table-cell>
        </table:table-row>
        <table:table-row table:style-name="ro1">
          <table:table-cell table:formula="of:=COM.MICROSOFT.CONCAT(&quot;update file_managed set file_managed='&quot;; [$Sheet1.A67]; &quot;' where fid = &quot;; [$Sheet1.B67];&quot;;&quot;)" office:value-type="string" office:string-value="update file_managed set file_managed='Iain McGilchrist Confernece Image.jpg' where fid = 833;" calcext:value-type="string">
            <text:p>update file_managed set file_managed='Iain McGilchrist Confernece Image.jpg' where fid = 833;</text:p>
          </table:table-cell>
        </table:table-row>
        <table:table-row table:style-name="ro1">
          <table:table-cell table:formula="of:=COM.MICROSOFT.CONCAT(&quot;update file_managed set file_managed='&quot;; [$Sheet1.A68]; &quot;' where fid = &quot;; [$Sheet1.B68];&quot;;&quot;)" office:value-type="string" office:string-value="update file_managed set file_managed='Economy and Social Justice.jpg' where fid = 868;" calcext:value-type="string">
            <text:p>update file_managed set file_managed='Economy and Social Justice.jpg' where fid = 868;</text:p>
          </table:table-cell>
        </table:table-row>
        <table:table-row table:style-name="ro1">
          <table:table-cell table:formula="of:=COM.MICROSOFT.CONCAT(&quot;update file_managed set file_managed='&quot;; [$Sheet1.A69]; &quot;' where fid = &quot;; [$Sheet1.B69];&quot;;&quot;)" office:value-type="string" office:string-value="update file_managed set file_managed='Childrens health logo.jpg' where fid = 869;" calcext:value-type="string">
            <text:p>update file_managed set file_managed='Childrens health logo.jpg' where fid = 869;</text:p>
          </table:table-cell>
        </table:table-row>
        <table:table-row table:style-name="ro1">
          <table:table-cell table:formula="of:=COM.MICROSOFT.CONCAT(&quot;update file_managed set file_managed='&quot;; [$Sheet1.A70]; &quot;' where fid = &quot;; [$Sheet1.B70];&quot;;&quot;)" office:value-type="string" office:string-value="update file_managed set file_managed='Police Tape Image 210x170.jpg' where fid = 870;" calcext:value-type="string">
            <text:p>update file_managed set file_managed='Police Tape Image 210x170.jpg' where fid = 870;</text:p>
          </table:table-cell>
        </table:table-row>
        <table:table-row table:style-name="ro1">
          <table:table-cell table:formula="of:=COM.MICROSOFT.CONCAT(&quot;update file_managed set file_managed='&quot;; [$Sheet1.A71]; &quot;' where fid = &quot;; [$Sheet1.B71];&quot;;&quot;)" office:value-type="string" office:string-value="update file_managed set file_managed='Bill Knight Image.jpg' where fid = 872;" calcext:value-type="string">
            <text:p>update file_managed set file_managed='Bill Knight Image.jpg' where fid = 872;</text:p>
          </table:table-cell>
        </table:table-row>
        <table:table-row table:style-name="ro1">
          <table:table-cell table:formula="of:=COM.MICROSOFT.CONCAT(&quot;update file_managed set file_managed='&quot;; [$Sheet1.A72]; &quot;' where fid = &quot;; [$Sheet1.B72];&quot;;&quot;)" office:value-type="string" office:string-value="update file_managed set file_managed='Man and Water Bottles Image 210x130.jpg' where fid = 873;" calcext:value-type="string">
            <text:p>update file_managed set file_managed='Man and Water Bottles Image 210x130.jpg' where fid = 873;</text:p>
          </table:table-cell>
        </table:table-row>
        <table:table-row table:style-name="ro1">
          <table:table-cell table:formula="of:=COM.MICROSOFT.CONCAT(&quot;update file_managed set file_managed='&quot;; [$Sheet1.A73]; &quot;' where fid = &quot;; [$Sheet1.B73];&quot;;&quot;)" office:value-type="string" office:string-value="update file_managed set file_managed='Simon Howard Presentation Front Cover.jpg' where fid = 877;" calcext:value-type="string">
            <text:p>update file_managed set file_managed='Simon Howard Presentation Front Cover.jpg' where fid = 877;</text:p>
          </table:table-cell>
        </table:table-row>
        <table:table-row table:style-name="ro1">
          <table:table-cell table:formula="of:=COM.MICROSOFT.CONCAT(&quot;update file_managed set file_managed='&quot;; [$Sheet1.A74]; &quot;' where fid = &quot;; [$Sheet1.B74];&quot;;&quot;)" office:value-type="string" office:string-value="update file_managed set file_managed='Heem Shukla Presentation Front Cover.jpg' where fid = 879;" calcext:value-type="string">
            <text:p>update file_managed set file_managed='Heem Shukla Presentation Front Cover.jpg' where fid = 879;</text:p>
          </table:table-cell>
        </table:table-row>
        <table:table-row table:style-name="ro1">
          <table:table-cell table:formula="of:=COM.MICROSOFT.CONCAT(&quot;update file_managed set file_managed='&quot;; [$Sheet1.A75]; &quot;' where fid = &quot;; [$Sheet1.B75];&quot;;&quot;)" office:value-type="string" office:string-value="update file_managed set file_managed='Heem Shukla Presentation Front Cover_0.jpg' where fid = 880;" calcext:value-type="string">
            <text:p>update file_managed set file_managed='Heem Shukla Presentation Front Cover_0.jpg' where fid = 880;</text:p>
          </table:table-cell>
        </table:table-row>
        <table:table-row table:style-name="ro1">
          <table:table-cell table:formula="of:=COM.MICROSOFT.CONCAT(&quot;update file_managed set file_managed='&quot;; [$Sheet1.A76]; &quot;' where fid = &quot;; [$Sheet1.B76];&quot;;&quot;)" office:value-type="string" office:string-value="update file_managed set file_managed='Sally McManus Presentation Front Cover.jpg' where fid = 882;" calcext:value-type="string">
            <text:p>update file_managed set file_managed='Sally McManus Presentation Front Cover.jpg' where fid = 882;</text:p>
          </table:table-cell>
        </table:table-row>
        <table:table-row table:style-name="ro1">
          <table:table-cell table:formula="of:=COM.MICROSOFT.CONCAT(&quot;update file_managed set file_managed='&quot;; [$Sheet1.A77]; &quot;' where fid = &quot;; [$Sheet1.B77];&quot;;&quot;)" office:value-type="string" office:string-value="update file_managed set file_managed='KBR Logo Low Res.jpg' where fid = 889;" calcext:value-type="string">
            <text:p>update file_managed set file_managed='KBR Logo Low Res.jpg' where fid = 889;</text:p>
          </table:table-cell>
        </table:table-row>
        <table:table-row table:style-name="ro1">
          <table:table-cell table:formula="of:=COM.MICROSOFT.CONCAT(&quot;update file_managed set file_managed='&quot;; [$Sheet1.A78]; &quot;' where fid = &quot;; [$Sheet1.B78];&quot;;&quot;)" office:value-type="string" office:string-value="update file_managed set file_managed='Police Mutual Logo.JPG' where fid = 892;" calcext:value-type="string">
            <text:p>update file_managed set file_managed='Police Mutual Logo.JPG' where fid = 892;</text:p>
          </table:table-cell>
        </table:table-row>
        <table:table-row table:style-name="ro1">
          <table:table-cell table:formula="of:=COM.MICROSOFT.CONCAT(&quot;update file_managed set file_managed='&quot;; [$Sheet1.A79]; &quot;' where fid = &quot;; [$Sheet1.B79];&quot;;&quot;)" office:value-type="string" office:string-value="update file_managed set file_managed='IMG_5570.jpg' where fid = 893;" calcext:value-type="string">
            <text:p>update file_managed set file_managed='IMG_5570.jpg' where fid = 893;</text:p>
          </table:table-cell>
        </table:table-row>
        <table:table-row table:style-name="ro1">
          <table:table-cell table:formula="of:=COM.MICROSOFT.CONCAT(&quot;update file_managed set file_managed='&quot;; [$Sheet1.A80]; &quot;' where fid = &quot;; [$Sheet1.B80];&quot;;&quot;)" office:value-type="string" office:string-value="update file_managed set file_managed='Sortbroget_dansk_malkerace.jpg' where fid = 895;" calcext:value-type="string">
            <text:p>update file_managed set file_managed='Sortbroget_dansk_malkerace.jpg' where fid = 895;</text:p>
          </table:table-cell>
        </table:table-row>
        <table:table-row table:style-name="ro1">
          <table:table-cell table:formula="of:=COM.MICROSOFT.CONCAT(&quot;update file_managed set file_managed='&quot;; [$Sheet1.A81]; &quot;' where fid = &quot;; [$Sheet1.B81];&quot;;&quot;)" office:value-type="string" office:string-value="update file_managed set file_managed='Thinking Faith Image_0.jpg' where fid = 902;" calcext:value-type="string">
            <text:p>update file_managed set file_managed='Thinking Faith Image_0.jpg' where fid = 902;</text:p>
          </table:table-cell>
        </table:table-row>
        <table:table-row table:style-name="ro1">
          <table:table-cell table:formula="of:=COM.MICROSOFT.CONCAT(&quot;update file_managed set file_managed='&quot;; [$Sheet1.A82]; &quot;' where fid = &quot;; [$Sheet1.B82];&quot;;&quot;)" office:value-type="string" office:string-value="update file_managed set file_managed='london-947381_640.jpg' where fid = 920;" calcext:value-type="string">
            <text:p>update file_managed set file_managed='london-947381_640.jpg' where fid = 920;</text:p>
          </table:table-cell>
        </table:table-row>
        <table:table-row table:style-name="ro1">
          <table:table-cell table:formula="of:=COM.MICROSOFT.CONCAT(&quot;update file_managed set file_managed='&quot;; [$Sheet1.A83]; &quot;' where fid = &quot;; [$Sheet1.B83];&quot;;&quot;)" office:value-type="string" office:string-value="update file_managed set file_managed='Logo.png' where fid = 921;" calcext:value-type="string">
            <text:p>update file_managed set file_managed='Logo.png' where fid = 921;</text:p>
          </table:table-cell>
        </table:table-row>
        <table:table-row table:style-name="ro1">
          <table:table-cell table:formula="of:=COM.MICROSOFT.CONCAT(&quot;update file_managed set file_managed='&quot;; [$Sheet1.A84]; &quot;' where fid = &quot;; [$Sheet1.B84];&quot;;&quot;)" office:value-type="string" office:string-value="update file_managed set file_managed='Inspiration.jpg' where fid = 924;" calcext:value-type="string">
            <text:p>update file_managed set file_managed='Inspiration.jpg' where fid = 924;</text:p>
          </table:table-cell>
        </table:table-row>
        <table:table-row table:style-name="ro1">
          <table:table-cell table:formula="of:=COM.MICROSOFT.CONCAT(&quot;update file_managed set file_managed='&quot;; [$Sheet1.A85]; &quot;' where fid = &quot;; [$Sheet1.B85];&quot;;&quot;)" office:value-type="string" office:string-value="update file_managed set file_managed='James Clerk Maxwell_caricature_colour.jpg' where fid = 926;" calcext:value-type="string">
            <text:p>update file_managed set file_managed='James Clerk Maxwell_caricature_colour.jpg' where fid = 926;</text:p>
          </table:table-cell>
        </table:table-row>
        <table:table-row table:style-name="ro1">
          <table:table-cell table:formula="of:=COM.MICROSOFT.CONCAT(&quot;update file_managed set file_managed='&quot;; [$Sheet1.A86]; &quot;' where fid = &quot;; [$Sheet1.B86];&quot;;&quot;)" office:value-type="string" office:string-value="update file_managed set file_managed='Internet.png' where fid = 929;" calcext:value-type="string">
            <text:p>update file_managed set file_managed='Internet.png' where fid = 929;</text:p>
          </table:table-cell>
        </table:table-row>
        <table:table-row table:style-name="ro1">
          <table:table-cell table:formula="of:=COM.MICROSOFT.CONCAT(&quot;update file_managed set file_managed='&quot;; [$Sheet1.A87]; &quot;' where fid = &quot;; [$Sheet1.B87];&quot;;&quot;)" office:value-type="string" office:string-value="update file_managed set file_managed='Faerie Queene Image.jpg' where fid = 931;" calcext:value-type="string">
            <text:p>update file_managed set file_managed='Faerie Queene Image.jpg' where fid = 931;</text:p>
          </table:table-cell>
        </table:table-row>
        <table:table-row table:style-name="ro1">
          <table:table-cell table:formula="of:=COM.MICROSOFT.CONCAT(&quot;update file_managed set file_managed='&quot;; [$Sheet1.A88]; &quot;' where fid = &quot;; [$Sheet1.B88];&quot;;&quot;)" office:value-type="string" office:string-value="update file_managed set file_managed='Religion and Secularisation.jpg' where fid = 933;" calcext:value-type="string">
            <text:p>update file_managed set file_managed='Religion and Secularisation.jpg' where fid = 933;</text:p>
          </table:table-cell>
        </table:table-row>
        <table:table-row table:style-name="ro1">
          <table:table-cell table:formula="of:=COM.MICROSOFT.CONCAT(&quot;update file_managed set file_managed='&quot;; [$Sheet1.A89]; &quot;' where fid = &quot;; [$Sheet1.B89];&quot;;&quot;)" office:value-type="string" office:string-value="update file_managed set file_managed='Religion and the News.jpg' where fid = 935;" calcext:value-type="string">
            <text:p>update file_managed set file_managed='Religion and the News.jpg' where fid = 935;</text:p>
          </table:table-cell>
        </table:table-row>
        <table:table-row table:style-name="ro1">
          <table:table-cell table:formula="of:=COM.MICROSOFT.CONCAT(&quot;update file_managed set file_managed='&quot;; [$Sheet1.A90]; &quot;' where fid = &quot;; [$Sheet1.B90];&quot;;&quot;)" office:value-type="string" office:string-value="update file_managed set file_managed='Religion and the News Paper.jpg' where fid = 939;" calcext:value-type="string">
            <text:p>update file_managed set file_managed='Religion and the News Paper.jpg' where fid = 939;</text:p>
          </table:table-cell>
        </table:table-row>
        <table:table-row table:style-name="ro1">
          <table:table-cell table:formula="of:=COM.MICROSOFT.CONCAT(&quot;update file_managed set file_managed='&quot;; [$Sheet1.A91]; &quot;' where fid = &quot;; [$Sheet1.B91];&quot;;&quot;)" office:value-type="string" office:string-value="update file_managed set file_managed='Religious Education.jpg' where fid = 940;" calcext:value-type="string">
            <text:p>update file_managed set file_managed='Religious Education.jpg' where fid = 940;</text:p>
          </table:table-cell>
        </table:table-row>
        <table:table-row table:style-name="ro1">
          <table:table-cell table:formula="of:=COM.MICROSOFT.CONCAT(&quot;update file_managed set file_managed='&quot;; [$Sheet1.A92]; &quot;' where fid = &quot;; [$Sheet1.B92];&quot;;&quot;)" office:value-type="string" office:string-value="update file_managed set file_managed='LAtiva.jpg' where fid = 942;" calcext:value-type="string">
            <text:p>update file_managed set file_managed='LAtiva.jpg' where fid = 942;</text:p>
          </table:table-cell>
        </table:table-row>
        <table:table-row table:style-name="ro1">
          <table:table-cell table:formula="of:=COM.MICROSOFT.CONCAT(&quot;update file_managed set file_managed='&quot;; [$Sheet1.A93]; &quot;' where fid = &quot;; [$Sheet1.B93];&quot;;&quot;)" office:value-type="string" office:string-value="update file_managed set file_managed='A boy jumps enlarged.jpg' where fid = 944;" calcext:value-type="string">
            <text:p>update file_managed set file_managed='A boy jumps enlarged.jpg' where fid = 944;</text:p>
          </table:table-cell>
        </table:table-row>
        <table:table-row table:style-name="ro1">
          <table:table-cell table:formula="of:=COM.MICROSOFT.CONCAT(&quot;update file_managed set file_managed='&quot;; [$Sheet1.A94]; &quot;' where fid = &quot;; [$Sheet1.B94];&quot;;&quot;)" office:value-type="string" office:string-value="update file_managed set file_managed='Beyond the Campus.jpg' where fid = 946;" calcext:value-type="string">
            <text:p>update file_managed set file_managed='Beyond the Campus.jpg' where fid = 946;</text:p>
          </table:table-cell>
        </table:table-row>
        <table:table-row table:style-name="ro1">
          <table:table-cell table:formula="of:=COM.MICROSOFT.CONCAT(&quot;update file_managed set file_managed='&quot;; [$Sheet1.A95]; &quot;' where fid = &quot;; [$Sheet1.B95];&quot;;&quot;)" office:value-type="string" office:string-value="update file_managed set file_managed='Book.jpg' where fid = 949;" calcext:value-type="string">
            <text:p>update file_managed set file_managed='Book.jpg' where fid = 949;</text:p>
          </table:table-cell>
        </table:table-row>
        <table:table-row table:style-name="ro1">
          <table:table-cell table:formula="of:=COM.MICROSOFT.CONCAT(&quot;update file_managed set file_managed='&quot;; [$Sheet1.A96]; &quot;' where fid = &quot;; [$Sheet1.B96];&quot;;&quot;)" office:value-type="string" office:string-value="update file_managed set file_managed='1304505299RabindranathTagore.jpg' where fid = 951;" calcext:value-type="string">
            <text:p>update file_managed set file_managed='1304505299RabindranathTagore.jpg' where fid = 951;</text:p>
          </table:table-cell>
        </table:table-row>
        <table:table-row table:style-name="ro1">
          <table:table-cell table:formula="of:=COM.MICROSOFT.CONCAT(&quot;update file_managed set file_managed='&quot;; [$Sheet1.A97]; &quot;' where fid = &quot;; [$Sheet1.B97];&quot;;&quot;)" office:value-type="string" office:string-value="update file_managed set file_managed='Bayeux image 600x180.jpg' where fid = 954;" calcext:value-type="string">
            <text:p>update file_managed set file_managed='Bayeux image 600x180.jpg' where fid = 954;</text:p>
          </table:table-cell>
        </table:table-row>
        <table:table-row table:style-name="ro1">
          <table:table-cell table:formula="of:=COM.MICROSOFT.CONCAT(&quot;update file_managed set file_managed='&quot;; [$Sheet1.A98]; &quot;' where fid = &quot;; [$Sheet1.B98];&quot;;&quot;)" office:value-type="string" office:string-value="update file_managed set file_managed='Bayeux 210x130.jpg' where fid = 955;" calcext:value-type="string">
            <text:p>update file_managed set file_managed='Bayeux 210x130.jpg' where fid = 955;</text:p>
          </table:table-cell>
        </table:table-row>
        <table:table-row table:style-name="ro1">
          <table:table-cell table:formula="of:=COM.MICROSOFT.CONCAT(&quot;update file_managed set file_managed='&quot;; [$Sheet1.A99]; &quot;' where fid = &quot;; [$Sheet1.B99];&quot;;&quot;)" office:value-type="string" office:string-value="update file_managed set file_managed='Crisis in University.jpg' where fid = 956;" calcext:value-type="string">
            <text:p>update file_managed set file_managed='Crisis in University.jpg' where fid = 956;</text:p>
          </table:table-cell>
        </table:table-row>
        <table:table-row table:style-name="ro1">
          <table:table-cell table:formula="of:=COM.MICROSOFT.CONCAT(&quot;update file_managed set file_managed='&quot;; [$Sheet1.A100]; &quot;' where fid = &quot;; [$Sheet1.B100];&quot;;&quot;)" office:value-type="string" office:string-value="update file_managed set file_managed='Books.jpg' where fid = 958;" calcext:value-type="string">
            <text:p>update file_managed set file_managed='Books.jpg' where fid = 958;</text:p>
          </table:table-cell>
        </table:table-row>
        <table:table-row table:style-name="ro1">
          <table:table-cell table:formula="of:=COM.MICROSOFT.CONCAT(&quot;update file_managed set file_managed='&quot;; [$Sheet1.A101]; &quot;' where fid = &quot;; [$Sheet1.B101];&quot;;&quot;)" office:value-type="string" office:string-value="update file_managed set file_managed='OXford Univesity.jpg' where fid = 960;" calcext:value-type="string">
            <text:p>update file_managed set file_managed='OXford Univesity.jpg' where fid = 960;</text:p>
          </table:table-cell>
        </table:table-row>
        <table:table-row table:style-name="ro1">
          <table:table-cell table:formula="of:=COM.MICROSOFT.CONCAT(&quot;update file_managed set file_managed='&quot;; [$Sheet1.A102]; &quot;' where fid = &quot;; [$Sheet1.B102];&quot;;&quot;)" office:value-type="string" office:string-value="update file_managed set file_managed='IBM logo small.jpg' where fid = 968;" calcext:value-type="string">
            <text:p>update file_managed set file_managed='IBM logo small.jpg' where fid = 968;</text:p>
          </table:table-cell>
        </table:table-row>
        <table:table-row table:style-name="ro1">
          <table:table-cell table:formula="of:=COM.MICROSOFT.CONCAT(&quot;update file_managed set file_managed='&quot;; [$Sheet1.A103]; &quot;' where fid = &quot;; [$Sheet1.B103];&quot;;&quot;)" office:value-type="string" office:string-value="update file_managed set file_managed='Dr Tim Brain Cover.jpg' where fid = 987;" calcext:value-type="string">
            <text:p>update file_managed set file_managed='Dr Tim Brain Cover.jpg' where fid = 987;</text:p>
          </table:table-cell>
        </table:table-row>
        <table:table-row table:style-name="ro1">
          <table:table-cell table:formula="of:=COM.MICROSOFT.CONCAT(&quot;update file_managed set file_managed='&quot;; [$Sheet1.A104]; &quot;' where fid = &quot;; [$Sheet1.B104];&quot;;&quot;)" office:value-type="string" office:string-value="update file_managed set file_managed='Divided Brain Conference Image Small_0.jpg' where fid = 997;" calcext:value-type="string">
            <text:p>update file_managed set file_managed='Divided Brain Conference Image Small_0.jpg' where fid = 997;</text:p>
          </table:table-cell>
        </table:table-row>
        <table:table-row table:style-name="ro1">
          <table:table-cell table:formula="of:=COM.MICROSOFT.CONCAT(&quot;update file_managed set file_managed='&quot;; [$Sheet1.A105]; &quot;' where fid = &quot;; [$Sheet1.B105];&quot;;&quot;)" office:value-type="string" office:string-value="update file_managed set file_managed='Population and Ethics Final Logo.jpg' where fid = 1004;" calcext:value-type="string">
            <text:p>update file_managed set file_managed='Population and Ethics Final Logo.jpg' where fid = 1004;</text:p>
          </table:table-cell>
        </table:table-row>
        <table:table-row table:style-name="ro1">
          <table:table-cell table:formula="of:=COM.MICROSOFT.CONCAT(&quot;update file_managed set file_managed='&quot;; [$Sheet1.A106]; &quot;' where fid = &quot;; [$Sheet1.B106];&quot;;&quot;)" office:value-type="string" office:string-value="update file_managed set file_managed='Garden Path.jpg' where fid = 1306;" calcext:value-type="string">
            <text:p>update file_managed set file_managed='Garden Path.jpg' where fid = 1306;</text:p>
          </table:table-cell>
        </table:table-row>
        <table:table-row table:style-name="ro1">
          <table:table-cell table:formula="of:=COM.MICROSOFT.CONCAT(&quot;update file_managed set file_managed='&quot;; [$Sheet1.A107]; &quot;' where fid = &quot;; [$Sheet1.B107];&quot;;&quot;)" office:value-type="string" office:string-value="update file_managed set file_managed='Surveillance.jpg' where fid = 1307;" calcext:value-type="string">
            <text:p>update file_managed set file_managed='Surveillance.jpg' where fid = 1307;</text:p>
          </table:table-cell>
        </table:table-row>
        <table:table-row table:style-name="ro1">
          <table:table-cell table:formula="of:=COM.MICROSOFT.CONCAT(&quot;update file_managed set file_managed='&quot;; [$Sheet1.A108]; &quot;' where fid = &quot;; [$Sheet1.B108];&quot;;&quot;)" office:value-type="string" office:string-value="update file_managed set file_managed='Drugs and Harm 285 x 140.jpg' where fid = 1309;" calcext:value-type="string">
            <text:p>update file_managed set file_managed='Drugs and Harm 285 x 140.jpg' where fid = 1309;</text:p>
          </table:table-cell>
        </table:table-row>
        <table:table-row table:style-name="ro1">
          <table:table-cell table:formula="of:=COM.MICROSOFT.CONCAT(&quot;update file_managed set file_managed='&quot;; [$Sheet1.A109]; &quot;' where fid = &quot;; [$Sheet1.B109];&quot;;&quot;)" office:value-type="string" office:string-value="update file_managed set file_managed='Drugs.jpg' where fid = 1311;" calcext:value-type="string">
            <text:p>update file_managed set file_managed='Drugs.jpg' where fid = 1311;</text:p>
          </table:table-cell>
        </table:table-row>
        <table:table-row table:style-name="ro1">
          <table:table-cell table:formula="of:=COM.MICROSOFT.CONCAT(&quot;update file_managed set file_managed='&quot;; [$Sheet1.A110]; &quot;' where fid = &quot;; [$Sheet1.B110];&quot;;&quot;)" office:value-type="string" office:string-value="update file_managed set file_managed='Fear.jpg' where fid = 1314;" calcext:value-type="string">
            <text:p>update file_managed set file_managed='Fear.jpg' where fid = 1314;</text:p>
          </table:table-cell>
        </table:table-row>
        <table:table-row table:style-name="ro1">
          <table:table-cell table:formula="of:=COM.MICROSOFT.CONCAT(&quot;update file_managed set file_managed='&quot;; [$Sheet1.A111]; &quot;' where fid = &quot;; [$Sheet1.B111];&quot;;&quot;)" office:value-type="string" office:string-value="update file_managed set file_managed='Target.png' where fid = 1315;" calcext:value-type="string">
            <text:p>update file_managed set file_managed='Target.png' where fid = 1315;</text:p>
          </table:table-cell>
        </table:table-row>
        <table:table-row table:style-name="ro1">
          <table:table-cell table:formula="of:=COM.MICROSOFT.CONCAT(&quot;update file_managed set file_managed='&quot;; [$Sheet1.A112]; &quot;' where fid = &quot;; [$Sheet1.B112];&quot;;&quot;)" office:value-type="string" office:string-value="update file_managed set file_managed='Prison.jpg' where fid = 1317;" calcext:value-type="string">
            <text:p>update file_managed set file_managed='Prison.jpg' where fid = 1317;</text:p>
          </table:table-cell>
        </table:table-row>
        <table:table-row table:style-name="ro1">
          <table:table-cell table:formula="of:=COM.MICROSOFT.CONCAT(&quot;update file_managed set file_managed='&quot;; [$Sheet1.A113]; &quot;' where fid = &quot;; [$Sheet1.B113];&quot;;&quot;)" office:value-type="string" office:string-value="update file_managed set file_managed='Domestic Violence.png' where fid = 1319;" calcext:value-type="string">
            <text:p>update file_managed set file_managed='Domestic Violence.png' where fid = 1319;</text:p>
          </table:table-cell>
        </table:table-row>
        <table:table-row table:style-name="ro1">
          <table:table-cell table:formula="of:=COM.MICROSOFT.CONCAT(&quot;update file_managed set file_managed='&quot;; [$Sheet1.A114]; &quot;' where fid = &quot;; [$Sheet1.B114];&quot;;&quot;)" office:value-type="string" office:string-value="update file_managed set file_managed='NEighbourhood.jpg' where fid = 1321;" calcext:value-type="string">
            <text:p>update file_managed set file_managed='NEighbourhood.jpg' where fid = 1321;</text:p>
          </table:table-cell>
        </table:table-row>
        <table:table-row table:style-name="ro1">
          <table:table-cell table:formula="of:=COM.MICROSOFT.CONCAT(&quot;update file_managed set file_managed='&quot;; [$Sheet1.A115]; &quot;' where fid = &quot;; [$Sheet1.B115];&quot;;&quot;)" office:value-type="string" office:string-value="update file_managed set file_managed='People Are Police.jpg' where fid = 1326;" calcext:value-type="string">
            <text:p>update file_managed set file_managed='People Are Police.jpg' where fid = 1326;</text:p>
          </table:table-cell>
        </table:table-row>
        <table:table-row table:style-name="ro1">
          <table:table-cell table:formula="of:=COM.MICROSOFT.CONCAT(&quot;update file_managed set file_managed='&quot;; [$Sheet1.A116]; &quot;' where fid = &quot;; [$Sheet1.B116];&quot;;&quot;)" office:value-type="string" office:string-value="update file_managed set file_managed='Prison_0.jpg' where fid = 1327;" calcext:value-type="string">
            <text:p>update file_managed set file_managed='Prison_0.jpg' where fid = 1327;</text:p>
          </table:table-cell>
        </table:table-row>
        <table:table-row table:style-name="ro1">
          <table:table-cell table:formula="of:=COM.MICROSOFT.CONCAT(&quot;update file_managed set file_managed='&quot;; [$Sheet1.A117]; &quot;' where fid = &quot;; [$Sheet1.B117];&quot;;&quot;)" office:value-type="string" office:string-value="update file_managed set file_managed='Lock.jpg' where fid = 1328;" calcext:value-type="string">
            <text:p>update file_managed set file_managed='Lock.jpg' where fid = 1328;</text:p>
          </table:table-cell>
        </table:table-row>
        <table:table-row table:style-name="ro1">
          <table:table-cell table:formula="of:=COM.MICROSOFT.CONCAT(&quot;update file_managed set file_managed='&quot;; [$Sheet1.A118]; &quot;' where fid = &quot;; [$Sheet1.B118];&quot;;&quot;)" office:value-type="string" office:string-value="update file_managed set file_managed='Police Bike.jpg' where fid = 1330;" calcext:value-type="string">
            <text:p>update file_managed set file_managed='Police Bike.jpg' where fid = 1330;</text:p>
          </table:table-cell>
        </table:table-row>
        <table:table-row table:style-name="ro1">
          <table:table-cell table:formula="of:=COM.MICROSOFT.CONCAT(&quot;update file_managed set file_managed='&quot;; [$Sheet1.A119]; &quot;' where fid = &quot;; [$Sheet1.B119];&quot;;&quot;)" office:value-type="string" office:string-value="update file_managed set file_managed='Handcuffs White Background 210x130.jpg' where fid = 1332;" calcext:value-type="string">
            <text:p>update file_managed set file_managed='Handcuffs White Background 210x130.jpg' where fid = 1332;</text:p>
          </table:table-cell>
        </table:table-row>
        <table:table-row table:style-name="ro1">
          <table:table-cell table:formula="of:=COM.MICROSOFT.CONCAT(&quot;update file_managed set file_managed='&quot;; [$Sheet1.A120]; &quot;' where fid = &quot;; [$Sheet1.B120];&quot;;&quot;)" office:value-type="string" office:string-value="update file_managed set file_managed='Handcuffs-Black.jpg' where fid = 1334;" calcext:value-type="string">
            <text:p>update file_managed set file_managed='Handcuffs-Black.jpg' where fid = 1334;</text:p>
          </table:table-cell>
        </table:table-row>
        <table:table-row table:style-name="ro1">
          <table:table-cell table:formula="of:=COM.MICROSOFT.CONCAT(&quot;update file_managed set file_managed='&quot;; [$Sheet1.A121]; &quot;' where fid = &quot;; [$Sheet1.B121];&quot;;&quot;)" office:value-type="string" office:string-value="update file_managed set file_managed='Police parade.jpg' where fid = 1336;" calcext:value-type="string">
            <text:p>update file_managed set file_managed='Police parade.jpg' where fid = 1336;</text:p>
          </table:table-cell>
        </table:table-row>
        <table:table-row table:style-name="ro1">
          <table:table-cell table:formula="of:=COM.MICROSOFT.CONCAT(&quot;update file_managed set file_managed='&quot;; [$Sheet1.A122]; &quot;' where fid = &quot;; [$Sheet1.B122];&quot;;&quot;)" office:value-type="string" office:string-value="update file_managed set file_managed='Cop March.jpg' where fid = 1337;" calcext:value-type="string">
            <text:p>update file_managed set file_managed='Cop March.jpg' where fid = 1337;</text:p>
          </table:table-cell>
        </table:table-row>
        <table:table-row table:style-name="ro1">
          <table:table-cell table:formula="of:=COM.MICROSOFT.CONCAT(&quot;update file_managed set file_managed='&quot;; [$Sheet1.A123]; &quot;' where fid = &quot;; [$Sheet1.B123];&quot;;&quot;)" office:value-type="string" office:string-value="update file_managed set file_managed='death flowers.jpg' where fid = 1339;" calcext:value-type="string">
            <text:p>update file_managed set file_managed='death flowers.jpg' where fid = 1339;</text:p>
          </table:table-cell>
        </table:table-row>
        <table:table-row table:style-name="ro1">
          <table:table-cell table:formula="of:=COM.MICROSOFT.CONCAT(&quot;update file_managed set file_managed='&quot;; [$Sheet1.A124]; &quot;' where fid = &quot;; [$Sheet1.B124];&quot;;&quot;)" office:value-type="string" office:string-value="update file_managed set file_managed='Bioethics icon.jpg' where fid = 1343;" calcext:value-type="string">
            <text:p>update file_managed set file_managed='Bioethics icon.jpg' where fid = 1343;</text:p>
          </table:table-cell>
        </table:table-row>
        <table:table-row table:style-name="ro1">
          <table:table-cell table:formula="of:=COM.MICROSOFT.CONCAT(&quot;update file_managed set file_managed='&quot;; [$Sheet1.A125]; &quot;' where fid = &quot;; [$Sheet1.B125];&quot;;&quot;)" office:value-type="string" office:string-value="update file_managed set file_managed='dna.jpg' where fid = 1345;" calcext:value-type="string">
            <text:p>update file_managed set file_managed='dna.jpg' where fid = 1345;</text:p>
          </table:table-cell>
        </table:table-row>
        <table:table-row table:style-name="ro1">
          <table:table-cell table:formula="of:=COM.MICROSOFT.CONCAT(&quot;update file_managed set file_managed='&quot;; [$Sheet1.A126]; &quot;' where fid = &quot;; [$Sheet1.B126];&quot;;&quot;)" office:value-type="string" office:string-value="update file_managed set file_managed='HIV image 210.jpg' where fid = 1347;" calcext:value-type="string">
            <text:p>update file_managed set file_managed='HIV image 210.jpg' where fid = 1347;</text:p>
          </table:table-cell>
        </table:table-row>
        <table:table-row table:style-name="ro1">
          <table:table-cell table:formula="of:=COM.MICROSOFT.CONCAT(&quot;update file_managed set file_managed='&quot;; [$Sheet1.A127]; &quot;' where fid = &quot;; [$Sheet1.B127];&quot;;&quot;)" office:value-type="string" office:string-value="update file_managed set file_managed='Stethoscope cropped.jpg' where fid = 1349;" calcext:value-type="string">
            <text:p>update file_managed set file_managed='Stethoscope cropped.jpg' where fid = 1349;</text:p>
          </table:table-cell>
        </table:table-row>
        <table:table-row table:style-name="ro1">
          <table:table-cell table:formula="of:=COM.MICROSOFT.CONCAT(&quot;update file_managed set file_managed='&quot;; [$Sheet1.A128]; &quot;' where fid = &quot;; [$Sheet1.B128];&quot;;&quot;)" office:value-type="string" office:string-value="update file_managed set file_managed='Conference image.jpg' where fid = 1351;" calcext:value-type="string">
            <text:p>update file_managed set file_managed='Conference image.jpg' where fid = 1351;</text:p>
          </table:table-cell>
        </table:table-row>
        <table:table-row table:style-name="ro1">
          <table:table-cell table:formula="of:=COM.MICROSOFT.CONCAT(&quot;update file_managed set file_managed='&quot;; [$Sheet1.A129]; &quot;' where fid = &quot;; [$Sheet1.B129];&quot;;&quot;)" office:value-type="string" office:string-value="update file_managed set file_managed='hands-981400_1920.jpg' where fid = 1353;" calcext:value-type="string">
            <text:p>update file_managed set file_managed='hands-981400_1920.jpg' where fid = 1353;</text:p>
          </table:table-cell>
        </table:table-row>
        <table:table-row table:style-name="ro1">
          <table:table-cell table:formula="of:=COM.MICROSOFT.CONCAT(&quot;update file_managed set file_managed='&quot;; [$Sheet1.A130]; &quot;' where fid = &quot;; [$Sheet1.B130];&quot;;&quot;)" office:value-type="string" office:string-value="update file_managed set file_managed='liverpool-1078854_1920.jpg' where fid = 1354;" calcext:value-type="string">
            <text:p>update file_managed set file_managed='liverpool-1078854_1920.jpg' where fid = 1354;</text:p>
          </table:table-cell>
        </table:table-row>
        <table:table-row table:style-name="ro1">
          <table:table-cell table:formula="of:=COM.MICROSOFT.CONCAT(&quot;update file_managed set file_managed='&quot;; [$Sheet1.A131]; &quot;' where fid = &quot;; [$Sheet1.B131];&quot;;&quot;)" office:value-type="string" office:string-value="update file_managed set file_managed='cc social determinants logo.jpg' where fid = 1355;" calcext:value-type="string">
            <text:p>update file_managed set file_managed='cc social determinants logo.jpg' where fid = 1355;</text:p>
          </table:table-cell>
        </table:table-row>
        <table:table-row table:style-name="ro1">
          <table:table-cell table:formula="of:=COM.MICROSOFT.CONCAT(&quot;update file_managed set file_managed='&quot;; [$Sheet1.A132]; &quot;' where fid = &quot;; [$Sheet1.B132];&quot;;&quot;)" office:value-type="string" office:string-value="update file_managed set file_managed='family silhouette composite.png' where fid = 1356;" calcext:value-type="string">
            <text:p>update file_managed set file_managed='family silhouette composite.png' where fid = 1356;</text:p>
          </table:table-cell>
        </table:table-row>
        <table:table-row table:style-name="ro1">
          <table:table-cell table:formula="of:=COM.MICROSOFT.CONCAT(&quot;update file_managed set file_managed='&quot;; [$Sheet1.A133]; &quot;' where fid = &quot;; [$Sheet1.B133];&quot;;&quot;)" office:value-type="string" office:string-value="update file_managed set file_managed='T Helper Cell.png' where fid = 1358;" calcext:value-type="string">
            <text:p>update file_managed set file_managed='T Helper Cell.png' where fid = 1358;</text:p>
          </table:table-cell>
        </table:table-row>
        <table:table-row table:style-name="ro1">
          <table:table-cell table:formula="of:=COM.MICROSOFT.CONCAT(&quot;update file_managed set file_managed='&quot;; [$Sheet1.A134]; &quot;' where fid = &quot;; [$Sheet1.B134];&quot;;&quot;)" office:value-type="string" office:string-value="update file_managed set file_managed='Rural Population.jpg' where fid = 1360;" calcext:value-type="string">
            <text:p>update file_managed set file_managed='Rural Population.jpg' where fid = 1360;</text:p>
          </table:table-cell>
        </table:table-row>
        <table:table-row table:style-name="ro1">
          <table:table-cell table:formula="of:=COM.MICROSOFT.CONCAT(&quot;update file_managed set file_managed='&quot;; [$Sheet1.A135]; &quot;' where fid = &quot;; [$Sheet1.B135];&quot;;&quot;)" office:value-type="string" office:string-value="update file_managed set file_managed='Antarctic.jpg' where fid = 1362;" calcext:value-type="string">
            <text:p>update file_managed set file_managed='Antarctic.jpg' where fid = 1362;</text:p>
          </table:table-cell>
        </table:table-row>
        <table:table-row table:style-name="ro1">
          <table:table-cell table:formula="of:=COM.MICROSOFT.CONCAT(&quot;update file_managed set file_managed='&quot;; [$Sheet1.A136]; &quot;' where fid = &quot;; [$Sheet1.B136];&quot;;&quot;)" office:value-type="string" office:string-value="update file_managed set file_managed='Johannesburg.jpg' where fid = 1364;" calcext:value-type="string">
            <text:p>update file_managed set file_managed='Johannesburg.jpg' where fid = 1364;</text:p>
          </table:table-cell>
        </table:table-row>
        <table:table-row table:style-name="ro1">
          <table:table-cell table:formula="of:=COM.MICROSOFT.CONCAT(&quot;update file_managed set file_managed='&quot;; [$Sheet1.A137]; &quot;' where fid = &quot;; [$Sheet1.B137];&quot;;&quot;)" office:value-type="string" office:string-value="update file_managed set file_managed='Climate logo 140x285.jpg' where fid = 1366;" calcext:value-type="string">
            <text:p>update file_managed set file_managed='Climate logo 140x285.jpg' where fid = 1366;</text:p>
          </table:table-cell>
        </table:table-row>
        <table:table-row table:style-name="ro1">
          <table:table-cell table:formula="of:=COM.MICROSOFT.CONCAT(&quot;update file_managed set file_managed='&quot;; [$Sheet1.A138]; &quot;' where fid = &quot;; [$Sheet1.B138];&quot;;&quot;)" office:value-type="string" office:string-value="update file_managed set file_managed='Climate Change.jpg' where fid = 1367;" calcext:value-type="string">
            <text:p>update file_managed set file_managed='Climate Change.jpg' where fid = 1367;</text:p>
          </table:table-cell>
        </table:table-row>
        <table:table-row table:style-name="ro1">
          <table:table-cell table:formula="of:=COM.MICROSOFT.CONCAT(&quot;update file_managed set file_managed='&quot;; [$Sheet1.A139]; &quot;' where fid = &quot;; [$Sheet1.B139];&quot;;&quot;)" office:value-type="string" office:string-value="update file_managed set file_managed='Arts Funding.jpg' where fid = 1369;" calcext:value-type="string">
            <text:p>update file_managed set file_managed='Arts Funding.jpg' where fid = 1369;</text:p>
          </table:table-cell>
        </table:table-row>
        <table:table-row table:style-name="ro1">
          <table:table-cell table:formula="of:=COM.MICROSOFT.CONCAT(&quot;update file_managed set file_managed='&quot;; [$Sheet1.A140]; &quot;' where fid = &quot;; [$Sheet1.B140];&quot;;&quot;)" office:value-type="string" office:string-value="update file_managed set file_managed='Sunset.jpg' where fid = 1371;" calcext:value-type="string">
            <text:p>update file_managed set file_managed='Sunset.jpg' where fid = 1371;</text:p>
          </table:table-cell>
        </table:table-row>
        <table:table-row table:style-name="ro1">
          <table:table-cell table:formula="of:=COM.MICROSOFT.CONCAT(&quot;update file_managed set file_managed='&quot;; [$Sheet1.A141]; &quot;' where fid = &quot;; [$Sheet1.B141];&quot;;&quot;)" office:value-type="string" office:string-value="update file_managed set file_managed='Gender.png' where fid = 1373;" calcext:value-type="string">
            <text:p>update file_managed set file_managed='Gender.png' where fid = 1373;</text:p>
          </table:table-cell>
        </table:table-row>
        <table:table-row table:style-name="ro1">
          <table:table-cell table:formula="of:=COM.MICROSOFT.CONCAT(&quot;update file_managed set file_managed='&quot;; [$Sheet1.A142]; &quot;' where fid = &quot;; [$Sheet1.B142];&quot;;&quot;)" office:value-type="string" office:string-value="update file_managed set file_managed='Squeezed Britain.jpg' where fid = 1375;" calcext:value-type="string">
            <text:p>update file_managed set file_managed='Squeezed Britain.jpg' where fid = 1375;</text:p>
          </table:table-cell>
        </table:table-row>
        <table:table-row table:style-name="ro1">
          <table:table-cell table:formula="of:=COM.MICROSOFT.CONCAT(&quot;update file_managed set file_managed='&quot;; [$Sheet1.A143]; &quot;' where fid = &quot;; [$Sheet1.B143];&quot;;&quot;)" office:value-type="string" office:string-value="update file_managed set file_managed='Minority Rights.jpg' where fid = 1377;" calcext:value-type="string">
            <text:p>update file_managed set file_managed='Minority Rights.jpg' where fid = 1377;</text:p>
          </table:table-cell>
        </table:table-row>
        <table:table-row table:style-name="ro1">
          <table:table-cell table:formula="of:=COM.MICROSOFT.CONCAT(&quot;update file_managed set file_managed='&quot;; [$Sheet1.A144]; &quot;' where fid = &quot;; [$Sheet1.B144];&quot;;&quot;)" office:value-type="string" office:string-value="update file_managed set file_managed='Why Languages Matter.png' where fid = 1379;" calcext:value-type="string">
            <text:p>update file_managed set file_managed='Why Languages Matter.png' where fid = 1379;</text:p>
          </table:table-cell>
        </table:table-row>
        <table:table-row table:style-name="ro1">
          <table:table-cell table:formula="of:=COM.MICROSOFT.CONCAT(&quot;update file_managed set file_managed='&quot;; [$Sheet1.A145]; &quot;' where fid = &quot;; [$Sheet1.B145];&quot;;&quot;)" office:value-type="string" office:string-value="update file_managed set file_managed='European Regional Politics.png' where fid = 1381;" calcext:value-type="string">
            <text:p>update file_managed set file_managed='European Regional Politics.png' where fid = 1381;</text:p>
          </table:table-cell>
        </table:table-row>
        <table:table-row table:style-name="ro1">
          <table:table-cell table:formula="of:=COM.MICROSOFT.CONCAT(&quot;update file_managed set file_managed='&quot;; [$Sheet1.A146]; &quot;' where fid = &quot;; [$Sheet1.B146];&quot;;&quot;)" office:value-type="string" office:string-value="update file_managed set file_managed='Corporate Social Responsibility.jpg' where fid = 1383;" calcext:value-type="string">
            <text:p>update file_managed set file_managed='Corporate Social Responsibility.jpg' where fid = 1383;</text:p>
          </table:table-cell>
        </table:table-row>
        <table:table-row table:style-name="ro1">
          <table:table-cell table:formula="of:=COM.MICROSOFT.CONCAT(&quot;update file_managed set file_managed='&quot;; [$Sheet1.A147]; &quot;' where fid = &quot;; [$Sheet1.B147];&quot;;&quot;)" office:value-type="string" office:string-value="update file_managed set file_managed='Translation.png' where fid = 1385;" calcext:value-type="string">
            <text:p>update file_managed set file_managed='Translation.png' where fid = 1385;</text:p>
          </table:table-cell>
        </table:table-row>
        <table:table-row table:style-name="ro1">
          <table:table-cell table:formula="of:=COM.MICROSOFT.CONCAT(&quot;update file_managed set file_managed='&quot;; [$Sheet1.A148]; &quot;' where fid = &quot;; [$Sheet1.B148];&quot;;&quot;)" office:value-type="string" office:string-value="update file_managed set file_managed='Free Speech and the Internet.jpg' where fid = 1388;" calcext:value-type="string">
            <text:p>update file_managed set file_managed='Free Speech and the Internet.jpg' where fid = 1388;</text:p>
          </table:table-cell>
        </table:table-row>
        <table:table-row table:style-name="ro1">
          <table:table-cell table:formula="of:=COM.MICROSOFT.CONCAT(&quot;update file_managed set file_managed='&quot;; [$Sheet1.A149]; &quot;' where fid = &quot;; [$Sheet1.B149];&quot;;&quot;)" office:value-type="string" office:string-value="update file_managed set file_managed='Future of the Third Sector.jpg' where fid = 1390;" calcext:value-type="string">
            <text:p>update file_managed set file_managed='Future of the Third Sector.jpg' where fid = 1390;</text:p>
          </table:table-cell>
        </table:table-row>
        <table:table-row table:style-name="ro1">
          <table:table-cell table:formula="of:=COM.MICROSOFT.CONCAT(&quot;update file_managed set file_managed='&quot;; [$Sheet1.A150]; &quot;' where fid = &quot;; [$Sheet1.B150];&quot;;&quot;)" office:value-type="string" office:string-value="update file_managed set file_managed='The New Politics of Belonging.jpg' where fid = 1392;" calcext:value-type="string">
            <text:p>update file_managed set file_managed='The New Politics of Belonging.jpg' where fid = 1392;</text:p>
          </table:table-cell>
        </table:table-row>
        <table:table-row table:style-name="ro1">
          <table:table-cell table:formula="of:=COM.MICROSOFT.CONCAT(&quot;update file_managed set file_managed='&quot;; [$Sheet1.A151]; &quot;' where fid = &quot;; [$Sheet1.B151];&quot;;&quot;)" office:value-type="string" office:string-value="update file_managed set file_managed='Swing.jpg' where fid = 1394;" calcext:value-type="string">
            <text:p>update file_managed set file_managed='Swing.jpg' where fid = 1394;</text:p>
          </table:table-cell>
        </table:table-row>
        <table:table-row table:style-name="ro1">
          <table:table-cell table:formula="of:=COM.MICROSOFT.CONCAT(&quot;update file_managed set file_managed='&quot;; [$Sheet1.A152]; &quot;' where fid = &quot;; [$Sheet1.B152];&quot;;&quot;)" office:value-type="string" office:string-value="update file_managed set file_managed='Children\'s Rights.jpg' where fid = 1396;" calcext:value-type="string">
            <text:p>update file_managed set file_managed='Children\'s Rights.jpg' where fid = 1396;</text:p>
          </table:table-cell>
        </table:table-row>
        <table:table-row table:style-name="ro1">
          <table:table-cell table:formula="of:=COM.MICROSOFT.CONCAT(&quot;update file_managed set file_managed='&quot;; [$Sheet1.A153]; &quot;' where fid = &quot;; [$Sheet1.B153];&quot;;&quot;)" office:value-type="string" office:string-value="update file_managed set file_managed='teaching-661748_1920.jpg' where fid = 1398;" calcext:value-type="string">
            <text:p>update file_managed set file_managed='teaching-661748_1920.jpg' where fid = 1398;</text:p>
          </table:table-cell>
        </table:table-row>
        <table:table-row table:style-name="ro1">
          <table:table-cell table:formula="of:=COM.MICROSOFT.CONCAT(&quot;update file_managed set file_managed='&quot;; [$Sheet1.A154]; &quot;' where fid = &quot;; [$Sheet1.B154];&quot;;&quot;)" office:value-type="string" office:string-value="update file_managed set file_managed='Workplace Organisation.jpg' where fid = 1399;" calcext:value-type="string">
            <text:p>update file_managed set file_managed='Workplace Organisation.jpg' where fid = 1399;</text:p>
          </table:table-cell>
        </table:table-row>
        <table:table-row table:style-name="ro1">
          <table:table-cell table:formula="of:=COM.MICROSOFT.CONCAT(&quot;update file_managed set file_managed='&quot;; [$Sheet1.A155]; &quot;' where fid = &quot;; [$Sheet1.B155];&quot;;&quot;)" office:value-type="string" office:string-value="update file_managed set file_managed='clock-70189_1920.jpg' where fid = 1400;" calcext:value-type="string">
            <text:p>update file_managed set file_managed='clock-70189_1920.jpg' where fid = 1400;</text:p>
          </table:table-cell>
        </table:table-row>
        <table:table-row table:style-name="ro1">
          <table:table-cell table:formula="of:=COM.MICROSOFT.CONCAT(&quot;update file_managed set file_managed='&quot;; [$Sheet1.A156]; &quot;' where fid = &quot;; [$Sheet1.B156];&quot;;&quot;)" office:value-type="string" office:string-value="update file_managed set file_managed='reconnoiter-60779_1920.jpg' where fid = 1401;" calcext:value-type="string">
            <text:p>update file_managed set file_managed='reconnoiter-60779_1920.jpg' where fid = 1401;</text:p>
          </table:table-cell>
        </table:table-row>
        <table:table-row table:style-name="ro1">
          <table:table-cell table:formula="of:=COM.MICROSOFT.CONCAT(&quot;update file_managed set file_managed='&quot;; [$Sheet1.A157]; &quot;' where fid = &quot;; [$Sheet1.B157];&quot;;&quot;)" office:value-type="string" office:string-value="update file_managed set file_managed='heart-care-1040248_1280.png' where fid = 1402;" calcext:value-type="string">
            <text:p>update file_managed set file_managed='heart-care-1040248_1280.png' where fid = 1402;</text:p>
          </table:table-cell>
        </table:table-row>
        <table:table-row table:style-name="ro1">
          <table:table-cell table:formula="of:=COM.MICROSOFT.CONCAT(&quot;update file_managed set file_managed='&quot;; [$Sheet1.A158]; &quot;' where fid = &quot;; [$Sheet1.B158];&quot;;&quot;)" office:value-type="string" office:string-value="update file_managed set file_managed='niki-de-saint-phalle-67684_1920.jpg' where fid = 1403;" calcext:value-type="string">
            <text:p>update file_managed set file_managed='niki-de-saint-phalle-67684_1920.jpg' where fid = 1403;</text:p>
          </table:table-cell>
        </table:table-row>
        <table:table-row table:style-name="ro1">
          <table:table-cell table:formula="of:=COM.MICROSOFT.CONCAT(&quot;update file_managed set file_managed='&quot;; [$Sheet1.A159]; &quot;' where fid = &quot;; [$Sheet1.B159];&quot;;&quot;)" office:value-type="string" office:string-value="update file_managed set file_managed='baby-390941_1920.jpg' where fid = 1404;" calcext:value-type="string">
            <text:p>update file_managed set file_managed='baby-390941_1920.jpg' where fid = 1404;</text:p>
          </table:table-cell>
        </table:table-row>
        <table:table-row table:style-name="ro1">
          <table:table-cell table:formula="of:=COM.MICROSOFT.CONCAT(&quot;update file_managed set file_managed='&quot;; [$Sheet1.A160]; &quot;' where fid = &quot;; [$Sheet1.B160];&quot;;&quot;)" office:value-type="string" office:string-value="update file_managed set file_managed='children-516342_1920.jpg' where fid = 1405;" calcext:value-type="string">
            <text:p>update file_managed set file_managed='children-516342_1920.jpg' where fid = 1405;</text:p>
          </table:table-cell>
        </table:table-row>
        <table:table-row table:style-name="ro1">
          <table:table-cell table:formula="of:=COM.MICROSOFT.CONCAT(&quot;update file_managed set file_managed='&quot;; [$Sheet1.A161]; &quot;' where fid = &quot;; [$Sheet1.B161];&quot;;&quot;)" office:value-type="string" office:string-value="update file_managed set file_managed='conference-room-768441_1920.jpg' where fid = 1406;" calcext:value-type="string">
            <text:p>update file_managed set file_managed='conference-room-768441_1920.jpg' where fid = 1406;</text:p>
          </table:table-cell>
        </table:table-row>
        <table:table-row table:style-name="ro1">
          <table:table-cell table:formula="of:=COM.MICROSOFT.CONCAT(&quot;update file_managed set file_managed='&quot;; [$Sheet1.A162]; &quot;' where fid = &quot;; [$Sheet1.B162];&quot;;&quot;)" office:value-type="string" office:string-value="update file_managed set file_managed='achievement-18134_1920.jpg' where fid = 1407;" calcext:value-type="string">
            <text:p>update file_managed set file_managed='achievement-18134_1920.jpg' where fid = 1407;</text:p>
          </table:table-cell>
        </table:table-row>
        <table:table-row table:style-name="ro1">
          <table:table-cell table:formula="of:=COM.MICROSOFT.CONCAT(&quot;update file_managed set file_managed='&quot;; [$Sheet1.A163]; &quot;' where fid = &quot;; [$Sheet1.B163];&quot;;&quot;)" office:value-type="string" office:string-value="update file_managed set file_managed='balance-865817_1920.jpg' where fid = 1408;" calcext:value-type="string">
            <text:p>update file_managed set file_managed='balance-865817_1920.jpg' where fid = 1408;</text:p>
          </table:table-cell>
        </table:table-row>
        <table:table-row table:style-name="ro1">
          <table:table-cell table:formula="of:=COM.MICROSOFT.CONCAT(&quot;update file_managed set file_managed='&quot;; [$Sheet1.A164]; &quot;' where fid = &quot;; [$Sheet1.B164];&quot;;&quot;)" office:value-type="string" office:string-value="update file_managed set file_managed='continents-695162_1920.jpg' where fid = 1409;" calcext:value-type="string">
            <text:p>update file_managed set file_managed='continents-695162_1920.jpg' where fid = 1409;</text:p>
          </table:table-cell>
        </table:table-row>
        <table:table-row table:style-name="ro1">
          <table:table-cell table:formula="of:=COM.MICROSOFT.CONCAT(&quot;update file_managed set file_managed='&quot;; [$Sheet1.A165]; &quot;' where fid = &quot;; [$Sheet1.B165];&quot;;&quot;)" office:value-type="string" office:string-value="update file_managed set file_managed='africa-657774_1280.jpg' where fid = 1411;" calcext:value-type="string">
            <text:p>update file_managed set file_managed='africa-657774_1280.jpg' where fid = 1411;</text:p>
          </table:table-cell>
        </table:table-row>
        <table:table-row table:style-name="ro1">
          <table:table-cell table:formula="of:=COM.MICROSOFT.CONCAT(&quot;update file_managed set file_managed='&quot;; [$Sheet1.A166]; &quot;' where fid = &quot;; [$Sheet1.B166];&quot;;&quot;)" office:value-type="string" office:string-value="update file_managed set file_managed='circle-1270671_1280.png' where fid = 1412;" calcext:value-type="string">
            <text:p>update file_managed set file_managed='circle-1270671_1280.png' where fid = 1412;</text:p>
          </table:table-cell>
        </table:table-row>
        <table:table-row table:style-name="ro1">
          <table:table-cell table:formula="of:=COM.MICROSOFT.CONCAT(&quot;update file_managed set file_managed='&quot;; [$Sheet1.A167]; &quot;' where fid = &quot;; [$Sheet1.B167];&quot;;&quot;)" office:value-type="string" office:string-value="update file_managed set file_managed='architecture-2671_1920.jpg' where fid = 1413;" calcext:value-type="string">
            <text:p>update file_managed set file_managed='architecture-2671_1920.jpg' where fid = 1413;</text:p>
          </table:table-cell>
        </table:table-row>
        <table:table-row table:style-name="ro1">
          <table:table-cell table:formula="of:=COM.MICROSOFT.CONCAT(&quot;update file_managed set file_managed='&quot;; [$Sheet1.A168]; &quot;' where fid = &quot;; [$Sheet1.B168];&quot;;&quot;)" office:value-type="string" office:string-value="update file_managed set file_managed='st-pauls-cathedral-652629_1920.jpg' where fid = 1414;" calcext:value-type="string">
            <text:p>update file_managed set file_managed='st-pauls-cathedral-652629_1920.jpg' where fid = 1414;</text:p>
          </table:table-cell>
        </table:table-row>
        <table:table-row table:style-name="ro1">
          <table:table-cell table:formula="of:=COM.MICROSOFT.CONCAT(&quot;update file_managed set file_managed='&quot;; [$Sheet1.A169]; &quot;' where fid = &quot;; [$Sheet1.B169];&quot;;&quot;)" office:value-type="string" office:string-value="update file_managed set file_managed='three-1325105_1280.png' where fid = 1415;" calcext:value-type="string">
            <text:p>update file_managed set file_managed='three-1325105_1280.png' where fid = 1415;</text:p>
          </table:table-cell>
        </table:table-row>
        <table:table-row table:style-name="ro1">
          <table:table-cell table:formula="of:=COM.MICROSOFT.CONCAT(&quot;update file_managed set file_managed='&quot;; [$Sheet1.A170]; &quot;' where fid = &quot;; [$Sheet1.B170];&quot;;&quot;)" office:value-type="string" office:string-value="update file_managed set file_managed='neighborhood-802074_1920.jpg' where fid = 1416;" calcext:value-type="string">
            <text:p>update file_managed set file_managed='neighborhood-802074_1920.jpg' where fid = 1416;</text:p>
          </table:table-cell>
        </table:table-row>
        <table:table-row table:style-name="ro1">
          <table:table-cell table:formula="of:=COM.MICROSOFT.CONCAT(&quot;update file_managed set file_managed='&quot;; [$Sheet1.A171]; &quot;' where fid = &quot;; [$Sheet1.B171];&quot;;&quot;)" office:value-type="string" office:string-value="update file_managed set file_managed='Ethnic Inequalities Conference Logo Small File Size.jpg' where fid = 1417;" calcext:value-type="string">
            <text:p>update file_managed set file_managed='Ethnic Inequalities Conference Logo Small File Size.jpg' where fid = 1417;</text:p>
          </table:table-cell>
        </table:table-row>
        <table:table-row table:style-name="ro1">
          <table:table-cell table:formula="of:=COM.MICROSOFT.CONCAT(&quot;update file_managed set file_managed='&quot;; [$Sheet1.A172]; &quot;' where fid = &quot;; [$Sheet1.B172];&quot;;&quot;)" office:value-type="string" office:string-value="update file_managed set file_managed='CODE large.jpg' where fid = 1419;" calcext:value-type="string">
            <text:p>update file_managed set file_managed='CODE large.jpg' where fid = 1419;</text:p>
          </table:table-cell>
        </table:table-row>
        <table:table-row table:style-name="ro1">
          <table:table-cell table:formula="of:=COM.MICROSOFT.CONCAT(&quot;update file_managed set file_managed='&quot;; [$Sheet1.A173]; &quot;' where fid = &quot;; [$Sheet1.B173];&quot;;&quot;)" office:value-type="string" office:string-value="update file_managed set file_managed='Code Logo Small.jpg' where fid = 1420;" calcext:value-type="string">
            <text:p>update file_managed set file_managed='Code Logo Small.jpg' where fid = 1420;</text:p>
          </table:table-cell>
        </table:table-row>
        <table:table-row table:style-name="ro1">
          <table:table-cell table:formula="of:=COM.MICROSOFT.CONCAT(&quot;update file_managed set file_managed='&quot;; [$Sheet1.A174]; &quot;' where fid = &quot;; [$Sheet1.B174];&quot;;&quot;)" office:value-type="string" office:string-value="update file_managed set file_managed='Tufyal Choudhury Cover.jpg' where fid = 1444;" calcext:value-type="string">
            <text:p>update file_managed set file_managed='Tufyal Choudhury Cover.jpg' where fid = 1444;</text:p>
          </table:table-cell>
        </table:table-row>
        <table:table-row table:style-name="ro1">
          <table:table-cell table:formula="of:=COM.MICROSOFT.CONCAT(&quot;update file_managed set file_managed='&quot;; [$Sheet1.A175]; &quot;' where fid = &quot;; [$Sheet1.B175];&quot;;&quot;)" office:value-type="string" office:string-value="update file_managed set file_managed='Mental Health Logo with white background.jpg' where fid = 1445;" calcext:value-type="string">
            <text:p>update file_managed set file_managed='Mental Health Logo with white background.jpg' where fid = 1445;</text:p>
          </table:table-cell>
        </table:table-row>
        <table:table-row table:style-name="ro1">
          <table:table-cell table:formula="of:=COM.MICROSOFT.CONCAT(&quot;update file_managed set file_managed='&quot;; [$Sheet1.A176]; &quot;' where fid = &quot;; [$Sheet1.B176];&quot;;&quot;)" office:value-type="string" office:string-value="update file_managed set file_managed='Cumberland Logo December.png' where fid = 1446;" calcext:value-type="string">
            <text:p>update file_managed set file_managed='Cumberland Logo December.png' where fid = 1446;</text:p>
          </table:table-cell>
        </table:table-row>
        <table:table-row table:style-name="ro1">
          <table:table-cell table:formula="of:=COM.MICROSOFT.CONCAT(&quot;update file_managed set file_managed='&quot;; [$Sheet1.A177]; &quot;' where fid = &quot;; [$Sheet1.B177];&quot;;&quot;)" office:value-type="string" office:string-value="update file_managed set file_managed='Centre for the Study of Existential Risk.png' where fid = 1468;" calcext:value-type="string">
            <text:p>update file_managed set file_managed='Centre for the Study of Existential Risk.png' where fid = 1468;</text:p>
          </table:table-cell>
        </table:table-row>
        <table:table-row table:style-name="ro1">
          <table:table-cell table:formula="of:=COM.MICROSOFT.CONCAT(&quot;update file_managed set file_managed='&quot;; [$Sheet1.A178]; &quot;' where fid = &quot;; [$Sheet1.B178];&quot;;&quot;)" office:value-type="string" office:string-value="update file_managed set file_managed='Royal Economic Society.png' where fid = 1471;" calcext:value-type="string">
            <text:p>update file_managed set file_managed='Royal Economic Society.png' where fid = 1471;</text:p>
          </table:table-cell>
        </table:table-row>
        <table:table-row table:style-name="ro1">
          <table:table-cell table:formula="of:=COM.MICROSOFT.CONCAT(&quot;update file_managed set file_managed='&quot;; [$Sheet1.A179]; &quot;' where fid = &quot;; [$Sheet1.B179];&quot;;&quot;)" office:value-type="string" office:string-value="update file_managed set file_managed='Violence Against Women Conference Logo Large.jpg' where fid = 1473;" calcext:value-type="string">
            <text:p>update file_managed set file_managed='Violence Against Women Conference Logo Large.jpg' where fid = 1473;</text:p>
          </table:table-cell>
        </table:table-row>
        <table:table-row table:style-name="ro1">
          <table:table-cell table:formula="of:=COM.MICROSOFT.CONCAT(&quot;update file_managed set file_managed='&quot;; [$Sheet1.A180]; &quot;' where fid = &quot;; [$Sheet1.B180];&quot;;&quot;)" office:value-type="string" office:string-value="update file_managed set file_managed='IMG_9776.jpg' where fid = 1477;" calcext:value-type="string">
            <text:p>update file_managed set file_managed='IMG_9776.jpg' where fid = 1477;</text:p>
          </table:table-cell>
        </table:table-row>
        <table:table-row table:style-name="ro1">
          <table:table-cell table:formula="of:=COM.MICROSOFT.CONCAT(&quot;update file_managed set file_managed='&quot;; [$Sheet1.A181]; &quot;' where fid = &quot;; [$Sheet1.B181];&quot;;&quot;)" office:value-type="string" office:string-value="update file_managed set file_managed='Architecture.jpg' where fid = 1478;" calcext:value-type="string">
            <text:p>update file_managed set file_managed='Architecture.jpg' where fid = 1478;</text:p>
          </table:table-cell>
        </table:table-row>
        <table:table-row table:style-name="ro1">
          <table:table-cell table:formula="of:=COM.MICROSOFT.CONCAT(&quot;update file_managed set file_managed='&quot;; [$Sheet1.A182]; &quot;' where fid = &quot;; [$Sheet1.B182];&quot;;&quot;)" office:value-type="string" office:string-value="update file_managed set file_managed='The Role of the Arts.jpg' where fid = 1482;" calcext:value-type="string">
            <text:p>update file_managed set file_managed='The Role of the Arts.jpg' where fid = 1482;</text:p>
          </table:table-cell>
        </table:table-row>
        <table:table-row table:style-name="ro1">
          <table:table-cell table:formula="of:=COM.MICROSOFT.CONCAT(&quot;update file_managed set file_managed='&quot;; [$Sheet1.A183]; &quot;' where fid = &quot;; [$Sheet1.B183];&quot;;&quot;)" office:value-type="string" office:string-value="update file_managed set file_managed='The Sopa Opera.jpg' where fid = 1483;" calcext:value-type="string">
            <text:p>update file_managed set file_managed='The Sopa Opera.jpg' where fid = 1483;</text:p>
          </table:table-cell>
        </table:table-row>
        <table:table-row table:style-name="ro1">
          <table:table-cell table:formula="of:=COM.MICROSOFT.CONCAT(&quot;update file_managed set file_managed='&quot;; [$Sheet1.A184]; &quot;' where fid = &quot;; [$Sheet1.B184];&quot;;&quot;)" office:value-type="string" office:string-value="update file_managed set file_managed='What Are Museums For.jpg' where fid = 1484;" calcext:value-type="string">
            <text:p>update file_managed set file_managed='What Are Museums For.jpg' where fid = 1484;</text:p>
          </table:table-cell>
        </table:table-row>
        <table:table-row table:style-name="ro1">
          <table:table-cell table:formula="of:=COM.MICROSOFT.CONCAT(&quot;update file_managed set file_managed='&quot;; [$Sheet1.A185]; &quot;' where fid = &quot;; [$Sheet1.B185];&quot;;&quot;)" office:value-type="string" office:string-value="update file_managed set file_managed='Alcohol.jpg' where fid = 1485;" calcext:value-type="string">
            <text:p>update file_managed set file_managed='Alcohol.jpg' where fid = 1485;</text:p>
          </table:table-cell>
        </table:table-row>
        <table:table-row table:style-name="ro1">
          <table:table-cell table:formula="of:=COM.MICROSOFT.CONCAT(&quot;update file_managed set file_managed='&quot;; [$Sheet1.A186]; &quot;' where fid = &quot;; [$Sheet1.B186];&quot;;&quot;)" office:value-type="string" office:string-value="update file_managed set file_managed='Drink and Disorder.jpg' where fid = 1486;" calcext:value-type="string">
            <text:p>update file_managed set file_managed='Drink and Disorder.jpg' where fid = 1486;</text:p>
          </table:table-cell>
        </table:table-row>
        <table:table-row table:style-name="ro1">
          <table:table-cell table:formula="of:=COM.MICROSOFT.CONCAT(&quot;update file_managed set file_managed='&quot;; [$Sheet1.A187]; &quot;' where fid = &quot;; [$Sheet1.B187];&quot;;&quot;)" office:value-type="string" office:string-value="update file_managed set file_managed='Marriage.jpg' where fid = 1487;" calcext:value-type="string">
            <text:p>update file_managed set file_managed='Marriage.jpg' where fid = 1487;</text:p>
          </table:table-cell>
        </table:table-row>
        <table:table-row table:style-name="ro1">
          <table:table-cell table:formula="of:=COM.MICROSOFT.CONCAT(&quot;update file_managed set file_managed='&quot;; [$Sheet1.A188]; &quot;' where fid = &quot;; [$Sheet1.B188];&quot;;&quot;)" office:value-type="string" office:string-value="update file_managed set file_managed='Ageing.jpg' where fid = 1488;" calcext:value-type="string">
            <text:p>update file_managed set file_managed='Ageing.jpg' where fid = 1488;</text:p>
          </table:table-cell>
        </table:table-row>
        <table:table-row table:style-name="ro1">
          <table:table-cell table:formula="of:=COM.MICROSOFT.CONCAT(&quot;update file_managed set file_managed='&quot;; [$Sheet1.A189]; &quot;' where fid = &quot;; [$Sheet1.B189];&quot;;&quot;)" office:value-type="string" office:string-value="update file_managed set file_managed='Stehoscope.png' where fid = 1489;" calcext:value-type="string">
            <text:p>update file_managed set file_managed='Stehoscope.png' where fid = 1489;</text:p>
          </table:table-cell>
        </table:table-row>
        <table:table-row table:style-name="ro1">
          <table:table-cell table:formula="of:=COM.MICROSOFT.CONCAT(&quot;update file_managed set file_managed='&quot;; [$Sheet1.A190]; &quot;' where fid = &quot;; [$Sheet1.B190];&quot;;&quot;)" office:value-type="string" office:string-value="update file_managed set file_managed='NHS Logo.png' where fid = 1490;" calcext:value-type="string">
            <text:p>update file_managed set file_managed='NHS Logo.png' where fid = 1490;</text:p>
          </table:table-cell>
        </table:table-row>
        <table:table-row table:style-name="ro1">
          <table:table-cell table:formula="of:=COM.MICROSOFT.CONCAT(&quot;update file_managed set file_managed='&quot;; [$Sheet1.A191]; &quot;' where fid = &quot;; [$Sheet1.B191];&quot;;&quot;)" office:value-type="string" office:string-value="update file_managed set file_managed='Waiting Room.jpg' where fid = 1491;" calcext:value-type="string">
            <text:p>update file_managed set file_managed='Waiting Room.jpg' where fid = 1491;</text:p>
          </table:table-cell>
        </table:table-row>
        <table:table-row table:style-name="ro1">
          <table:table-cell table:formula="of:=COM.MICROSOFT.CONCAT(&quot;update file_managed set file_managed='&quot;; [$Sheet1.A192]; &quot;' where fid = &quot;; [$Sheet1.B192];&quot;;&quot;)" office:value-type="string" office:string-value="update file_managed set file_managed='NHS Collaboration.jpg' where fid = 1492;" calcext:value-type="string">
            <text:p>update file_managed set file_managed='NHS Collaboration.jpg' where fid = 1492;</text:p>
          </table:table-cell>
        </table:table-row>
        <table:table-row table:style-name="ro1">
          <table:table-cell table:formula="of:=COM.MICROSOFT.CONCAT(&quot;update file_managed set file_managed='&quot;; [$Sheet1.A193]; &quot;' where fid = &quot;; [$Sheet1.B193];&quot;;&quot;)" office:value-type="string" office:string-value="update file_managed set file_managed='NHS Standards of Care.jpg' where fid = 1493;" calcext:value-type="string">
            <text:p>update file_managed set file_managed='NHS Standards of Care.jpg' where fid = 1493;</text:p>
          </table:table-cell>
        </table:table-row>
        <table:table-row table:style-name="ro1">
          <table:table-cell table:formula="of:=COM.MICROSOFT.CONCAT(&quot;update file_managed set file_managed='&quot;; [$Sheet1.A194]; &quot;' where fid = &quot;; [$Sheet1.B194];&quot;;&quot;)" office:value-type="string" office:string-value="update file_managed set file_managed='Christians and Muslims.jpg' where fid = 1494;" calcext:value-type="string">
            <text:p>update file_managed set file_managed='Christians and Muslims.jpg' where fid = 1494;</text:p>
          </table:table-cell>
        </table:table-row>
        <table:table-row table:style-name="ro1">
          <table:table-cell table:formula="of:=COM.MICROSOFT.CONCAT(&quot;update file_managed set file_managed='&quot;; [$Sheet1.A195]; &quot;' where fid = &quot;; [$Sheet1.B195];&quot;;&quot;)" office:value-type="string" office:string-value="update file_managed set file_managed='Islam the British Experience.jpg' where fid = 1496;" calcext:value-type="string">
            <text:p>update file_managed set file_managed='Islam the British Experience.jpg' where fid = 1496;</text:p>
          </table:table-cell>
        </table:table-row>
        <table:table-row table:style-name="ro1">
          <table:table-cell table:formula="of:=COM.MICROSOFT.CONCAT(&quot;update file_managed set file_managed='&quot;; [$Sheet1.A196]; &quot;' where fid = &quot;; [$Sheet1.B196];&quot;;&quot;)" office:value-type="string" office:string-value="update file_managed set file_managed='Religion and Society.jpg' where fid = 1497;" calcext:value-type="string">
            <text:p>update file_managed set file_managed='Religion and Society.jpg' where fid = 1497;</text:p>
          </table:table-cell>
        </table:table-row>
        <table:table-row table:style-name="ro1">
          <table:table-cell table:formula="of:=COM.MICROSOFT.CONCAT(&quot;update file_managed set file_managed='&quot;; [$Sheet1.A197]; &quot;' where fid = &quot;; [$Sheet1.B197];&quot;;&quot;)" office:value-type="string" office:string-value="update file_managed set file_managed='Reawakening.jpg' where fid = 1498;" calcext:value-type="string">
            <text:p>update file_managed set file_managed='Reawakening.jpg' where fid = 1498;</text:p>
          </table:table-cell>
        </table:table-row>
        <table:table-row table:style-name="ro1">
          <table:table-cell table:formula="of:=COM.MICROSOFT.CONCAT(&quot;update file_managed set file_managed='&quot;; [$Sheet1.A198]; &quot;' where fid = &quot;; [$Sheet1.B198];&quot;;&quot;)" office:value-type="string" office:string-value="update file_managed set file_managed='World Christianity.jpg' where fid = 1499;" calcext:value-type="string">
            <text:p>update file_managed set file_managed='World Christianity.jpg' where fid = 1499;</text:p>
          </table:table-cell>
        </table:table-row>
        <table:table-row table:style-name="ro1">
          <table:table-cell table:formula="of:=COM.MICROSOFT.CONCAT(&quot;update file_managed set file_managed='&quot;; [$Sheet1.A199]; &quot;' where fid = &quot;; [$Sheet1.B199];&quot;;&quot;)" office:value-type="string" office:string-value="update file_managed set file_managed='Being British.jpg' where fid = 1500;" calcext:value-type="string">
            <text:p>update file_managed set file_managed='Being British.jpg' where fid = 1500;</text:p>
          </table:table-cell>
        </table:table-row>
        <table:table-row table:style-name="ro1">
          <table:table-cell table:formula="of:=COM.MICROSOFT.CONCAT(&quot;update file_managed set file_managed='&quot;; [$Sheet1.A200]; &quot;' where fid = &quot;; [$Sheet1.B200];&quot;;&quot;)" office:value-type="string" office:string-value="update file_managed set file_managed='Making Cities Work.jpg' where fid = 1501;" calcext:value-type="string">
            <text:p>update file_managed set file_managed='Making Cities Work.jpg' where fid = 1501;</text:p>
          </table:table-cell>
        </table:table-row>
        <table:table-row table:style-name="ro1">
          <table:table-cell table:formula="of:=COM.MICROSOFT.CONCAT(&quot;update file_managed set file_managed='&quot;; [$Sheet1.A201]; &quot;' where fid = &quot;; [$Sheet1.B201];&quot;;&quot;)" office:value-type="string" office:string-value="update file_managed set file_managed='Policing the Environment.jpg' where fid = 1502;" calcext:value-type="string">
            <text:p>update file_managed set file_managed='Policing the Environment.jpg' where fid = 1502;</text:p>
          </table:table-cell>
        </table:table-row>
        <table:table-row table:style-name="ro1">
          <table:table-cell table:formula="of:=COM.MICROSOFT.CONCAT(&quot;update file_managed set file_managed='&quot;; [$Sheet1.A202]; &quot;' where fid = &quot;; [$Sheet1.B202];&quot;;&quot;)" office:value-type="string" office:string-value="update file_managed set file_managed='The Environment Debate.jpg' where fid = 1503;" calcext:value-type="string">
            <text:p>update file_managed set file_managed='The Environment Debate.jpg' where fid = 1503;</text:p>
          </table:table-cell>
        </table:table-row>
        <table:table-row table:style-name="ro1">
          <table:table-cell table:formula="of:=COM.MICROSOFT.CONCAT(&quot;update file_managed set file_managed='&quot;; [$Sheet1.A203]; &quot;' where fid = &quot;; [$Sheet1.B203];&quot;;&quot;)" office:value-type="string" office:string-value="update file_managed set file_managed='New Politics of Economy.jpg' where fid = 1504;" calcext:value-type="string">
            <text:p>update file_managed set file_managed='New Politics of Economy.jpg' where fid = 1504;</text:p>
          </table:table-cell>
        </table:table-row>
        <table:table-row table:style-name="ro1">
          <table:table-cell table:formula="of:=COM.MICROSOFT.CONCAT(&quot;update file_managed set file_managed='&quot;; [$Sheet1.A204]; &quot;' where fid = &quot;; [$Sheet1.B204];&quot;;&quot;)" office:value-type="string" office:string-value="update file_managed set file_managed='Urban Growth.jpg' where fid = 1505;" calcext:value-type="string">
            <text:p>update file_managed set file_managed='Urban Growth.jpg' where fid = 1505;</text:p>
          </table:table-cell>
        </table:table-row>
        <table:table-row table:style-name="ro1">
          <table:table-cell table:formula="of:=COM.MICROSOFT.CONCAT(&quot;update file_managed set file_managed='&quot;; [$Sheet1.A205]; &quot;' where fid = &quot;; [$Sheet1.B205];&quot;;&quot;)" office:value-type="string" office:string-value="update file_managed set file_managed='Iman Azzi Photo.jpg' where fid = 1506;" calcext:value-type="string">
            <text:p>update file_managed set file_managed='Iman Azzi Photo.jpg' where fid = 1506;</text:p>
          </table:table-cell>
        </table:table-row>
        <table:table-row table:style-name="ro1">
          <table:table-cell table:formula="of:=COM.MICROSOFT.CONCAT(&quot;update file_managed set file_managed='&quot;; [$Sheet1.A206]; &quot;' where fid = &quot;; [$Sheet1.B206];&quot;;&quot;)" office:value-type="string" office:string-value="update file_managed set file_managed='Harriet Hoffler Photo.jpg' where fid = 1507;" calcext:value-type="string">
            <text:p>update file_managed set file_managed='Harriet Hoffler Photo.jpg' where fid = 1507;</text:p>
          </table:table-cell>
        </table:table-row>
        <table:table-row table:style-name="ro1">
          <table:table-cell table:formula="of:=COM.MICROSOFT.CONCAT(&quot;update file_managed set file_managed='&quot;; [$Sheet1.A207]; &quot;' where fid = &quot;; [$Sheet1.B207];&quot;;&quot;)" office:value-type="string" office:string-value="update file_managed set file_managed='Rebecca Love Photo.jpg' where fid = 1508;" calcext:value-type="string">
            <text:p>update file_managed set file_managed='Rebecca Love Photo.jpg' where fid = 1508;</text:p>
          </table:table-cell>
        </table:table-row>
        <table:table-row table:style-name="ro1">
          <table:table-cell table:formula="of:=COM.MICROSOFT.CONCAT(&quot;update file_managed set file_managed='&quot;; [$Sheet1.A208]; &quot;' where fid = &quot;; [$Sheet1.B208];&quot;;&quot;)" office:value-type="string" office:string-value="update file_managed set file_managed='Nick Thompson Photo.jpg' where fid = 1509;" calcext:value-type="string">
            <text:p>update file_managed set file_managed='Nick Thompson Photo.jpg' where fid = 1509;</text:p>
          </table:table-cell>
        </table:table-row>
        <table:table-row table:style-name="ro1">
          <table:table-cell table:formula="of:=COM.MICROSOFT.CONCAT(&quot;update file_managed set file_managed='&quot;; [$Sheet1.A209]; &quot;' where fid = &quot;; [$Sheet1.B209];&quot;;&quot;)" office:value-type="string" office:string-value="update file_managed set file_managed='Liisa Tuhkanen Photo.png' where fid = 1510;" calcext:value-type="string">
            <text:p>update file_managed set file_managed='Liisa Tuhkanen Photo.png' where fid = 1510;</text:p>
          </table:table-cell>
        </table:table-row>
        <table:table-row table:style-name="ro1">
          <table:table-cell table:formula="of:=COM.MICROSOFT.CONCAT(&quot;update file_managed set file_managed='&quot;; [$Sheet1.A210]; &quot;' where fid = &quot;; [$Sheet1.B210];&quot;;&quot;)" office:value-type="string" office:string-value="update file_managed set file_managed='Michael Veale Photo.jpg' where fid = 1511;" calcext:value-type="string">
            <text:p>update file_managed set file_managed='Michael Veale Photo.jpg' where fid = 1511;</text:p>
          </table:table-cell>
        </table:table-row>
        <table:table-row table:style-name="ro1">
          <table:table-cell table:formula="of:=COM.MICROSOFT.CONCAT(&quot;update file_managed set file_managed='&quot;; [$Sheet1.A211]; &quot;' where fid = &quot;; [$Sheet1.B211];&quot;;&quot;)" office:value-type="string" office:string-value="update file_managed set file_managed='Travis Elborough Book Cover.png' where fid = 1514;" calcext:value-type="string">
            <text:p>update file_managed set file_managed='Travis Elborough Book Cover.png' where fid = 1514;</text:p>
          </table:table-cell>
        </table:table-row>
        <table:table-row table:style-name="ro1">
          <table:table-cell table:formula="of:=COM.MICROSOFT.CONCAT(&quot;update file_managed set file_managed='&quot;; [$Sheet1.A212]; &quot;' where fid = &quot;; [$Sheet1.B212];&quot;;&quot;)" office:value-type="string" office:string-value="update file_managed set file_managed='Windsor Festival Logo Gold Smaller.jpg' where fid = 1515;" calcext:value-type="string">
            <text:p>update file_managed set file_managed='Windsor Festival Logo Gold Smaller.jpg' where fid = 1515;</text:p>
          </table:table-cell>
        </table:table-row>
        <table:table-row table:style-name="ro1">
          <table:table-cell table:formula="of:=COM.MICROSOFT.CONCAT(&quot;update file_managed set file_managed='&quot;; [$Sheet1.A213]; &quot;' where fid = &quot;; [$Sheet1.B213];&quot;;&quot;)" office:value-type="string" office:string-value="update file_managed set file_managed='Adrian Tinniswood Book Cover Smaller.jpg' where fid = 1516;" calcext:value-type="string">
            <text:p>update file_managed set file_managed='Adrian Tinniswood Book Cover Smaller.jpg' where fid = 1516;</text:p>
          </table:table-cell>
        </table:table-row>
        <table:table-row table:style-name="ro1">
          <table:table-cell table:formula="of:=COM.MICROSOFT.CONCAT(&quot;update file_managed set file_managed='&quot;; [$Sheet1.A214]; &quot;' where fid = &quot;; [$Sheet1.B214];&quot;;&quot;)" office:value-type="string" office:string-value="update file_managed set file_managed='Windsor Festival Logo Gold Smaller_0.jpg' where fid = 1517;" calcext:value-type="string">
            <text:p>update file_managed set file_managed='Windsor Festival Logo Gold Smaller_0.jpg' where fid = 1517;</text:p>
          </table:table-cell>
        </table:table-row>
        <table:table-row table:style-name="ro1">
          <table:table-cell table:formula="of:=COM.MICROSOFT.CONCAT(&quot;update file_managed set file_managed='&quot;; [$Sheet1.A215]; &quot;' where fid = &quot;; [$Sheet1.B215];&quot;;&quot;)" office:value-type="string" office:string-value="update file_managed set file_managed='Adrian Tinniswood Book Cover Smaller_0.jpg' where fid = 1518;" calcext:value-type="string">
            <text:p>update file_managed set file_managed='Adrian Tinniswood Book Cover Smaller_0.jpg' where fid = 1518;</text:p>
          </table:table-cell>
        </table:table-row>
        <table:table-row table:style-name="ro1">
          <table:table-cell table:formula="of:=COM.MICROSOFT.CONCAT(&quot;update file_managed set file_managed='&quot;; [$Sheet1.A216]; &quot;' where fid = &quot;; [$Sheet1.B216];&quot;;&quot;)" office:value-type="string" office:string-value="update file_managed set file_managed='Madeleine Bunting Book Cover Smaller.jpg' where fid = 1519;" calcext:value-type="string">
            <text:p>update file_managed set file_managed='Madeleine Bunting Book Cover Smaller.jpg' where fid = 1519;</text:p>
          </table:table-cell>
        </table:table-row>
        <table:table-row table:style-name="ro1">
          <table:table-cell table:formula="of:=COM.MICROSOFT.CONCAT(&quot;update file_managed set file_managed='&quot;; [$Sheet1.A217]; &quot;' where fid = &quot;; [$Sheet1.B217];&quot;;&quot;)" office:value-type="string" office:string-value="update file_managed set file_managed='Windsor Festival Logo Gold Smaller_1.jpg' where fid = 1520;" calcext:value-type="string">
            <text:p>update file_managed set file_managed='Windsor Festival Logo Gold Smaller_1.jpg' where fid = 1520;</text:p>
          </table:table-cell>
        </table:table-row>
        <table:table-row table:style-name="ro1">
          <table:table-cell table:formula="of:=COM.MICROSOFT.CONCAT(&quot;update file_managed set file_managed='&quot;; [$Sheet1.A218]; &quot;' where fid = &quot;; [$Sheet1.B218];&quot;;&quot;)" office:value-type="string" office:string-value="update file_managed set file_managed='Sarah Gristwood Book Cover.jpg' where fid = 1521;" calcext:value-type="string">
            <text:p>update file_managed set file_managed='Sarah Gristwood Book Cover.jpg' where fid = 1521;</text:p>
          </table:table-cell>
        </table:table-row>
        <table:table-row table:style-name="ro1">
          <table:table-cell table:formula="of:=COM.MICROSOFT.CONCAT(&quot;update file_managed set file_managed='&quot;; [$Sheet1.A219]; &quot;' where fid = &quot;; [$Sheet1.B219];&quot;;&quot;)" office:value-type="string" office:string-value="update file_managed set file_managed='Windsor Festival Logo Gold Smaller_3.jpg' where fid = 1523;" calcext:value-type="string">
            <text:p>update file_managed set file_managed='Windsor Festival Logo Gold Smaller_3.jpg' where fid = 1523;</text:p>
          </table:table-cell>
        </table:table-row>
        <table:table-row table:style-name="ro1">
          <table:table-cell table:formula="of:=COM.MICROSOFT.CONCAT(&quot;update file_managed set file_managed='&quot;; [$Sheet1.A220]; &quot;' where fid = &quot;; [$Sheet1.B220];&quot;;&quot;)" office:value-type="string" office:string-value="update file_managed set file_managed='Professor Sir Partha Dasgupta Official.jpg' where fid = 1524;" calcext:value-type="string">
            <text:p>update file_managed set file_managed='Professor Sir Partha Dasgupta Official.jpg' where fid = 1524;</text:p>
          </table:table-cell>
        </table:table-row>
        <table:table-row table:style-name="ro1">
          <table:table-cell table:formula="of:=COM.MICROSOFT.CONCAT(&quot;update file_managed set file_managed='&quot;; [$Sheet1.A221]; &quot;' where fid = &quot;; [$Sheet1.B221];&quot;;&quot;)" office:value-type="string" office:string-value="update file_managed set file_managed='Crime and Disorder.jpg' where fid = 1533;" calcext:value-type="string">
            <text:p>update file_managed set file_managed='Crime and Disorder.jpg' where fid = 1533;</text:p>
          </table:table-cell>
        </table:table-row>
        <table:table-row table:style-name="ro1">
          <table:table-cell table:formula="of:=COM.MICROSOFT.CONCAT(&quot;update file_managed set file_managed='&quot;; [$Sheet1.A222]; &quot;' where fid = &quot;; [$Sheet1.B222];&quot;;&quot;)" office:value-type="string" office:string-value="update file_managed set file_managed='Criminal Justice and the Media.jpg' where fid = 1534;" calcext:value-type="string">
            <text:p>update file_managed set file_managed='Criminal Justice and the Media.jpg' where fid = 1534;</text:p>
          </table:table-cell>
        </table:table-row>
        <table:table-row table:style-name="ro1">
          <table:table-cell table:formula="of:=COM.MICROSOFT.CONCAT(&quot;update file_managed set file_managed='&quot;; [$Sheet1.A223]; &quot;' where fid = &quot;; [$Sheet1.B223];&quot;;&quot;)" office:value-type="string" office:string-value="update file_managed set file_managed='Drugs Where Next.jpg' where fid = 1535;" calcext:value-type="string">
            <text:p>update file_managed set file_managed='Drugs Where Next.jpg' where fid = 1535;</text:p>
          </table:table-cell>
        </table:table-row>
        <table:table-row table:style-name="ro1">
          <table:table-cell table:formula="of:=COM.MICROSOFT.CONCAT(&quot;update file_managed set file_managed='&quot;; [$Sheet1.A224]; &quot;' where fid = &quot;; [$Sheet1.B224];&quot;;&quot;)" office:value-type="string" office:string-value="update file_managed set file_managed='Homeless.jpg' where fid = 1536;" calcext:value-type="string">
            <text:p>update file_managed set file_managed='Homeless.jpg' where fid = 1536;</text:p>
          </table:table-cell>
        </table:table-row>
        <table:table-row table:style-name="ro1">
          <table:table-cell table:formula="of:=COM.MICROSOFT.CONCAT(&quot;update file_managed set file_managed='&quot;; [$Sheet1.A225]; &quot;' where fid = &quot;; [$Sheet1.B225];&quot;;&quot;)" office:value-type="string" office:string-value="update file_managed set file_managed='Policing and Safety.jpg' where fid = 1537;" calcext:value-type="string">
            <text:p>update file_managed set file_managed='Policing and Safety.jpg' where fid = 1537;</text:p>
          </table:table-cell>
        </table:table-row>
        <table:table-row table:style-name="ro1">
          <table:table-cell table:formula="of:=COM.MICROSOFT.CONCAT(&quot;update file_managed set file_managed='&quot;; [$Sheet1.A226]; &quot;' where fid = &quot;; [$Sheet1.B226];&quot;;&quot;)" office:value-type="string" office:string-value="update file_managed set file_managed='Prisons in the Community.jpg' where fid = 1538;" calcext:value-type="string">
            <text:p>update file_managed set file_managed='Prisons in the Community.jpg' where fid = 1538;</text:p>
          </table:table-cell>
        </table:table-row>
        <table:table-row table:style-name="ro1">
          <table:table-cell table:formula="of:=COM.MICROSOFT.CONCAT(&quot;update file_managed set file_managed='&quot;; [$Sheet1.A227]; &quot;' where fid = &quot;; [$Sheet1.B227];&quot;;&quot;)" office:value-type="string" office:string-value="update file_managed set file_managed='Responding to Domestic Violence.jpg' where fid = 1539;" calcext:value-type="string">
            <text:p>update file_managed set file_managed='Responding to Domestic Violence.jpg' where fid = 1539;</text:p>
          </table:table-cell>
        </table:table-row>
        <table:table-row table:style-name="ro1">
          <table:table-cell table:formula="of:=COM.MICROSOFT.CONCAT(&quot;update file_managed set file_managed='&quot;; [$Sheet1.A228]; &quot;' where fid = &quot;; [$Sheet1.B228];&quot;;&quot;)" office:value-type="string" office:string-value="update file_managed set file_managed='Victims\' Rights.jpg' where fid = 1540;" calcext:value-type="string">
            <text:p>update file_managed set file_managed='Victims\' Rights.jpg' where fid = 1540;</text:p>
          </table:table-cell>
        </table:table-row>
        <table:table-row table:style-name="ro1">
          <table:table-cell table:formula="of:=COM.MICROSOFT.CONCAT(&quot;update file_managed set file_managed='&quot;; [$Sheet1.A229]; &quot;' where fid = &quot;; [$Sheet1.B229];&quot;;&quot;)" office:value-type="string" office:string-value="update file_managed set file_managed='Youth Offenders.jpg' where fid = 1541;" calcext:value-type="string">
            <text:p>update file_managed set file_managed='Youth Offenders.jpg' where fid = 1541;</text:p>
          </table:table-cell>
        </table:table-row>
        <table:table-row table:style-name="ro1">
          <table:table-cell table:formula="of:=COM.MICROSOFT.CONCAT(&quot;update file_managed set file_managed='&quot;; [$Sheet1.A230]; &quot;' where fid = &quot;; [$Sheet1.B230];&quot;;&quot;)" office:value-type="string" office:string-value="update file_managed set file_managed='Cumberland Lodge Police Conference Image 2016 Small_0.jpg' where fid = 1542;" calcext:value-type="string">
            <text:p>update file_managed set file_managed='Cumberland Lodge Police Conference Image 2016 Small_0.jpg' where fid = 1542;</text:p>
          </table:table-cell>
        </table:table-row>
        <table:table-row table:style-name="ro1">
          <table:table-cell table:formula="of:=COM.MICROSOFT.CONCAT(&quot;update file_managed set file_managed='&quot;; [$Sheet1.A231]; &quot;' where fid = &quot;; [$Sheet1.B231];&quot;;&quot;)" office:value-type="string" office:string-value="update file_managed set file_managed='Post School Learning.jpg' where fid = 1543;" calcext:value-type="string">
            <text:p>update file_managed set file_managed='Post School Learning.jpg' where fid = 1543;</text:p>
          </table:table-cell>
        </table:table-row>
        <table:table-row table:style-name="ro1">
          <table:table-cell table:formula="of:=COM.MICROSOFT.CONCAT(&quot;update file_managed set file_managed='&quot;; [$Sheet1.A232]; &quot;' where fid = &quot;; [$Sheet1.B232];&quot;;&quot;)" office:value-type="string" office:string-value="update file_managed set file_managed='British Muslims and State Education.jpg' where fid = 1544;" calcext:value-type="string">
            <text:p>update file_managed set file_managed='British Muslims and State Education.jpg' where fid = 1544;</text:p>
          </table:table-cell>
        </table:table-row>
        <table:table-row table:style-name="ro1">
          <table:table-cell table:formula="of:=COM.MICROSOFT.CONCAT(&quot;update file_managed set file_managed='&quot;; [$Sheet1.A233]; &quot;' where fid = &quot;; [$Sheet1.B233];&quot;;&quot;)" office:value-type="string" office:string-value="update file_managed set file_managed='Celebrating Racial Diversity.jpg' where fid = 1545;" calcext:value-type="string">
            <text:p>update file_managed set file_managed='Celebrating Racial Diversity.jpg' where fid = 1545;</text:p>
          </table:table-cell>
        </table:table-row>
        <table:table-row table:style-name="ro1">
          <table:table-cell table:formula="of:=COM.MICROSOFT.CONCAT(&quot;update file_managed set file_managed='&quot;; [$Sheet1.A234]; &quot;' where fid = &quot;; [$Sheet1.B234];&quot;;&quot;)" office:value-type="string" office:string-value="update file_managed set file_managed='Commonwealth Higher Education_0.jpg' where fid = 1547;" calcext:value-type="string">
            <text:p>update file_managed set file_managed='Commonwealth Higher Education_0.jpg' where fid = 1547;</text:p>
          </table:table-cell>
        </table:table-row>
        <table:table-row table:style-name="ro1">
          <table:table-cell table:formula="of:=COM.MICROSOFT.CONCAT(&quot;update file_managed set file_managed='&quot;; [$Sheet1.A235]; &quot;' where fid = &quot;; [$Sheet1.B235];&quot;;&quot;)" office:value-type="string" office:string-value="update file_managed set file_managed='Overseas Students.jpg' where fid = 1548;" calcext:value-type="string">
            <text:p>update file_managed set file_managed='Overseas Students.jpg' where fid = 1548;</text:p>
          </table:table-cell>
        </table:table-row>
        <table:table-row table:style-name="ro1">
          <table:table-cell table:formula="of:=COM.MICROSOFT.CONCAT(&quot;update file_managed set file_managed='&quot;; [$Sheet1.A236]; &quot;' where fid = &quot;; [$Sheet1.B236];&quot;;&quot;)" office:value-type="string" office:string-value="update file_managed set file_managed='Values in Commonwealth Education.jpg' where fid = 1549;" calcext:value-type="string">
            <text:p>update file_managed set file_managed='Values in Commonwealth Education.jpg' where fid = 1549;</text:p>
          </table:table-cell>
        </table:table-row>
        <table:table-row table:style-name="ro1">
          <table:table-cell table:formula="of:=COM.MICROSOFT.CONCAT(&quot;update file_managed set file_managed='&quot;; [$Sheet1.A237]; &quot;' where fid = &quot;; [$Sheet1.B237];&quot;;&quot;)" office:value-type="string" office:string-value="update file_managed set file_managed='What Are Universities For.jpg' where fid = 1550;" calcext:value-type="string">
            <text:p>update file_managed set file_managed='What Are Universities For.jpg' where fid = 1550;</text:p>
          </table:table-cell>
        </table:table-row>
        <table:table-row table:style-name="ro1">
          <table:table-cell table:formula="of:=COM.MICROSOFT.CONCAT(&quot;update file_managed set file_managed='&quot;; [$Sheet1.A238]; &quot;' where fid = &quot;; [$Sheet1.B238];&quot;;&quot;)" office:value-type="string" office:string-value="update file_managed set file_managed='An Asian Agenda for British Public Policy.jpg' where fid = 1551;" calcext:value-type="string">
            <text:p>update file_managed set file_managed='An Asian Agenda for British Public Policy.jpg' where fid = 1551;</text:p>
          </table:table-cell>
        </table:table-row>
        <table:table-row table:style-name="ro1">
          <table:table-cell table:formula="of:=COM.MICROSOFT.CONCAT(&quot;update file_managed set file_managed='&quot;; [$Sheet1.A239]; &quot;' where fid = &quot;; [$Sheet1.B239];&quot;;&quot;)" office:value-type="string" office:string-value="update file_managed set file_managed='Britain' where fid = 1552;" calcext:value-type="string">
            <text:p>update file_managed set file_managed='Britain' where fid = 1552;</text:p>
          </table:table-cell>
        </table:table-row>
        <table:table-row table:style-name="ro1">
          <table:table-cell table:formula="of:=COM.MICROSOFT.CONCAT(&quot;update file_managed set file_managed='&quot;; [$Sheet1.A240]; &quot;' where fid = &quot;; [$Sheet1.B240];&quot;;&quot;)" office:value-type="string" office:string-value="update file_managed set file_managed='Crime Reduction.png' where fid = 1553;" calcext:value-type="string">
            <text:p>update file_managed set file_managed='Crime Reduction.png' where fid = 1553;</text:p>
          </table:table-cell>
        </table:table-row>
        <table:table-row table:style-name="ro1">
          <table:table-cell table:formula="of:=COM.MICROSOFT.CONCAT(&quot;update file_managed set file_managed='&quot;; [$Sheet1.A241]; &quot;' where fid = &quot;; [$Sheet1.B241];&quot;;&quot;)" office:value-type="string" office:string-value="update file_managed set file_managed='Serving the People.jpg' where fid = 1554;" calcext:value-type="string">
            <text:p>update file_managed set file_managed='Serving the People.jpg' where fid = 1554;</text:p>
          </table:table-cell>
        </table:table-row>
        <table:table-row table:style-name="ro1">
          <table:table-cell table:formula="of:=COM.MICROSOFT.CONCAT(&quot;update file_managed set file_managed='&quot;; [$Sheet1.A242]; &quot;' where fid = &quot;; [$Sheet1.B242];&quot;;&quot;)" office:value-type="string" office:string-value="update file_managed set file_managed='The End of Britain.png' where fid = 1555;" calcext:value-type="string">
            <text:p>update file_managed set file_managed='The End of Britain.png' where fid = 1555;</text:p>
          </table:table-cell>
        </table:table-row>
        <table:table-row table:style-name="ro1">
          <table:table-cell table:formula="of:=COM.MICROSOFT.CONCAT(&quot;update file_managed set file_managed='&quot;; [$Sheet1.A243]; &quot;' where fid = &quot;; [$Sheet1.B243];&quot;;&quot;)" office:value-type="string" office:string-value="update file_managed set file_managed='Democratic Society.jpg' where fid = 1556;" calcext:value-type="string">
            <text:p>update file_managed set file_managed='Democratic Society.jpg' where fid = 1556;</text:p>
          </table:table-cell>
        </table:table-row>
        <table:table-row table:style-name="ro1">
          <table:table-cell table:formula="of:=COM.MICROSOFT.CONCAT(&quot;update file_managed set file_managed='&quot;; [$Sheet1.A244]; &quot;' where fid = &quot;; [$Sheet1.B244];&quot;;&quot;)" office:value-type="string" office:string-value="update file_managed set file_managed='British Society for Population Studies.jpg' where fid = 1559;" calcext:value-type="string">
            <text:p>update file_managed set file_managed='British Society for Population Studies.jpg' where fid = 1559;</text:p>
          </table:table-cell>
        </table:table-row>
        <table:table-row table:style-name="ro1">
          <table:table-cell table:formula="of:=COM.MICROSOFT.CONCAT(&quot;update file_managed set file_managed='&quot;; [$Sheet1.A245]; &quot;' where fid = &quot;; [$Sheet1.B245];&quot;;&quot;)" office:value-type="string" office:string-value="update file_managed set file_managed='Year of the Family.jpg' where fid = 1563;" calcext:value-type="string">
            <text:p>update file_managed set file_managed='Year of the Family.jpg' where fid = 1563;</text:p>
          </table:table-cell>
        </table:table-row>
        <table:table-row table:style-name="ro1">
          <table:table-cell table:formula="of:=COM.MICROSOFT.CONCAT(&quot;update file_managed set file_managed='&quot;; [$Sheet1.A246]; &quot;' where fid = &quot;; [$Sheet1.B246];&quot;;&quot;)" office:value-type="string" office:string-value="update file_managed set file_managed='Children and Young People at Risk.jpg' where fid = 1564;" calcext:value-type="string">
            <text:p>update file_managed set file_managed='Children and Young People at Risk.jpg' where fid = 1564;</text:p>
          </table:table-cell>
        </table:table-row>
        <table:table-row table:style-name="ro1">
          <table:table-cell table:formula="of:=COM.MICROSOFT.CONCAT(&quot;update file_managed set file_managed='&quot;; [$Sheet1.A247]; &quot;' where fid = &quot;; [$Sheet1.B247];&quot;;&quot;)" office:value-type="string" office:string-value="update file_managed set file_managed='Turning the Tider.png' where fid = 1565;" calcext:value-type="string">
            <text:p>update file_managed set file_managed='Turning the Tider.png' where fid = 1565;</text:p>
          </table:table-cell>
        </table:table-row>
        <table:table-row table:style-name="ro1">
          <table:table-cell table:formula="of:=COM.MICROSOFT.CONCAT(&quot;update file_managed set file_managed='&quot;; [$Sheet1.A248]; &quot;' where fid = &quot;; [$Sheet1.B248];&quot;;&quot;)" office:value-type="string" office:string-value="update file_managed set file_managed='Troublesome Adolescent.jpg' where fid = 1566;" calcext:value-type="string">
            <text:p>update file_managed set file_managed='Troublesome Adolescent.jpg' where fid = 1566;</text:p>
          </table:table-cell>
        </table:table-row>
        <table:table-row table:style-name="ro1">
          <table:table-cell table:formula="of:=COM.MICROSOFT.CONCAT(&quot;update file_managed set file_managed='&quot;; [$Sheet1.A249]; &quot;' where fid = &quot;; [$Sheet1.B249];&quot;;&quot;)" office:value-type="string" office:string-value="update file_managed set file_managed='Sir Mark Walport Front Cover.jpg' where fid = 1567;" calcext:value-type="string">
            <text:p>update file_managed set file_managed='Sir Mark Walport Front Cover.jpg' where fid = 1567;</text:p>
          </table:table-cell>
        </table:table-row>
        <table:table-row table:style-name="ro1">
          <table:table-cell table:formula="of:=COM.MICROSOFT.CONCAT(&quot;update file_managed set file_managed='&quot;; [$Sheet1.A250]; &quot;' where fid = &quot;; [$Sheet1.B250];&quot;;&quot;)" office:value-type="string" office:string-value="update file_managed set file_managed='Sir Mark Walport Front Cover Square_0.jpg' where fid = 1569;" calcext:value-type="string">
            <text:p>update file_managed set file_managed='Sir Mark Walport Front Cover Square_0.jpg' where fid = 1569;</text:p>
          </table:table-cell>
        </table:table-row>
        <table:table-row table:style-name="ro1">
          <table:table-cell table:formula="of:=COM.MICROSOFT.CONCAT(&quot;update file_managed set file_managed='&quot;; [$Sheet1.A251]; &quot;' where fid = &quot;; [$Sheet1.B251];&quot;;&quot;)" office:value-type="string" office:string-value="update file_managed set file_managed='BFG dream bottles at Cumberland Lodge (3) web use.jpg' where fid = 1572;" calcext:value-type="string">
            <text:p>update file_managed set file_managed='BFG dream bottles at Cumberland Lodge (3) web use.jpg' where fid = 1572;</text:p>
          </table:table-cell>
        </table:table-row>
        <table:table-row table:style-name="ro1">
          <table:table-cell table:formula="of:=COM.MICROSOFT.CONCAT(&quot;update file_managed set file_managed='&quot;; [$Sheet1.A252]; &quot;' where fid = &quot;; [$Sheet1.B252];&quot;;&quot;)" office:value-type="string" office:string-value="update file_managed set file_managed='BFG dream bottles at Cumberland Lodge (3) web use_0.jpg' where fid = 1573;" calcext:value-type="string">
            <text:p>update file_managed set file_managed='BFG dream bottles at Cumberland Lodge (3) web use_0.jpg' where fid = 1573;</text:p>
          </table:table-cell>
        </table:table-row>
        <table:table-row table:style-name="ro1">
          <table:table-cell table:formula="of:=COM.MICROSOFT.CONCAT(&quot;update file_managed set file_managed='&quot;; [$Sheet1.A253]; &quot;' where fid = &quot;; [$Sheet1.B253];&quot;;&quot;)" office:value-type="string" office:string-value="update file_managed set file_managed='BFG dream bottles at Cumberland Lodge (3) web use_1.jpg' where fid = 1574;" calcext:value-type="string">
            <text:p>update file_managed set file_managed='BFG dream bottles at Cumberland Lodge (3) web use_1.jpg' where fid = 1574;</text:p>
          </table:table-cell>
        </table:table-row>
        <table:table-row table:style-name="ro1">
          <table:table-cell table:formula="of:=COM.MICROSOFT.CONCAT(&quot;update file_managed set file_managed='&quot;; [$Sheet1.A254]; &quot;' where fid = &quot;; [$Sheet1.B254];&quot;;&quot;)" office:value-type="string" office:string-value="update file_managed set file_managed='Society for Applied Philosophy.gif' where fid = 1575;" calcext:value-type="string">
            <text:p>update file_managed set file_managed='Society for Applied Philosophy.gif' where fid = 1575;</text:p>
          </table:table-cell>
        </table:table-row>
        <table:table-row table:style-name="ro1">
          <table:table-cell table:formula="of:=COM.MICROSOFT.CONCAT(&quot;update file_managed set file_managed='&quot;; [$Sheet1.A255]; &quot;' where fid = &quot;; [$Sheet1.B255];&quot;;&quot;)" office:value-type="string" office:string-value="update file_managed set file_managed='Jaunt - by Penny Warden from \'Strictly Movement\' exhibition.jpg' where fid = 1576;" calcext:value-type="string">
            <text:p>update file_managed set file_managed='Jaunt - by Penny Warden from \'Strictly Movement\' exhibition.jpg' where fid = 1576;</text:p>
          </table:table-cell>
        </table:table-row>
        <table:table-row table:style-name="ro1">
          <table:table-cell table:formula="of:=COM.MICROSOFT.CONCAT(&quot;update file_managed set file_managed='&quot;; [$Sheet1.A256]; &quot;' where fid = &quot;; [$Sheet1.B256];&quot;;&quot;)" office:value-type="string" office:string-value="update file_managed set file_managed='Jaunt - by Penny Warden from \'Strictly Movement\' exhibition.jpg' where fid = 1577;" calcext:value-type="string">
            <text:p>update file_managed set file_managed='Jaunt - by Penny Warden from \'Strictly Movement\' exhibition.jpg' where fid = 1577;</text:p>
          </table:table-cell>
        </table:table-row>
        <table:table-row table:style-name="ro1">
          <table:table-cell table:formula="of:=COM.MICROSOFT.CONCAT(&quot;update file_managed set file_managed='&quot;; [$Sheet1.A257]; &quot;' where fid = &quot;; [$Sheet1.B257];&quot;;&quot;)" office:value-type="string" office:string-value="update file_managed set file_managed='Jaunt - by Penny Warden from \'Strictly Movement\' exhibition_0.jpg' where fid = 1581;" calcext:value-type="string">
            <text:p>update file_managed set file_managed='Jaunt - by Penny Warden from \'Strictly Movement\' exhibition_0.jpg' where fid = 1581;</text:p>
          </table:table-cell>
        </table:table-row>
        <table:table-row table:style-name="ro1">
          <table:table-cell table:formula="of:=COM.MICROSOFT.CONCAT(&quot;update file_managed set file_managed='&quot;; [$Sheet1.A258]; &quot;' where fid = &quot;; [$Sheet1.B258];&quot;;&quot;)" office:value-type="string" office:string-value="update file_managed set file_managed='Jaunt - by Penny Warden from \'Strictly Movement\' exhibition_0.jpg' where fid = 1582;" calcext:value-type="string">
            <text:p>update file_managed set file_managed='Jaunt - by Penny Warden from \'Strictly Movement\' exhibition_0.jpg' where fid = 1582;</text:p>
          </table:table-cell>
        </table:table-row>
        <table:table-row table:style-name="ro1">
          <table:table-cell table:formula="of:=COM.MICROSOFT.CONCAT(&quot;update file_managed set file_managed='&quot;; [$Sheet1.A259]; &quot;' where fid = &quot;; [$Sheet1.B259];&quot;;&quot;)" office:value-type="string" office:string-value="update file_managed set file_managed='Fervour.jpg' where fid = 1584;" calcext:value-type="string">
            <text:p>update file_managed set file_managed='Fervour.jpg' where fid = 1584;</text:p>
          </table:table-cell>
        </table:table-row>
        <table:table-row table:style-name="ro1">
          <table:table-cell table:formula="of:=COM.MICROSOFT.CONCAT(&quot;update file_managed set file_managed='&quot;; [$Sheet1.A260]; &quot;' where fid = &quot;; [$Sheet1.B260];&quot;;&quot;)" office:value-type="string" office:string-value="update file_managed set file_managed='Hula.jpg' where fid = 1586;" calcext:value-type="string">
            <text:p>update file_managed set file_managed='Hula.jpg' where fid = 1586;</text:p>
          </table:table-cell>
        </table:table-row>
        <table:table-row table:style-name="ro1">
          <table:table-cell table:formula="of:=COM.MICROSOFT.CONCAT(&quot;update file_managed set file_managed='&quot;; [$Sheet1.A261]; &quot;' where fid = &quot;; [$Sheet1.B261];&quot;;&quot;)" office:value-type="string" office:string-value="update file_managed set file_managed='Enticement.jpg' where fid = 1588;" calcext:value-type="string">
            <text:p>update file_managed set file_managed='Enticement.jpg' where fid = 1588;</text:p>
          </table:table-cell>
        </table:table-row>
        <table:table-row table:style-name="ro1">
          <table:table-cell table:formula="of:=COM.MICROSOFT.CONCAT(&quot;update file_managed set file_managed='&quot;; [$Sheet1.A262]; &quot;' where fid = &quot;; [$Sheet1.B262];&quot;;&quot;)" office:value-type="string" office:string-value="update file_managed set file_managed='Ethnic Inequalities conference.jpg' where fid = 1600;" calcext:value-type="string">
            <text:p>update file_managed set file_managed='Ethnic Inequalities conference.jpg' where fid = 1600;</text:p>
          </table:table-cell>
        </table:table-row>
        <table:table-row table:style-name="ro1">
          <table:table-cell table:formula="of:=COM.MICROSOFT.CONCAT(&quot;update file_managed set file_managed='&quot;; [$Sheet1.A263]; &quot;' where fid = &quot;; [$Sheet1.B263];&quot;;&quot;)" office:value-type="string" office:string-value="update file_managed set file_managed='Commonwealth Scholarships Logo.png' where fid = 1601;" calcext:value-type="string">
            <text:p>update file_managed set file_managed='Commonwealth Scholarships Logo.png' where fid = 1601;</text:p>
          </table:table-cell>
        </table:table-row>
        <table:table-row table:style-name="ro1">
          <table:table-cell table:formula="of:=COM.MICROSOFT.CONCAT(&quot;update file_managed set file_managed='&quot;; [$Sheet1.A264]; &quot;' where fid = &quot;; [$Sheet1.B264];&quot;;&quot;)" office:value-type="string" office:string-value="update file_managed set file_managed='Rebecca Birks - web.jpg' where fid = 1602;" calcext:value-type="string">
            <text:p>update file_managed set file_managed='Rebecca Birks - web.jpg' where fid = 1602;</text:p>
          </table:table-cell>
        </table:table-row>
        <table:table-row table:style-name="ro1">
          <table:table-cell table:formula="of:=COM.MICROSOFT.CONCAT(&quot;update file_managed set file_managed='&quot;; [$Sheet1.A265]; &quot;' where fid = &quot;; [$Sheet1.B265];&quot;;&quot;)" office:value-type="string" office:string-value="update file_managed set file_managed='Rachel Smillie' where fid = 1603;" calcext:value-type="string">
            <text:p>update file_managed set file_managed='Rachel Smillie' where fid = 1603;</text:p>
          </table:table-cell>
        </table:table-row>
        <table:table-row table:style-name="ro1">
          <table:table-cell table:formula="of:=COM.MICROSOFT.CONCAT(&quot;update file_managed set file_managed='&quot;; [$Sheet1.A266]; &quot;' where fid = &quot;; [$Sheet1.B266];&quot;;&quot;)" office:value-type="string" office:string-value="update file_managed set file_managed='Emma Albery' where fid = 1604;" calcext:value-type="string">
            <text:p>update file_managed set file_managed='Emma Albery' where fid = 1604;</text:p>
          </table:table-cell>
        </table:table-row>
        <table:table-row table:style-name="ro1">
          <table:table-cell table:formula="of:=COM.MICROSOFT.CONCAT(&quot;update file_managed set file_managed='&quot;; [$Sheet1.A267]; &quot;' where fid = &quot;; [$Sheet1.B267];&quot;;&quot;)" office:value-type="string" office:string-value="update file_managed set file_managed='Cumberland Lodge Lo_Res-7.jpg' where fid = 1618;" calcext:value-type="string">
            <text:p>update file_managed set file_managed='Cumberland Lodge Lo_Res-7.jpg' where fid = 1618;</text:p>
          </table:table-cell>
        </table:table-row>
        <table:table-row table:style-name="ro1">
          <table:table-cell table:formula="of:=COM.MICROSOFT.CONCAT(&quot;update file_managed set file_managed='&quot;; [$Sheet1.A268]; &quot;' where fid = &quot;; [$Sheet1.B268];&quot;;&quot;)" office:value-type="string" office:string-value="update file_managed set file_managed='Shami Chakrabarti (Oct 2016).jpg' where fid = 1619;" calcext:value-type="string">
            <text:p>update file_managed set file_managed='Shami Chakrabarti (Oct 2016).jpg' where fid = 1619;</text:p>
          </table:table-cell>
        </table:table-row>
        <table:table-row table:style-name="ro1">
          <table:table-cell table:formula="of:=COM.MICROSOFT.CONCAT(&quot;update file_managed set file_managed='&quot;; [$Sheet1.A269]; &quot;' where fid = &quot;; [$Sheet1.B269];&quot;;&quot;)" office:value-type="string" office:string-value="update file_managed set file_managed='Sara Thornton.jpg' where fid = 1621;" calcext:value-type="string">
            <text:p>update file_managed set file_managed='Sara Thornton.jpg' where fid = 1621;</text:p>
          </table:table-cell>
        </table:table-row>
        <table:table-row table:style-name="ro1">
          <table:table-cell table:formula="of:=COM.MICROSOFT.CONCAT(&quot;update file_managed set file_managed='&quot;; [$Sheet1.A270]; &quot;' where fid = &quot;; [$Sheet1.B270];&quot;;&quot;)" office:value-type="string" office:string-value="update file_managed set file_managed='ed newell preferred 12.07.16_0.jpg' where fid = 1645;" calcext:value-type="string">
            <text:p>update file_managed set file_managed='ed newell preferred 12.07.16_0.jpg' where fid = 1645;</text:p>
          </table:table-cell>
        </table:table-row>
        <table:table-row table:style-name="ro1">
          <table:table-cell table:formula="of:=COM.MICROSOFT.CONCAT(&quot;update file_managed set file_managed='&quot;; [$Sheet1.A271]; &quot;' where fid = &quot;; [$Sheet1.B271];&quot;;&quot;)" office:value-type="string" office:string-value="update file_managed set file_managed='Population and Ethics Final Logo_1.jpg' where fid = 1656;" calcext:value-type="string">
            <text:p>update file_managed set file_managed='Population and Ethics Final Logo_1.jpg' where fid = 1656;</text:p>
          </table:table-cell>
        </table:table-row>
        <table:table-row table:style-name="ro1">
          <table:table-cell table:formula="of:=COM.MICROSOFT.CONCAT(&quot;update file_managed set file_managed='&quot;; [$Sheet1.A272]; &quot;' where fid = &quot;; [$Sheet1.B272];&quot;;&quot;)" office:value-type="string" office:string-value="update file_managed set file_managed='Amy Buller Scan - Small.jpg' where fid = 1667;" calcext:value-type="string">
            <text:p>update file_managed set file_managed='Amy Buller Scan - Small.jpg' where fid = 1667;</text:p>
          </table:table-cell>
        </table:table-row>
        <table:table-row table:style-name="ro1">
          <table:table-cell table:formula="of:=COM.MICROSOFT.CONCAT(&quot;update file_managed set file_managed='&quot;; [$Sheet1.A273]; &quot;' where fid = &quot;; [$Sheet1.B273];&quot;;&quot;)" office:value-type="string" office:string-value="update file_managed set file_managed='The God Slot speakers Nov 16.JPG' where fid = 1668;" calcext:value-type="string">
            <text:p>update file_managed set file_managed='The God Slot speakers Nov 16.JPG' where fid = 1668;</text:p>
          </table:table-cell>
        </table:table-row>
        <table:table-row table:style-name="ro1">
          <table:table-cell table:formula="of:=COM.MICROSOFT.CONCAT(&quot;update file_managed set file_managed='&quot;; [$Sheet1.A274]; &quot;' where fid = &quot;; [$Sheet1.B274];&quot;;&quot;)" office:value-type="string" office:string-value="update file_managed set file_managed='g' where fid = 1669;" calcext:value-type="string">
            <text:p>update file_managed set file_managed='g' where fid = 1669;</text:p>
          </table:table-cell>
        </table:table-row>
        <table:table-row table:style-name="ro1">
          <table:table-cell table:formula="of:=COM.MICROSOFT.CONCAT(&quot;update file_managed set file_managed='&quot;; [$Sheet1.A275]; &quot;' where fid = &quot;; [$Sheet1.B275];&quot;;&quot;)" office:value-type="string" office:string-value="update file_managed set file_managed='Christmas card low res.jpg' where fid = 1670;" calcext:value-type="string">
            <text:p>update file_managed set file_managed='Christmas card low res.jpg' where fid = 1670;</text:p>
          </table:table-cell>
        </table:table-row>
        <table:table-row table:style-name="ro1">
          <table:table-cell table:formula="of:=COM.MICROSOFT.CONCAT(&quot;update file_managed set file_managed='&quot;; [$Sheet1.A276]; &quot;' where fid = &quot;; [$Sheet1.B276];&quot;;&quot;)" office:value-type="string" office:string-value="update file_managed set file_managed='Thought for the Day.jpg' where fid = 1672;" calcext:value-type="string">
            <text:p>update file_managed set file_managed='Thought for the Day.jpg' where fid = 1672;</text:p>
          </table:table-cell>
        </table:table-row>
        <table:table-row table:style-name="ro1">
          <table:table-cell table:formula="of:=COM.MICROSOFT.CONCAT(&quot;update file_managed set file_managed='&quot;; [$Sheet1.A277]; &quot;' where fid = &quot;; [$Sheet1.B277];&quot;;&quot;)" office:value-type="string" office:string-value="update file_managed set file_managed='IMGP0201.jpg' where fid = 1673;" calcext:value-type="string">
            <text:p>update file_managed set file_managed='IMGP0201.jpg' where fid = 1673;</text:p>
          </table:table-cell>
        </table:table-row>
        <table:table-row table:style-name="ro1">
          <table:table-cell table:formula="of:=COM.MICROSOFT.CONCAT(&quot;update file_managed set file_managed='&quot;; [$Sheet1.A278]; &quot;' where fid = &quot;; [$Sheet1.B278];&quot;;&quot;)" office:value-type="string" office:string-value="update file_managed set file_managed='Kat Eghdamian - Research Associate.JPG' where fid = 1680;" calcext:value-type="string">
            <text:p>update file_managed set file_managed='Kat Eghdamian - Research Associate.JPG' where fid = 1680;</text:p>
          </table:table-cell>
        </table:table-row>
        <table:table-row table:style-name="ro1">
          <table:table-cell table:formula="of:=COM.MICROSOFT.CONCAT(&quot;update file_managed set file_managed='&quot;; [$Sheet1.A279]; &quot;' where fid = &quot;; [$Sheet1.B279];&quot;;&quot;)" office:value-type="string" office:string-value="update file_managed set file_managed='4star Self Catering VisitEngland small 72dpi.jpg' where fid = 1689;" calcext:value-type="string">
            <text:p>update file_managed set file_managed='4star Self Catering VisitEngland small 72dpi.jpg' where fid = 1689;</text:p>
          </table:table-cell>
        </table:table-row>
        <table:table-row table:style-name="ro1">
          <table:table-cell table:formula="of:=COM.MICROSOFT.CONCAT(&quot;update file_managed set file_managed='&quot;; [$Sheet1.A280]; &quot;' where fid = &quot;; [$Sheet1.B280];&quot;;&quot;)" office:value-type="string" office:string-value="update file_managed set file_managed='Discourses of Empire &amp; Commonwealth book cover.jpg' where fid = 1691;" calcext:value-type="string">
            <text:p>update file_managed set file_managed='Discourses of Empire &amp; Commonwealth book cover.jpg' where fid = 1691;</text:p>
          </table:table-cell>
        </table:table-row>
        <table:table-row table:style-name="ro1">
          <table:table-cell table:formula="of:=COM.MICROSOFT.CONCAT(&quot;update file_managed set file_managed='&quot;; [$Sheet1.A281]; &quot;' where fid = &quot;; [$Sheet1.B281];&quot;;&quot;)" office:value-type="string" office:string-value="update file_managed set file_managed='Ethnic Inequalities Conference Logo Small File Size_0.jpg' where fid = 1694;" calcext:value-type="string">
            <text:p>update file_managed set file_managed='Ethnic Inequalities Conference Logo Small File Size_0.jpg' where fid = 1694;</text:p>
          </table:table-cell>
        </table:table-row>
        <table:table-row table:style-name="ro1">
          <table:table-cell table:formula="of:=COM.MICROSOFT.CONCAT(&quot;update file_managed set file_managed='&quot;; [$Sheet1.A282]; &quot;' where fid = &quot;; [$Sheet1.B282];&quot;;&quot;)" office:value-type="string" office:string-value="update file_managed set file_managed='Life Beyond the PhD Image.jpg' where fid = 1695;" calcext:value-type="string">
            <text:p>update file_managed set file_managed='Life Beyond the PhD Image.jpg' where fid = 1695;</text:p>
          </table:table-cell>
        </table:table-row>
        <table:table-row table:style-name="ro1">
          <table:table-cell table:formula="of:=COM.MICROSOFT.CONCAT(&quot;update file_managed set file_managed='&quot;; [$Sheet1.A283]; &quot;' where fid = &quot;; [$Sheet1.B283];&quot;;&quot;)" office:value-type="string" office:string-value="update file_managed set file_managed='Population ethics - 2nd image.jpg' where fid = 1696;" calcext:value-type="string">
            <text:p>update file_managed set file_managed='Population ethics - 2nd image.jpg' where fid = 1696;</text:p>
          </table:table-cell>
        </table:table-row>
        <table:table-row table:style-name="ro1">
          <table:table-cell table:formula="of:=COM.MICROSOFT.CONCAT(&quot;update file_managed set file_managed='&quot;; [$Sheet1.A284]; &quot;' where fid = &quot;; [$Sheet1.B284];&quot;;&quot;)" office:value-type="string" office:string-value="update file_managed set file_managed='Ethnic inequality - 2nd image.jpg' where fid = 1697;" calcext:value-type="string">
            <text:p>update file_managed set file_managed='Ethnic inequality - 2nd image.jpg' where fid = 1697;</text:p>
          </table:table-cell>
        </table:table-row>
        <table:table-row table:style-name="ro1">
          <table:table-cell table:formula="of:=COM.MICROSOFT.CONCAT(&quot;update file_managed set file_managed='&quot;; [$Sheet1.A285]; &quot;' where fid = &quot;; [$Sheet1.B285];&quot;;&quot;)" office:value-type="string" office:string-value="update file_managed set file_managed='Ethnic inequality - 3rd image.jpg' where fid = 1698;" calcext:value-type="string">
            <text:p>update file_managed set file_managed='Ethnic inequality - 3rd image.jpg' where fid = 1698;</text:p>
          </table:table-cell>
        </table:table-row>
        <table:table-row table:style-name="ro1">
          <table:table-cell table:formula="of:=COM.MICROSOFT.CONCAT(&quot;update file_managed set file_managed='&quot;; [$Sheet1.A286]; &quot;' where fid = &quot;; [$Sheet1.B286];&quot;;&quot;)" office:value-type="string" office:string-value="update file_managed set file_managed='cl-friends-pos-cmyk small 72dpi.jpg' where fid = 1700;" calcext:value-type="string">
            <text:p>update file_managed set file_managed='cl-friends-pos-cmyk small 72dpi.jpg' where fid = 1700;</text:p>
          </table:table-cell>
        </table:table-row>
        <table:table-row table:style-name="ro1">
          <table:table-cell table:formula="of:=COM.MICROSOFT.CONCAT(&quot;update file_managed set file_managed='&quot;; [$Sheet1.A287]; &quot;' where fid = &quot;; [$Sheet1.B287];&quot;;&quot;)" office:value-type="string" office:string-value="update file_managed set file_managed='Nicola Sharp-Jeffs - Research Associate.jpg' where fid = 1701;" calcext:value-type="string">
            <text:p>update file_managed set file_managed='Nicola Sharp-Jeffs - Research Associate.jpg' where fid = 1701;</text:p>
          </table:table-cell>
        </table:table-row>
        <table:table-row table:style-name="ro1">
          <table:table-cell table:formula="of:=COM.MICROSOFT.CONCAT(&quot;update file_managed set file_managed='&quot;; [$Sheet1.A288]; &quot;' where fid = &quot;; [$Sheet1.B288];&quot;;&quot;)" office:value-type="string" office:string-value="update file_managed set file_managed='Violence Against Women Conference Logo Large_0.jpg' where fid = 1702;" calcext:value-type="string">
            <text:p>update file_managed set file_managed='Violence Against Women Conference Logo Large_0.jpg' where fid = 1702;</text:p>
          </table:table-cell>
        </table:table-row>
        <table:table-row table:style-name="ro1">
          <table:table-cell table:formula="of:=COM.MICROSOFT.CONCAT(&quot;update file_managed set file_managed='&quot;; [$Sheet1.A289]; &quot;' where fid = &quot;; [$Sheet1.B289];&quot;;&quot;)" office:value-type="string" office:string-value="update file_managed set file_managed='CL 70th anniversary full colour jpeg logo - low res.jpeg' where fid = 1705;" calcext:value-type="string">
            <text:p>update file_managed set file_managed='CL 70th anniversary full colour jpeg logo - low res.jpeg' where fid = 1705;</text:p>
          </table:table-cell>
        </table:table-row>
        <table:table-row table:style-name="ro1">
          <table:table-cell table:formula="of:=COM.MICROSOFT.CONCAT(&quot;update file_managed set file_managed='&quot;; [$Sheet1.A290]; &quot;' where fid = &quot;; [$Sheet1.B290];&quot;;&quot;)" office:value-type="string" office:string-value="update file_managed set file_managed='CL 70th anniversary logo on light artichoke background 2 rectangular.png' where fid = 1716;" calcext:value-type="string">
            <text:p>update file_managed set file_managed='CL 70th anniversary logo on light artichoke background 2 rectangular.png' where fid = 1716;</text:p>
          </table:table-cell>
        </table:table-row>
        <table:table-row table:style-name="ro1">
          <table:table-cell table:formula="of:=COM.MICROSOFT.CONCAT(&quot;update file_managed set file_managed='&quot;; [$Sheet1.A291]; &quot;' where fid = &quot;; [$Sheet1.B291];&quot;;&quot;)" office:value-type="string" office:string-value="update file_managed set file_managed='CL 70th anniversary logo on light artichoke background 2 rectangular_0.png' where fid = 1717;" calcext:value-type="string">
            <text:p>update file_managed set file_managed='CL 70th anniversary logo on light artichoke background 2 rectangular_0.png' where fid = 1717;</text:p>
          </table:table-cell>
        </table:table-row>
        <table:table-row table:style-name="ro1">
          <table:table-cell table:formula="of:=COM.MICROSOFT.CONCAT(&quot;update file_managed set file_managed='&quot;; [$Sheet1.A292]; &quot;' where fid = &quot;; [$Sheet1.B292];&quot;;&quot;)" office:value-type="string" office:string-value="update file_managed set file_managed='CL 70th anniversary logo on light artichoke background 2 rectangular 2.png' where fid = 1718;" calcext:value-type="string">
            <text:p>update file_managed set file_managed='CL 70th anniversary logo on light artichoke background 2 rectangular 2.png' where fid = 1718;</text:p>
          </table:table-cell>
        </table:table-row>
        <table:table-row table:style-name="ro1">
          <table:table-cell table:formula="of:=COM.MICROSOFT.CONCAT(&quot;update file_managed set file_managed='&quot;; [$Sheet1.A293]; &quot;' where fid = &quot;; [$Sheet1.B293];&quot;;&quot;)" office:value-type="string" office:string-value="update file_managed set file_managed='0Grant.jpg' where fid = 1719;" calcext:value-type="string">
            <text:p>update file_managed set file_managed='0Grant.jpg' where fid = 1719;</text:p>
          </table:table-cell>
        </table:table-row>
        <table:table-row table:style-name="ro1">
          <table:table-cell table:formula="of:=COM.MICROSOFT.CONCAT(&quot;update file_managed set file_managed='&quot;; [$Sheet1.A294]; &quot;' where fid = &quot;; [$Sheet1.B294];&quot;;&quot;)" office:value-type="string" office:string-value="update file_managed set file_managed='Flowers small 72dpi.jpg' where fid = 1723;" calcext:value-type="string">
            <text:p>update file_managed set file_managed='Flowers small 72dpi.jpg' where fid = 1723;</text:p>
          </table:table-cell>
        </table:table-row>
        <table:table-row table:style-name="ro1">
          <table:table-cell table:formula="of:=COM.MICROSOFT.CONCAT(&quot;update file_managed set file_managed='&quot;; [$Sheet1.A295]; &quot;' where fid = &quot;; [$Sheet1.B295];&quot;;&quot;)" office:value-type="string" office:string-value="update file_managed set file_managed='Amy Buller cropped.jpg' where fid = 1724;" calcext:value-type="string">
            <text:p>update file_managed set file_managed='Amy Buller cropped.jpg' where fid = 1724;</text:p>
          </table:table-cell>
        </table:table-row>
        <table:table-row table:style-name="ro1">
          <table:table-cell table:formula="of:=COM.MICROSOFT.CONCAT(&quot;update file_managed set file_managed='&quot;; [$Sheet1.A296]; &quot;' where fid = &quot;; [$Sheet1.B296];&quot;;&quot;)" office:value-type="string" office:string-value="update file_managed set file_managed='SCAN0898_001 crop.jpg' where fid = 1725;" calcext:value-type="string">
            <text:p>update file_managed set file_managed='SCAN0898_001 crop.jpg' where fid = 1725;</text:p>
          </table:table-cell>
        </table:table-row>
        <table:table-row table:style-name="ro1">
          <table:table-cell table:formula="of:=COM.MICROSOFT.CONCAT(&quot;update file_managed set file_managed='&quot;; [$Sheet1.A297]; &quot;' where fid = &quot;; [$Sheet1.B297];&quot;;&quot;)" office:value-type="string" office:string-value="update file_managed set file_managed='INDI.jpg' where fid = 1730;" calcext:value-type="string">
            <text:p>update file_managed set file_managed='INDI.jpg' where fid = 1730;</text:p>
          </table:table-cell>
        </table:table-row>
        <table:table-row table:style-name="ro1">
          <table:table-cell table:formula="of:=COM.MICROSOFT.CONCAT(&quot;update file_managed set file_managed='&quot;; [$Sheet1.A298]; &quot;' where fid = &quot;; [$Sheet1.B298];&quot;;&quot;)" office:value-type="string" office:string-value="update file_managed set file_managed='Mahrukh Bashir 1.jpg' where fid = 1732;" calcext:value-type="string">
            <text:p>update file_managed set file_managed='Mahrukh Bashir 1.jpg' where fid = 1732;</text:p>
          </table:table-cell>
        </table:table-row>
        <table:table-row table:style-name="ro1">
          <table:table-cell table:formula="of:=COM.MICROSOFT.CONCAT(&quot;update file_managed set file_managed='&quot;; [$Sheet1.A299]; &quot;' where fid = &quot;; [$Sheet1.B299];&quot;;&quot;)" office:value-type="string" office:string-value="update file_managed set file_managed='Lucy Temple - JUBILEE.jpg' where fid = 1737;" calcext:value-type="string">
            <text:p>update file_managed set file_managed='Lucy Temple - JUBILEE.jpg' where fid = 1737;</text:p>
          </table:table-cell>
        </table:table-row>
        <table:table-row table:style-name="ro1">
          <table:table-cell table:formula="of:=COM.MICROSOFT.CONCAT(&quot;update file_managed set file_managed='&quot;; [$Sheet1.A300]; &quot;' where fid = &quot;; [$Sheet1.B300];&quot;;&quot;)" office:value-type="string" office:string-value="update file_managed set file_managed='Lucy Temple - INDI.jpg' where fid = 1739;" calcext:value-type="string">
            <text:p>update file_managed set file_managed='Lucy Temple - INDI.jpg' where fid = 1739;</text:p>
          </table:table-cell>
        </table:table-row>
        <table:table-row table:style-name="ro1">
          <table:table-cell table:formula="of:=COM.MICROSOFT.CONCAT(&quot;update file_managed set file_managed='&quot;; [$Sheet1.A301]; &quot;' where fid = &quot;; [$Sheet1.B301];&quot;;&quot;)" office:value-type="string" office:string-value="update file_managed set file_managed='The Cross-Cultural Legacy with chapter by Alastair Niven - Dec 16_0.jpg' where fid = 1748;" calcext:value-type="string">
            <text:p>update file_managed set file_managed='The Cross-Cultural Legacy with chapter by Alastair Niven - Dec 16_0.jpg' where fid = 1748;</text:p>
          </table:table-cell>
        </table:table-row>
        <table:table-row table:style-name="ro1">
          <table:table-cell table:formula="of:=COM.MICROSOFT.CONCAT(&quot;update file_managed set file_managed='&quot;; [$Sheet1.A302]; &quot;' where fid = &quot;; [$Sheet1.B302];&quot;;&quot;)" office:value-type="string" office:string-value="update file_managed set file_managed='PC080179.jpg' where fid = 1749;" calcext:value-type="string">
            <text:p>update file_managed set file_managed='PC080179.jpg' where fid = 1749;</text:p>
          </table:table-cell>
        </table:table-row>
        <table:table-row table:style-name="ro1">
          <table:table-cell table:formula="of:=COM.MICROSOFT.CONCAT(&quot;update file_managed set file_managed='&quot;; [$Sheet1.A303]; &quot;' where fid = &quot;; [$Sheet1.B303];&quot;;&quot;)" office:value-type="string" office:string-value="update file_managed set file_managed='PC080244.jpg' where fid = 1750;" calcext:value-type="string">
            <text:p>update file_managed set file_managed='PC080244.jpg' where fid = 1750;</text:p>
          </table:table-cell>
        </table:table-row>
        <table:table-row table:style-name="ro1">
          <table:table-cell table:formula="of:=COM.MICROSOFT.CONCAT(&quot;update file_managed set file_managed='&quot;; [$Sheet1.A304]; &quot;' where fid = &quot;; [$Sheet1.B304];&quot;;&quot;)" office:value-type="string" office:string-value="update file_managed set file_managed='PC080235.jpg' where fid = 1751;" calcext:value-type="string">
            <text:p>update file_managed set file_managed='PC080235.jpg' where fid = 1751;</text:p>
          </table:table-cell>
        </table:table-row>
        <table:table-row table:style-name="ro1">
          <table:table-cell table:formula="of:=COM.MICROSOFT.CONCAT(&quot;update file_managed set file_managed='&quot;; [$Sheet1.A305]; &quot;' where fid = &quot;; [$Sheet1.B305];&quot;;&quot;)" office:value-type="string" office:string-value="update file_managed set file_managed='PC080233.jpg' where fid = 1752;" calcext:value-type="string">
            <text:p>update file_managed set file_managed='PC080233.jpg' where fid = 1752;</text:p>
          </table:table-cell>
        </table:table-row>
        <table:table-row table:style-name="ro1">
          <table:table-cell table:formula="of:=COM.MICROSOFT.CONCAT(&quot;update file_managed set file_managed='&quot;; [$Sheet1.A306]; &quot;' where fid = &quot;; [$Sheet1.B306];&quot;;&quot;)" office:value-type="string" office:string-value="update file_managed set file_managed='PC080235_0.jpg' where fid = 1753;" calcext:value-type="string">
            <text:p>update file_managed set file_managed='PC080235_0.jpg' where fid = 1753;</text:p>
          </table:table-cell>
        </table:table-row>
        <table:table-row table:style-name="ro1">
          <table:table-cell table:formula="of:=COM.MICROSOFT.CONCAT(&quot;update file_managed set file_managed='&quot;; [$Sheet1.A307]; &quot;' where fid = &quot;; [$Sheet1.B307];&quot;;&quot;)" office:value-type="string" office:string-value="update file_managed set file_managed='PC080210.jpg' where fid = 1754;" calcext:value-type="string">
            <text:p>update file_managed set file_managed='PC080210.jpg' where fid = 1754;</text:p>
          </table:table-cell>
        </table:table-row>
        <table:table-row table:style-name="ro1">
          <table:table-cell table:formula="of:=COM.MICROSOFT.CONCAT(&quot;update file_managed set file_managed='&quot;; [$Sheet1.A308]; &quot;' where fid = &quot;; [$Sheet1.B308];&quot;;&quot;)" office:value-type="string" office:string-value="update file_managed set file_managed='PC080192.jpg' where fid = 1755;" calcext:value-type="string">
            <text:p>update file_managed set file_managed='PC080192.jpg' where fid = 1755;</text:p>
          </table:table-cell>
        </table:table-row>
        <table:table-row table:style-name="ro1">
          <table:table-cell table:formula="of:=COM.MICROSOFT.CONCAT(&quot;update file_managed set file_managed='&quot;; [$Sheet1.A309]; &quot;' where fid = &quot;; [$Sheet1.B309];&quot;;&quot;)" office:value-type="string" office:string-value="update file_managed set file_managed='PC080230.jpg' where fid = 1756;" calcext:value-type="string">
            <text:p>update file_managed set file_managed='PC080230.jpg' where fid = 1756;</text:p>
          </table:table-cell>
        </table:table-row>
        <table:table-row table:style-name="ro1">
          <table:table-cell table:formula="of:=COM.MICROSOFT.CONCAT(&quot;update file_managed set file_managed='&quot;; [$Sheet1.A310]; &quot;' where fid = &quot;; [$Sheet1.B310];&quot;;&quot;)" office:value-type="string" office:string-value="update file_managed set file_managed='PC080202.jpg' where fid = 1757;" calcext:value-type="string">
            <text:p>update file_managed set file_managed='PC080202.jpg' where fid = 1757;</text:p>
          </table:table-cell>
        </table:table-row>
        <table:table-row table:style-name="ro1">
          <table:table-cell table:formula="of:=COM.MICROSOFT.CONCAT(&quot;update file_managed set file_managed='&quot;; [$Sheet1.A311]; &quot;' where fid = &quot;; [$Sheet1.B311];&quot;;&quot;)" office:value-type="string" office:string-value="update file_managed set file_managed='PC080217.jpg' where fid = 1758;" calcext:value-type="string">
            <text:p>update file_managed set file_managed='PC080217.jpg' where fid = 1758;</text:p>
          </table:table-cell>
        </table:table-row>
        <table:table-row table:style-name="ro1">
          <table:table-cell table:formula="of:=COM.MICROSOFT.CONCAT(&quot;update file_managed set file_managed='&quot;; [$Sheet1.A312]; &quot;' where fid = &quot;; [$Sheet1.B312];&quot;;&quot;)" office:value-type="string" office:string-value="update file_managed set file_managed='PC080197.jpg' where fid = 1759;" calcext:value-type="string">
            <text:p>update file_managed set file_managed='PC080197.jpg' where fid = 1759;</text:p>
          </table:table-cell>
        </table:table-row>
        <table:table-row table:style-name="ro1">
          <table:table-cell table:formula="of:=COM.MICROSOFT.CONCAT(&quot;update file_managed set file_managed='&quot;; [$Sheet1.A313]; &quot;' where fid = &quot;; [$Sheet1.B313];&quot;;&quot;)" office:value-type="string" office:string-value="update file_managed set file_managed='PB300158 edit.jpg' where fid = 1760;" calcext:value-type="string">
            <text:p>update file_managed set file_managed='PB300158 edit.jpg' where fid = 1760;</text:p>
          </table:table-cell>
        </table:table-row>
        <table:table-row table:style-name="ro1">
          <table:table-cell table:formula="of:=COM.MICROSOFT.CONCAT(&quot;update file_managed set file_managed='&quot;; [$Sheet1.A314]; &quot;' where fid = &quot;; [$Sheet1.B314];&quot;;&quot;)" office:value-type="string" office:string-value="update file_managed set file_managed='PB290087.jpg' where fid = 1762;" calcext:value-type="string">
            <text:p>update file_managed set file_managed='PB290087.jpg' where fid = 1762;</text:p>
          </table:table-cell>
        </table:table-row>
        <table:table-row table:style-name="ro1">
          <table:table-cell table:formula="of:=COM.MICROSOFT.CONCAT(&quot;update file_managed set file_managed='&quot;; [$Sheet1.A315]; &quot;' where fid = &quot;; [$Sheet1.B315];&quot;;&quot;)" office:value-type="string" office:string-value="update file_managed set file_managed='PB300139 edit.jpg' where fid = 1765;" calcext:value-type="string">
            <text:p>update file_managed set file_managed='PB300139 edit.jpg' where fid = 1765;</text:p>
          </table:table-cell>
        </table:table-row>
        <table:table-row table:style-name="ro1">
          <table:table-cell table:formula="of:=COM.MICROSOFT.CONCAT(&quot;update file_managed set file_managed='&quot;; [$Sheet1.A316]; &quot;' where fid = &quot;; [$Sheet1.B316];&quot;;&quot;)" office:value-type="string" office:string-value="update file_managed set file_managed='PB300153 edit.jpg' where fid = 1766;" calcext:value-type="string">
            <text:p>update file_managed set file_managed='PB300153 edit.jpg' where fid = 1766;</text:p>
          </table:table-cell>
        </table:table-row>
        <table:table-row table:style-name="ro1">
          <table:table-cell table:formula="of:=COM.MICROSOFT.CONCAT(&quot;update file_managed set file_managed='&quot;; [$Sheet1.A317]; &quot;' where fid = &quot;; [$Sheet1.B317];&quot;;&quot;)" office:value-type="string" office:string-value="update file_managed set file_managed='PB300142 edit.jpg' where fid = 1767;" calcext:value-type="string">
            <text:p>update file_managed set file_managed='PB300142 edit.jpg' where fid = 1767;</text:p>
          </table:table-cell>
        </table:table-row>
        <table:table-row table:style-name="ro1">
          <table:table-cell table:formula="of:=COM.MICROSOFT.CONCAT(&quot;update file_managed set file_managed='&quot;; [$Sheet1.A318]; &quot;' where fid = &quot;; [$Sheet1.B318];&quot;;&quot;)" office:value-type="string" office:string-value="update file_managed set file_managed='PB300133 edit.jpg' where fid = 1768;" calcext:value-type="string">
            <text:p>update file_managed set file_managed='PB300133 edit.jpg' where fid = 1768;</text:p>
          </table:table-cell>
        </table:table-row>
        <table:table-row table:style-name="ro1">
          <table:table-cell table:formula="of:=COM.MICROSOFT.CONCAT(&quot;update file_managed set file_managed='&quot;; [$Sheet1.A319]; &quot;' where fid = &quot;; [$Sheet1.B319];&quot;;&quot;)" office:value-type="string" office:string-value="update file_managed set file_managed='PB300116 edit 2.jpg' where fid = 1770;" calcext:value-type="string">
            <text:p>update file_managed set file_managed='PB300116 edit 2.jpg' where fid = 1770;</text:p>
          </table:table-cell>
        </table:table-row>
        <table:table-row table:style-name="ro1">
          <table:table-cell table:formula="of:=COM.MICROSOFT.CONCAT(&quot;update file_managed set file_managed='&quot;; [$Sheet1.A320]; &quot;' where fid = &quot;; [$Sheet1.B320];&quot;;&quot;)" office:value-type="string" office:string-value="update file_managed set file_managed='PB300124 edit 3.jpg' where fid = 1771;" calcext:value-type="string">
            <text:p>update file_managed set file_managed='PB300124 edit 3.jpg' where fid = 1771;</text:p>
          </table:table-cell>
        </table:table-row>
        <table:table-row table:style-name="ro1">
          <table:table-cell table:formula="of:=COM.MICROSOFT.CONCAT(&quot;update file_managed set file_managed='&quot;; [$Sheet1.A321]; &quot;' where fid = &quot;; [$Sheet1.B321];&quot;;&quot;)" office:value-type="string" office:string-value="update file_managed set file_managed='PB300125 edit_0.jpg' where fid = 1772;" calcext:value-type="string">
            <text:p>update file_managed set file_managed='PB300125 edit_0.jpg' where fid = 1772;</text:p>
          </table:table-cell>
        </table:table-row>
        <table:table-row table:style-name="ro1">
          <table:table-cell table:formula="of:=COM.MICROSOFT.CONCAT(&quot;update file_managed set file_managed='&quot;; [$Sheet1.A322]; &quot;' where fid = &quot;; [$Sheet1.B322];&quot;;&quot;)" office:value-type="string" office:string-value="update file_managed set file_managed='PB300109_0.jpg' where fid = 1773;" calcext:value-type="string">
            <text:p>update file_managed set file_managed='PB300109_0.jpg' where fid = 1773;</text:p>
          </table:table-cell>
        </table:table-row>
        <table:table-row table:style-name="ro1">
          <table:table-cell table:formula="of:=COM.MICROSOFT.CONCAT(&quot;update file_managed set file_managed='&quot;; [$Sheet1.A323]; &quot;' where fid = &quot;; [$Sheet1.B323];&quot;;&quot;)" office:value-type="string" office:string-value="update file_managed set file_managed='Handbook image.jpg' where fid = 1775;" calcext:value-type="string">
            <text:p>update file_managed set file_managed='Handbook image.jpg' where fid = 1775;</text:p>
          </table:table-cell>
        </table:table-row>
        <table:table-row table:style-name="ro1">
          <table:table-cell table:formula="of:=COM.MICROSOFT.CONCAT(&quot;update file_managed set file_managed='&quot;; [$Sheet1.A324]; &quot;' where fid = &quot;; [$Sheet1.B324];&quot;;&quot;)" office:value-type="string" office:string-value="update file_managed set file_managed='cumberland_lodge_conference_day-5.jpg' where fid = 1776;" calcext:value-type="string">
            <text:p>update file_managed set file_managed='cumberland_lodge_conference_day-5.jpg' where fid = 1776;</text:p>
          </table:table-cell>
        </table:table-row>
        <table:table-row table:style-name="ro1">
          <table:table-cell table:formula="of:=COM.MICROSOFT.CONCAT(&quot;update file_managed set file_managed='&quot;; [$Sheet1.A325]; &quot;' where fid = &quot;; [$Sheet1.B325];&quot;;&quot;)" office:value-type="string" office:string-value="update file_managed set file_managed='161217_CLXmas_179.jpg' where fid = 1777;" calcext:value-type="string">
            <text:p>update file_managed set file_managed='161217_CLXmas_179.jpg' where fid = 1777;</text:p>
          </table:table-cell>
        </table:table-row>
        <table:table-row table:style-name="ro1">
          <table:table-cell table:formula="of:=COM.MICROSOFT.CONCAT(&quot;update file_managed set file_managed='&quot;; [$Sheet1.A326]; &quot;' where fid = &quot;; [$Sheet1.B326];&quot;;&quot;)" office:value-type="string" office:string-value="update file_managed set file_managed='P1060515.jpg' where fid = 1778;" calcext:value-type="string">
            <text:p>update file_managed set file_managed='P1060515.jpg' where fid = 1778;</text:p>
          </table:table-cell>
        </table:table-row>
        <table:table-row table:style-name="ro1">
          <table:table-cell table:formula="of:=COM.MICROSOFT.CONCAT(&quot;update file_managed set file_managed='&quot;; [$Sheet1.A327]; &quot;' where fid = &quot;; [$Sheet1.B327];&quot;;&quot;)" office:value-type="string" office:string-value="update file_managed set file_managed='Cumberland_Lodge_Rooms_2_(24_of_74) smaller.jpg' where fid = 1790;" calcext:value-type="string">
            <text:p>update file_managed set file_managed='Cumberland_Lodge_Rooms_2_(24_of_74) smaller.jpg' where fid = 1790;</text:p>
          </table:table-cell>
        </table:table-row>
        <table:table-row table:style-name="ro1">
          <table:table-cell table:formula="of:=COM.MICROSOFT.CONCAT(&quot;update file_managed set file_managed='&quot;; [$Sheet1.A328]; &quot;' where fid = &quot;; [$Sheet1.B328];&quot;;&quot;)" office:value-type="string" office:string-value="update file_managed set file_managed='Rowan Williams 72dpi.jpg' where fid = 1792;" calcext:value-type="string">
            <text:p>update file_managed set file_managed='Rowan Williams 72dpi.jpg' where fid = 1792;</text:p>
          </table:table-cell>
        </table:table-row>
        <table:table-row table:style-name="ro1">
          <table:table-cell table:formula="of:=COM.MICROSOFT.CONCAT(&quot;update file_managed set file_managed='&quot;; [$Sheet1.A329]; &quot;' where fid = &quot;; [$Sheet1.B329];&quot;;&quot;)" office:value-type="string" office:string-value="update file_managed set file_managed='161216_CLXmas__0022.jpg' where fid = 1796;" calcext:value-type="string">
            <text:p>update file_managed set file_managed='161216_CLXmas__0022.jpg' where fid = 1796;</text:p>
          </table:table-cell>
        </table:table-row>
        <table:table-row table:style-name="ro1">
          <table:table-cell table:formula="of:=COM.MICROSOFT.CONCAT(&quot;update file_managed set file_managed='&quot;; [$Sheet1.A330]; &quot;' where fid = &quot;; [$Sheet1.B330];&quot;;&quot;)" office:value-type="string" office:string-value="update file_managed set file_managed='161217_CLXmas_347.jpg' where fid = 1797;" calcext:value-type="string">
            <text:p>update file_managed set file_managed='161217_CLXmas_347.jpg' where fid = 1797;</text:p>
          </table:table-cell>
        </table:table-row>
        <table:table-row table:style-name="ro1">
          <table:table-cell table:formula="of:=COM.MICROSOFT.CONCAT(&quot;update file_managed set file_managed='&quot;; [$Sheet1.A331]; &quot;' where fid = &quot;; [$Sheet1.B331];&quot;;&quot;)" office:value-type="string" office:string-value="update file_managed set file_managed='161217_CLXmas_215.jpg' where fid = 1798;" calcext:value-type="string">
            <text:p>update file_managed set file_managed='161217_CLXmas_215.jpg' where fid = 1798;</text:p>
          </table:table-cell>
        </table:table-row>
        <table:table-row table:style-name="ro1">
          <table:table-cell table:formula="of:=COM.MICROSOFT.CONCAT(&quot;update file_managed set file_managed='&quot;; [$Sheet1.A332]; &quot;' where fid = &quot;; [$Sheet1.B332];&quot;;&quot;)" office:value-type="string" office:string-value="update file_managed set file_managed='Mahrukh Bashir art (square 96dpi).jpg' where fid = 1799;" calcext:value-type="string">
            <text:p>update file_managed set file_managed='Mahrukh Bashir art (square 96dpi).jpg' where fid = 1799;</text:p>
          </table:table-cell>
        </table:table-row>
        <table:table-row table:style-name="ro1">
          <table:table-cell table:formula="of:=COM.MICROSOFT.CONCAT(&quot;update file_managed set file_managed='&quot;; [$Sheet1.A333]; &quot;' where fid = &quot;; [$Sheet1.B333];&quot;;&quot;)" office:value-type="string" office:string-value="update file_managed set file_managed='Eliminating Slavery (square).jpg' where fid = 1800;" calcext:value-type="string">
            <text:p>update file_managed set file_managed='Eliminating Slavery (square).jpg' where fid = 1800;</text:p>
          </table:table-cell>
        </table:table-row>
        <table:table-row table:style-name="ro1">
          <table:table-cell table:formula="of:=COM.MICROSOFT.CONCAT(&quot;update file_managed set file_managed='&quot;; [$Sheet1.A334]; &quot;' where fid = &quot;; [$Sheet1.B334];&quot;;&quot;)" office:value-type="string" office:string-value="update file_managed set file_managed='Martin Parsons (square 72dpi).jpg' where fid = 1801;" calcext:value-type="string">
            <text:p>update file_managed set file_managed='Martin Parsons (square 72dpi).jpg' where fid = 1801;</text:p>
          </table:table-cell>
        </table:table-row>
        <table:table-row table:style-name="ro1">
          <table:table-cell table:formula="of:=COM.MICROSOFT.CONCAT(&quot;update file_managed set file_managed='&quot;; [$Sheet1.A335]; &quot;' where fid = &quot;; [$Sheet1.B335];&quot;;&quot;)" office:value-type="string" office:string-value="update file_managed set file_managed='Rowan Williams 72dpi.jpg' where fid = 1802;" calcext:value-type="string">
            <text:p>update file_managed set file_managed='Rowan Williams 72dpi.jpg' where fid = 1802;</text:p>
          </table:table-cell>
        </table:table-row>
        <table:table-row table:style-name="ro1">
          <table:table-cell table:formula="of:=COM.MICROSOFT.CONCAT(&quot;update file_managed set file_managed='&quot;; [$Sheet1.A336]; &quot;' where fid = &quot;; [$Sheet1.B336];&quot;;&quot;)" office:value-type="string" office:string-value="update file_managed set file_managed='161216_CLXmas__0009.jpg' where fid = 1804;" calcext:value-type="string">
            <text:p>update file_managed set file_managed='161216_CLXmas__0009.jpg' where fid = 1804;</text:p>
          </table:table-cell>
        </table:table-row>
        <table:table-row table:style-name="ro1">
          <table:table-cell table:formula="of:=COM.MICROSOFT.CONCAT(&quot;update file_managed set file_managed='&quot;; [$Sheet1.A337]; &quot;' where fid = &quot;; [$Sheet1.B337];&quot;;&quot;)" office:value-type="string" office:string-value="update file_managed set file_managed='The Mews in summer (72dpi).jpg' where fid = 1806;" calcext:value-type="string">
            <text:p>update file_managed set file_managed='The Mews in summer (72dpi).jpg' where fid = 1806;</text:p>
          </table:table-cell>
        </table:table-row>
        <table:table-row table:style-name="ro1">
          <table:table-cell table:formula="of:=COM.MICROSOFT.CONCAT(&quot;update file_managed set file_managed='&quot;; [$Sheet1.A338]; &quot;' where fid = &quot;; [$Sheet1.B338];&quot;;&quot;)" office:value-type="string" office:string-value="update file_managed set file_managed='Social Inequalities image (square crop 72dpi).jpg' where fid = 1808;" calcext:value-type="string">
            <text:p>update file_managed set file_managed='Social Inequalities image (square crop 72dpi).jpg' where fid = 1808;</text:p>
          </table:table-cell>
        </table:table-row>
        <table:table-row table:style-name="ro1">
          <table:table-cell table:formula="of:=COM.MICROSOFT.CONCAT(&quot;update file_managed set file_managed='&quot;; [$Sheet1.A339]; &quot;' where fid = &quot;; [$Sheet1.B339];&quot;;&quot;)" office:value-type="string" office:string-value="update file_managed set file_managed='DSC_0157 (72dpi).jpg' where fid = 1809;" calcext:value-type="string">
            <text:p>update file_managed set file_managed='DSC_0157 (72dpi).jpg' where fid = 1809;</text:p>
          </table:table-cell>
        </table:table-row>
        <table:table-row table:style-name="ro1">
          <table:table-cell table:formula="of:=COM.MICROSOFT.CONCAT(&quot;update file_managed set file_managed='&quot;; [$Sheet1.A340]; &quot;' where fid = &quot;; [$Sheet1.B340];&quot;;&quot;)" office:value-type="string" office:string-value="update file_managed set file_managed='The Patron\'s Fund.png' where fid = 1811;" calcext:value-type="string">
            <text:p>update file_managed set file_managed='The Patron\'s Fund.png' where fid = 1811;</text:p>
          </table:table-cell>
        </table:table-row>
        <table:table-row table:style-name="ro1">
          <table:table-cell table:formula="of:=COM.MICROSOFT.CONCAT(&quot;update file_managed set file_managed='&quot;; [$Sheet1.A341]; &quot;' where fid = &quot;; [$Sheet1.B341];&quot;;&quot;)" office:value-type="string" office:string-value="update file_managed set file_managed='The Patron\'s Fund square logo.jpg' where fid = 1812;" calcext:value-type="string">
            <text:p>update file_managed set file_managed='The Patron\'s Fund square logo.jpg' where fid = 1812;</text:p>
          </table:table-cell>
        </table:table-row>
        <table:table-row table:style-name="ro1">
          <table:table-cell table:formula="of:=COM.MICROSOFT.CONCAT(&quot;update file_managed set file_managed='&quot;; [$Sheet1.A342]; &quot;' where fid = &quot;; [$Sheet1.B342];&quot;;&quot;)" office:value-type="string" office:string-value="update file_managed set file_managed='Hannah Breeze (2) for web.jpg' where fid = 1813;" calcext:value-type="string">
            <text:p>update file_managed set file_managed='Hannah Breeze (2) for web.jpg' where fid = 1813;</text:p>
          </table:table-cell>
        </table:table-row>
        <table:table-row table:style-name="ro1">
          <table:table-cell table:formula="of:=COM.MICROSOFT.CONCAT(&quot;update file_managed set file_managed='&quot;; [$Sheet1.A343]; &quot;' where fid = &quot;; [$Sheet1.B343];&quot;;&quot;)" office:value-type="string" office:string-value="update file_managed set file_managed='P2030693-2.jpg' where fid = 1817;" calcext:value-type="string">
            <text:p>update file_managed set file_managed='P2030693-2.jpg' where fid = 1817;</text:p>
          </table:table-cell>
        </table:table-row>
        <table:table-row table:style-name="ro1">
          <table:table-cell table:formula="of:=COM.MICROSOFT.CONCAT(&quot;update file_managed set file_managed='&quot;; [$Sheet1.A344]; &quot;' where fid = &quot;; [$Sheet1.B344];&quot;;&quot;)" office:value-type="string" office:string-value="update file_managed set file_managed='P2030698-2.jpg' where fid = 1818;" calcext:value-type="string">
            <text:p>update file_managed set file_managed='P2030698-2.jpg' where fid = 1818;</text:p>
          </table:table-cell>
        </table:table-row>
        <table:table-row table:style-name="ro1">
          <table:table-cell table:formula="of:=COM.MICROSOFT.CONCAT(&quot;update file_managed set file_managed='&quot;; [$Sheet1.A345]; &quot;' where fid = &quot;; [$Sheet1.B345];&quot;;&quot;)" office:value-type="string" office:string-value="update file_managed set file_managed='Amy Buller cropped_0.jpg' where fid = 1820;" calcext:value-type="string">
            <text:p>update file_managed set file_managed='Amy Buller cropped_0.jpg' where fid = 1820;</text:p>
          </table:table-cell>
        </table:table-row>
        <table:table-row table:style-name="ro1">
          <table:table-cell table:formula="of:=COM.MICROSOFT.CONCAT(&quot;update file_managed set file_managed='&quot;; [$Sheet1.A346]; &quot;' where fid = &quot;; [$Sheet1.B346];&quot;;&quot;)" office:value-type="string" office:string-value="update file_managed set file_managed='Darkness Over Germany Original Cover (1943) wide.png' where fid = 1821;" calcext:value-type="string">
            <text:p>update file_managed set file_managed='Darkness Over Germany Original Cover (1943) wide.png' where fid = 1821;</text:p>
          </table:table-cell>
        </table:table-row>
        <table:table-row table:style-name="ro1">
          <table:table-cell table:formula="of:=COM.MICROSOFT.CONCAT(&quot;update file_managed set file_managed='&quot;; [$Sheet1.A347]; &quot;' where fid = &quot;; [$Sheet1.B347];&quot;;&quot;)" office:value-type="string" office:string-value="update file_managed set file_managed='Amy Buller cropped 2.jpg' where fid = 1822;" calcext:value-type="string">
            <text:p>update file_managed set file_managed='Amy Buller cropped 2.jpg' where fid = 1822;</text:p>
          </table:table-cell>
        </table:table-row>
        <table:table-row table:style-name="ro1">
          <table:table-cell table:formula="of:=COM.MICROSOFT.CONCAT(&quot;update file_managed set file_managed='&quot;; [$Sheet1.A348]; &quot;' where fid = &quot;; [$Sheet1.B348];&quot;;&quot;)" office:value-type="string" office:string-value="update file_managed set file_managed='P2090830.jpg' where fid = 1823;" calcext:value-type="string">
            <text:p>update file_managed set file_managed='P2090830.jpg' where fid = 1823;</text:p>
          </table:table-cell>
        </table:table-row>
        <table:table-row table:style-name="ro1">
          <table:table-cell table:formula="of:=COM.MICROSOFT.CONCAT(&quot;update file_managed set file_managed='&quot;; [$Sheet1.A349]; &quot;' where fid = &quot;; [$Sheet1.B349];&quot;;&quot;)" office:value-type="string" office:string-value="update file_managed set file_managed='Freedom of religion (square crop).jpg' where fid = 1826;" calcext:value-type="string">
            <text:p>update file_managed set file_managed='Freedom of religion (square crop).jpg' where fid = 1826;</text:p>
          </table:table-cell>
        </table:table-row>
        <table:table-row table:style-name="ro1">
          <table:table-cell table:formula="of:=COM.MICROSOFT.CONCAT(&quot;update file_managed set file_managed='&quot;; [$Sheet1.A350]; &quot;' where fid = &quot;; [$Sheet1.B350];&quot;;&quot;)" office:value-type="string" office:string-value="update file_managed set file_managed='Fine dining (square).jpg' where fid = 1832;" calcext:value-type="string">
            <text:p>update file_managed set file_managed='Fine dining (square).jpg' where fid = 1832;</text:p>
          </table:table-cell>
        </table:table-row>
        <table:table-row table:style-name="ro1">
          <table:table-cell table:formula="of:=COM.MICROSOFT.CONCAT(&quot;update file_managed set file_managed='&quot;; [$Sheet1.A351]; &quot;' where fid = &quot;; [$Sheet1.B351];&quot;;&quot;)" office:value-type="string" office:string-value="update file_managed set file_managed='St Georges Chapel' where fid = 1834;" calcext:value-type="string">
            <text:p>update file_managed set file_managed='St Georges Chapel' where fid = 1834;</text:p>
          </table:table-cell>
        </table:table-row>
        <table:table-row table:style-name="ro1">
          <table:table-cell table:formula="of:=COM.MICROSOFT.CONCAT(&quot;update file_managed set file_managed='&quot;; [$Sheet1.A352]; &quot;' where fid = &quot;; [$Sheet1.B352];&quot;;&quot;)" office:value-type="string" office:string-value="update file_managed set file_managed='Violence Against Women Conference Logo Large_1.jpg' where fid = 1836;" calcext:value-type="string">
            <text:p>update file_managed set file_managed='Violence Against Women Conference Logo Large_1.jpg' where fid = 1836;</text:p>
          </table:table-cell>
        </table:table-row>
        <table:table-row table:style-name="ro1">
          <table:table-cell table:formula="of:=COM.MICROSOFT.CONCAT(&quot;update file_managed set file_managed='&quot;; [$Sheet1.A353]; &quot;' where fid = &quot;; [$Sheet1.B353];&quot;;&quot;)" office:value-type="string" office:string-value="update file_managed set file_managed='in the jungle new size (square crop for web).jpg' where fid = 1837;" calcext:value-type="string">
            <text:p>update file_managed set file_managed='in the jungle new size (square crop for web).jpg' where fid = 1837;</text:p>
          </table:table-cell>
        </table:table-row>
        <table:table-row table:style-name="ro1">
          <table:table-cell table:formula="of:=COM.MICROSOFT.CONCAT(&quot;update file_managed set file_managed='&quot;; [$Sheet1.A354]; &quot;' where fid = &quot;; [$Sheet1.B354];&quot;;&quot;)" office:value-type="string" office:string-value="update file_managed set file_managed='dancing lady (square crop).jpg' where fid = 1839;" calcext:value-type="string">
            <text:p>update file_managed set file_managed='dancing lady (square crop).jpg' where fid = 1839;</text:p>
          </table:table-cell>
        </table:table-row>
        <table:table-row table:style-name="ro1">
          <table:table-cell table:formula="of:=COM.MICROSOFT.CONCAT(&quot;update file_managed set file_managed='&quot;; [$Sheet1.A355]; &quot;' where fid = &quot;; [$Sheet1.B355];&quot;;&quot;)" office:value-type="string" office:string-value="update file_managed set file_managed='Buckley 06_After The Monsoon_27x20cm (square crop).jpg' where fid = 1841;" calcext:value-type="string">
            <text:p>update file_managed set file_managed='Buckley 06_After The Monsoon_27x20cm (square crop).jpg' where fid = 1841;</text:p>
          </table:table-cell>
        </table:table-row>
        <table:table-row table:style-name="ro1">
          <table:table-cell table:formula="of:=COM.MICROSOFT.CONCAT(&quot;update file_managed set file_managed='&quot;; [$Sheet1.A356]; &quot;' where fid = &quot;; [$Sheet1.B356];&quot;;&quot;)" office:value-type="string" office:string-value="update file_managed set file_managed='Monsoon Leaves_by Samantha Buckley_water based pigments on Wasli paper_30x24cm (square crop).jpg' where fid = 1842;" calcext:value-type="string">
            <text:p>update file_managed set file_managed='Monsoon Leaves_by Samantha Buckley_water based pigments on Wasli paper_30x24cm (square crop).jpg' where fid = 1842;</text:p>
          </table:table-cell>
        </table:table-row>
        <table:table-row table:style-name="ro1">
          <table:table-cell table:formula="of:=COM.MICROSOFT.CONCAT(&quot;update file_managed set file_managed='&quot;; [$Sheet1.A357]; &quot;' where fid = &quot;; [$Sheet1.B357];&quot;;&quot;)" office:value-type="string" office:string-value="update file_managed set file_managed='Charles Anson 2 (72dpi).jpg' where fid = 1851;" calcext:value-type="string">
            <text:p>update file_managed set file_managed='Charles Anson 2 (72dpi).jpg' where fid = 1851;</text:p>
          </table:table-cell>
        </table:table-row>
        <table:table-row table:style-name="ro1">
          <table:table-cell table:formula="of:=COM.MICROSOFT.CONCAT(&quot;update file_managed set file_managed='&quot;; [$Sheet1.A358]; &quot;' where fid = &quot;; [$Sheet1.B358];&quot;;&quot;)" office:value-type="string" office:string-value="update file_managed set file_managed='Sally Dewar 2017.jpg' where fid = 1852;" calcext:value-type="string">
            <text:p>update file_managed set file_managed='Sally Dewar 2017.jpg' where fid = 1852;</text:p>
          </table:table-cell>
        </table:table-row>
        <table:table-row table:style-name="ro1">
          <table:table-cell table:formula="of:=COM.MICROSOFT.CONCAT(&quot;update file_managed set file_managed='&quot;; [$Sheet1.A359]; &quot;' where fid = &quot;; [$Sheet1.B359];&quot;;&quot;)" office:value-type="string" office:string-value="update file_managed set file_managed='Group Photo.jpg' where fid = 1856;" calcext:value-type="string">
            <text:p>update file_managed set file_managed='Group Photo.jpg' where fid = 1856;</text:p>
          </table:table-cell>
        </table:table-row>
        <table:table-row table:style-name="ro1">
          <table:table-cell table:formula="of:=COM.MICROSOFT.CONCAT(&quot;update file_managed set file_managed='&quot;; [$Sheet1.A360]; &quot;' where fid = &quot;; [$Sheet1.B360];&quot;;&quot;)" office:value-type="string" office:string-value="update file_managed set file_managed='Book burning image - square crop (Shutterstock standard licence 2017).jpg' where fid = 1861;" calcext:value-type="string">
            <text:p>update file_managed set file_managed='Book burning image - square crop (Shutterstock standard licence 2017).jpg' where fid = 1861;</text:p>
          </table:table-cell>
        </table:table-row>
        <table:table-row table:style-name="ro1">
          <table:table-cell table:formula="of:=COM.MICROSOFT.CONCAT(&quot;update file_managed set file_managed='&quot;; [$Sheet1.A361]; &quot;' where fid = &quot;; [$Sheet1.B361];&quot;;&quot;)" office:value-type="string" office:string-value="update file_managed set file_managed='VAW - Image 2 (Smaller) square canvas.jpg' where fid = 1866;" calcext:value-type="string">
            <text:p>update file_managed set file_managed='VAW - Image 2 (Smaller) square canvas.jpg' where fid = 1866;</text:p>
          </table:table-cell>
        </table:table-row>
        <table:table-row table:style-name="ro1">
          <table:table-cell table:formula="of:=COM.MICROSOFT.CONCAT(&quot;update file_managed set file_managed='&quot;; [$Sheet1.A362]; &quot;' where fid = &quot;; [$Sheet1.B362];&quot;;&quot;)" office:value-type="string" office:string-value="update file_managed set file_managed='Apprentices 1-2.jpg' where fid = 1867;" calcext:value-type="string">
            <text:p>update file_managed set file_managed='Apprentices 1-2.jpg' where fid = 1867;</text:p>
          </table:table-cell>
        </table:table-row>
        <table:table-row table:style-name="ro1">
          <table:table-cell table:formula="of:=COM.MICROSOFT.CONCAT(&quot;update file_managed set file_managed='&quot;; [$Sheet1.A363]; &quot;' where fid = &quot;; [$Sheet1.B363];&quot;;&quot;)" office:value-type="string" office:string-value="update file_managed set file_managed='P3080885-2.jpg' where fid = 1868;" calcext:value-type="string">
            <text:p>update file_managed set file_managed='P3080885-2.jpg' where fid = 1868;</text:p>
          </table:table-cell>
        </table:table-row>
        <table:table-row table:style-name="ro1">
          <table:table-cell table:formula="of:=COM.MICROSOFT.CONCAT(&quot;update file_managed set file_managed='&quot;; [$Sheet1.A364]; &quot;' where fid = &quot;; [$Sheet1.B364];&quot;;&quot;)" office:value-type="string" office:string-value="update file_managed set file_managed='Holy Trinity Garrison Church Windsor square crop.jpg' where fid = 1870;" calcext:value-type="string">
            <text:p>update file_managed set file_managed='Holy Trinity Garrison Church Windsor square crop.jpg' where fid = 1870;</text:p>
          </table:table-cell>
        </table:table-row>
        <table:table-row table:style-name="ro1">
          <table:table-cell table:formula="of:=COM.MICROSOFT.CONCAT(&quot;update file_managed set file_managed='&quot;; [$Sheet1.A365]; &quot;' where fid = &quot;; [$Sheet1.B365];&quot;;&quot;)" office:value-type="string" office:string-value="update file_managed set file_managed='Baroness Helena Kennedy 72dpi.jpg' where fid = 1871;" calcext:value-type="string">
            <text:p>update file_managed set file_managed='Baroness Helena Kennedy 72dpi.jpg' where fid = 1871;</text:p>
          </table:table-cell>
        </table:table-row>
        <table:table-row table:style-name="ro1">
          <table:table-cell table:formula="of:=COM.MICROSOFT.CONCAT(&quot;update file_managed set file_managed='&quot;; [$Sheet1.A366]; &quot;' where fid = &quot;; [$Sheet1.B366];&quot;;&quot;)" office:value-type="string" office:string-value="update file_managed set file_managed='Rowan Williams 72dpi_0.jpg' where fid = 1872;" calcext:value-type="string">
            <text:p>update file_managed set file_managed='Rowan Williams 72dpi_0.jpg' where fid = 1872;</text:p>
          </table:table-cell>
        </table:table-row>
        <table:table-row table:style-name="ro1">
          <table:table-cell table:formula="of:=COM.MICROSOFT.CONCAT(&quot;update file_managed set file_managed='&quot;; [$Sheet1.A367]; &quot;' where fid = &quot;; [$Sheet1.B367];&quot;;&quot;)" office:value-type="string" office:string-value="update file_managed set file_managed='Maiken Umbach.jpg' where fid = 1873;" calcext:value-type="string">
            <text:p>update file_managed set file_managed='Maiken Umbach.jpg' where fid = 1873;</text:p>
          </table:table-cell>
        </table:table-row>
        <table:table-row table:style-name="ro1">
          <table:table-cell table:formula="of:=COM.MICROSOFT.CONCAT(&quot;update file_managed set file_managed='&quot;; [$Sheet1.A368]; &quot;' where fid = &quot;; [$Sheet1.B368];&quot;;&quot;)" office:value-type="string" office:string-value="update file_managed set file_managed='Kurt Barling.jpeg' where fid = 1874;" calcext:value-type="string">
            <text:p>update file_managed set file_managed='Kurt Barling.jpeg' where fid = 1874;</text:p>
          </table:table-cell>
        </table:table-row>
        <table:table-row table:style-name="ro1">
          <table:table-cell table:formula="of:=COM.MICROSOFT.CONCAT(&quot;update file_managed set file_managed='&quot;; [$Sheet1.A369]; &quot;' where fid = &quot;; [$Sheet1.B369];&quot;;&quot;)" office:value-type="string" office:string-value="update file_managed set file_managed='Sally Dewar.jpg' where fid = 1876;" calcext:value-type="string">
            <text:p>update file_managed set file_managed='Sally Dewar.jpg' where fid = 1876;</text:p>
          </table:table-cell>
        </table:table-row>
        <table:table-row table:style-name="ro1">
          <table:table-cell table:formula="of:=COM.MICROSOFT.CONCAT(&quot;update file_managed set file_managed='&quot;; [$Sheet1.A370]; &quot;' where fid = &quot;; [$Sheet1.B370];&quot;;&quot;)" office:value-type="string" office:string-value="update file_managed set file_managed='Tariq Modood.jpg' where fid = 1879;" calcext:value-type="string">
            <text:p>update file_managed set file_managed='Tariq Modood.jpg' where fid = 1879;</text:p>
          </table:table-cell>
        </table:table-row>
        <table:table-row table:style-name="ro1">
          <table:table-cell table:formula="of:=COM.MICROSOFT.CONCAT(&quot;update file_managed set file_managed='&quot;; [$Sheet1.A371]; &quot;' where fid = &quot;; [$Sheet1.B371];&quot;;&quot;)" office:value-type="string" office:string-value="update file_managed set file_managed='Nicholas_Stern_026 for web.jpg' where fid = 1880;" calcext:value-type="string">
            <text:p>update file_managed set file_managed='Nicholas_Stern_026 for web.jpg' where fid = 1880;</text:p>
          </table:table-cell>
        </table:table-row>
        <table:table-row table:style-name="ro1">
          <table:table-cell table:formula="of:=COM.MICROSOFT.CONCAT(&quot;update file_managed set file_managed='&quot;; [$Sheet1.A372]; &quot;' where fid = &quot;; [$Sheet1.B372];&quot;;&quot;)" office:value-type="string" office:string-value="update file_managed set file_managed='Janis Reeves Handbook Image web.jpg' where fid = 1881;" calcext:value-type="string">
            <text:p>update file_managed set file_managed='Janis Reeves Handbook Image web.jpg' where fid = 1881;</text:p>
          </table:table-cell>
        </table:table-row>
        <table:table-row table:style-name="ro1">
          <table:table-cell table:formula="of:=COM.MICROSOFT.CONCAT(&quot;update file_managed set file_managed='&quot;; [$Sheet1.A373]; &quot;' where fid = &quot;; [$Sheet1.B373];&quot;;&quot;)" office:value-type="string" office:string-value="update file_managed set file_managed='Annual Report 2015-16 cover image.JPG' where fid = 1891;" calcext:value-type="string">
            <text:p>update file_managed set file_managed='Annual Report 2015-16 cover image.JPG' where fid = 1891;</text:p>
          </table:table-cell>
        </table:table-row>
        <table:table-row table:style-name="ro1">
          <table:table-cell table:formula="of:=COM.MICROSOFT.CONCAT(&quot;update file_managed set file_managed='&quot;; [$Sheet1.A374]; &quot;' where fid = &quot;; [$Sheet1.B374];&quot;;&quot;)" office:value-type="string" office:string-value="update file_managed set file_managed='The Mews in summer (72dpi).jpg' where fid = 1892;" calcext:value-type="string">
            <text:p>update file_managed set file_managed='The Mews in summer (72dpi).jpg' where fid = 1892;</text:p>
          </table:table-cell>
        </table:table-row>
        <table:table-row table:style-name="ro1">
          <table:table-cell table:formula="of:=COM.MICROSOFT.CONCAT(&quot;update file_managed set file_managed='&quot;; [$Sheet1.A375]; &quot;' where fid = &quot;; [$Sheet1.B375];&quot;;&quot;)" office:value-type="string" office:string-value="update file_managed set file_managed='The Arrow of History image shutterstock_67626964 (web).jpg' where fid = 1894;" calcext:value-type="string">
            <text:p>update file_managed set file_managed='The Arrow of History image shutterstock_67626964 (web).jpg' where fid = 1894;</text:p>
          </table:table-cell>
        </table:table-row>
        <table:table-row table:style-name="ro1">
          <table:table-cell table:formula="of:=COM.MICROSOFT.CONCAT(&quot;update file_managed set file_managed='&quot;; [$Sheet1.A376]; &quot;' where fid = &quot;; [$Sheet1.B376];&quot;;&quot;)" office:value-type="string" office:string-value="update file_managed set file_managed='Daniel-Finkelstein (Google 1).jpg' where fid = 1895;" calcext:value-type="string">
            <text:p>update file_managed set file_managed='Daniel-Finkelstein (Google 1).jpg' where fid = 1895;</text:p>
          </table:table-cell>
        </table:table-row>
        <table:table-row table:style-name="ro1">
          <table:table-cell table:formula="of:=COM.MICROSOFT.CONCAT(&quot;update file_managed set file_managed='&quot;; [$Sheet1.A377]; &quot;' where fid = &quot;; [$Sheet1.B377];&quot;;&quot;)" office:value-type="string" office:string-value="update file_managed set file_managed='CL 70th anniversary logo on light artichoke background 2 rectangular 2_0.png' where fid = 1899;" calcext:value-type="string">
            <text:p>update file_managed set file_managed='CL 70th anniversary logo on light artichoke background 2 rectangular 2_0.png' where fid = 1899;</text:p>
          </table:table-cell>
        </table:table-row>
        <table:table-row table:style-name="ro1">
          <table:table-cell table:formula="of:=COM.MICROSOFT.CONCAT(&quot;update file_managed set file_managed='&quot;; [$Sheet1.A378]; &quot;' where fid = &quot;; [$Sheet1.B378];&quot;;&quot;)" office:value-type="string" office:string-value="update file_managed set file_managed='Flowers small 72dpi.jpg' where fid = 1908;" calcext:value-type="string">
            <text:p>update file_managed set file_managed='Flowers small 72dpi.jpg' where fid = 1908;</text:p>
          </table:table-cell>
        </table:table-row>
        <table:table-row table:style-name="ro1">
          <table:table-cell table:formula="of:=COM.MICROSOFT.CONCAT(&quot;update file_managed set file_managed='&quot;; [$Sheet1.A379]; &quot;' where fid = &quot;; [$Sheet1.B379];&quot;;&quot;)" office:value-type="string" office:string-value="update file_managed set file_managed='Cumberland_Lodge_3_(25_of_49) Library (web).jpg' where fid = 1909;" calcext:value-type="string">
            <text:p>update file_managed set file_managed='Cumberland_Lodge_3_(25_of_49) Library (web).jpg' where fid = 1909;</text:p>
          </table:table-cell>
        </table:table-row>
        <table:table-row table:style-name="ro1">
          <table:table-cell table:formula="of:=COM.MICROSOFT.CONCAT(&quot;update file_managed set file_managed='&quot;; [$Sheet1.A380]; &quot;' where fid = &quot;; [$Sheet1.B380];&quot;;&quot;)" office:value-type="string" office:string-value="update file_managed set file_managed='Summer Special rate graphic (square).png' where fid = 1910;" calcext:value-type="string">
            <text:p>update file_managed set file_managed='Summer Special rate graphic (square).png' where fid = 1910;</text:p>
          </table:table-cell>
        </table:table-row>
        <table:table-row table:style-name="ro1">
          <table:table-cell table:formula="of:=COM.MICROSOFT.CONCAT(&quot;update file_managed set file_managed='&quot;; [$Sheet1.A381]; &quot;' where fid = &quot;; [$Sheet1.B381];&quot;;&quot;)" office:value-type="string" office:string-value="update file_managed set file_managed='Summer Special rate graphic (for web).png' where fid = 1911;" calcext:value-type="string">
            <text:p>update file_managed set file_managed='Summer Special rate graphic (for web).png' where fid = 1911;</text:p>
          </table:table-cell>
        </table:table-row>
        <table:table-row table:style-name="ro1">
          <table:table-cell table:formula="of:=COM.MICROSOFT.CONCAT(&quot;update file_managed set file_managed='&quot;; [$Sheet1.A382]; &quot;' where fid = &quot;; [$Sheet1.B382];&quot;;&quot;)" office:value-type="string" office:string-value="update file_managed set file_managed='Prince\'s Trust International Leaders Programme 2017 group photo (2).jpg' where fid = 1918;" calcext:value-type="string">
            <text:p>update file_managed set file_managed='Prince\'s Trust International Leaders Programme 2017 group photo (2).jpg' where fid = 1918;</text:p>
          </table:table-cell>
        </table:table-row>
        <table:table-row table:style-name="ro1">
          <table:table-cell table:formula="of:=COM.MICROSOFT.CONCAT(&quot;update file_managed set file_managed='&quot;; [$Sheet1.A383]; &quot;' where fid = &quot;; [$Sheet1.B383];&quot;;&quot;)" office:value-type="string" office:string-value="update file_managed set file_managed='Delegates in Conference Room  (Sub Home page slider (610x300px)).JPG' where fid = 1919;" calcext:value-type="string">
            <text:p>update file_managed set file_managed='Delegates in Conference Room <text:s/>(Sub Home page slider (610x300px)).JPG' where fid = 1919;</text:p>
          </table:table-cell>
        </table:table-row>
        <table:table-row table:style-name="ro1">
          <table:table-cell table:formula="of:=COM.MICROSOFT.CONCAT(&quot;update file_managed set file_managed='&quot;; [$Sheet1.A384]; &quot;' where fid = &quot;; [$Sheet1.B384];&quot;;&quot;)" office:value-type="string" office:string-value="update file_managed set file_managed='Julia Unwin - Speaker at Inequalities &amp; Social Cohesion seminar 28 Mar 2017 (web).jpg' where fid = 1920;" calcext:value-type="string">
            <text:p>update file_managed set file_managed='Julia Unwin - Speaker at Inequalities &amp; Social Cohesion seminar 28 Mar 2017 (web).jpg' where fid = 1920;</text:p>
          </table:table-cell>
        </table:table-row>
        <table:table-row table:style-name="ro1">
          <table:table-cell table:formula="of:=COM.MICROSOFT.CONCAT(&quot;update file_managed set file_managed='&quot;; [$Sheet1.A385]; &quot;' where fid = &quot;; [$Sheet1.B385];&quot;;&quot;)" office:value-type="string" office:string-value="update file_managed set file_managed='Front door of Lodge (web).jpg' where fid = 1921;" calcext:value-type="string">
            <text:p>update file_managed set file_managed='Front door of Lodge (web).jpg' where fid = 1921;</text:p>
          </table:table-cell>
        </table:table-row>
        <table:table-row table:style-name="ro1">
          <table:table-cell table:formula="of:=COM.MICROSOFT.CONCAT(&quot;update file_managed set file_managed='&quot;; [$Sheet1.A386]; &quot;' where fid = &quot;; [$Sheet1.B386];&quot;;&quot;)" office:value-type="string" office:string-value="update file_managed set file_managed='Baroness Butler-Sloss.jpg' where fid = 1922;" calcext:value-type="string">
            <text:p>update file_managed set file_managed='Baroness Butler-Sloss.jpg' where fid = 1922;</text:p>
          </table:table-cell>
        </table:table-row>
        <table:table-row table:style-name="ro1">
          <table:table-cell table:formula="of:=COM.MICROSOFT.CONCAT(&quot;update file_managed set file_managed='&quot;; [$Sheet1.A387]; &quot;' where fid = &quot;; [$Sheet1.B387];&quot;;&quot;)" office:value-type="string" office:string-value="update file_managed set file_managed='Baroness Butler-Sloss (2).jpg' where fid = 1923;" calcext:value-type="string">
            <text:p>update file_managed set file_managed='Baroness Butler-Sloss (2).jpg' where fid = 1923;</text:p>
          </table:table-cell>
        </table:table-row>
        <table:table-row table:style-name="ro1">
          <table:table-cell table:formula="of:=COM.MICROSOFT.CONCAT(&quot;update file_managed set file_managed='&quot;; [$Sheet1.A388]; &quot;' where fid = &quot;; [$Sheet1.B388];&quot;;&quot;)" office:value-type="string" office:string-value="update file_managed set file_managed='Social Inequalities image (square crop 72dpi)_0.jpg' where fid = 1928;" calcext:value-type="string">
            <text:p>update file_managed set file_managed='Social Inequalities image (square crop 72dpi)_0.jpg' where fid = 1928;</text:p>
          </table:table-cell>
        </table:table-row>
        <table:table-row table:style-name="ro1">
          <table:table-cell table:formula="of:=COM.MICROSOFT.CONCAT(&quot;update file_managed set file_managed='&quot;; [$Sheet1.A389]; &quot;' where fid = &quot;; [$Sheet1.B389];&quot;;&quot;)" office:value-type="string" office:string-value="update file_managed set file_managed='Theodore Zeldin photo (official' where fid = 1929;" calcext:value-type="string">
            <text:p>update file_managed set file_managed='Theodore Zeldin photo (official' where fid = 1929;</text:p>
          </table:table-cell>
        </table:table-row>
        <table:table-row table:style-name="ro1">
          <table:table-cell table:formula="of:=COM.MICROSOFT.CONCAT(&quot;update file_managed set file_managed='&quot;; [$Sheet1.A390]; &quot;' where fid = &quot;; [$Sheet1.B390];&quot;;&quot;)" office:value-type="string" office:string-value="update file_managed set file_managed='Jane Bailey 1-2.jpg' where fid = 1931;" calcext:value-type="string">
            <text:p>update file_managed set file_managed='Jane Bailey 1-2.jpg' where fid = 1931;</text:p>
          </table:table-cell>
        </table:table-row>
        <table:table-row table:style-name="ro1">
          <table:table-cell table:formula="of:=COM.MICROSOFT.CONCAT(&quot;update file_managed set file_managed='&quot;; [$Sheet1.A391]; &quot;' where fid = &quot;; [$Sheet1.B391];&quot;;&quot;)" office:value-type="string" office:string-value="update file_managed set file_managed='cumberland_lodge_conference_day-8_0.jpg' where fid = 1934;" calcext:value-type="string">
            <text:p>update file_managed set file_managed='cumberland_lodge_conference_day-8_0.jpg' where fid = 1934;</text:p>
          </table:table-cell>
        </table:table-row>
        <table:table-row table:style-name="ro1">
          <table:table-cell table:formula="of:=COM.MICROSOFT.CONCAT(&quot;update file_managed set file_managed='&quot;; [$Sheet1.A392]; &quot;' where fid = &quot;; [$Sheet1.B392];&quot;;&quot;)" office:value-type="string" office:string-value="update file_managed set file_managed='DSC_0147 web.jpg' where fid = 1937;" calcext:value-type="string">
            <text:p>update file_managed set file_managed='DSC_0147 web.jpg' where fid = 1937;</text:p>
          </table:table-cell>
        </table:table-row>
        <table:table-row table:style-name="ro1">
          <table:table-cell table:formula="of:=COM.MICROSOFT.CONCAT(&quot;update file_managed set file_managed='&quot;; [$Sheet1.A393]; &quot;' where fid = &quot;; [$Sheet1.B393];&quot;;&quot;)" office:value-type="string" office:string-value="update file_managed set file_managed='cumberland-lodge-pos-rgb.jpg' where fid = 1946;" calcext:value-type="string">
            <text:p>update file_managed set file_managed='cumberland-lodge-pos-rgb.jpg' where fid = 1946;</text:p>
          </table:table-cell>
        </table:table-row>
        <table:table-row table:style-name="ro1">
          <table:table-cell table:formula="of:=COM.MICROSOFT.CONCAT(&quot;update file_managed set file_managed='&quot;; [$Sheet1.A394]; &quot;' where fid = &quot;; [$Sheet1.B394];&quot;;&quot;)" office:value-type="string" office:string-value="update file_managed set file_managed='FoRB first retreat group photo on Tapestry Hall steps' where fid = 1956;" calcext:value-type="string">
            <text:p>update file_managed set file_managed='FoRB first retreat group photo on Tapestry Hall steps' where fid = 1956;</text:p>
          </table:table-cell>
        </table:table-row>
        <table:table-row table:style-name="ro1">
          <table:table-cell table:formula="of:=COM.MICROSOFT.CONCAT(&quot;update file_managed set file_managed='&quot;; [$Sheet1.A395]; &quot;' where fid = &quot;; [$Sheet1.B395];&quot;;&quot;)" office:value-type="string" office:string-value="update file_managed set file_managed='Sara Thornton_0.jpg' where fid = 1957;" calcext:value-type="string">
            <text:p>update file_managed set file_managed='Sara Thornton_0.jpg' where fid = 1957;</text:p>
          </table:table-cell>
        </table:table-row>
        <table:table-row table:style-name="ro1">
          <table:table-cell table:formula="of:=COM.MICROSOFT.CONCAT(&quot;update file_managed set file_managed='&quot;; [$Sheet1.A396]; &quot;' where fid = &quot;; [$Sheet1.B396];&quot;;&quot;)" office:value-type="string" office:string-value="update file_managed set file_managed='stargardt.jpg' where fid = 1980;" calcext:value-type="string">
            <text:p>update file_managed set file_managed='stargardt.jpg' where fid = 1980;</text:p>
          </table:table-cell>
        </table:table-row>
        <table:table-row table:style-name="ro1">
          <table:table-cell table:formula="of:=COM.MICROSOFT.CONCAT(&quot;update file_managed set file_managed='&quot;; [$Sheet1.A397]; &quot;' where fid = &quot;; [$Sheet1.B397];&quot;;&quot;)" office:value-type="string" office:string-value="update file_managed set file_managed='Tamsin_Shot_10180.jpg' where fid = 1982;" calcext:value-type="string">
            <text:p>update file_managed set file_managed='Tamsin_Shot_10180.jpg' where fid = 1982;</text:p>
          </table:table-cell>
        </table:table-row>
        <table:table-row table:style-name="ro1">
          <table:table-cell table:formula="of:=COM.MICROSOFT.CONCAT(&quot;update file_managed set file_managed='&quot;; [$Sheet1.A398]; &quot;' where fid = &quot;; [$Sheet1.B398];&quot;;&quot;)" office:value-type="string" office:string-value="update file_managed set file_managed='LordSkidelsky-03.jpg' where fid = 2005;" calcext:value-type="string">
            <text:p>update file_managed set file_managed='LordSkidelsky-03.jpg' where fid = 2005;</text:p>
          </table:table-cell>
        </table:table-row>
        <table:table-row table:style-name="ro1">
          <table:table-cell table:formula="of:=COM.MICROSOFT.CONCAT(&quot;update file_managed set file_managed='&quot;; [$Sheet1.A399]; &quot;' where fid = &quot;; [$Sheet1.B399];&quot;;&quot;)" office:value-type="string" office:string-value="update file_managed set file_managed='Elizabeth Morrow photo.jpg' where fid = 2006;" calcext:value-type="string">
            <text:p>update file_managed set file_managed='Elizabeth Morrow photo.jpg' where fid = 2006;</text:p>
          </table:table-cell>
        </table:table-row>
        <table:table-row table:style-name="ro1">
          <table:table-cell table:formula="of:=COM.MICROSOFT.CONCAT(&quot;update file_managed set file_managed='&quot;; [$Sheet1.A400]; &quot;' where fid = &quot;; [$Sheet1.B400];&quot;;&quot;)" office:value-type="string" office:string-value="update file_managed set file_managed='Iman Monawar.jpg' where fid = 2007;" calcext:value-type="string">
            <text:p>update file_managed set file_managed='Iman Monawar.jpg' where fid = 2007;</text:p>
          </table:table-cell>
        </table:table-row>
        <table:table-row table:style-name="ro1">
          <table:table-cell table:formula="of:=COM.MICROSOFT.CONCAT(&quot;update file_managed set file_managed='&quot;; [$Sheet1.A401]; &quot;' where fid = &quot;; [$Sheet1.B401];&quot;;&quot;)" office:value-type="string" office:string-value="update file_managed set file_managed='Aoife McLoughlin-2.jpg' where fid = 2021;" calcext:value-type="string">
            <text:p>update file_managed set file_managed='Aoife McLoughlin-2.jpg' where fid = 2021;</text:p>
          </table:table-cell>
        </table:table-row>
        <table:table-row table:style-name="ro1">
          <table:table-cell table:formula="of:=COM.MICROSOFT.CONCAT(&quot;update file_managed set file_managed='&quot;; [$Sheet1.A402]; &quot;' where fid = &quot;; [$Sheet1.B402];&quot;;&quot;)" office:value-type="string" office:string-value="update file_managed set file_managed='P6010133 square crop for web.jpg' where fid = 2026;" calcext:value-type="string">
            <text:p>update file_managed set file_managed='P6010133 square crop for web.jpg' where fid = 2026;</text:p>
          </table:table-cell>
        </table:table-row>
        <table:table-row table:style-name="ro1">
          <table:table-cell table:formula="of:=COM.MICROSOFT.CONCAT(&quot;update file_managed set file_managed='&quot;; [$Sheet1.A403]; &quot;' where fid = &quot;; [$Sheet1.B403];&quot;;&quot;)" office:value-type="string" office:string-value="update file_managed set file_managed='P6010133.jpg' where fid = 2033;" calcext:value-type="string">
            <text:p>update file_managed set file_managed='P6010133.jpg' where fid = 2033;</text:p>
          </table:table-cell>
        </table:table-row>
        <table:table-row table:style-name="ro1">
          <table:table-cell table:formula="of:=COM.MICROSOFT.CONCAT(&quot;update file_managed set file_managed='&quot;; [$Sheet1.A404]; &quot;' where fid = &quot;; [$Sheet1.B404];&quot;;&quot;)" office:value-type="string" office:string-value="update file_managed set file_managed='eduction low res.jpg' where fid = 2034;" calcext:value-type="string">
            <text:p>update file_managed set file_managed='eduction low res.jpg' where fid = 2034;</text:p>
          </table:table-cell>
        </table:table-row>
        <table:table-row table:style-name="ro1">
          <table:table-cell table:formula="of:=COM.MICROSOFT.CONCAT(&quot;update file_managed set file_managed='&quot;; [$Sheet1.A405]; &quot;' where fid = &quot;; [$Sheet1.B405];&quot;;&quot;)" office:value-type="string" office:string-value="update file_managed set file_managed='VAW - Image 2 (Smaller).jpg' where fid = 2035;" calcext:value-type="string">
            <text:p>update file_managed set file_managed='VAW - Image 2 (Smaller).jpg' where fid = 2035;</text:p>
          </table:table-cell>
        </table:table-row>
        <table:table-row table:style-name="ro1">
          <table:table-cell table:formula="of:=COM.MICROSOFT.CONCAT(&quot;update file_managed set file_managed='&quot;; [$Sheet1.A406]; &quot;' where fid = &quot;; [$Sheet1.B406];&quot;;&quot;)" office:value-type="string" office:string-value="update file_managed set file_managed='DSC_0099 web crop.jpg' where fid = 2051;" calcext:value-type="string">
            <text:p>update file_managed set file_managed='DSC_0099 web crop.jpg' where fid = 2051;</text:p>
          </table:table-cell>
        </table:table-row>
        <table:table-row table:style-name="ro1">
          <table:table-cell table:formula="of:=COM.MICROSOFT.CONCAT(&quot;update file_managed set file_managed='&quot;; [$Sheet1.A407]; &quot;' where fid = &quot;; [$Sheet1.B407];&quot;;&quot;)" office:value-type="string" office:string-value="update file_managed set file_managed='conference image website_0.jpg' where fid = 2052;" calcext:value-type="string">
            <text:p>update file_managed set file_managed='conference image website_0.jpg' where fid = 2052;</text:p>
          </table:table-cell>
        </table:table-row>
        <table:table-row table:style-name="ro1">
          <table:table-cell table:formula="of:=COM.MICROSOFT.CONCAT(&quot;update file_managed set file_managed='&quot;; [$Sheet1.A408]; &quot;' where fid = &quot;; [$Sheet1.B408];&quot;;&quot;)" office:value-type="string" office:string-value="update file_managed set file_managed='chain crop.jpg' where fid = 2057;" calcext:value-type="string">
            <text:p>update file_managed set file_managed='chain crop.jpg' where fid = 2057;</text:p>
          </table:table-cell>
        </table:table-row>
        <table:table-row table:style-name="ro1">
          <table:table-cell table:formula="of:=COM.MICROSOFT.CONCAT(&quot;update file_managed set file_managed='&quot;; [$Sheet1.A409]; &quot;' where fid = &quot;; [$Sheet1.B409];&quot;;&quot;)" office:value-type="string" office:string-value="update file_managed set file_managed='chain crop_0.jpg' where fid = 2058;" calcext:value-type="string">
            <text:p>update file_managed set file_managed='chain crop_0.jpg' where fid = 2058;</text:p>
          </table:table-cell>
        </table:table-row>
        <table:table-row table:style-name="ro1">
          <table:table-cell table:formula="of:=COM.MICROSOFT.CONCAT(&quot;update file_managed set file_managed='&quot;; [$Sheet1.A410]; &quot;' where fid = &quot;; [$Sheet1.B410];&quot;;&quot;)" office:value-type="string" office:string-value="update file_managed set file_managed='Greg Hurst' where fid = 2061;" calcext:value-type="string">
            <text:p>update file_managed set file_managed='Greg Hurst' where fid = 2061;</text:p>
          </table:table-cell>
        </table:table-row>
        <table:table-row table:style-name="ro1">
          <table:table-cell table:formula="of:=COM.MICROSOFT.CONCAT(&quot;update file_managed set file_managed='&quot;; [$Sheet1.A411]; &quot;' where fid = &quot;; [$Sheet1.B411];&quot;;&quot;)" office:value-type="string" office:string-value="update file_managed set file_managed='Ruth Scott 3 - Jan 2017 square crop.jpg' where fid = 2062;" calcext:value-type="string">
            <text:p>update file_managed set file_managed='Ruth Scott 3 - Jan 2017 square crop.jpg' where fid = 2062;</text:p>
          </table:table-cell>
        </table:table-row>
        <table:table-row table:style-name="ro1">
          <table:table-cell table:formula="of:=COM.MICROSOFT.CONCAT(&quot;update file_managed set file_managed='&quot;; [$Sheet1.A412]; &quot;' where fid = &quot;; [$Sheet1.B412];&quot;;&quot;)" office:value-type="string" office:string-value="update file_managed set file_managed='Cumberland_Lodge_11th_June_2017_(026_of_210) web.jpg' where fid = 2071;" calcext:value-type="string">
            <text:p>update file_managed set file_managed='Cumberland_Lodge_11th_June_2017_(026_of_210) web.jpg' where fid = 2071;</text:p>
          </table:table-cell>
        </table:table-row>
        <table:table-row table:style-name="ro1">
          <table:table-cell table:formula="of:=COM.MICROSOFT.CONCAT(&quot;update file_managed set file_managed='&quot;; [$Sheet1.A413]; &quot;' where fid = &quot;; [$Sheet1.B413];&quot;;&quot;)" office:value-type="string" office:string-value="update file_managed set file_managed='chain crop_1.jpg' where fid = 2096;" calcext:value-type="string">
            <text:p>update file_managed set file_managed='chain crop_1.jpg' where fid = 2096;</text:p>
          </table:table-cell>
        </table:table-row>
        <table:table-row table:style-name="ro1">
          <table:table-cell table:formula="of:=COM.MICROSOFT.CONCAT(&quot;update file_managed set file_managed='&quot;; [$Sheet1.A414]; &quot;' where fid = &quot;; [$Sheet1.B414];&quot;;&quot;)" office:value-type="string" office:string-value="update file_managed set file_managed='chain-690088_1920_2.jpg' where fid = 2098;" calcext:value-type="string">
            <text:p>update file_managed set file_managed='chain-690088_1920_2.jpg' where fid = 2098;</text:p>
          </table:table-cell>
        </table:table-row>
        <table:table-row table:style-name="ro1">
          <table:table-cell table:formula="of:=COM.MICROSOFT.CONCAT(&quot;update file_managed set file_managed='&quot;; [$Sheet1.A415]; &quot;' where fid = &quot;; [$Sheet1.B415];&quot;;&quot;)" office:value-type="string" office:string-value="update file_managed set file_managed='logo.png' where fid = 2101;" calcext:value-type="string">
            <text:p>update file_managed set file_managed='logo.png' where fid = 2101;</text:p>
          </table:table-cell>
        </table:table-row>
        <table:table-row table:style-name="ro1">
          <table:table-cell table:formula="of:=COM.MICROSOFT.CONCAT(&quot;update file_managed set file_managed='&quot;; [$Sheet1.A416]; &quot;' where fid = &quot;; [$Sheet1.B416];&quot;;&quot;)" office:value-type="string" office:string-value="update file_managed set file_managed='logo_0.png' where fid = 2102;" calcext:value-type="string">
            <text:p>update file_managed set file_managed='logo_0.png' where fid = 2102;</text:p>
          </table:table-cell>
        </table:table-row>
        <table:table-row table:style-name="ro1">
          <table:table-cell table:formula="of:=COM.MICROSOFT.CONCAT(&quot;update file_managed set file_managed='&quot;; [$Sheet1.A417]; &quot;' where fid = &quot;; [$Sheet1.B417];&quot;;&quot;)" office:value-type="string" office:string-value="update file_managed set file_managed='logo_1.png' where fid = 2103;" calcext:value-type="string">
            <text:p>update file_managed set file_managed='logo_1.png' where fid = 2103;</text:p>
          </table:table-cell>
        </table:table-row>
        <table:table-row table:style-name="ro1">
          <table:table-cell table:formula="of:=COM.MICROSOFT.CONCAT(&quot;update file_managed set file_managed='&quot;; [$Sheet1.A418]; &quot;' where fid = &quot;; [$Sheet1.B418];&quot;;&quot;)" office:value-type="string" office:string-value="update file_managed set file_managed='logo_2.png' where fid = 2104;" calcext:value-type="string">
            <text:p>update file_managed set file_managed='logo_2.png' where fid = 2104;</text:p>
          </table:table-cell>
        </table:table-row>
        <table:table-row table:style-name="ro1">
          <table:table-cell table:formula="of:=COM.MICROSOFT.CONCAT(&quot;update file_managed set file_managed='&quot;; [$Sheet1.A419]; &quot;' where fid = &quot;; [$Sheet1.B419];&quot;;&quot;)" office:value-type="string" office:string-value="update file_managed set file_managed='logo_3.png' where fid = 2105;" calcext:value-type="string">
            <text:p>update file_managed set file_managed='logo_3.png' where fid = 2105;</text:p>
          </table:table-cell>
        </table:table-row>
        <table:table-row table:style-name="ro1">
          <table:table-cell table:formula="of:=COM.MICROSOFT.CONCAT(&quot;update file_managed set file_managed='&quot;; [$Sheet1.A420]; &quot;' where fid = &quot;; [$Sheet1.B420];&quot;;&quot;)" office:value-type="string" office:string-value="update file_managed set file_managed='P7160647.jpg' where fid = 2107;" calcext:value-type="string">
            <text:p>update file_managed set file_managed='P7160647.jpg' where fid = 2107;</text:p>
          </table:table-cell>
        </table:table-row>
        <table:table-row table:style-name="ro1">
          <table:table-cell table:formula="of:=COM.MICROSOFT.CONCAT(&quot;update file_managed set file_managed='&quot;; [$Sheet1.A421]; &quot;' where fid = &quot;; [$Sheet1.B421];&quot;;&quot;)" office:value-type="string" office:string-value="update file_managed set file_managed='bfg 2 v2 low res.jpg' where fid = 2108;" calcext:value-type="string">
            <text:p>update file_managed set file_managed='bfg 2 v2 low res.jpg' where fid = 2108;</text:p>
          </table:table-cell>
        </table:table-row>
        <table:table-row table:style-name="ro1">
          <table:table-cell table:formula="of:=COM.MICROSOFT.CONCAT(&quot;update file_managed set file_managed='&quot;; [$Sheet1.A422]; &quot;' where fid = &quot;; [$Sheet1.B422];&quot;;&quot;)" office:value-type="string" office:string-value="update file_managed set file_managed='hands bolds.jpg' where fid = 2111;" calcext:value-type="string">
            <text:p>update file_managed set file_managed='hands bolds.jpg' where fid = 2111;</text:p>
          </table:table-cell>
        </table:table-row>
        <table:table-row table:style-name="ro1">
          <table:table-cell table:formula="of:=COM.MICROSOFT.CONCAT(&quot;update file_managed set file_managed='&quot;; [$Sheet1.A423]; &quot;' where fid = &quot;; [$Sheet1.B423];&quot;;&quot;)" office:value-type="string" office:string-value="update file_managed set file_managed='eduction low res_0.jpg' where fid = 2215;" calcext:value-type="string">
            <text:p>update file_managed set file_managed='eduction low res_0.jpg' where fid = 2215;</text:p>
          </table:table-cell>
        </table:table-row>
        <table:table-row table:style-name="ro1">
          <table:table-cell table:formula="of:=COM.MICROSOFT.CONCAT(&quot;update file_managed set file_managed='&quot;; [$Sheet1.A424]; &quot;' where fid = &quot;; [$Sheet1.B424];&quot;;&quot;)" office:value-type="string" office:string-value="update file_managed set file_managed='eduction low res_2.jpg' where fid = 2218;" calcext:value-type="string">
            <text:p>update file_managed set file_managed='eduction low res_2.jpg' where fid = 2218;</text:p>
          </table:table-cell>
        </table:table-row>
        <table:table-row table:style-name="ro1">
          <table:table-cell table:formula="of:=COM.MICROSOFT.CONCAT(&quot;update file_managed set file_managed='&quot;; [$Sheet1.A425]; &quot;' where fid = &quot;; [$Sheet1.B425];&quot;;&quot;)" office:value-type="string" office:string-value="update file_managed set file_managed='shutterstock_441658117.jpg' where fid = 2274;" calcext:value-type="string">
            <text:p>update file_managed set file_managed='shutterstock_441658117.jpg' where fid = 2274;</text:p>
          </table:table-cell>
        </table:table-row>
        <table:table-row table:style-name="ro1">
          <table:table-cell table:formula="of:=COM.MICROSOFT.CONCAT(&quot;update file_managed set file_managed='&quot;; [$Sheet1.A426]; &quot;' where fid = &quot;; [$Sheet1.B426];&quot;;&quot;)" office:value-type="string" office:string-value="update file_managed set file_managed='Small_0.jpg' where fid = 2276;" calcext:value-type="string">
            <text:p>update file_managed set file_managed='Small_0.jpg' where fid = 2276;</text:p>
          </table:table-cell>
        </table:table-row>
        <table:table-row table:style-name="ro1">
          <table:table-cell table:formula="of:=COM.MICROSOFT.CONCAT(&quot;update file_managed set file_managed='&quot;; [$Sheet1.A427]; &quot;' where fid = &quot;; [$Sheet1.B427];&quot;;&quot;)" office:value-type="string" office:string-value="update file_managed set file_managed='Violence Against Women Conference Logo Landscape.jpg' where fid = 2295;" calcext:value-type="string">
            <text:p>update file_managed set file_managed='Violence Against Women Conference Logo Landscape.jpg' where fid = 2295;</text:p>
          </table:table-cell>
        </table:table-row>
        <table:table-row table:style-name="ro1">
          <table:table-cell table:formula="of:=COM.MICROSOFT.CONCAT(&quot;update file_managed set file_managed='&quot;; [$Sheet1.A428]; &quot;' where fid = &quot;; [$Sheet1.B428];&quot;;&quot;)" office:value-type="string" office:string-value="update file_managed set file_managed='Francesca Menichellin (small image).jpg' where fid = 2321;" calcext:value-type="string">
            <text:p>update file_managed set file_managed='Francesca Menichellin (small image).jpg' where fid = 2321;</text:p>
          </table:table-cell>
        </table:table-row>
        <table:table-row table:style-name="ro1">
          <table:table-cell table:formula="of:=COM.MICROSOFT.CONCAT(&quot;update file_managed set file_managed='&quot;; [$Sheet1.A429]; &quot;' where fid = &quot;; [$Sheet1.B429];&quot;;&quot;)" office:value-type="string" office:string-value="update file_managed set file_managed='rsz_dsc_7520.jpg' where fid = 2370;" calcext:value-type="string">
            <text:p>update file_managed set file_managed='rsz_dsc_7520.jpg' where fid = 2370;</text:p>
          </table:table-cell>
        </table:table-row>
        <table:table-row table:style-name="ro1">
          <table:table-cell table:formula="of:=COM.MICROSOFT.CONCAT(&quot;update file_managed set file_managed='&quot;; [$Sheet1.A430]; &quot;' where fid = &quot;; [$Sheet1.B430];&quot;;&quot;)" office:value-type="string" office:string-value="update file_managed set file_managed='Matt pic.jpg' where fid = 2371;" calcext:value-type="string">
            <text:p>update file_managed set file_managed='Matt pic.jpg' where fid = 2371;</text:p>
          </table:table-cell>
        </table:table-row>
        <table:table-row table:style-name="ro1">
          <table:table-cell table:formula="of:=COM.MICROSOFT.CONCAT(&quot;update file_managed set file_managed='&quot;; [$Sheet1.A431]; &quot;' where fid = &quot;; [$Sheet1.B431];&quot;;&quot;)" office:value-type="string" office:string-value="update file_managed set file_managed='Edit Nell rearing - Gem Hall.jpg' where fid = 2380;" calcext:value-type="string">
            <text:p>update file_managed set file_managed='Edit Nell rearing - Gem Hall.jpg' where fid = 2380;</text:p>
          </table:table-cell>
        </table:table-row>
        <table:table-row table:style-name="ro1">
          <table:table-cell table:formula="of:=COM.MICROSOFT.CONCAT(&quot;update file_managed set file_managed='&quot;; [$Sheet1.A432]; &quot;' where fid = &quot;; [$Sheet1.B432];&quot;;&quot;)" office:value-type="string" office:string-value="update file_managed set file_managed='Edit Nell rearing - Gem Hall_0.jpg' where fid = 2381;" calcext:value-type="string">
            <text:p>update file_managed set file_managed='Edit Nell rearing - Gem Hall_0.jpg' where fid = 2381;</text:p>
          </table:table-cell>
        </table:table-row>
        <table:table-row table:style-name="ro1">
          <table:table-cell table:formula="of:=COM.MICROSOFT.CONCAT(&quot;update file_managed set file_managed='&quot;; [$Sheet1.A433]; &quot;' where fid = &quot;; [$Sheet1.B433];&quot;;&quot;)" office:value-type="string" office:string-value="update file_managed set file_managed='IMGP0298cropped_0.jpg' where fid = 2414;" calcext:value-type="string">
            <text:p>update file_managed set file_managed='IMGP0298cropped_0.jpg' where fid = 2414;</text:p>
          </table:table-cell>
        </table:table-row>
        <table:table-row table:style-name="ro1">
          <table:table-cell table:formula="of:=COM.MICROSOFT.CONCAT(&quot;update file_managed set file_managed='&quot;; [$Sheet1.A434]; &quot;' where fid = &quot;; [$Sheet1.B434];&quot;;&quot;)" office:value-type="string" office:string-value="update file_managed set file_managed='191011-079cropped.jpg' where fid = 2415;" calcext:value-type="string">
            <text:p>update file_managed set file_managed='191011-079cropped.jpg' where fid = 2415;</text:p>
          </table:table-cell>
        </table:table-row>
        <table:table-row table:style-name="ro1">
          <table:table-cell table:formula="of:=COM.MICROSOFT.CONCAT(&quot;update file_managed set file_managed='&quot;; [$Sheet1.A435]; &quot;' where fid = &quot;; [$Sheet1.B435];&quot;;&quot;)" office:value-type="string" office:string-value="update file_managed set file_managed='P8161019 - Landscape (Web).jpg' where fid = 2431;" calcext:value-type="string">
            <text:p>update file_managed set file_managed='P8161019 - Landscape (Web).jpg' where fid = 2431;</text:p>
          </table:table-cell>
        </table:table-row>
        <table:table-row table:style-name="ro1">
          <table:table-cell table:formula="of:=COM.MICROSOFT.CONCAT(&quot;update file_managed set file_managed='&quot;; [$Sheet1.A436]; &quot;' where fid = &quot;; [$Sheet1.B436];&quot;;&quot;)" office:value-type="string" office:string-value="update file_managed set file_managed='P8161019 - Landscape (Web).jpg' where fid = 2434;" calcext:value-type="string">
            <text:p>update file_managed set file_managed='P8161019 - Landscape (Web).jpg' where fid = 2434;</text:p>
          </table:table-cell>
        </table:table-row>
        <table:table-row table:style-name="ro1">
          <table:table-cell table:formula="of:=COM.MICROSOFT.CONCAT(&quot;update file_managed set file_managed='&quot;; [$Sheet1.A437]; &quot;' where fid = &quot;; [$Sheet1.B437];&quot;;&quot;)" office:value-type="string" office:string-value="update file_managed set file_managed='shutterstock_441658117_1.jpg' where fid = 2472;" calcext:value-type="string">
            <text:p>update file_managed set file_managed='shutterstock_441658117_1.jpg' where fid = 2472;</text:p>
          </table:table-cell>
        </table:table-row>
        <table:table-row table:style-name="ro1">
          <table:table-cell table:formula="of:=COM.MICROSOFT.CONCAT(&quot;update file_managed set file_managed='&quot;; [$Sheet1.A438]; &quot;' where fid = &quot;; [$Sheet1.B438];&quot;;&quot;)" office:value-type="string" office:string-value="update file_managed set file_managed='1882 edward with young george christian helena etc.jpg' where fid = 2566;" calcext:value-type="string">
            <text:p>update file_managed set file_managed='1882 edward with young george christian helena etc.jpg' where fid = 2566;</text:p>
          </table:table-cell>
        </table:table-row>
        <table:table-row table:style-name="ro1">
          <table:table-cell table:formula="of:=COM.MICROSOFT.CONCAT(&quot;update file_managed set file_managed='&quot;; [$Sheet1.A439]; &quot;' where fid = &quot;; [$Sheet1.B439];&quot;;&quot;)" office:value-type="string" office:string-value="update file_managed set file_managed='1200px-Russian_Imperial_Family_1913.jpg' where fid = 2568;" calcext:value-type="string">
            <text:p>update file_managed set file_managed='1200px-Russian_Imperial_Family_1913.jpg' where fid = 2568;</text:p>
          </table:table-cell>
        </table:table-row>
        <table:table-row table:style-name="ro1">
          <table:table-cell table:formula="of:=COM.MICROSOFT.CONCAT(&quot;update file_managed set file_managed='&quot;; [$Sheet1.A440]; &quot;' where fid = &quot;; [$Sheet1.B440];&quot;;&quot;)" office:value-type="string" office:string-value="update file_managed set file_managed='A Generationm without Hate_11.jpg' where fid = 2579;" calcext:value-type="string">
            <text:p>update file_managed set file_managed='A Generationm without Hate_11.jpg' where fid = 2579;</text:p>
          </table:table-cell>
        </table:table-row>
        <table:table-row table:style-name="ro1">
          <table:table-cell table:formula="of:=COM.MICROSOFT.CONCAT(&quot;update file_managed set file_managed='&quot;; [$Sheet1.A441]; &quot;' where fid = &quot;; [$Sheet1.B441];&quot;;&quot;)" office:value-type="string" office:string-value="update file_managed set file_managed='Small.jpg' where fid = 2580;" calcext:value-type="string">
            <text:p>update file_managed set file_managed='Small.jpg' where fid = 2580;</text:p>
          </table:table-cell>
        </table:table-row>
        <table:table-row table:style-name="ro1">
          <table:table-cell table:formula="of:=COM.MICROSOFT.CONCAT(&quot;update file_managed set file_managed='&quot;; [$Sheet1.A442]; &quot;' where fid = &quot;; [$Sheet1.B442];&quot;;&quot;)" office:value-type="string" office:string-value="update file_managed set file_managed='British flag eroding.jpg' where fid = 2584;" calcext:value-type="string">
            <text:p>update file_managed set file_managed='British flag eroding.jpg' where fid = 2584;</text:p>
          </table:table-cell>
        </table:table-row>
        <table:table-row table:style-name="ro1">
          <table:table-cell table:formula="of:=COM.MICROSOFT.CONCAT(&quot;update file_managed set file_managed='&quot;; [$Sheet1.A443]; &quot;' where fid = &quot;; [$Sheet1.B443];&quot;;&quot;)" office:value-type="string" office:string-value="update file_managed set file_managed='Book covers collage.jpg' where fid = 2585;" calcext:value-type="string">
            <text:p>update file_managed set file_managed='Book covers collage.jpg' where fid = 2585;</text:p>
          </table:table-cell>
        </table:table-row>
        <table:table-row table:style-name="ro1">
          <table:table-cell table:formula="of:=COM.MICROSOFT.CONCAT(&quot;update file_managed set file_managed='&quot;; [$Sheet1.A444]; &quot;' where fid = &quot;; [$Sheet1.B444];&quot;;&quot;)" office:value-type="string" office:string-value="update file_managed set file_managed='Windsor Festival Logo Black.jpg' where fid = 2586;" calcext:value-type="string">
            <text:p>update file_managed set file_managed='Windsor Festival Logo Black.jpg' where fid = 2586;</text:p>
          </table:table-cell>
        </table:table-row>
        <table:table-row table:style-name="ro1">
          <table:table-cell table:formula="of:=COM.MICROSOFT.CONCAT(&quot;update file_managed set file_managed='&quot;; [$Sheet1.A445]; &quot;' where fid = &quot;; [$Sheet1.B445];&quot;;&quot;)" office:value-type="string" office:string-value="update file_managed set file_managed='SHAMI - Roddy Paine.jpg' where fid = 2587;" calcext:value-type="string">
            <text:p>update file_managed set file_managed='SHAMI - Roddy Paine.jpg' where fid = 2587;</text:p>
          </table:table-cell>
        </table:table-row>
        <table:table-row table:style-name="ro1">
          <table:table-cell table:formula="of:=COM.MICROSOFT.CONCAT(&quot;update file_managed set file_managed='&quot;; [$Sheet1.A446]; &quot;' where fid = &quot;; [$Sheet1.B446];&quot;;&quot;)" office:value-type="string" office:string-value="update file_managed set file_managed='Windsor Festival Logo Black.jpg' where fid = 2588;" calcext:value-type="string">
            <text:p>update file_managed set file_managed='Windsor Festival Logo Black.jpg' where fid = 2588;</text:p>
          </table:table-cell>
        </table:table-row>
        <table:table-row table:style-name="ro1">
          <table:table-cell table:formula="of:=COM.MICROSOFT.CONCAT(&quot;update file_managed set file_managed='&quot;; [$Sheet1.A447]; &quot;' where fid = &quot;; [$Sheet1.B447];&quot;;&quot;)" office:value-type="string" office:string-value="update file_managed set file_managed='Salley Vickers_1.jpg' where fid = 2597;" calcext:value-type="string">
            <text:p>update file_managed set file_managed='Salley Vickers_1.jpg' where fid = 2597;</text:p>
          </table:table-cell>
        </table:table-row>
        <table:table-row table:style-name="ro1">
          <table:table-cell table:formula="of:=COM.MICROSOFT.CONCAT(&quot;update file_managed set file_managed='&quot;; [$Sheet1.A448]; &quot;' where fid = &quot;; [$Sheet1.B448];&quot;;&quot;)" office:value-type="string" office:string-value="update file_managed set file_managed='SHAMI - Roddy Paine_1.jpg' where fid = 2600;" calcext:value-type="string">
            <text:p>update file_managed set file_managed='SHAMI - Roddy Paine_1.jpg' where fid = 2600;</text:p>
          </table:table-cell>
        </table:table-row>
        <table:table-row table:style-name="ro1">
          <table:table-cell table:formula="of:=COM.MICROSOFT.CONCAT(&quot;update file_managed set file_managed='&quot;; [$Sheet1.A449]; &quot;' where fid = &quot;; [$Sheet1.B449];&quot;;&quot;)" office:value-type="string" office:string-value="update file_managed set file_managed='Windsor Festival Logo Black_4.jpg' where fid = 2601;" calcext:value-type="string">
            <text:p>update file_managed set file_managed='Windsor Festival Logo Black_4.jpg' where fid = 2601;</text:p>
          </table:table-cell>
        </table:table-row>
        <table:table-row table:style-name="ro1">
          <table:table-cell table:formula="of:=COM.MICROSOFT.CONCAT(&quot;update file_managed set file_managed='&quot;; [$Sheet1.A450]; &quot;' where fid = &quot;; [$Sheet1.B450];&quot;;&quot;)" office:value-type="string" office:string-value="update file_managed set file_managed='Salley Vickers_3.jpg' where fid = 2603;" calcext:value-type="string">
            <text:p>update file_managed set file_managed='Salley Vickers_3.jpg' where fid = 2603;</text:p>
          </table:table-cell>
        </table:table-row>
        <table:table-row table:style-name="ro1">
          <table:table-cell table:formula="of:=COM.MICROSOFT.CONCAT(&quot;update file_managed set file_managed='&quot;; [$Sheet1.A451]; &quot;' where fid = &quot;; [$Sheet1.B451];&quot;;&quot;)" office:value-type="string" office:string-value="update file_managed set file_managed='Windsor Festival Logo Black_0.jpg' where fid = 2604;" calcext:value-type="string">
            <text:p>update file_managed set file_managed='Windsor Festival Logo Black_0.jpg' where fid = 2604;</text:p>
          </table:table-cell>
        </table:table-row>
        <table:table-row table:style-name="ro1">
          <table:table-cell table:formula="of:=COM.MICROSOFT.CONCAT(&quot;update file_managed set file_managed='&quot;; [$Sheet1.A452]; &quot;' where fid = &quot;; [$Sheet1.B452];&quot;;&quot;)" office:value-type="string" office:string-value="update file_managed set file_managed='Windsor Festival Logo Black_3.jpg' where fid = 2606;" calcext:value-type="string">
            <text:p>update file_managed set file_managed='Windsor Festival Logo Black_3.jpg' where fid = 2606;</text:p>
          </table:table-cell>
        </table:table-row>
        <table:table-row table:style-name="ro1">
          <table:table-cell table:formula="of:=COM.MICROSOFT.CONCAT(&quot;update file_managed set file_managed='&quot;; [$Sheet1.A453]; &quot;' where fid = &quot;; [$Sheet1.B453];&quot;;&quot;)" office:value-type="string" office:string-value="update file_managed set file_managed='Dennison-Matthew crop_0.jpg' where fid = 2609;" calcext:value-type="string">
            <text:p>update file_managed set file_managed='Dennison-Matthew crop_0.jpg' where fid = 2609;</text:p>
          </table:table-cell>
        </table:table-row>
        <table:table-row table:style-name="ro1">
          <table:table-cell table:formula="of:=COM.MICROSOFT.CONCAT(&quot;update file_managed set file_managed='&quot;; [$Sheet1.A454]; &quot;' where fid = &quot;; [$Sheet1.B454];&quot;;&quot;)" office:value-type="string" office:string-value="update file_managed set file_managed='Windsor Festival Logo Black_2.jpg' where fid = 2611;" calcext:value-type="string">
            <text:p>update file_managed set file_managed='Windsor Festival Logo Black_2.jpg' where fid = 2611;</text:p>
          </table:table-cell>
        </table:table-row>
        <table:table-row table:style-name="ro1">
          <table:table-cell table:formula="of:=COM.MICROSOFT.CONCAT(&quot;update file_managed set file_managed='&quot;; [$Sheet1.A455]; &quot;' where fid = &quot;; [$Sheet1.B455];&quot;;&quot;)" office:value-type="string" office:string-value="update file_managed set file_managed='Pankhurst crop.jpg' where fid = 2613;" calcext:value-type="string">
            <text:p>update file_managed set file_managed='Pankhurst crop.jpg' where fid = 2613;</text:p>
          </table:table-cell>
        </table:table-row>
        <table:table-row table:style-name="ro1">
          <table:table-cell table:formula="of:=COM.MICROSOFT.CONCAT(&quot;update file_managed set file_managed='&quot;; [$Sheet1.A456]; &quot;' where fid = &quot;; [$Sheet1.B456];&quot;;&quot;)" office:value-type="string" office:string-value="update file_managed set file_managed='Conference image no black line.jpg' where fid = 2629;" calcext:value-type="string">
            <text:p>update file_managed set file_managed='Conference image no black line.jpg' where fid = 2629;</text:p>
          </table:table-cell>
        </table:table-row>
        <table:table-row table:style-name="ro1">
          <table:table-cell table:formula="of:=COM.MICROSOFT.CONCAT(&quot;update file_managed set file_managed='&quot;; [$Sheet1.A457]; &quot;' where fid = &quot;; [$Sheet1.B457];&quot;;&quot;)" office:value-type="string" office:string-value="update file_managed set file_managed='Resized for Web FINAL.jpg' where fid = 2631;" calcext:value-type="string">
            <text:p>update file_managed set file_managed='Resized for Web FINAL.jpg' where fid = 2631;</text:p>
          </table:table-cell>
        </table:table-row>
        <table:table-row table:style-name="ro1">
          <table:table-cell table:formula="of:=COM.MICROSOFT.CONCAT(&quot;update file_managed set file_managed='&quot;; [$Sheet1.A458]; &quot;' where fid = &quot;; [$Sheet1.B458];&quot;;&quot;)" office:value-type="string" office:string-value="update file_managed set file_managed='CCJ Logo jpg.jpg' where fid = 2632;" calcext:value-type="string">
            <text:p>update file_managed set file_managed='CCJ Logo jpg.jpg' where fid = 2632;</text:p>
          </table:table-cell>
        </table:table-row>
        <table:table-row table:style-name="ro1">
          <table:table-cell table:formula="of:=COM.MICROSOFT.CONCAT(&quot;update file_managed set file_managed='&quot;; [$Sheet1.A459]; &quot;' where fid = &quot;; [$Sheet1.B459];&quot;;&quot;)" office:value-type="string" office:string-value="update file_managed set file_managed='Cumberland Lodge.jpg' where fid = 2639;" calcext:value-type="string">
            <text:p>update file_managed set file_managed='Cumberland Lodge.jpg' where fid = 2639;</text:p>
          </table:table-cell>
        </table:table-row>
        <table:table-row table:style-name="ro1">
          <table:table-cell table:formula="of:=COM.MICROSOFT.CONCAT(&quot;update file_managed set file_managed='&quot;; [$Sheet1.A460]; &quot;' where fid = &quot;; [$Sheet1.B460];&quot;;&quot;)" office:value-type="string" office:string-value="update file_managed set file_managed='shutterstock_441658117_2.jpg' where fid = 2658;" calcext:value-type="string">
            <text:p>update file_managed set file_managed='shutterstock_441658117_2.jpg' where fid = 2658;</text:p>
          </table:table-cell>
        </table:table-row>
        <table:table-row table:style-name="ro1">
          <table:table-cell table:formula="of:=COM.MICROSOFT.CONCAT(&quot;update file_managed set file_managed='&quot;; [$Sheet1.A461]; &quot;' where fid = &quot;; [$Sheet1.B461];&quot;;&quot;)" office:value-type="string" office:string-value="update file_managed set file_managed='Anthony-Heath-pic-2.jpg' where fid = 2688;" calcext:value-type="string">
            <text:p>update file_managed set file_managed='Anthony-Heath-pic-2.jpg' where fid = 2688;</text:p>
          </table:table-cell>
        </table:table-row>
        <table:table-row table:style-name="ro1">
          <table:table-cell table:formula="of:=COM.MICROSOFT.CONCAT(&quot;update file_managed set file_managed='&quot;; [$Sheet1.A462]; &quot;' where fid = &quot;; [$Sheet1.B462];&quot;;&quot;)" office:value-type="string" office:string-value="update file_managed set file_managed='Shelina Janmohamed web.jpg' where fid = 2692;" calcext:value-type="string">
            <text:p>update file_managed set file_managed='Shelina Janmohamed web.jpg' where fid = 2692;</text:p>
          </table:table-cell>
        </table:table-row>
        <table:table-row table:style-name="ro1">
          <table:table-cell table:formula="of:=COM.MICROSOFT.CONCAT(&quot;update file_managed set file_managed='&quot;; [$Sheet1.A463]; &quot;' where fid = &quot;; [$Sheet1.B463];&quot;;&quot;)" office:value-type="string" office:string-value="update file_managed set file_managed='Nasar.jpg' where fid = 2694;" calcext:value-type="string">
            <text:p>update file_managed set file_managed='Nasar.jpg' where fid = 2694;</text:p>
          </table:table-cell>
        </table:table-row>
        <table:table-row table:style-name="ro1">
          <table:table-cell table:formula="of:=COM.MICROSOFT.CONCAT(&quot;update file_managed set file_managed='&quot;; [$Sheet1.A464]; &quot;' where fid = &quot;; [$Sheet1.B464];&quot;;&quot;)" office:value-type="string" office:string-value="update file_managed set file_managed='James Nazaroo photo_0.jpg' where fid = 2695;" calcext:value-type="string">
            <text:p>update file_managed set file_managed='James Nazaroo photo_0.jpg' where fid = 2695;</text:p>
          </table:table-cell>
        </table:table-row>
        <table:table-row table:style-name="ro1">
          <table:table-cell table:formula="of:=COM.MICROSOFT.CONCAT(&quot;update file_managed set file_managed='&quot;; [$Sheet1.A465]; &quot;' where fid = &quot;; [$Sheet1.B465];&quot;;&quot;)" office:value-type="string" office:string-value="update file_managed set file_managed='Patrick Vernon.jpg' where fid = 2696;" calcext:value-type="string">
            <text:p>update file_managed set file_managed='Patrick Vernon.jpg' where fid = 2696;</text:p>
          </table:table-cell>
        </table:table-row>
        <table:table-row table:style-name="ro1">
          <table:table-cell table:formula="of:=COM.MICROSOFT.CONCAT(&quot;update file_managed set file_managed='&quot;; [$Sheet1.A466]; &quot;' where fid = &quot;; [$Sheet1.B466];&quot;;&quot;)" office:value-type="string" office:string-value="update file_managed set file_managed='Profile - Zamila Bunglawala (3).jpg' where fid = 2698;" calcext:value-type="string">
            <text:p>update file_managed set file_managed='Profile - Zamila Bunglawala (3).jpg' where fid = 2698;</text:p>
          </table:table-cell>
        </table:table-row>
        <table:table-row table:style-name="ro1">
          <table:table-cell table:formula="of:=COM.MICROSOFT.CONCAT(&quot;update file_managed set file_managed='&quot;; [$Sheet1.A467]; &quot;' where fid = &quot;; [$Sheet1.B467];&quot;;&quot;)" office:value-type="string" office:string-value="update file_managed set file_managed='Sunder web.jpg' where fid = 2699;" calcext:value-type="string">
            <text:p>update file_managed set file_managed='Sunder web.jpg' where fid = 2699;</text:p>
          </table:table-cell>
        </table:table-row>
        <table:table-row table:style-name="ro1">
          <table:table-cell table:formula="of:=COM.MICROSOFT.CONCAT(&quot;update file_managed set file_managed='&quot;; [$Sheet1.A468]; &quot;' where fid = &quot;; [$Sheet1.B468];&quot;;&quot;)" office:value-type="string" office:string-value="update file_managed set file_managed='Lucinda Platt photo.jpg' where fid = 2700;" calcext:value-type="string">
            <text:p>update file_managed set file_managed='Lucinda Platt photo.jpg' where fid = 2700;</text:p>
          </table:table-cell>
        </table:table-row>
        <table:table-row table:style-name="ro1">
          <table:table-cell table:formula="of:=COM.MICROSOFT.CONCAT(&quot;update file_managed set file_managed='&quot;; [$Sheet1.A469]; &quot;' where fid = &quot;; [$Sheet1.B469];&quot;;&quot;)" office:value-type="string" office:string-value="update file_managed set file_managed='claire alexander photo 2018.jpg' where fid = 2701;" calcext:value-type="string">
            <text:p>update file_managed set file_managed='claire alexander photo 2018.jpg' where fid = 2701;</text:p>
          </table:table-cell>
        </table:table-row>
        <table:table-row table:style-name="ro1">
          <table:table-cell table:formula="of:=COM.MICROSOFT.CONCAT(&quot;update file_managed set file_managed='&quot;; [$Sheet1.A470]; &quot;' where fid = &quot;; [$Sheet1.B470];&quot;;&quot;)" office:value-type="string" office:string-value="update file_managed set file_managed='Anne Wafula Strike.jpg FINAL.jpg' where fid = 2703;" calcext:value-type="string">
            <text:p>update file_managed set file_managed='Anne Wafula Strike.jpg FINAL.jpg' where fid = 2703;</text:p>
          </table:table-cell>
        </table:table-row>
        <table:table-row table:style-name="ro1">
          <table:table-cell table:formula="of:=COM.MICROSOFT.CONCAT(&quot;update file_managed set file_managed='&quot;; [$Sheet1.A471]; &quot;' where fid = &quot;; [$Sheet1.B471];&quot;;&quot;)" office:value-type="string" office:string-value="update file_managed set file_managed='Panel incl Ellena Moriarty CUP.jpg' where fid = 2706;" calcext:value-type="string">
            <text:p>update file_managed set file_managed='Panel incl Ellena Moriarty CUP.jpg' where fid = 2706;</text:p>
          </table:table-cell>
        </table:table-row>
        <table:table-row table:style-name="ro1">
          <table:table-cell table:formula="of:=COM.MICROSOFT.CONCAT(&quot;update file_managed set file_managed='&quot;; [$Sheet1.A472]; &quot;' where fid = &quot;; [$Sheet1.B472];&quot;;&quot;)" office:value-type="string" office:string-value="update file_managed set file_managed='Grace Davie 1.jpg' where fid = 2707;" calcext:value-type="string">
            <text:p>update file_managed set file_managed='Grace Davie 1.jpg' where fid = 2707;</text:p>
          </table:table-cell>
        </table:table-row>
        <table:table-row table:style-name="ro1">
          <table:table-cell table:formula="of:=COM.MICROSOFT.CONCAT(&quot;update file_managed set file_managed='&quot;; [$Sheet1.A473]; &quot;' where fid = &quot;; [$Sheet1.B473];&quot;;&quot;)" office:value-type="string" office:string-value="update file_managed set file_managed='web banner.png' where fid = 2711;" calcext:value-type="string">
            <text:p>update file_managed set file_managed='web banner.png' where fid = 2711;</text:p>
          </table:table-cell>
        </table:table-row>
        <table:table-row table:style-name="ro1">
          <table:table-cell table:formula="of:=COM.MICROSOFT.CONCAT(&quot;update file_managed set file_managed='&quot;; [$Sheet1.A474]; &quot;' where fid = &quot;; [$Sheet1.B474];&quot;;&quot;)" office:value-type="string" office:string-value="update file_managed set file_managed='web banner_0.png' where fid = 2712;" calcext:value-type="string">
            <text:p>update file_managed set file_managed='web banner_0.png' where fid = 2712;</text:p>
          </table:table-cell>
        </table:table-row>
        <table:table-row table:style-name="ro1">
          <table:table-cell table:formula="of:=COM.MICROSOFT.CONCAT(&quot;update file_managed set file_managed='&quot;; [$Sheet1.A475]; &quot;' where fid = &quot;; [$Sheet1.B475];&quot;;&quot;)" office:value-type="string" office:string-value="update file_managed set file_managed='web banner 2.jpg' where fid = 2713;" calcext:value-type="string">
            <text:p>update file_managed set file_managed='web banner 2.jpg' where fid = 2713;</text:p>
          </table:table-cell>
        </table:table-row>
        <table:table-row table:style-name="ro1">
          <table:table-cell table:formula="of:=COM.MICROSOFT.CONCAT(&quot;update file_managed set file_managed='&quot;; [$Sheet1.A476]; &quot;' where fid = &quot;; [$Sheet1.B476];&quot;;&quot;)" office:value-type="string" office:string-value="update file_managed set file_managed='web banner_1.png' where fid = 2714;" calcext:value-type="string">
            <text:p>update file_managed set file_managed='web banner_1.png' where fid = 2714;</text:p>
          </table:table-cell>
        </table:table-row>
        <table:table-row table:style-name="ro1">
          <table:table-cell table:formula="of:=COM.MICROSOFT.CONCAT(&quot;update file_managed set file_managed='&quot;; [$Sheet1.A477]; &quot;' where fid = &quot;; [$Sheet1.B477];&quot;;&quot;)" office:value-type="string" office:string-value="update file_managed set file_managed='web banner_2.png' where fid = 2715;" calcext:value-type="string">
            <text:p>update file_managed set file_managed='web banner_2.png' where fid = 2715;</text:p>
          </table:table-cell>
        </table:table-row>
        <table:table-row table:style-name="ro1">
          <table:table-cell table:formula="of:=COM.MICROSOFT.CONCAT(&quot;update file_managed set file_managed='&quot;; [$Sheet1.A478]; &quot;' where fid = &quot;; [$Sheet1.B478];&quot;;&quot;)" office:value-type="string" office:string-value="update file_managed set file_managed='FoRB image for Keep in Touch tile_0.jpg' where fid = 2728;" calcext:value-type="string">
            <text:p>update file_managed set file_managed='FoRB image for Keep in Touch tile_0.jpg' where fid = 2728;</text:p>
          </table:table-cell>
        </table:table-row>
        <table:table-row table:style-name="ro1">
          <table:table-cell table:formula="of:=COM.MICROSOFT.CONCAT(&quot;update file_managed set file_managed='&quot;; [$Sheet1.A479]; &quot;' where fid = &quot;; [$Sheet1.B479];&quot;;&quot;)" office:value-type="string" office:string-value="update file_managed set file_managed='DSC_9923_edited.jpg' where fid = 2729;" calcext:value-type="string">
            <text:p>update file_managed set file_managed='DSC_9923_edited.jpg' where fid = 2729;</text:p>
          </table:table-cell>
        </table:table-row>
        <table:table-row table:style-name="ro1">
          <table:table-cell table:formula="of:=COM.MICROSOFT.CONCAT(&quot;update file_managed set file_managed='&quot;; [$Sheet1.A480]; &quot;' where fid = &quot;; [$Sheet1.B480];&quot;;&quot;)" office:value-type="string" office:string-value="update file_managed set file_managed='Conference image no black line_0.jpg' where fid = 2732;" calcext:value-type="string">
            <text:p>update file_managed set file_managed='Conference image no black line_0.jpg' where fid = 2732;</text:p>
          </table:table-cell>
        </table:table-row>
        <table:table-row table:style-name="ro1">
          <table:table-cell table:formula="of:=COM.MICROSOFT.CONCAT(&quot;update file_managed set file_managed='&quot;; [$Sheet1.A481]; &quot;' where fid = &quot;; [$Sheet1.B481];&quot;;&quot;)" office:value-type="string" office:string-value="update file_managed set file_managed='Christmas Tapestry Hall - by Sandor Pomozi (Dec 16) - low-res file.jpg' where fid = 2734;" calcext:value-type="string">
            <text:p>update file_managed set file_managed='Christmas Tapestry Hall - by Sandor Pomozi (Dec 16) - low-res file.jpg' where fid = 2734;</text:p>
          </table:table-cell>
        </table:table-row>
        <table:table-row table:style-name="ro1">
          <table:table-cell table:formula="of:=COM.MICROSOFT.CONCAT(&quot;update file_managed set file_managed='&quot;; [$Sheet1.A482]; &quot;' where fid = &quot;; [$Sheet1.B482];&quot;;&quot;)" office:value-type="string" office:string-value="update file_managed set file_managed='Conference image difficult histories .jpg' where fid = 2740;" calcext:value-type="string">
            <text:p>update file_managed set file_managed='Conference image difficult histories .jpg' where fid = 2740;</text:p>
          </table:table-cell>
        </table:table-row>
        <table:table-row table:style-name="ro1">
          <table:table-cell table:formula="of:=COM.MICROSOFT.CONCAT(&quot;update file_managed set file_managed='&quot;; [$Sheet1.A483]; &quot;' where fid = &quot;; [$Sheet1.B483];&quot;;&quot;)" office:value-type="string" office:string-value="update file_managed set file_managed='Conference image no black line_1.jpg' where fid = 2759;" calcext:value-type="string">
            <text:p>update file_managed set file_managed='Conference image no black line_1.jpg' where fid = 2759;</text:p>
          </table:table-cell>
        </table:table-row>
        <table:table-row table:style-name="ro1">
          <table:table-cell table:formula="of:=COM.MICROSOFT.CONCAT(&quot;update file_managed set file_managed='&quot;; [$Sheet1.A484]; &quot;' where fid = &quot;; [$Sheet1.B484];&quot;;&quot;)" office:value-type="string" office:string-value="update file_managed set file_managed='Police web.jpg' where fid = 2771;" calcext:value-type="string">
            <text:p>update file_managed set file_managed='Police web.jpg' where fid = 2771;</text:p>
          </table:table-cell>
        </table:table-row>
        <table:table-row table:style-name="ro1">
          <table:table-cell table:formula="of:=COM.MICROSOFT.CONCAT(&quot;update file_managed set file_managed='&quot;; [$Sheet1.A485]; &quot;' where fid = &quot;; [$Sheet1.B485];&quot;;&quot;)" office:value-type="string" office:string-value="update file_managed set file_managed='KBR Website_0.png' where fid = 2774;" calcext:value-type="string">
            <text:p>update file_managed set file_managed='KBR Website_0.png' where fid = 2774;</text:p>
          </table:table-cell>
        </table:table-row>
        <table:table-row table:style-name="ro1">
          <table:table-cell table:formula="of:=COM.MICROSOFT.CONCAT(&quot;update file_managed set file_managed='&quot;; [$Sheet1.A486]; &quot;' where fid = &quot;; [$Sheet1.B486];&quot;;&quot;)" office:value-type="string" office:string-value="update file_managed set file_managed='Conference image no black line_2.jpg' where fid = 2775;" calcext:value-type="string">
            <text:p>update file_managed set file_managed='Conference image no black line_2.jpg' where fid = 2775;</text:p>
          </table:table-cell>
        </table:table-row>
        <table:table-row table:style-name="ro1">
          <table:table-cell table:formula="of:=COM.MICROSOFT.CONCAT(&quot;update file_managed set file_managed='&quot;; [$Sheet1.A487]; &quot;' where fid = &quot;; [$Sheet1.B487];&quot;;&quot;)" office:value-type="string" office:string-value="update file_managed set file_managed='British flag eroding_0.jpg' where fid = 2778;" calcext:value-type="string">
            <text:p>update file_managed set file_managed='British flag eroding_0.jpg' where fid = 2778;</text:p>
          </table:table-cell>
        </table:table-row>
        <table:table-row table:style-name="ro1">
          <table:table-cell table:formula="of:=COM.MICROSOFT.CONCAT(&quot;update file_managed set file_managed='&quot;; [$Sheet1.A488]; &quot;' where fid = &quot;; [$Sheet1.B488];&quot;;&quot;)" office:value-type="string" office:string-value="update file_managed set file_managed='Kiri.jpg' where fid = 2784;" calcext:value-type="string">
            <text:p>update file_managed set file_managed='Kiri.jpg' where fid = 2784;</text:p>
          </table:table-cell>
        </table:table-row>
        <table:table-row table:style-name="ro1">
          <table:table-cell table:formula="of:=COM.MICROSOFT.CONCAT(&quot;update file_managed set file_managed='&quot;; [$Sheet1.A489]; &quot;' where fid = &quot;; [$Sheet1.B489];&quot;;&quot;)" office:value-type="string" office:string-value="update file_managed set file_managed='Working Identities.jpg' where fid = 2786;" calcext:value-type="string">
            <text:p>update file_managed set file_managed='Working Identities.jpg' where fid = 2786;</text:p>
          </table:table-cell>
        </table:table-row>
        <table:table-row table:style-name="ro1">
          <table:table-cell table:formula="of:=COM.MICROSOFT.CONCAT(&quot;update file_managed set file_managed='&quot;; [$Sheet1.A490]; &quot;' where fid = &quot;; [$Sheet1.B490];&quot;;&quot;)" office:value-type="string" office:string-value="update file_managed set file_managed='Conference Image Working Identities.jpg' where fid = 2787;" calcext:value-type="string">
            <text:p>update file_managed set file_managed='Conference Image Working Identities.jpg' where fid = 2787;</text:p>
          </table:table-cell>
        </table:table-row>
        <table:table-row table:style-name="ro1">
          <table:table-cell table:formula="of:=COM.MICROSOFT.CONCAT(&quot;update file_managed set file_managed='&quot;; [$Sheet1.A491]; &quot;' where fid = &quot;; [$Sheet1.B491];&quot;;&quot;)" office:value-type="string" office:string-value="update file_managed set file_managed='Conference Image Working Identities_0.jpg' where fid = 2788;" calcext:value-type="string">
            <text:p>update file_managed set file_managed='Conference Image Working Identities_0.jpg' where fid = 2788;</text:p>
          </table:table-cell>
        </table:table-row>
        <table:table-row table:style-name="ro1">
          <table:table-cell table:formula="of:=COM.MICROSOFT.CONCAT(&quot;update file_managed set file_managed='&quot;; [$Sheet1.A492]; &quot;' where fid = &quot;; [$Sheet1.B492];&quot;;&quot;)" office:value-type="string" office:string-value="update file_managed set file_managed='Sarah Churchill web.jpg' where fid = 2793;" calcext:value-type="string">
            <text:p>update file_managed set file_managed='Sarah Churchill web.jpg' where fid = 2793;</text:p>
          </table:table-cell>
        </table:table-row>
        <table:table-row table:style-name="ro1">
          <table:table-cell table:formula="of:=COM.MICROSOFT.CONCAT(&quot;update file_managed set file_managed='&quot;; [$Sheet1.A493]; &quot;' where fid = &quot;; [$Sheet1.B493];&quot;;&quot;)" office:value-type="string" office:string-value="update file_managed set file_managed='19th Century Lodge_reduced.jpg' where fid = 2794;" calcext:value-type="string">
            <text:p>update file_managed set file_managed='19th Century Lodge_reduced.jpg' where fid = 2794;</text:p>
          </table:table-cell>
        </table:table-row>
        <table:table-row table:style-name="ro1">
          <table:table-cell table:formula="of:=COM.MICROSOFT.CONCAT(&quot;update file_managed set file_managed='&quot;; [$Sheet1.A494]; &quot;' where fid = &quot;; [$Sheet1.B494];&quot;;&quot;)" office:value-type="string" office:string-value="update file_managed set file_managed='DSC_1017.jpg' where fid = 2801;" calcext:value-type="string">
            <text:p>update file_managed set file_managed='DSC_1017.jpg' where fid = 2801;</text:p>
          </table:table-cell>
        </table:table-row>
        <table:table-row table:style-name="ro1">
          <table:table-cell table:formula="of:=COM.MICROSOFT.CONCAT(&quot;update file_managed set file_managed='&quot;; [$Sheet1.A495]; &quot;' where fid = &quot;; [$Sheet1.B495];&quot;;&quot;)" office:value-type="string" office:string-value="update file_managed set file_managed='DwYhaDYX0AA--AV.jpg' where fid = 2802;" calcext:value-type="string">
            <text:p>update file_managed set file_managed='DwYhaDYX0AA--AV.jpg' where fid = 2802;</text:p>
          </table:table-cell>
        </table:table-row>
        <table:table-row table:style-name="ro1">
          <table:table-cell table:formula="of:=COM.MICROSOFT.CONCAT(&quot;update file_managed set file_managed='&quot;; [$Sheet1.A496]; &quot;' where fid = &quot;; [$Sheet1.B496];&quot;;&quot;)" office:value-type="string" office:string-value="update file_managed set file_managed='IMG_0438.jpg' where fid = 2803;" calcext:value-type="string">
            <text:p>update file_managed set file_managed='IMG_0438.jpg' where fid = 2803;</text:p>
          </table:table-cell>
        </table:table-row>
        <table:table-row table:style-name="ro1">
          <table:table-cell table:formula="of:=COM.MICROSOFT.CONCAT(&quot;update file_managed set file_managed='&quot;; [$Sheet1.A497]; &quot;' where fid = &quot;; [$Sheet1.B497];&quot;;&quot;)" office:value-type="string" office:string-value="update file_managed set file_managed='DwYhaDYX0AA--AV.jpg' where fid = 2804;" calcext:value-type="string">
            <text:p>update file_managed set file_managed='DwYhaDYX0AA--AV.jpg' where fid = 2804;</text:p>
          </table:table-cell>
        </table:table-row>
        <table:table-row table:style-name="ro1">
          <table:table-cell table:formula="of:=COM.MICROSOFT.CONCAT(&quot;update file_managed set file_managed='&quot;; [$Sheet1.A498]; &quot;' where fid = &quot;; [$Sheet1.B498];&quot;;&quot;)" office:value-type="string" office:string-value="update file_managed set file_managed='181008_CLPostTruth_29_0.jpg' where fid = 2810;" calcext:value-type="string">
            <text:p>update file_managed set file_managed='181008_CLPostTruth_29_0.jpg' where fid = 2810;</text:p>
          </table:table-cell>
        </table:table-row>
        <table:table-row table:style-name="ro1">
          <table:table-cell table:formula="of:=COM.MICROSOFT.CONCAT(&quot;update file_managed set file_managed='&quot;; [$Sheet1.A499]; &quot;' where fid = &quot;; [$Sheet1.B499];&quot;;&quot;)" office:value-type="string" office:string-value="update file_managed set file_managed='Pictionary LR.jpg' where fid = 2824;" calcext:value-type="string">
            <text:p>update file_managed set file_managed='Pictionary LR.jpg' where fid = 2824;</text:p>
          </table:table-cell>
        </table:table-row>
        <table:table-row table:style-name="ro1">
          <table:table-cell table:formula="of:=COM.MICROSOFT.CONCAT(&quot;update file_managed set file_managed='&quot;; [$Sheet1.A500]; &quot;' where fid = &quot;; [$Sheet1.B500];&quot;;&quot;)" office:value-type="string" office:string-value="update file_managed set file_managed='Students chatting 2018 LR.jpg' where fid = 2827;" calcext:value-type="string">
            <text:p>update file_managed set file_managed='Students chatting 2018 LR.jpg' where fid = 2827;</text:p>
          </table:table-cell>
        </table:table-row>
        <table:table-row table:style-name="ro1">
          <table:table-cell table:formula="of:=COM.MICROSOFT.CONCAT(&quot;update file_managed set file_managed='&quot;; [$Sheet1.A501]; &quot;' where fid = &quot;; [$Sheet1.B501];&quot;;&quot;)" office:value-type="string" office:string-value="update file_managed set file_managed='Crackers LR.jpg' where fid = 2829;" calcext:value-type="string">
            <text:p>update file_managed set file_managed='Crackers LR.jpg' where fid = 2829;</text:p>
          </table:table-cell>
        </table:table-row>
        <table:table-row table:style-name="ro1">
          <table:table-cell table:formula="of:=COM.MICROSOFT.CONCAT(&quot;update file_managed set file_managed='&quot;; [$Sheet1.A502]; &quot;' where fid = &quot;; [$Sheet1.B502];&quot;;&quot;)" office:value-type="string" office:string-value="update file_managed set file_managed='Around the clock LR.jpg' where fid = 2833;" calcext:value-type="string">
            <text:p>update file_managed set file_managed='Around the clock LR.jpg' where fid = 2833;</text:p>
          </table:table-cell>
        </table:table-row>
        <table:table-row table:style-name="ro1">
          <table:table-cell table:formula="of:=COM.MICROSOFT.CONCAT(&quot;update file_managed set file_managed='&quot;; [$Sheet1.A503]; &quot;' where fid = &quot;; [$Sheet1.B503];&quot;;&quot;)" office:value-type="string" office:string-value="update file_managed set file_managed='DSC_9505_edited small.jpg' where fid = 2839;" calcext:value-type="string">
            <text:p>update file_managed set file_managed='DSC_9505_edited small.jpg' where fid = 2839;</text:p>
          </table:table-cell>
        </table:table-row>
        <table:table-row table:style-name="ro1">
          <table:table-cell table:formula="of:=COM.MICROSOFT.CONCAT(&quot;update file_managed set file_managed='&quot;; [$Sheet1.A504]; &quot;' where fid = &quot;; [$Sheet1.B504];&quot;;&quot;)" office:value-type="string" office:string-value="update file_managed set file_managed='John Madejski.png' where fid = 2864;" calcext:value-type="string">
            <text:p>update file_managed set file_managed='John Madejski.png' where fid = 2864;</text:p>
          </table:table-cell>
        </table:table-row>
        <table:table-row table:style-name="ro1">
          <table:table-cell table:formula="of:=COM.MICROSOFT.CONCAT(&quot;update file_managed set file_managed='&quot;; [$Sheet1.A505]; &quot;' where fid = &quot;; [$Sheet1.B505];&quot;;&quot;)" office:value-type="string" office:string-value="update file_managed set file_managed='Conference image difficult histories _0.jpg' where fid = 2873;" calcext:value-type="string">
            <text:p>update file_managed set file_managed='Conference image difficult histories _0.jpg' where fid = 2873;</text:p>
          </table:table-cell>
        </table:table-row>
        <table:table-row table:style-name="ro1">
          <table:table-cell table:formula="of:=COM.MICROSOFT.CONCAT(&quot;update file_managed set file_managed='&quot;; [$Sheet1.A506]; &quot;' where fid = &quot;; [$Sheet1.B506];&quot;;&quot;)" office:value-type="string" office:string-value="update file_managed set file_managed='Working Identities_0.jpg' where fid = 2885;" calcext:value-type="string">
            <text:p>update file_managed set file_managed='Working Identities_0.jpg' where fid = 2885;</text:p>
          </table:table-cell>
        </table:table-row>
        <table:table-row table:style-name="ro1">
          <table:table-cell table:formula="of:=COM.MICROSOFT.CONCAT(&quot;update file_managed set file_managed='&quot;; [$Sheet1.A507]; &quot;' where fid = &quot;; [$Sheet1.B507];&quot;;&quot;)" office:value-type="string" office:string-value="update file_managed set file_managed='Conference Image Working Identities_1.jpg' where fid = 2886;" calcext:value-type="string">
            <text:p>update file_managed set file_managed='Conference Image Working Identities_1.jpg' where fid = 2886;</text:p>
          </table:table-cell>
        </table:table-row>
        <table:table-row table:style-name="ro1">
          <table:table-cell table:formula="of:=COM.MICROSOFT.CONCAT(&quot;update file_managed set file_managed='&quot;; [$Sheet1.A508]; &quot;' where fid = &quot;; [$Sheet1.B508];&quot;;&quot;)" office:value-type="string" office:string-value="update file_managed set file_managed='Digital Inclusion Image FINAL web.jpg' where fid = 3144;" calcext:value-type="string">
            <text:p>update file_managed set file_managed='Digital Inclusion Image FINAL web.jpg' where fid = 3144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4T16:18:47.201429884</meta:creation-date>
    <dc:date>2019-12-04T16:52:36.571127171</dc:date>
    <meta:editing-duration>PT2M48S</meta:editing-duration>
    <meta:editing-cycles>1</meta:editing-cycles>
    <meta:generator>LibreOffice/6.0.7.3$Linux_X86_64 LibreOffice_project/00m0$Build-3</meta:generator>
    <meta:document-statistic meta:table-count="2" meta:cell-count="1524" meta:object-count="0"/>
  </office:meta>
</office:document-meta>
</file>